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3.3366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2.2091in"/>
    </style:style>
    <style:style style:name="co8" style:family="table-column">
      <style:table-column-properties fo:break-before="auto" style:column-width="1.1366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1.0299in"/>
    </style:style>
    <style:style style:name="co12" style:family="table-column">
      <style:table-column-properties fo:break-before="auto" style:column-width="1.1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8000"/>
    </style:style>
    <style:style style:name="ta3" style:family="table" style:master-page-name="Default">
      <style:table-properties table:display="true" style:writing-mode="lr-tb" tableooo:tab-color="#000080"/>
    </style:style>
    <number:text-style style:name="N100">
      <number:text-content/>
    </number:text-style>
    <style:style style:name="ce1" style:family="table-cell" style:parent-style-name="Default">
      <style:table-cell-properties fo:background-color="#808080"/>
      <style:text-properties style:text-position="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008000"/>
    </style:style>
    <style:style style:name="gr1" style:family="graphic">
      <style:graphic-properties draw:ole-draw-aspect="1"/>
    </style:style>
    <style:style style:name="gr2" style:family="graphic">
      <style:graphic-properties draw:marker-end="Arrowhead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oc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8">
            <text:p>18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3" office:value-type="float" office:value="18">
            <text:p>18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6"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5" office:value-type="float" office:value="23">
            <text:p>23</text:p>
          </table:table-cell>
          <table:table-cell table:number-columns-repeated="5"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5"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3"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table:number-columns-repeated="5" office:value-type="float" office:value="21">
            <text:p>2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 office:value-type="float" office:value="29">
            <text:p>29</text:p>
          </table:table-cell>
          <table:table-cell table:number-columns-repeated="4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24">
            <text:p>24</text:p>
          </table:table-cell>
          <table:table-cell table:number-columns-repeated="3"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9">
            <text:p>29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4" office:value-type="float" office:value="20">
            <text:p>20</text:p>
          </table:table-cell>
          <table:table-cell table:number-columns-repeated="4" office:value-type="float" office:value="28">
            <text:p>28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9"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6" office:value-type="float" office:value="24">
            <text:p>24</text:p>
          </table:table-cell>
          <table:table-cell table:number-columns-repeated="3"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table:number-columns-repeated="9"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3"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5"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3"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7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3" office:value-type="float" office:value="33">
            <text:p>33</text:p>
          </table:table-cell>
          <table:table-cell table:number-columns-repeated="3" office:value-type="float" office:value="49">
            <text:p>49</text:p>
          </table:table-cell>
        </table:table-row>
        <table:table-row table:style-name="ro1">
          <table:table-cell table:number-columns-repeated="4"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4"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number-columns-repeated="3"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6" office:value-type="float" office:value="22">
            <text:p>22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4" office:value-type="float" office:value="27">
            <text:p>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5"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3"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4"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table:number-columns-repeated="4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4" office:value-type="float" office:value="35">
            <text:p>35</text:p>
          </table:table-cell>
        </table:table-row>
        <table:table-row table:style-name="ro1">
          <table:table-cell table:number-columns-repeated="7" office:value-type="float" office:value="18">
            <text:p>18</text:p>
          </table:table-cell>
          <table:table-cell table:number-columns-repeated="3"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1">
          <table:table-cell table:number-columns-repeated="4" office:value-type="float" office:value="20">
            <text:p>20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table:formula="of:=AVERAGE([.A1:.A50])" office:value-type="float" office:value="19.66">
            <text:p>19.66</text:p>
          </table:table-cell>
          <table:table-cell table:formula="of:=AVERAGE([.B1:.B50])" office:value-type="float" office:value="19.66">
            <text:p>19.66</text:p>
          </table:table-cell>
          <table:table-cell table:formula="of:=AVERAGE([.C1:.C50])" office:value-type="float" office:value="20.02">
            <text:p>20.02</text:p>
          </table:table-cell>
          <table:table-cell table:formula="of:=AVERAGE([.D1:.D50])" office:value-type="float" office:value="20.76">
            <text:p>20.76</text:p>
          </table:table-cell>
          <table:table-cell table:formula="of:=AVERAGE([.E1:.E50])" office:value-type="float" office:value="22.72">
            <text:p>22.72</text:p>
          </table:table-cell>
          <table:table-cell table:formula="of:=AVERAGE([.F1:.F50])" office:value-type="float" office:value="25.64">
            <text:p>25.64</text:p>
          </table:table-cell>
          <table:table-cell table:formula="of:=AVERAGE([.G1:.G50])" office:value-type="float" office:value="28.26">
            <text:p>28.26</text:p>
          </table:table-cell>
          <table:table-cell table:formula="of:=AVERAGE([.H1:.H50])" office:value-type="float" office:value="32.02">
            <text:p>32.02</text:p>
          </table:table-cell>
          <table:table-cell table:formula="of:=AVERAGE([.I1:.I50])" office:value-type="float" office:value="36.12">
            <text:p>36.12</text:p>
          </table:table-cell>
          <table:table-cell table:formula="of:=AVERAGE([.J1:.J50])" office:value-type="float" office:value="39.56">
            <text:p>39.56</text:p>
          </table:table-cell>
        </table:table-row>
        <table:table-row table:style-name="ro1">
          <table:table-cell table:style-name="ce1" table:formula="of:=AVERAGE([.A1:.A50])" office:value-type="float" office:value="19.66">
            <text:p>19.66</text:p>
          </table:table-cell>
          <table:table-cell table:style-name="ce1" table:formula="of:=AVERAGE([.B1:.B50])" office:value-type="float" office:value="19.66">
            <text:p>19.66</text:p>
          </table:table-cell>
          <table:table-cell table:style-name="ce1" table:formula="of:=AVERAGE([.C1:.C50])" office:value-type="float" office:value="20.02">
            <text:p>20.02</text:p>
          </table:table-cell>
          <table:table-cell table:style-name="ce1" table:formula="of:=AVERAGE([.D1:.D50])" office:value-type="float" office:value="20.76">
            <text:p>20.76</text:p>
          </table:table-cell>
          <table:table-cell table:style-name="ce1" table:formula="of:=AVERAGE([.E1:.E50])" office:value-type="float" office:value="22.72">
            <text:p>22.72</text:p>
          </table:table-cell>
          <table:table-cell table:style-name="ce1" table:formula="of:=AVERAGE([.F1:.F50])" office:value-type="float" office:value="25.64">
            <text:p>25.64</text:p>
          </table:table-cell>
          <table:table-cell table:style-name="ce1" table:formula="of:=AVERAGE([.G1:.G50])" office:value-type="float" office:value="28.26">
            <text:p>28.26</text:p>
          </table:table-cell>
          <table:table-cell table:style-name="ce1" table:formula="of:=AVERAGE([.H1:.H50])" office:value-type="float" office:value="32.02">
            <text:p>32.02</text:p>
          </table:table-cell>
          <table:table-cell table:style-name="ce1" table:formula="of:=AVERAGE([.I1:.I50])" office:value-type="float" office:value="36.12">
            <text:p>36.12</text:p>
          </table:table-cell>
          <table:table-cell table:style-name="ce1" table:formula="of:=AVERAGE([.J1:.J50])" office:value-type="float" office:value="39.56">
            <text:p>39.56</text:p>
          </table:table-cell>
        </table:table-row>
        <table:table-row table:style-name="ro1">
          <table:table-cell table:style-name="ce1" table:formula="of:=STDEVP([.A1:.A49])" office:value-type="float" office:value="3.7826187905496">
            <text:p>3.7826187905</text:p>
          </table:table-cell>
          <table:table-cell table:style-name="ce1" table:formula="of:=STDEVP([.B1:.B49])" office:value-type="float" office:value="3.7826187905496">
            <text:p>3.7826187905</text:p>
          </table:table-cell>
          <table:table-cell table:style-name="ce1" table:formula="of:=STDEVP([.C1:.C49])" office:value-type="float" office:value="4.39614764528184">
            <text:p>4.3961476453</text:p>
          </table:table-cell>
          <table:table-cell table:style-name="ce1" table:formula="of:=STDEVP([.D1:.D49])" office:value-type="float" office:value="4.73917803138489">
            <text:p>4.7391780314</text:p>
          </table:table-cell>
          <table:table-cell table:style-name="ce1" table:formula="of:=STDEVP([.E1:.E49])" office:value-type="float" office:value="5.48915101287522">
            <text:p>5.4891510129</text:p>
          </table:table-cell>
          <table:table-cell table:style-name="ce1" table:formula="of:=STDEVP([.F1:.F49])" office:value-type="float" office:value="6.21186407693274">
            <text:p>6.2118640769</text:p>
          </table:table-cell>
          <table:table-cell table:style-name="ce1" table:formula="of:=STDEVP([.G1:.G49])" office:value-type="float" office:value="7.20416835237162">
            <text:p>7.2041683524</text:p>
          </table:table-cell>
          <table:table-cell table:style-name="ce1" table:formula="of:=STDEVP([.H1:.H49])" office:value-type="float" office:value="7.92740910241494">
            <text:p>7.9274091024</text:p>
          </table:table-cell>
          <table:table-cell table:style-name="ce1" table:formula="of:=STDEVP([.I1:.I49])" office:value-type="float" office:value="9.0501863269826">
            <text:p>9.050186327</text:p>
          </table:table-cell>
          <table:table-cell table:style-name="ce1" table:formula="of:=STDEVP([.J1:.J49])" office:value-type="float" office:value="9.11073072868813">
            <text:p>9.1107307287</text:p>
          </table:table-cell>
        </table:table-row>
        <table:table-row table:style-name="ro1">
          <table:table-cell table:style-name="ce1" table:formula="of:=CONFIDENCE(0.05; [.A53]; 49)" office:value-type="float" office:value="1.05911379953167">
            <text:p>1.0591137995</text:p>
          </table:table-cell>
          <table:table-cell table:style-name="ce1" table:formula="of:=CONFIDENCE(0.05; [.B53]; 49)" office:value-type="float" office:value="1.05911379953167">
            <text:p>1.0591137995</text:p>
          </table:table-cell>
          <table:table-cell table:style-name="ce1" table:formula="of:=CONFIDENCE(0.05; [.C53]; 49)" office:value-type="float" office:value="1.23089872221042">
            <text:p>1.2308987222</text:p>
          </table:table-cell>
          <table:table-cell table:style-name="ce1" table:formula="of:=CONFIDENCE(0.05; [.D53]; 49)" office:value-type="float" office:value="1.3269454654054">
            <text:p>1.3269454654</text:p>
          </table:table-cell>
          <table:table-cell table:style-name="ce1" table:formula="of:=CONFIDENCE(0.05; [.E53]; 49)" office:value-type="float" office:value="1.53693404156243">
            <text:p>1.5369340416</text:p>
          </table:table-cell>
          <table:table-cell table:style-name="ce1" table:formula="of:=CONFIDENCE(0.05; [.F53]; 49)" office:value-type="float" office:value="1.73928998109233">
            <text:p>1.7392899811</text:p>
          </table:table-cell>
          <table:table-cell table:style-name="ce1" table:formula="of:=CONFIDENCE(0.05; [.G53]; 49)" office:value-type="float" office:value="2.01713007274452">
            <text:p>2.0171300727</text:p>
          </table:table-cell>
          <table:table-cell table:style-name="ce1" table:formula="of:=CONFIDENCE(0.05; [.H53]; 49)" office:value-type="float" office:value="2.21963376163547">
            <text:p>2.2196337616</text:p>
          </table:table-cell>
          <table:table-cell table:style-name="ce1" table:formula="of:=CONFIDENCE(0.05; [.I53]; 49)" office:value-type="float" office:value="2.53400560775182">
            <text:p>2.5340056078</text:p>
          </table:table-cell>
          <table:table-cell table:style-name="ce1" table:formula="of:=CONFIDENCE(0.05; [.J53]; 49)" office:value-type="float" office:value="2.55095772872444">
            <text:p>2.5509577287</text:p>
          </table:table-cell>
        </table:table-row>
      </table:table>
      <table:table table:name="ross-6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5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table:number-columns-repeated="7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3"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3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5" office:value-type="float" office:value="21">
            <text:p>2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3"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3"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formula="of:=AVERAGE([.A1:.A50])" office:value-type="float" office:value="12.08">
            <text:p>12.08</text:p>
          </table:table-cell>
          <table:table-cell table:formula="of:=AVERAGE([.B1:.B50])" office:value-type="float" office:value="12.08">
            <text:p>12.08</text:p>
          </table:table-cell>
          <table:table-cell table:formula="of:=AVERAGE([.C1:.C50])" office:value-type="float" office:value="12.7">
            <text:p>12.7</text:p>
          </table:table-cell>
          <table:table-cell table:formula="of:=AVERAGE([.D1:.D50])" office:value-type="float" office:value="13.72">
            <text:p>13.72</text:p>
          </table:table-cell>
          <table:table-cell table:formula="of:=AVERAGE([.E1:.E50])" office:value-type="float" office:value="16">
            <text:p>16</text:p>
          </table:table-cell>
          <table:table-cell table:formula="of:=AVERAGE([.F1:.F50])" office:value-type="float" office:value="18.88">
            <text:p>18.88</text:p>
          </table:table-cell>
          <table:table-cell table:formula="of:=AVERAGE([.G1:.G50])" office:value-type="float" office:value="21.46">
            <text:p>21.46</text:p>
          </table:table-cell>
          <table:table-cell table:formula="of:=AVERAGE([.H1:.H50])" office:value-type="float" office:value="25.18">
            <text:p>25.18</text:p>
          </table:table-cell>
          <table:table-cell table:formula="of:=AVERAGE([.I1:.I50])" office:value-type="float" office:value="29.26">
            <text:p>29.26</text:p>
          </table:table-cell>
          <table:table-cell table:formula="of:=AVERAGE([.J1:.J50])" office:value-type="float" office:value="32.72">
            <text:p>32.72</text:p>
          </table:table-cell>
        </table:table-row>
        <table:table-row table:style-name="ro1">
          <table:table-cell table:style-name="ce2" table:formula="of:=AVERAGE([.A1:.A50])" office:value-type="float" office:value="12.08">
            <text:p>12.08</text:p>
          </table:table-cell>
          <table:table-cell table:style-name="ce2" table:formula="of:=AVERAGE([.B1:.B50])" office:value-type="float" office:value="12.08">
            <text:p>12.08</text:p>
          </table:table-cell>
          <table:table-cell table:style-name="ce2" table:formula="of:=AVERAGE([.C1:.C50])" office:value-type="float" office:value="12.7">
            <text:p>12.7</text:p>
          </table:table-cell>
          <table:table-cell table:style-name="ce2" table:formula="of:=AVERAGE([.D1:.D50])" office:value-type="float" office:value="13.72">
            <text:p>13.72</text:p>
          </table:table-cell>
          <table:table-cell table:style-name="ce2" table:formula="of:=AVERAGE([.E1:.E50])" office:value-type="float" office:value="16">
            <text:p>16</text:p>
          </table:table-cell>
          <table:table-cell table:style-name="ce2" table:formula="of:=AVERAGE([.F1:.F50])" office:value-type="float" office:value="18.88">
            <text:p>18.88</text:p>
          </table:table-cell>
          <table:table-cell table:style-name="ce2" table:formula="of:=AVERAGE([.G1:.G50])" office:value-type="float" office:value="21.46">
            <text:p>21.46</text:p>
          </table:table-cell>
          <table:table-cell table:style-name="ce2" table:formula="of:=AVERAGE([.H1:.H50])" office:value-type="float" office:value="25.18">
            <text:p>25.18</text:p>
          </table:table-cell>
          <table:table-cell table:style-name="ce2" table:formula="of:=AVERAGE([.I1:.I50])" office:value-type="float" office:value="29.26">
            <text:p>29.26</text:p>
          </table:table-cell>
          <table:table-cell table:style-name="ce2" table:formula="of:=AVERAGE([.J1:.J50])" office:value-type="float" office:value="32.72">
            <text:p>32.72</text:p>
          </table:table-cell>
        </table:table-row>
        <table:table-row table:style-name="ro1">
          <table:table-cell table:style-name="ce2" table:formula="of:=STDEVP([.A1:.A49])" office:value-type="float" office:value="2.29680255083403">
            <text:p>2.2968025508</text:p>
          </table:table-cell>
          <table:table-cell table:style-name="ce2" table:formula="of:=STDEVP([.B1:.B49])" office:value-type="float" office:value="2.29680255083403">
            <text:p>2.2968025508</text:p>
          </table:table-cell>
          <table:table-cell table:style-name="ce2" table:formula="of:=STDEVP([.C1:.C49])" office:value-type="float" office:value="3.41896126427515">
            <text:p>3.4189612643</text:p>
          </table:table-cell>
          <table:table-cell table:style-name="ce2" table:formula="of:=STDEVP([.D1:.D49])" office:value-type="float" office:value="3.9331142565532">
            <text:p>3.9331142566</text:p>
          </table:table-cell>
          <table:table-cell table:style-name="ce2" table:formula="of:=STDEVP([.E1:.E49])" office:value-type="float" office:value="5.03440888317574">
            <text:p>5.0344088832</text:p>
          </table:table-cell>
          <table:table-cell table:style-name="ce2" table:formula="of:=STDEVP([.F1:.F49])" office:value-type="float" office:value="5.98721392042628">
            <text:p>5.9872139204</text:p>
          </table:table-cell>
          <table:table-cell table:style-name="ce2" table:formula="of:=STDEVP([.G1:.G49])" office:value-type="float" office:value="6.7856452351865">
            <text:p>6.7856452352</text:p>
          </table:table-cell>
          <table:table-cell table:style-name="ce2" table:formula="of:=STDEVP([.H1:.H49])" office:value-type="float" office:value="8.05944180753623">
            <text:p>8.0594418075</text:p>
          </table:table-cell>
          <table:table-cell table:style-name="ce2" table:formula="of:=STDEVP([.I1:.I49])" office:value-type="float" office:value="9.18321994345008">
            <text:p>9.1832199435</text:p>
          </table:table-cell>
          <table:table-cell table:style-name="ce2" table:formula="of:=STDEVP([.J1:.J49])" office:value-type="float" office:value="9.42313651998203">
            <text:p>9.42313652</text:p>
          </table:table-cell>
        </table:table-row>
        <table:table-row table:style-name="ro1">
          <table:table-cell table:style-name="ce2" table:formula="of:=CONFIDENCE(0.05; [.A53]; 49)" office:value-type="float" office:value="0.643092897033489">
            <text:p>0.643092897</text:p>
          </table:table-cell>
          <table:table-cell table:style-name="ce2" table:formula="of:=CONFIDENCE(0.05; [.B53]; 49)" office:value-type="float" office:value="0.643092897033489">
            <text:p>0.643092897</text:p>
          </table:table-cell>
          <table:table-cell table:style-name="ce2" table:formula="of:=CONFIDENCE(0.05; [.C53]; 49)" office:value-type="float" office:value="0.957291563216688">
            <text:p>0.9572915632</text:p>
          </table:table-cell>
          <table:table-cell table:style-name="ce2" table:formula="of:=CONFIDENCE(0.05; [.D53]; 49)" office:value-type="float" office:value="1.10125175570361">
            <text:p>1.1012517557</text:p>
          </table:table-cell>
          <table:table-cell table:style-name="ce2" table:formula="of:=CONFIDENCE(0.05; [.E53]; 49)" office:value-type="float" office:value="1.40960858492471">
            <text:p>1.4096085849</text:p>
          </table:table-cell>
          <table:table-cell table:style-name="ce2" table:formula="of:=CONFIDENCE(0.05; [.F53]; 49)" office:value-type="float" office:value="1.67638909311034">
            <text:p>1.6763890931</text:p>
          </table:table-cell>
          <table:table-cell table:style-name="ce2" table:formula="of:=CONFIDENCE(0.05; [.G53]; 49)" office:value-type="float" office:value="1.89994575326162">
            <text:p>1.8999457533</text:p>
          </table:table-cell>
          <table:table-cell table:style-name="ce2" table:formula="of:=CONFIDENCE(0.05; [.H53]; 49)" office:value-type="float" office:value="2.25660223975249">
            <text:p>2.2566022398</text:p>
          </table:table-cell>
          <table:table-cell table:style-name="ce2" table:formula="of:=CONFIDENCE(0.05; [.I53]; 49)" office:value-type="float" office:value="2.57125433589601">
            <text:p>2.5712543359</text:p>
          </table:table-cell>
          <table:table-cell table:style-name="ce2" table:formula="of:=CONFIDENCE(0.05; [.J53]; 49)" office:value-type="float" office:value="2.63842974293841">
            <text:p>2.6384297429</text:p>
          </table:table-cell>
        </table:table-row>
      </table:table>
      <table:table table:name="ross-5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5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table:number-columns-repeated="7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3"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3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5" office:value-type="float" office:value="21">
            <text:p>2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3"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3"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formula="of:=AVERAGE([.A1:.A50])" office:value-type="float" office:value="12.08">
            <text:p>12.08</text:p>
          </table:table-cell>
          <table:table-cell table:formula="of:=AVERAGE([.B1:.B50])" office:value-type="float" office:value="12.08">
            <text:p>12.08</text:p>
          </table:table-cell>
          <table:table-cell table:formula="of:=AVERAGE([.C1:.C50])" office:value-type="float" office:value="12.7">
            <text:p>12.7</text:p>
          </table:table-cell>
          <table:table-cell table:formula="of:=AVERAGE([.D1:.D50])" office:value-type="float" office:value="13.72">
            <text:p>13.72</text:p>
          </table:table-cell>
          <table:table-cell table:formula="of:=AVERAGE([.E1:.E50])" office:value-type="float" office:value="16">
            <text:p>16</text:p>
          </table:table-cell>
          <table:table-cell table:formula="of:=AVERAGE([.F1:.F50])" office:value-type="float" office:value="18.74">
            <text:p>18.74</text:p>
          </table:table-cell>
          <table:table-cell table:formula="of:=AVERAGE([.G1:.G50])" office:value-type="float" office:value="21.42">
            <text:p>21.42</text:p>
          </table:table-cell>
          <table:table-cell table:formula="of:=AVERAGE([.H1:.H50])" office:value-type="float" office:value="25.14">
            <text:p>25.14</text:p>
          </table:table-cell>
          <table:table-cell table:formula="of:=AVERAGE([.I1:.I50])" office:value-type="float" office:value="29.22">
            <text:p>29.22</text:p>
          </table:table-cell>
          <table:table-cell table:formula="of:=AVERAGE([.J1:.J50])" office:value-type="float" office:value="32.68">
            <text:p>32.68</text:p>
          </table:table-cell>
        </table:table-row>
      </table:table>
      <table:table table:name="ross-4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18">
            <text:p>18</text:p>
          </table:table-cell>
          <table:table-cell table:number-columns-repeated="3"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5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17">
            <text:p>17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3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7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table:number-columns-repeated="6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6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3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7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7"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table:number-columns-repeated="4"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21">
            <text:p>21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7"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3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6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6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7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 office:value-type="float" office:value="20">
            <text:p>2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3"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5"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5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4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table:number-columns-repeated="3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3"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7"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formula="of:=AVERAGE([.A1:.A50])" office:value-type="float" office:value="13.24">
            <text:p>13.24</text:p>
          </table:table-cell>
          <table:table-cell table:formula="of:=AVERAGE([.B1:.B50])" office:value-type="float" office:value="13.24">
            <text:p>13.24</text:p>
          </table:table-cell>
          <table:table-cell table:formula="of:=AVERAGE([.C1:.C50])" office:value-type="float" office:value="13.64">
            <text:p>13.64</text:p>
          </table:table-cell>
          <table:table-cell table:formula="of:=AVERAGE([.D1:.D50])" office:value-type="float" office:value="14.5">
            <text:p>14.5</text:p>
          </table:table-cell>
          <table:table-cell table:formula="of:=AVERAGE([.E1:.E50])" office:value-type="float" office:value="16.34">
            <text:p>16.34</text:p>
          </table:table-cell>
          <table:table-cell table:formula="of:=AVERAGE([.F1:.F50])" office:value-type="float" office:value="18.56">
            <text:p>18.56</text:p>
          </table:table-cell>
          <table:table-cell table:formula="of:=AVERAGE([.G1:.G50])" office:value-type="float" office:value="20.54">
            <text:p>20.54</text:p>
          </table:table-cell>
          <table:table-cell table:formula="of:=AVERAGE([.H1:.H50])" office:value-type="float" office:value="23.8">
            <text:p>23.8</text:p>
          </table:table-cell>
          <table:table-cell table:formula="of:=AVERAGE([.I1:.I50])" office:value-type="float" office:value="27.38">
            <text:p>27.38</text:p>
          </table:table-cell>
          <table:table-cell table:formula="of:=AVERAGE([.J1:.J50])" office:value-type="float" office:value="30.74">
            <text:p>30.74</text:p>
          </table:table-cell>
        </table:table-row>
      </table:table>
      <table:table table:name="ross-3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6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5" office:value-type="float" office:value="19">
            <text:p>19</text:p>
          </table:table-cell>
          <table:table-cell table:number-columns-repeated="5"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 office:value-type="float" office:value="24">
            <text:p>24</text:p>
          </table:table-cell>
          <table:table-cell table:number-columns-repeated="6"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number-columns-repeated="8"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7"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6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7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4" office:value-type="float" office:value="28">
            <text:p>28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table:number-columns-repeated="7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3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8" office:value-type="float" office:value="26">
            <text:p>26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7"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8"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3"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3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7"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7"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table:number-columns-repeated="6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8">
            <text:p>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5"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8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table:number-columns-repeated="4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4" office:value-type="float" office:value="27">
            <text:p>27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3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table:number-columns-repeated="4" office:value-type="float" office:value="26">
            <text:p>26</text:p>
          </table:table-cell>
        </table:table-row>
        <table:table-row table:style-name="ro1">
          <table:table-cell table:formula="of:=AVERAGE([.A1:.A50])" office:value-type="float" office:value="19.88">
            <text:p>19.88</text:p>
          </table:table-cell>
          <table:table-cell table:formula="of:=AVERAGE([.B1:.B50])" office:value-type="float" office:value="19.88">
            <text:p>19.88</text:p>
          </table:table-cell>
          <table:table-cell table:formula="of:=AVERAGE([.C1:.C50])" office:value-type="float" office:value="20.1">
            <text:p>20.1</text:p>
          </table:table-cell>
          <table:table-cell table:formula="of:=AVERAGE([.D1:.D50])" office:value-type="float" office:value="20.86">
            <text:p>20.86</text:p>
          </table:table-cell>
          <table:table-cell table:formula="of:=AVERAGE([.E1:.E50])" office:value-type="float" office:value="21.78">
            <text:p>21.78</text:p>
          </table:table-cell>
          <table:table-cell table:formula="of:=AVERAGE([.F1:.F50])" office:value-type="float" office:value="23.24">
            <text:p>23.24</text:p>
          </table:table-cell>
          <table:table-cell table:formula="of:=AVERAGE([.G1:.G50])" office:value-type="float" office:value="24.46">
            <text:p>24.46</text:p>
          </table:table-cell>
          <table:table-cell table:formula="of:=AVERAGE([.H1:.H50])" office:value-type="float" office:value="26.98">
            <text:p>26.98</text:p>
          </table:table-cell>
          <table:table-cell table:formula="of:=AVERAGE([.I1:.I50])" office:value-type="float" office:value="30.02">
            <text:p>30.02</text:p>
          </table:table-cell>
          <table:table-cell table:formula="of:=AVERAGE([.J1:.J50])" office:value-type="float" office:value="33.08">
            <text:p>33.08</text:p>
          </table:table-cell>
        </table:table-row>
      </table:table>
      <table:table table:name="ross-2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6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5" office:value-type="float" office:value="19">
            <text:p>19</text:p>
          </table:table-cell>
          <table:table-cell table:number-columns-repeated="5"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 office:value-type="float" office:value="24">
            <text:p>24</text:p>
          </table:table-cell>
          <table:table-cell table:number-columns-repeated="6"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number-columns-repeated="8"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7"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6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7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4" office:value-type="float" office:value="28">
            <text:p>28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table:number-columns-repeated="7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3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8" office:value-type="float" office:value="26">
            <text:p>26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7"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8"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3"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3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7"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7"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table:number-columns-repeated="6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22">
            <text:p>2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8">
            <text:p>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5"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8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table:number-columns-repeated="4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4" office:value-type="float" office:value="27">
            <text:p>27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3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table:number-columns-repeated="4" office:value-type="float" office:value="26">
            <text:p>26</text:p>
          </table:table-cell>
        </table:table-row>
        <table:table-row table:style-name="ro1">
          <table:table-cell table:formula="of:=AVERAGE([.A1:.A50])" office:value-type="float" office:value="19.88">
            <text:p>19.88</text:p>
          </table:table-cell>
          <table:table-cell table:formula="of:=AVERAGE([.B1:.B50])" office:value-type="float" office:value="19.88">
            <text:p>19.88</text:p>
          </table:table-cell>
          <table:table-cell table:formula="of:=AVERAGE([.C1:.C50])" office:value-type="float" office:value="20.1">
            <text:p>20.1</text:p>
          </table:table-cell>
          <table:table-cell table:formula="of:=AVERAGE([.D1:.D50])" office:value-type="float" office:value="20.86">
            <text:p>20.86</text:p>
          </table:table-cell>
          <table:table-cell table:formula="of:=AVERAGE([.E1:.E50])" office:value-type="float" office:value="21.78">
            <text:p>21.78</text:p>
          </table:table-cell>
          <table:table-cell table:formula="of:=AVERAGE([.F1:.F50])" office:value-type="float" office:value="23.24">
            <text:p>23.24</text:p>
          </table:table-cell>
          <table:table-cell table:formula="of:=AVERAGE([.G1:.G50])" office:value-type="float" office:value="24.46">
            <text:p>24.46</text:p>
          </table:table-cell>
          <table:table-cell table:formula="of:=AVERAGE([.H1:.H50])" office:value-type="float" office:value="26.98">
            <text:p>26.98</text:p>
          </table:table-cell>
          <table:table-cell table:formula="of:=AVERAGE([.I1:.I50])" office:value-type="float" office:value="30.02">
            <text:p>30.02</text:p>
          </table:table-cell>
          <table:table-cell table:formula="of:=AVERAGE([.J1:.J50])" office:value-type="float" office:value="33.08">
            <text:p>33.08</text:p>
          </table:table-cell>
        </table:table-row>
        <table:table-row table:style-name="ro1">
          <table:table-cell table:style-name="ce1" table:formula="of:=AVERAGE([.A1:.A50])" office:value-type="float" office:value="19.88">
            <text:p>19.88</text:p>
          </table:table-cell>
          <table:table-cell table:style-name="ce1" table:formula="of:=AVERAGE([.B1:.B50])" office:value-type="float" office:value="19.88">
            <text:p>19.88</text:p>
          </table:table-cell>
          <table:table-cell table:style-name="ce1" table:formula="of:=AVERAGE([.C1:.C50])" office:value-type="float" office:value="20.1">
            <text:p>20.1</text:p>
          </table:table-cell>
          <table:table-cell table:style-name="ce1" table:formula="of:=AVERAGE([.D1:.D50])" office:value-type="float" office:value="20.86">
            <text:p>20.86</text:p>
          </table:table-cell>
          <table:table-cell table:style-name="ce1" table:formula="of:=AVERAGE([.E1:.E50])" office:value-type="float" office:value="21.78">
            <text:p>21.78</text:p>
          </table:table-cell>
          <table:table-cell table:style-name="ce1" table:formula="of:=AVERAGE([.F1:.F50])" office:value-type="float" office:value="23.24">
            <text:p>23.24</text:p>
          </table:table-cell>
          <table:table-cell table:style-name="ce1" table:formula="of:=AVERAGE([.G1:.G50])" office:value-type="float" office:value="24.46">
            <text:p>24.46</text:p>
          </table:table-cell>
          <table:table-cell table:style-name="ce1" table:formula="of:=AVERAGE([.H1:.H50])" office:value-type="float" office:value="26.98">
            <text:p>26.98</text:p>
          </table:table-cell>
          <table:table-cell table:style-name="ce1" table:formula="of:=AVERAGE([.I1:.I50])" office:value-type="float" office:value="30.02">
            <text:p>30.02</text:p>
          </table:table-cell>
          <table:table-cell table:style-name="ce1" table:formula="of:=AVERAGE([.J1:.J50])" office:value-type="float" office:value="33.08">
            <text:p>33.08</text:p>
          </table:table-cell>
        </table:table-row>
        <table:table-row table:style-name="ro1">
          <table:table-cell table:style-name="ce1" table:formula="of:=STDEVP([.A1:.A49])" office:value-type="float" office:value="3.01861502205817">
            <text:p>3.0186150221</text:p>
          </table:table-cell>
          <table:table-cell table:style-name="ce1" table:formula="of:=STDEVP([.B1:.B49])" office:value-type="float" office:value="3.01861502205817">
            <text:p>3.0186150221</text:p>
          </table:table-cell>
          <table:table-cell table:style-name="ce1" table:formula="of:=STDEVP([.C1:.C49])" office:value-type="float" office:value="3.33709353372232">
            <text:p>3.3370935337</text:p>
          </table:table-cell>
          <table:table-cell table:style-name="ce1" table:formula="of:=STDEVP([.D1:.D49])" office:value-type="float" office:value="3.84919816723071">
            <text:p>3.8491981672</text:p>
          </table:table-cell>
          <table:table-cell table:style-name="ce1" table:formula="of:=STDEVP([.E1:.E49])" office:value-type="float" office:value="4.406745803851">
            <text:p>4.4067458039</text:p>
          </table:table-cell>
          <table:table-cell table:style-name="ce1" table:formula="of:=STDEVP([.F1:.F49])" office:value-type="float" office:value="4.29173532345956">
            <text:p>4.2917353235</text:p>
          </table:table-cell>
          <table:table-cell table:style-name="ce1" table:formula="of:=STDEVP([.G1:.G49])" office:value-type="float" office:value="4.37991706193025">
            <text:p>4.3799170619</text:p>
          </table:table-cell>
          <table:table-cell table:style-name="ce1" table:formula="of:=STDEVP([.H1:.H49])" office:value-type="float" office:value="5.49582401762038">
            <text:p>5.4958240176</text:p>
          </table:table-cell>
          <table:table-cell table:style-name="ce1" table:formula="of:=STDEVP([.I1:.I49])" office:value-type="float" office:value="6.18835277927681">
            <text:p>6.1883527793</text:p>
          </table:table-cell>
          <table:table-cell table:style-name="ce1" table:formula="of:=STDEVP([.J1:.J49])" office:value-type="float" office:value="6.71357232113577">
            <text:p>6.7135723211</text:p>
          </table:table-cell>
        </table:table-row>
        <table:table-row table:style-name="ro1">
          <table:table-cell table:style-name="ce1" table:formula="of:=CONFIDENCE(0.05; [.A53]; 49)" office:value-type="float" office:value="0.845196675203656">
            <text:p>0.8451966752</text:p>
          </table:table-cell>
          <table:table-cell table:style-name="ce1" table:formula="of:=CONFIDENCE(0.05; [.B53]; 49)" office:value-type="float" office:value="0.845196675203656">
            <text:p>0.8451966752</text:p>
          </table:table-cell>
          <table:table-cell table:style-name="ce1" table:formula="of:=CONFIDENCE(0.05; [.C53]; 49)" office:value-type="float" office:value="0.93436901987675">
            <text:p>0.9343690199</text:p>
          </table:table-cell>
          <table:table-cell table:style-name="ce1" table:formula="of:=CONFIDENCE(0.05; [.D53]; 49)" office:value-type="float" office:value="1.07775568244711">
            <text:p>1.0777556824</text:p>
          </table:table-cell>
          <table:table-cell table:style-name="ce1" table:formula="of:=CONFIDENCE(0.05; [.E53]; 49)" office:value-type="float" office:value="1.23386615208157">
            <text:p>1.2338661521</text:p>
          </table:table-cell>
          <table:table-cell table:style-name="ce1" table:formula="of:=CONFIDENCE(0.05; [.F53]; 49)" office:value-type="float" office:value="1.20166380930844">
            <text:p>1.2016638093</text:p>
          </table:table-cell>
          <table:table-cell table:style-name="ce1" table:formula="of:=CONFIDENCE(0.05; [.G53]; 49)" office:value-type="float" office:value="1.2263542423794">
            <text:p>1.2263542424</text:p>
          </table:table-cell>
          <table:table-cell table:style-name="ce1" table:formula="of:=CONFIDENCE(0.05; [.H53]; 49)" office:value-type="float" office:value="1.53880244855803">
            <text:p>1.5388024486</text:p>
          </table:table-cell>
          <table:table-cell table:style-name="ce1" table:formula="of:=CONFIDENCE(0.05; [.I53]; 49)" office:value-type="float" office:value="1.73270693871584">
            <text:p>1.7327069387</text:p>
          </table:table-cell>
          <table:table-cell table:style-name="ce1" table:formula="of:=CONFIDENCE(0.05; [.J53]; 49)" office:value-type="float" office:value="1.8797657081473">
            <text:p>1.8797657081</text:p>
          </table:table-cell>
        </table:table-row>
      </table:table>
      <table:table table:name="ross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5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table:number-columns-repeated="6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24">
            <text:p>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table:number-columns-repeated="7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3"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3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5" office:value-type="float" office:value="21">
            <text:p>2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3"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3"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23">
            <text:p>23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formula="of:=AVERAGE([.A1:.A50])" office:value-type="float" office:value="12.08">
            <text:p>12.08</text:p>
          </table:table-cell>
          <table:table-cell table:formula="of:=AVERAGE([.B1:.B50])" office:value-type="float" office:value="12.08">
            <text:p>12.08</text:p>
          </table:table-cell>
          <table:table-cell table:formula="of:=AVERAGE([.C1:.C50])" office:value-type="float" office:value="12.7">
            <text:p>12.7</text:p>
          </table:table-cell>
          <table:table-cell table:formula="of:=AVERAGE([.D1:.D50])" office:value-type="float" office:value="13.72">
            <text:p>13.72</text:p>
          </table:table-cell>
          <table:table-cell table:formula="of:=AVERAGE([.E1:.E50])" office:value-type="float" office:value="16">
            <text:p>16</text:p>
          </table:table-cell>
          <table:table-cell table:formula="of:=AVERAGE([.F1:.F50])" office:value-type="float" office:value="18.88">
            <text:p>18.88</text:p>
          </table:table-cell>
          <table:table-cell table:formula="of:=AVERAGE([.G1:.G50])" office:value-type="float" office:value="21.46">
            <text:p>21.46</text:p>
          </table:table-cell>
          <table:table-cell table:formula="of:=AVERAGE([.H1:.H50])" office:value-type="float" office:value="25.18">
            <text:p>25.18</text:p>
          </table:table-cell>
          <table:table-cell table:formula="of:=AVERAGE([.I1:.I50])" office:value-type="float" office:value="29.26">
            <text:p>29.26</text:p>
          </table:table-cell>
          <table:table-cell table:formula="of:=AVERAGE([.J1:.J50])" office:value-type="float" office:value="32.72">
            <text:p>32.72</text:p>
          </table:table-cell>
        </table:table-row>
      </table:table>
      <table:table table:name="comparison" table:style-name="ta1">
        <table:shapes>
          <draw:frame draw:z-index="0" draw:style-name="gr1" svg:width="6.2988in" svg:height="3.5429in" svg:x="1.3945in" svg:y="3.0878in">
            <draw:object draw:notify-on-update-of-ranges="comparison.A8:comparison.A8 comparison.B8:comparison.K8 comparison.A9:comparison.A9 comparison.B9:comparison.K9 comparison.A10:comparison.A10 comparison.B10:comparison.K10 comparison.A11:comparison.A11 comparison.B11:comparison.K11 comparison.A12:comparison.A12 comparison.B12:comparison.K12 comparison.A13:comparison.A13 comparison.B13:comparison.K13 comparison.A14:comparison.A14 comparison.B14:comparison.K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SOC-2</text:p>
          </table:table-cell>
          <table:table-cell table:number-columns-repeated="2" office:value-type="float" office:value="20.22">
            <text:p>20.22</text:p>
          </table:table-cell>
          <table:table-cell office:value-type="float" office:value="20.5">
            <text:p>20.5</text:p>
          </table:table-cell>
          <table:table-cell office:value-type="float" office:value="21.28">
            <text:p>21.28</text:p>
          </table:table-cell>
          <table:table-cell office:value-type="float" office:value="22.68">
            <text:p>22.68</text:p>
          </table:table-cell>
          <table:table-cell office:value-type="float" office:value="24.96">
            <text:p>24.96</text:p>
          </table:table-cell>
          <table:table-cell office:value-type="float" office:value="27.42">
            <text:p>27.42</text:p>
          </table:table-cell>
          <table:table-cell office:value-type="float" office:value="31.18">
            <text:p>31.18</text:p>
          </table:table-cell>
          <table:table-cell office:value-type="float" office:value="35.18">
            <text:p>35.18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string">
            <text:p>SOC-3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0.18">
            <text:p>20.18</text:p>
          </table:table-cell>
          <table:table-cell office:value-type="float" office:value="20.9">
            <text:p>20.9</text:p>
          </table:table-cell>
          <table:table-cell office:value-type="float" office:value="22.88">
            <text:p>22.88</text:p>
          </table:table-cell>
          <table:table-cell office:value-type="float" office:value="25.66">
            <text:p>25.66</text:p>
          </table:table-cell>
          <table:table-cell office:value-type="float" office:value="28.26">
            <text:p>28.26</text:p>
          </table:table-cell>
          <table:table-cell office:value-type="float" office:value="31.98">
            <text:p>31.98</text:p>
          </table:table-cell>
          <table:table-cell office:value-type="float" office:value="36.22">
            <text:p>36.22</text:p>
          </table:table-cell>
          <table:table-cell office:value-type="float" office:value="39.48">
            <text:p>39.48</text:p>
          </table:table-cell>
        </table:table-row>
        <table:table-row table:style-name="ro1">
          <table:table-cell office:value-type="string">
            <text:p>SOC-4</text:p>
          </table:table-cell>
          <table:table-cell table:number-columns-repeated="2" office:value-type="float" office:value="19.66">
            <text:p>19.66</text:p>
          </table:table-cell>
          <table:table-cell office:value-type="float" office:value="20.02">
            <text:p>20.02</text:p>
          </table:table-cell>
          <table:table-cell office:value-type="float" office:value="20.76">
            <text:p>20.76</text:p>
          </table:table-cell>
          <table:table-cell office:value-type="float" office:value="22.72">
            <text:p>22.72</text:p>
          </table:table-cell>
          <table:table-cell office:value-type="float" office:value="25.62">
            <text:p>25.62</text:p>
          </table:table-cell>
          <table:table-cell office:value-type="float" office:value="28.28">
            <text:p>28.28</text:p>
          </table:table-cell>
          <table:table-cell office:value-type="float" office:value="32.04">
            <text:p>32.04</text:p>
          </table:table-cell>
          <table:table-cell office:value-type="float" office:value="36.14">
            <text:p>36.14</text:p>
          </table:table-cell>
          <table:table-cell office:value-type="float" office:value="39.58">
            <text:p>39.58</text:p>
          </table:table-cell>
        </table:table-row>
        <table:table-row table:style-name="ro1">
          <table:table-cell office:value-type="string">
            <text:p>SOC-5</text:p>
          </table:table-cell>
          <table:table-cell table:number-columns-repeated="2" office:value-type="float" office:value="19.82">
            <text:p>19.82</text:p>
          </table:table-cell>
          <table:table-cell office:value-type="float" office:value="20.18">
            <text:p>20.18</text:p>
          </table:table-cell>
          <table:table-cell office:value-type="float" office:value="20.9">
            <text:p>20.9</text:p>
          </table:table-cell>
          <table:table-cell office:value-type="float" office:value="22.88">
            <text:p>22.88</text:p>
          </table:table-cell>
          <table:table-cell office:value-type="float" office:value="25.66">
            <text:p>25.66</text:p>
          </table:table-cell>
          <table:table-cell office:value-type="float" office:value="28.26">
            <text:p>28.26</text:p>
          </table:table-cell>
          <table:table-cell office:value-type="float" office:value="31.98">
            <text:p>31.98</text:p>
          </table:table-cell>
          <table:table-cell office:value-type="float" office:value="36.22">
            <text:p>36.22</text:p>
          </table:table-cell>
          <table:table-cell office:value-type="float" office:value="39.48">
            <text:p>39.48</text:p>
          </table:table-cell>
        </table:table-row>
        <table:table-row table:style-name="ro1">
          <table:table-cell office:value-type="string">
            <text:p>SOC-6</text:p>
          </table:table-cell>
          <table:table-cell table:number-columns-repeated="2" office:value-type="float" office:value="19.66">
            <text:p>19.66</text:p>
          </table:table-cell>
          <table:table-cell office:value-type="float" office:value="20.02">
            <text:p>20.02</text:p>
          </table:table-cell>
          <table:table-cell office:value-type="float" office:value="20.76">
            <text:p>20.76</text:p>
          </table:table-cell>
          <table:table-cell office:value-type="float" office:value="22.72">
            <text:p>22.72</text:p>
          </table:table-cell>
          <table:table-cell office:value-type="float" office:value="25.64">
            <text:p>25.64</text:p>
          </table:table-cell>
          <table:table-cell office:value-type="float" office:value="28.26">
            <text:p>28.26</text:p>
          </table:table-cell>
          <table:table-cell office:value-type="float" office:value="32.02">
            <text:p>32.02</text:p>
          </table:table-cell>
          <table:table-cell office:value-type="float" office:value="36.12">
            <text:p>36.12</text:p>
          </table:table-cell>
          <table:table-cell office:value-type="float" office:value="39.56">
            <text:p>39.56</text:p>
          </table:table-cell>
        </table:table-row>
        <table:table-row table:style-name="ro1">
          <table:table-cell office:value-type="string">
            <text:p>SOC</text:p>
          </table:table-cell>
          <table:table-cell table:number-columns-repeated="2" office:value-type="float" office:value="19.66">
            <text:p>19.66</text:p>
          </table:table-cell>
          <table:table-cell office:value-type="float" office:value="20.02">
            <text:p>20.02</text:p>
          </table:table-cell>
          <table:table-cell office:value-type="float" office:value="20.76">
            <text:p>20.76</text:p>
          </table:table-cell>
          <table:table-cell office:value-type="float" office:value="22.72">
            <text:p>22.72</text:p>
          </table:table-cell>
          <table:table-cell office:value-type="float" office:value="25.64">
            <text:p>25.64</text:p>
          </table:table-cell>
          <table:table-cell office:value-type="float" office:value="28.26">
            <text:p>28.26</text:p>
          </table:table-cell>
          <table:table-cell office:value-type="float" office:value="32.02">
            <text:p>32.02</text:p>
          </table:table-cell>
          <table:table-cell office:value-type="float" office:value="36.12">
            <text:p>36.12</text:p>
          </table:table-cell>
          <table:table-cell office:value-type="float" office:value="39.56">
            <text:p>39.56</text:p>
          </table:table-cell>
        </table:table-row>
        <table:table-row table:style-name="ro1">
          <table:table-cell office:value-type="string">
            <text:p>ROSS</text:p>
          </table:table-cell>
          <table:table-cell table:number-columns-repeated="2" office:value-type="float" office:value="12.08">
            <text:p>12.08</text:p>
          </table:table-cell>
          <table:table-cell office:value-type="float" office:value="12.7">
            <text:p>12.7</text:p>
          </table:table-cell>
          <table:table-cell office:value-type="float" office:value="13.72">
            <text:p>13.72</text:p>
          </table:table-cell>
          <table:table-cell office:value-type="float" office:value="16">
            <text:p>16</text:p>
          </table:table-cell>
          <table:table-cell office:value-type="float" office:value="18.88">
            <text:p>18.88</text:p>
          </table:table-cell>
          <table:table-cell office:value-type="float" office:value="21.46">
            <text:p>21.46</text:p>
          </table:table-cell>
          <table:table-cell office:value-type="float" office:value="25.18">
            <text:p>25.18</text:p>
          </table:table-cell>
          <table:table-cell office:value-type="float" office:value="29.26">
            <text:p>29.26</text:p>
          </table:table-cell>
          <table:table-cell office:value-type="float" office:value="32.72">
            <text:p>32.72</text:p>
          </table:table-cell>
        </table:table-row>
        <table:table-row table:style-name="ro1">
          <table:table-cell office:value-type="string">
            <text:p>ROSS-2</text:p>
          </table:table-cell>
          <table:table-cell table:number-columns-repeated="2" office:value-type="float" office:value="19.88">
            <text:p>19.88</text:p>
          </table:table-cell>
          <table:table-cell office:value-type="float" office:value="20.1">
            <text:p>20.1</text:p>
          </table:table-cell>
          <table:table-cell office:value-type="float" office:value="20.86">
            <text:p>20.86</text:p>
          </table:table-cell>
          <table:table-cell office:value-type="float" office:value="21.78">
            <text:p>21.78</text:p>
          </table:table-cell>
          <table:table-cell office:value-type="float" office:value="23.24">
            <text:p>23.24</text:p>
          </table:table-cell>
          <table:table-cell office:value-type="float" office:value="24.46">
            <text:p>24.46</text:p>
          </table:table-cell>
          <table:table-cell office:value-type="float" office:value="26.98">
            <text:p>26.98</text:p>
          </table:table-cell>
          <table:table-cell office:value-type="float" office:value="30.02">
            <text:p>30.02</text:p>
          </table:table-cell>
          <table:table-cell office:value-type="float" office:value="33.08">
            <text:p>33.08</text:p>
          </table:table-cell>
        </table:table-row>
        <table:table-row table:style-name="ro1">
          <table:table-cell office:value-type="string">
            <text:p>ROSS-3</text:p>
          </table:table-cell>
          <table:table-cell table:number-columns-repeated="2" office:value-type="float" office:value="13.24">
            <text:p>13.24</text:p>
          </table:table-cell>
          <table:table-cell office:value-type="float" office:value="13.64">
            <text:p>13.64</text:p>
          </table:table-cell>
          <table:table-cell office:value-type="float" office:value="14.5">
            <text:p>14.5</text:p>
          </table:table-cell>
          <table:table-cell office:value-type="float" office:value="16.34">
            <text:p>16.34</text:p>
          </table:table-cell>
          <table:table-cell office:value-type="float" office:value="18.56">
            <text:p>18.56</text:p>
          </table:table-cell>
          <table:table-cell office:value-type="float" office:value="20.54">
            <text:p>20.54</text:p>
          </table:table-cell>
          <table:table-cell office:value-type="float" office:value="23.8">
            <text:p>23.8</text:p>
          </table:table-cell>
          <table:table-cell office:value-type="float" office:value="27.38">
            <text:p>27.38</text:p>
          </table:table-cell>
          <table:table-cell office:value-type="float" office:value="30.74">
            <text:p>30.74</text:p>
          </table:table-cell>
        </table:table-row>
        <table:table-row table:style-name="ro1">
          <table:table-cell office:value-type="string">
            <text:p>ROSS-4</text:p>
          </table:table-cell>
          <table:table-cell table:number-columns-repeated="2" office:value-type="float" office:value="12.32">
            <text:p>12.32</text:p>
          </table:table-cell>
          <table:table-cell office:value-type="float" office:value="12.94">
            <text:p>12.94</text:p>
          </table:table-cell>
          <table:table-cell office:value-type="float" office:value="13.94">
            <text:p>13.94</text:p>
          </table:table-cell>
          <table:table-cell office:value-type="float" office:value="16.22">
            <text:p>16.22</text:p>
          </table:table-cell>
          <table:table-cell office:value-type="float" office:value="18.84">
            <text:p>18.84</text:p>
          </table:table-cell>
          <table:table-cell office:value-type="float" office:value="21.4">
            <text:p>21.4</text:p>
          </table:table-cell>
          <table:table-cell office:value-type="float" office:value="24.94">
            <text:p>24.94</text:p>
          </table:table-cell>
          <table:table-cell office:value-type="float" office:value="29.14">
            <text:p>29.14</text:p>
          </table:table-cell>
          <table:table-cell office:value-type="float" office:value="32.66">
            <text:p>32.66</text:p>
          </table:table-cell>
        </table:table-row>
        <table:table-row table:style-name="ro1">
          <table:table-cell office:value-type="string">
            <text:p>ROSS-5</text:p>
          </table:table-cell>
          <table:table-cell table:number-columns-repeated="2" office:value-type="float" office:value="12.08">
            <text:p>12.08</text:p>
          </table:table-cell>
          <table:table-cell office:value-type="float" office:value="12.7">
            <text:p>12.7</text:p>
          </table:table-cell>
          <table:table-cell office:value-type="float" office:value="13.72">
            <text:p>13.72</text:p>
          </table:table-cell>
          <table:table-cell office:value-type="float" office:value="16">
            <text:p>16</text:p>
          </table:table-cell>
          <table:table-cell office:value-type="float" office:value="18.74">
            <text:p>18.74</text:p>
          </table:table-cell>
          <table:table-cell office:value-type="float" office:value="21.42">
            <text:p>21.42</text:p>
          </table:table-cell>
          <table:table-cell office:value-type="float" office:value="25.14">
            <text:p>25.14</text:p>
          </table:table-cell>
          <table:table-cell office:value-type="float" office:value="29.22">
            <text:p>29.22</text:p>
          </table:table-cell>
          <table:table-cell office:value-type="float" office:value="32.68">
            <text:p>32.68</text:p>
          </table:table-cell>
        </table:table-row>
        <table:table-row table:style-name="ro1">
          <table:table-cell office:value-type="string">
            <text:p>ROSS-6</text:p>
          </table:table-cell>
          <table:table-cell table:number-columns-repeated="2" office:value-type="float" office:value="12.08">
            <text:p>12.08</text:p>
          </table:table-cell>
          <table:table-cell office:value-type="float" office:value="12.7">
            <text:p>12.7</text:p>
          </table:table-cell>
          <table:table-cell office:value-type="float" office:value="13.72">
            <text:p>13.72</text:p>
          </table:table-cell>
          <table:table-cell office:value-type="float" office:value="16">
            <text:p>16</text:p>
          </table:table-cell>
          <table:table-cell office:value-type="float" office:value="18.88">
            <text:p>18.88</text:p>
          </table:table-cell>
          <table:table-cell office:value-type="float" office:value="21.46">
            <text:p>21.46</text:p>
          </table:table-cell>
          <table:table-cell office:value-type="float" office:value="25.18">
            <text:p>25.18</text:p>
          </table:table-cell>
          <table:table-cell office:value-type="float" office:value="29.26">
            <text:p>29.26</text:p>
          </table:table-cell>
          <table:table-cell office:value-type="float" office:value="32.72">
            <text:p>32.72</text:p>
          </table:table-cell>
        </table:table-row>
      </table:table>
      <table:table table:name="soc-" table:style-name="ta1">
        <table:table-column table:style-name="co1" table:number-columns-repeated="10" table:default-cell-style-name="Default"/>
        <table:table-row table:style-name="ro1">
          <table:table-cell table:number-columns-repeated="3" office:value-type="float" office:value="18">
            <text:p>18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3" office:value-type="float" office:value="18">
            <text:p>18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6"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5" office:value-type="float" office:value="23">
            <text:p>23</text:p>
          </table:table-cell>
          <table:table-cell table:number-columns-repeated="5"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table:number-columns-repeated="5"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4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3"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table:number-columns-repeated="5" office:value-type="float" office:value="21">
            <text:p>2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4" office:value-type="float" office:value="29">
            <text:p>29</text:p>
          </table:table-cell>
          <table:table-cell table:number-columns-repeated="4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4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5" office:value-type="float" office:value="24">
            <text:p>24</text:p>
          </table:table-cell>
          <table:table-cell table:number-columns-repeated="3"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 office:value-type="float" office:value="23">
            <text:p>23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9">
            <text:p>29</text:p>
          </table:table-cell>
        </table:table-row>
        <table:table-row table:style-name="ro1">
          <table:table-cell table:number-columns-repeated="7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4" office:value-type="float" office:value="20">
            <text:p>20</text:p>
          </table:table-cell>
          <table:table-cell table:number-columns-repeated="4" office:value-type="float" office:value="28">
            <text:p>28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9"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6" office:value-type="float" office:value="24">
            <text:p>24</text:p>
          </table:table-cell>
          <table:table-cell table:number-columns-repeated="3"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table:number-columns-repeated="9"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3"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5"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3"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5"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7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3" office:value-type="float" office:value="33">
            <text:p>33</text:p>
          </table:table-cell>
          <table:table-cell table:number-columns-repeated="3" office:value-type="float" office:value="49">
            <text:p>49</text:p>
          </table:table-cell>
        </table:table-row>
        <table:table-row table:style-name="ro1">
          <table:table-cell table:number-columns-repeated="4"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4"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number-columns-repeated="3"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6" office:value-type="float" office:value="22">
            <text:p>22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4" office:value-type="float" office:value="27">
            <text:p>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5"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</table:table-row>
        <table:table-row table:style-name="ro1">
          <table:table-cell table:number-columns-repeated="6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4" office:value-type="float" office:value="21">
            <text:p>21</text:p>
          </table:table-cell>
          <table:table-cell table:number-columns-repeated="3"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4"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table:number-columns-repeated="4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4" office:value-type="float" office:value="35">
            <text:p>35</text:p>
          </table:table-cell>
        </table:table-row>
        <table:table-row table:style-name="ro1">
          <table:table-cell table:number-columns-repeated="7" office:value-type="float" office:value="18">
            <text:p>18</text:p>
          </table:table-cell>
          <table:table-cell table:number-columns-repeated="3" office:value-type="float" office:value="32">
            <text:p>32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1">
          <table:table-cell table:number-columns-repeated="4" office:value-type="float" office:value="20">
            <text:p>20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table:formula="of:=AVERAGE([.A1:.A50])" office:value-type="float" office:value="19.66">
            <text:p>19.66</text:p>
          </table:table-cell>
          <table:table-cell table:formula="of:=AVERAGE([.B1:.B50])" office:value-type="float" office:value="19.66">
            <text:p>19.66</text:p>
          </table:table-cell>
          <table:table-cell table:formula="of:=AVERAGE([.C1:.C50])" office:value-type="float" office:value="20.02">
            <text:p>20.02</text:p>
          </table:table-cell>
          <table:table-cell table:formula="of:=AVERAGE([.D1:.D50])" office:value-type="float" office:value="20.76">
            <text:p>20.76</text:p>
          </table:table-cell>
          <table:table-cell table:formula="of:=AVERAGE([.E1:.E50])" office:value-type="float" office:value="22.72">
            <text:p>22.72</text:p>
          </table:table-cell>
          <table:table-cell table:formula="of:=AVERAGE([.F1:.F50])" office:value-type="float" office:value="25.64">
            <text:p>25.64</text:p>
          </table:table-cell>
          <table:table-cell table:formula="of:=AVERAGE([.G1:.G50])" office:value-type="float" office:value="28.26">
            <text:p>28.26</text:p>
          </table:table-cell>
          <table:table-cell table:formula="of:=AVERAGE([.H1:.H50])" office:value-type="float" office:value="32.02">
            <text:p>32.02</text:p>
          </table:table-cell>
          <table:table-cell table:formula="of:=AVERAGE([.I1:.I50])" office:value-type="float" office:value="36.12">
            <text:p>36.12</text:p>
          </table:table-cell>
          <table:table-cell table:formula="of:=AVERAGE([.J1:.J50])" office:value-type="float" office:value="39.56">
            <text:p>39.56</text:p>
          </table:table-cell>
        </table:table-row>
      </table:table>
      <table:table table:name="ross-20" table:style-name="ta2">
        <table:shapes>
          <draw:frame draw:z-index="0" draw:style-name="gr1" svg:width="6.2988in" svg:height="3.5429in" svg:x="1.1748in" svg:y="13.4118in">
            <draw:object draw:notify-on-update-of-ranges="'ross-20'.M55:'ross-20'.V55 'ross-20'.L56:'ross-20'.L56 'ross-20'.M56:'ross-20'.V56 'ross-20'.L57:'ross-20'.L57 'ross-20'.M57:'ross-20'.V57 'ross-20'.L58:'ross-20'.L58 'ross-20'.M58:'ross-20'.V58 'ross-20'.L59:'ross-20'.L59 'ross-20'.M59:'ross-20'.V59 'ross-20'.L60:'ross-20'.L60 'ross-20'.M60:'ross-20'.V60 'ross-20'.L61:'ross-20'.L61 'ross-20'.M61:'ross-20'.V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.1193in" svg:y="9.2705in">
            <draw:object draw:notify-on-update-of-ranges="'ross-20'.L62:'ross-20'.L62 'ross-20'.M62:'ross-20'.V62 'ross-20'.L63:'ross-20'.L63 'ross-20'.M63:'ross-20'.V63 'ross-20'.L64:'ross-20'.L64 'ross-20'.M64:'ross-20'.V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7.7445in" svg:height="6.4539in" svg:x="20.5957in" svg:y="15.0213in">
            <draw:object draw:notify-on-update-of-ranges="'ross-20'.M70:'ross-20'.AG70 'ross-20'.L71:'ross-20'.L71 'ross-20'.M71:'ross-20'.AG71 'ross-20'.L72:'ross-20'.L72 'ross-20'.M72:'ross-20'.AG72 'ross-20'.L73:'ross-20'.L73 'ross-20'.M73:'ross-20'.AG73 'ross-20'.L74:'ross-20'.L74 'ross-20'.M74:'ross-20'.AG74 'ross-20'.L76:'ross-20'.L76 'ross-20'.M76:'ross-20'.AG7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7.9201in" svg:height="6.4559in" svg:x="9.6984in" svg:y="14.9421in">
            <draw:object draw:notify-on-update-of-ranges="'ross-20'.M70:'ross-20'.AG70 'ross-20'.L71:'ross-20'.L71 'ross-20'.M71:'ross-20'.AG71 'ross-20'.L72:'ross-20'.L72 'ross-20'.M72:'ross-20'.AG72 'ross-20'.L73:'ross-20'.L73 'ross-20'.M73:'ross-20'.AG73 'ross-20'.L74:'ross-20'.L74 'ross-20'.M74:'ross-20'.AG74 'ross-20'.L75:'ross-20'.L75 'ross-20'.M75:'ross-20'.AG75 'ross-20'.L76:'ross-20'.L76 'ross-20'.M76:'ross-20'.AG76 'ross-20'.L77:'ross-20'.L77 'ross-20'.M77:'ross-20'.AG7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9.1823in" svg:height="5.3378in" svg:x="13.9685in" svg:y="17.3622in">
            <draw:object draw:notify-on-update-of-ranges="'ross-20'.L82:'ross-20'.L82 'ross-20'.M82:'ross-20'.AG82 'ross-20'.L83:'ross-20'.L83 'ross-20'.M83:'ross-20'.AG83 'ross-20'.L84:'ross-20'.L84 'ross-20'.M84:'ross-20'.AG84 'ross-20'.L85:'ross-20'.L85 'ross-20'.M85:'ross-20'.AG85 'ross-20'.L86:'ross-20'.L86 'ross-20'.M86:'ross-20'.AG86 'ross-20'.L87:'ross-20'.L87 'ross-20'.M87:'ross-20'.AG87 'ross-20'.L88:'ross-20'.L88 'ross-20'.M88:'ross-20'.AG8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/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6" office:value-type="float" office:value="15">
            <text:p>15</text:p>
          </table:table-cell>
          <table:table-cell table:number-columns-repeated="8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7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11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5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table:number-columns-repeated="5" office:value-type="float" office:value="12">
            <text:p>12</text:p>
          </table:table-cell>
          <table:table-cell table:number-columns-repeated="10" office:value-type="float" office:value="15">
            <text:p>15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4">
            <text:p>14</text:p>
          </table:table-cell>
          <table:table-cell table:number-columns-repeated="8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  <table:table-cell table:number-columns-repeated="8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8">
            <text:p>8</text:p>
          </table:table-cell>
          <table:table-cell table:number-columns-repeated="6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1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15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9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11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6" office:value-type="float" office:value="8">
            <text:p>8</text:p>
          </table:table-cell>
          <table:table-cell table:number-columns-repeated="5" office:value-type="float" office:value="15">
            <text:p>15</text:p>
          </table:table-cell>
          <table:table-cell table:number-columns-repeated="5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15">
            <text:p>15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8">
            <text:p>8</text:p>
          </table:table-cell>
          <table:table-cell table:number-columns-repeated="7" office:value-type="float" office:value="15">
            <text:p>15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13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2">
            <text:p>2</text:p>
          </table:table-cell>
          <table:table-cell table:number-columns-repeated="7" office:value-type="float" office:value="10">
            <text:p>10</text:p>
          </table:table-cell>
          <table:table-cell table:number-columns-repeated="6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12">
            <text:p>12</text:p>
          </table:table-cell>
          <table:table-cell table:number-columns-repeated="6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2">
            <text:p>2</text:p>
          </table:table-cell>
          <table:table-cell table:number-columns-repeated="5"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table:number-columns-repeated="7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10" office:value-type="float" office:value="18">
            <text:p>18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4"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12" office:value-type="float" office:value="12">
            <text:p>12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2">
            <text:p>2</text:p>
          </table:table-cell>
          <table:table-cell table:number-columns-repeated="7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2">
            <text:p>2</text:p>
          </table:table-cell>
          <table:table-cell table:number-columns-repeated="5" office:value-type="float" office:value="13">
            <text:p>13</text:p>
          </table:table-cell>
          <table:table-cell table:number-columns-repeated="10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9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5" office:value-type="float" office:value="17">
            <text:p>17</text:p>
          </table:table-cell>
          <table:table-cell table:number-columns-repeated="3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12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8"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 office:value-type="float" office:value="12">
            <text:p>12</text:p>
          </table:table-cell>
          <table:table-cell table:number-columns-repeated="9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6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1">
            <text:p>1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5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12" office:value-type="float" office:value="10">
            <text:p>10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number-columns-repeated="5" office:value-type="float" office:value="1">
            <text:p>1</text:p>
          </table:table-cell>
          <table:table-cell table:number-columns-repeated="11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table:number-columns-repeated="11" office:value-type="float" office:value="11">
            <text:p>11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8" office:value-type="float" office:value="7">
            <text:p>7</text:p>
          </table:table-cell>
          <table:table-cell table:number-columns-repeated="9"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5" office:value-type="float" office:value="12">
            <text:p>12</text:p>
          </table:table-cell>
          <table:table-cell table:number-columns-repeated="4" office:value-type="float" office:value="17">
            <text:p>17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8">
            <text:p>8</text:p>
          </table:table-cell>
          <table:table-cell table:number-columns-repeated="13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7"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table:number-columns-repeated="8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table:number-columns-repeated="8"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7"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formula="of:=AVERAGE([.B1:.B50])" office:value-type="float" office:value="0.62">
            <text:p>0.62</text:p>
          </table:table-cell>
          <table:table-cell table:formula="of:=AVERAGE([.C1:.C50])" office:value-type="float" office:value="0.62">
            <text:p>0.62</text:p>
          </table:table-cell>
          <table:table-cell table:formula="of:=AVERAGE([.D1:.D50])" office:value-type="float" office:value="1.26">
            <text:p>1.26</text:p>
          </table:table-cell>
          <table:table-cell table:formula="of:=AVERAGE([.E1:.E50])" office:value-type="float" office:value="2.08">
            <text:p>2.08</text:p>
          </table:table-cell>
          <table:table-cell table:formula="of:=AVERAGE([.F1:.F50])" office:value-type="float" office:value="3.02">
            <text:p>3.02</text:p>
          </table:table-cell>
          <table:table-cell table:formula="of:=AVERAGE([.G1:.G50])" office:value-type="float" office:value="4.3">
            <text:p>4.3</text:p>
          </table:table-cell>
          <table:table-cell table:formula="of:=AVERAGE([.H1:.H50])" office:value-type="float" office:value="4.9">
            <text:p>4.9</text:p>
          </table:table-cell>
          <table:table-cell table:formula="of:=AVERAGE([.I1:.I50])" office:value-type="float" office:value="6.46">
            <text:p>6.46</text:p>
          </table:table-cell>
          <table:table-cell table:formula="of:=AVERAGE([.J1:.J50])" office:value-type="float" office:value="8.32">
            <text:p>8.32</text:p>
          </table:table-cell>
          <table:table-cell table:formula="of:=AVERAGE([.K1:.K50])" office:value-type="float" office:value="9">
            <text:p>9</text:p>
          </table:table-cell>
          <table:table-cell table:formula="of:=AVERAGE([.L1:.L50])" office:value-type="float" office:value="10.3">
            <text:p>10.3</text:p>
          </table:table-cell>
          <table:table-cell table:formula="of:=AVERAGE([.M1:.M50])" office:value-type="float" office:value="11.86">
            <text:p>11.86</text:p>
          </table:table-cell>
          <table:table-cell table:formula="of:=AVERAGE([.N1:.N50])" office:value-type="float" office:value="12.38">
            <text:p>12.38</text:p>
          </table:table-cell>
          <table:table-cell table:formula="of:=AVERAGE([.O1:.O50])" office:value-type="float" office:value="13.54">
            <text:p>13.54</text:p>
          </table:table-cell>
          <table:table-cell table:formula="of:=AVERAGE([.P1:.P50])" office:value-type="float" office:value="15.4">
            <text:p>15.4</text:p>
          </table:table-cell>
          <table:table-cell table:formula="of:=AVERAGE([.Q1:.Q50])" office:value-type="float" office:value="16.26">
            <text:p>16.26</text:p>
          </table:table-cell>
          <table:table-cell table:formula="of:=AVERAGE([.R1:.R50])" office:value-type="float" office:value="16.82">
            <text:p>16.82</text:p>
          </table:table-cell>
          <table:table-cell table:formula="of:=AVERAGE([.S1:.S50])" office:value-type="float" office:value="16.96">
            <text:p>16.96</text:p>
          </table:table-cell>
          <table:table-cell table:formula="of:=AVERAGE([.T1:.T50])" office:value-type="float" office:value="17.24">
            <text:p>17.24</text:p>
          </table:table-cell>
          <table:table-cell table:formula="of:=AVERAGE([.U1:.U50])" office:value-type="float" office:value="17.66">
            <text:p>17.66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AVERAGE([.B1:.B50])" office:value-type="float" office:value="0.62">
            <text:p>0.62</text:p>
          </table:table-cell>
          <table:table-cell table:style-name="ce2" table:formula="of:=AVERAGE([.C1:.C50])" office:value-type="float" office:value="0.62">
            <text:p>0.62</text:p>
          </table:table-cell>
          <table:table-cell table:style-name="ce2" table:formula="of:=AVERAGE([.D1:.D50])" office:value-type="float" office:value="1.26">
            <text:p>1.26</text:p>
          </table:table-cell>
          <table:table-cell table:style-name="ce2" table:formula="of:=AVERAGE([.E1:.E50])" office:value-type="float" office:value="2.08">
            <text:p>2.08</text:p>
          </table:table-cell>
          <table:table-cell table:style-name="ce2" table:formula="of:=AVERAGE([.F1:.F50])" office:value-type="float" office:value="3.02">
            <text:p>3.02</text:p>
          </table:table-cell>
          <table:table-cell table:style-name="ce2" table:formula="of:=AVERAGE([.G1:.G50])" office:value-type="float" office:value="4.3">
            <text:p>4.3</text:p>
          </table:table-cell>
          <table:table-cell table:style-name="ce2" table:formula="of:=AVERAGE([.H1:.H50])" office:value-type="float" office:value="4.9">
            <text:p>4.9</text:p>
          </table:table-cell>
          <table:table-cell table:style-name="ce2" table:formula="of:=AVERAGE([.I1:.I50])" office:value-type="float" office:value="6.46">
            <text:p>6.46</text:p>
          </table:table-cell>
          <table:table-cell table:style-name="ce2" table:formula="of:=AVERAGE([.J1:.J50])" office:value-type="float" office:value="8.32">
            <text:p>8.32</text:p>
          </table:table-cell>
          <table:table-cell table:style-name="ce2" table:formula="of:=AVERAGE([.K1:.K50])" office:value-type="float" office:value="9">
            <text:p>9</text:p>
          </table:table-cell>
          <table:table-cell table:style-name="ce2" table:formula="of:=AVERAGE([.L1:.L50])" office:value-type="float" office:value="10.3">
            <text:p>10.3</text:p>
          </table:table-cell>
          <table:table-cell table:style-name="ce2" table:formula="of:=AVERAGE([.M1:.M50])" office:value-type="float" office:value="11.86">
            <text:p>11.86</text:p>
          </table:table-cell>
          <table:table-cell table:style-name="ce2" table:formula="of:=AVERAGE([.N1:.N50])" office:value-type="float" office:value="12.38">
            <text:p>12.38</text:p>
          </table:table-cell>
          <table:table-cell table:style-name="ce2" table:formula="of:=AVERAGE([.O1:.O50])" office:value-type="float" office:value="13.54">
            <text:p>13.54</text:p>
          </table:table-cell>
          <table:table-cell table:style-name="ce2" table:formula="of:=AVERAGE([.P1:.P50])" office:value-type="float" office:value="15.4">
            <text:p>15.4</text:p>
          </table:table-cell>
          <table:table-cell table:style-name="ce2" table:formula="of:=AVERAGE([.Q1:.Q50])" office:value-type="float" office:value="16.26">
            <text:p>16.26</text:p>
          </table:table-cell>
          <table:table-cell table:style-name="ce2" table:formula="of:=AVERAGE([.R1:.R50])" office:value-type="float" office:value="16.82">
            <text:p>16.82</text:p>
          </table:table-cell>
          <table:table-cell table:style-name="ce2" table:formula="of:=AVERAGE([.S1:.S50])" office:value-type="float" office:value="16.96">
            <text:p>16.96</text:p>
          </table:table-cell>
          <table:table-cell table:style-name="ce2" table:formula="of:=AVERAGE([.T1:.T50])" office:value-type="float" office:value="17.24">
            <text:p>17.24</text:p>
          </table:table-cell>
          <table:table-cell table:style-name="ce2" table:formula="of:=AVERAGE([.U1:.U50])" office:value-type="float" office:value="17.66">
            <text:p>17.66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STDEVP([.B1:.B49])" office:value-type="float" office:value="0.750953856856086">
            <text:p>0.7509538569</text:p>
          </table:table-cell>
          <table:table-cell table:style-name="ce2" table:formula="of:=STDEVP([.C1:.C49])" office:value-type="float" office:value="0.750953856856086">
            <text:p>0.7509538569</text:p>
          </table:table-cell>
          <table:table-cell table:style-name="ce2" table:formula="of:=STDEVP([.D1:.D49])" office:value-type="float" office:value="2.43088553784949">
            <text:p>2.4308855378</text:p>
          </table:table-cell>
          <table:table-cell table:style-name="ce2" table:formula="of:=STDEVP([.E1:.E49])" office:value-type="float" office:value="3.08548212062578">
            <text:p>3.0854821206</text:p>
          </table:table-cell>
          <table:table-cell table:style-name="ce2" table:formula="of:=STDEVP([.F1:.F49])" office:value-type="float" office:value="3.89352242422869">
            <text:p>3.8935224242</text:p>
          </table:table-cell>
          <table:table-cell table:style-name="ce2" table:formula="of:=STDEVP([.G1:.G49])" office:value-type="float" office:value="4.52067304701422">
            <text:p>4.520673047</text:p>
          </table:table-cell>
          <table:table-cell table:style-name="ce2" table:formula="of:=STDEVP([.H1:.H49])" office:value-type="float" office:value="4.84658430497598">
            <text:p>4.846584305</text:p>
          </table:table-cell>
          <table:table-cell table:style-name="ce2" table:formula="of:=STDEVP([.I1:.I49])" office:value-type="float" office:value="5.1863242459061">
            <text:p>5.1863242459</text:p>
          </table:table-cell>
          <table:table-cell table:style-name="ce2" table:formula="of:=STDEVP([.J1:.J49])" office:value-type="float" office:value="4.69910977239958">
            <text:p>4.6991097724</text:p>
          </table:table-cell>
          <table:table-cell table:style-name="ce2" table:formula="of:=STDEVP([.K1:.K49])" office:value-type="float" office:value="4.42852440490411">
            <text:p>4.4285244049</text:p>
          </table:table-cell>
          <table:table-cell table:style-name="ce2" table:formula="of:=STDEVP([.L1:.L49])" office:value-type="float" office:value="5.03945284377164">
            <text:p>5.0394528438</text:p>
          </table:table-cell>
          <table:table-cell table:style-name="ce2" table:formula="of:=STDEVP([.M1:.M49])" office:value-type="float" office:value="4.42014622247631">
            <text:p>4.4201462225</text:p>
          </table:table-cell>
          <table:table-cell table:style-name="ce2" table:formula="of:=STDEVP([.N1:.N49])" office:value-type="float" office:value="4.50193165075707">
            <text:p>4.5019316508</text:p>
          </table:table-cell>
          <table:table-cell table:style-name="ce2" table:formula="of:=STDEVP([.O1:.O49])" office:value-type="float" office:value="4.08540641870518">
            <text:p>4.0854064187</text:p>
          </table:table-cell>
          <table:table-cell table:style-name="ce2" table:formula="of:=STDEVP([.P1:.P49])" office:value-type="float" office:value="3.81299647356973">
            <text:p>3.8129964736</text:p>
          </table:table-cell>
          <table:table-cell table:style-name="ce2" table:formula="of:=STDEVP([.Q1:.Q49])" office:value-type="float" office:value="3.43257783411466">
            <text:p>3.4325778341</text:p>
          </table:table-cell>
          <table:table-cell table:style-name="ce2" table:formula="of:=STDEVP([.R1:.R49])" office:value-type="float" office:value="3.19138260770647">
            <text:p>3.1913826077</text:p>
          </table:table-cell>
          <table:table-cell table:style-name="ce2" table:formula="of:=STDEVP([.S1:.S49])" office:value-type="float" office:value="3.27790935088506">
            <text:p>3.2779093509</text:p>
          </table:table-cell>
          <table:table-cell table:style-name="ce2" table:formula="of:=STDEVP([.T1:.T49])" office:value-type="float" office:value="3.32383764791608">
            <text:p>3.3238376479</text:p>
          </table:table-cell>
          <table:table-cell table:style-name="ce2" table:formula="of:=STDEVP([.U1:.U49])" office:value-type="float" office:value="2.84150238021362">
            <text:p>2.8415023802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CONFIDENCE(0.05; [.B53]; 49)" office:value-type="float" office:value="0.210263216212768">
            <text:p>0.2102632162</text:p>
          </table:table-cell>
          <table:table-cell table:style-name="ce2" table:formula="of:=CONFIDENCE(0.05; [.C53]; 49)" office:value-type="float" office:value="0.210263216212768">
            <text:p>0.2102632162</text:p>
          </table:table-cell>
          <table:table-cell table:style-name="ce2" table:formula="of:=CONFIDENCE(0.05; [.D53]; 49)" office:value-type="float" office:value="0.680635443532038">
            <text:p>0.6806354435</text:p>
          </table:table-cell>
          <table:table-cell table:style-name="ce2" table:formula="of:=CONFIDENCE(0.05; [.E53]; 49)" office:value-type="float" office:value="0.863919118766972">
            <text:p>0.8639191188</text:p>
          </table:table-cell>
          <table:table-cell table:style-name="ce2" table:formula="of:=CONFIDENCE(0.05; [.F53]; 49)" office:value-type="float" office:value="1.09016624635533">
            <text:p>1.0901662464</text:p>
          </table:table-cell>
          <table:table-cell table:style-name="ce2" table:formula="of:=CONFIDENCE(0.05; [.G53]; 49)" office:value-type="float" office:value="1.26576519400412">
            <text:p>1.265765194</text:p>
          </table:table-cell>
          <table:table-cell table:style-name="ce2" table:formula="of:=CONFIDENCE(0.05; [.H53]; 49)" office:value-type="float" office:value="1.35701866939857">
            <text:p>1.3570186694</text:p>
          </table:table-cell>
          <table:table-cell table:style-name="ce2" table:formula="of:=CONFIDENCE(0.05; [.I53]; 49)" office:value-type="float" office:value="1.45214410487469">
            <text:p>1.4521441049</text:p>
          </table:table-cell>
          <table:table-cell table:style-name="ce2" table:formula="of:=CONFIDENCE(0.05; [.J53]; 49)" office:value-type="float" office:value="1.31572655904334">
            <text:p>1.315726559</text:p>
          </table:table-cell>
          <table:table-cell table:style-name="ce2" table:formula="of:=CONFIDENCE(0.05; [.K53]; 49)" office:value-type="float" office:value="1.2399640483241">
            <text:p>1.2399640483</text:p>
          </table:table-cell>
          <table:table-cell table:style-name="ce2" table:formula="of:=CONFIDENCE(0.05; [.L53]; 49)" office:value-type="float" office:value="1.41102086794005">
            <text:p>1.4110208679</text:p>
          </table:table-cell>
          <table:table-cell table:style-name="ce2" table:formula="of:=CONFIDENCE(0.05; [.M53]; 49)" office:value-type="float" office:value="1.23761820035062">
            <text:p>1.2376182004</text:p>
          </table:table-cell>
          <table:table-cell table:style-name="ce2" table:formula="of:=CONFIDENCE(0.05; [.N53]; 49)" office:value-type="float" office:value="1.26051769947783">
            <text:p>1.2605176995</text:p>
          </table:table-cell>
          <table:table-cell table:style-name="ce2" table:formula="of:=CONFIDENCE(0.05; [.O53]; 49)" office:value-type="float" office:value="1.14389277755299">
            <text:p>1.1438927776</text:p>
          </table:table-cell>
          <table:table-cell table:style-name="ce2" table:formula="of:=CONFIDENCE(0.05; [.P53]; 49)" office:value-type="float" office:value="1.06761939448213">
            <text:p>1.0676193945</text:p>
          </table:table-cell>
          <table:table-cell table:style-name="ce2" table:formula="of:=CONFIDENCE(0.05; [.Q53]; 49)" office:value-type="float" office:value="0.961104132713606">
            <text:p>0.9611041327</text:p>
          </table:table-cell>
          <table:table-cell table:style-name="ce2" table:formula="of:=CONFIDENCE(0.05; [.R53]; 49)" office:value-type="float" office:value="0.8935707102846">
            <text:p>0.8935707103</text:p>
          </table:table-cell>
          <table:table-cell table:style-name="ce2" table:formula="of:=CONFIDENCE(0.05; [.S53]; 49)" office:value-type="float" office:value="0.917797753188827">
            <text:p>0.9177977532</text:p>
          </table:table-cell>
          <table:table-cell table:style-name="ce2" table:formula="of:=CONFIDENCE(0.05; [.T53]; 49)" office:value-type="float" office:value="0.930657440053405">
            <text:p>0.9306574401</text:p>
          </table:table-cell>
          <table:table-cell table:style-name="ce2" table:formula="of:=CONFIDENCE(0.05; [.U53]; 49)" office:value-type="float" office:value="0.795606046743363">
            <text:p>0.795606046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ROSS</text:p>
          </table:table-cell>
          <table:table-cell table:formula="of:=[.B51]" office:value-type="float" office:value="0.62">
            <text:p>0.62</text:p>
          </table:table-cell>
          <table:table-cell table:formula="of:=[.C51]" office:value-type="float" office:value="0.62">
            <text:p>0.62</text:p>
          </table:table-cell>
          <table:table-cell table:formula="of:=[.D51]" office:value-type="float" office:value="1.26">
            <text:p>1.26</text:p>
          </table:table-cell>
          <table:table-cell table:formula="of:=[.E51]" office:value-type="float" office:value="2.08">
            <text:p>2.08</text:p>
          </table:table-cell>
          <table:table-cell table:formula="of:=[.F51]" office:value-type="float" office:value="3.02">
            <text:p>3.02</text:p>
          </table:table-cell>
          <table:table-cell table:formula="of:=[.G51]" office:value-type="float" office:value="4.3">
            <text:p>4.3</text:p>
          </table:table-cell>
          <table:table-cell table:formula="of:=[.H51]" office:value-type="float" office:value="4.9">
            <text:p>4.9</text:p>
          </table:table-cell>
          <table:table-cell table:formula="of:=[.I51]" office:value-type="float" office:value="6.46">
            <text:p>6.46</text:p>
          </table:table-cell>
          <table:table-cell table:formula="of:=[.J51]" office:value-type="float" office:value="8.32">
            <text:p>8.32</text:p>
          </table:table-cell>
          <table:table-cell table:formula="of:=[.K51]" office:value-type="float" office:value="9">
            <text:p>9</text:p>
          </table:table-cell>
          <table:table-cell table:formula="of:=[.L51]" office:value-type="float" office:value="10.3">
            <text:p>10.3</text:p>
          </table:table-cell>
          <table:table-cell table:formula="of:=[.M51]" office:value-type="float" office:value="11.86">
            <text:p>11.86</text:p>
          </table:table-cell>
          <table:table-cell table:formula="of:=[.N51]" office:value-type="float" office:value="12.38">
            <text:p>12.38</text:p>
          </table:table-cell>
          <table:table-cell table:formula="of:=[.O51]" office:value-type="float" office:value="13.54">
            <text:p>13.54</text:p>
          </table:table-cell>
          <table:table-cell table:formula="of:=[.P51]" office:value-type="float" office:value="15.4">
            <text:p>15.4</text:p>
          </table:table-cell>
          <table:table-cell table:formula="of:=[.Q51]" office:value-type="float" office:value="16.26">
            <text:p>16.26</text:p>
          </table:table-cell>
          <table:table-cell table:formula="of:=[.R51]" office:value-type="float" office:value="16.82">
            <text:p>16.82</text:p>
          </table:table-cell>
          <table:table-cell table:formula="of:=[.S51]" office:value-type="float" office:value="16.96">
            <text:p>16.96</text:p>
          </table:table-cell>
          <table:table-cell table:formula="of:=[.T51]" office:value-type="float" office:value="17.24">
            <text:p>17.24</text:p>
          </table:table-cell>
          <table:table-cell table:formula="of:=[.U51]" office:value-type="float" office:value="17.66">
            <text:p>17.66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ROSS_4</text:p>
          </table:table-cell>
          <table:table-cell table:formula="of:=['ross-20_4'.A51]" office:value-type="float" office:value="2.08">
            <text:p>2.08</text:p>
          </table:table-cell>
          <table:table-cell table:formula="of:=['ross-20_4'.B51]" office:value-type="float" office:value="2.08">
            <text:p>2.08</text:p>
          </table:table-cell>
          <table:table-cell table:formula="of:=['ross-20_4'.C51]" office:value-type="float" office:value="2.16">
            <text:p>2.16</text:p>
          </table:table-cell>
          <table:table-cell table:formula="of:=['ross-20_4'.D51]" office:value-type="float" office:value="2.24">
            <text:p>2.24</text:p>
          </table:table-cell>
          <table:table-cell table:formula="of:=['ross-20_4'.E51]" office:value-type="float" office:value="2.82">
            <text:p>2.82</text:p>
          </table:table-cell>
          <table:table-cell table:formula="of:=['ross-20_4'.F51]" office:value-type="float" office:value="3.8">
            <text:p>3.8</text:p>
          </table:table-cell>
          <table:table-cell table:formula="of:=['ross-20_4'.G51]" office:value-type="float" office:value="4.38">
            <text:p>4.38</text:p>
          </table:table-cell>
          <table:table-cell table:formula="of:=['ross-20_4'.H51]" office:value-type="float" office:value="5.58">
            <text:p>5.58</text:p>
          </table:table-cell>
          <table:table-cell table:formula="of:=['ross-20_4'.I51]" office:value-type="float" office:value="7.08">
            <text:p>7.08</text:p>
          </table:table-cell>
          <table:table-cell table:formula="of:=['ross-20_4'.J51]" office:value-type="float" office:value="7.54">
            <text:p>7.5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ROSS_3</text:p>
          </table:table-cell>
          <table:table-cell table:formula="of:=['ross-20_3'.A51]" office:value-type="float" office:value="3.42">
            <text:p>3.42</text:p>
          </table:table-cell>
          <table:table-cell table:formula="of:=['ross-20_3'.B51]" office:value-type="float" office:value="3.42">
            <text:p>3.42</text:p>
          </table:table-cell>
          <table:table-cell table:formula="of:=['ross-20_3'.C51]" office:value-type="float" office:value="3.48">
            <text:p>3.48</text:p>
          </table:table-cell>
          <table:table-cell table:formula="of:=['ross-20_3'.D51]" office:value-type="float" office:value="3.56">
            <text:p>3.56</text:p>
          </table:table-cell>
          <table:table-cell table:formula="of:=['ross-20_3'.E51]" office:value-type="float" office:value="3.74">
            <text:p>3.74</text:p>
          </table:table-cell>
          <table:table-cell table:formula="of:=['ross-20_3'.F51]" office:value-type="float" office:value="4.5">
            <text:p>4.5</text:p>
          </table:table-cell>
          <table:table-cell table:formula="of:=['ross-20_3'.G51]" office:value-type="float" office:value="4.9">
            <text:p>4.9</text:p>
          </table:table-cell>
          <table:table-cell table:formula="of:=['ross-20_3'.H51]" office:value-type="float" office:value="5.88">
            <text:p>5.88</text:p>
          </table:table-cell>
          <table:table-cell table:formula="of:=['ross-20_3'.I51]" office:value-type="float" office:value="7.16">
            <text:p>7.16</text:p>
          </table:table-cell>
          <table:table-cell table:formula="of:=['ross-20_3'.J51]" office:value-type="float" office:value="7.7">
            <text:p>7.7</text:p>
          </table:table-cell>
          <table:table-cell table:formula="of:=['ross-20_3'.K51]" office:value-type="float" office:value="8.6">
            <text:p>8.6</text:p>
          </table:table-cell>
          <table:table-cell table:formula="of:=['ross-20_3'.L51]" office:value-type="float" office:value="9.84">
            <text:p>9.84</text:p>
          </table:table-cell>
          <table:table-cell table:formula="of:=['ross-20_3'.M51]" office:value-type="float" office:value="10.52">
            <text:p>10.52</text:p>
          </table:table-cell>
          <table:table-cell table:formula="of:=['ross-20_3'.N51]" office:value-type="float" office:value="11.3">
            <text:p>11.3</text:p>
          </table:table-cell>
          <table:table-cell table:formula="of:=['ross-20_3'.O51]" office:value-type="float" office:value="12.74">
            <text:p>12.74</text:p>
          </table:table-cell>
          <table:table-cell table:formula="of:=['ross-20_3'.P51]" office:value-type="float" office:value="13.54">
            <text:p>13.54</text:p>
          </table:table-cell>
          <table:table-cell table:formula="of:=['ross-20_3'.Q51]" office:value-type="float" office:value="14.42">
            <text:p>14.42</text:p>
          </table:table-cell>
          <table:table-cell table:formula="of:=['ross-20_3'.R51]" office:value-type="float" office:value="14.82">
            <text:p>14.82</text:p>
          </table:table-cell>
          <table:table-cell table:formula="of:=['ross-20_3'.S51]" office:value-type="float" office:value="15.26">
            <text:p>15.26</text:p>
          </table:table-cell>
          <table:table-cell table:formula="of:=['ross-20_3'.T51]" office:value-type="float" office:value="15.92">
            <text:p>15.92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ROSS_2</text:p>
          </table:table-cell>
          <table:table-cell table:formula="of:=['ross-20_2'.A51]" office:value-type="float" office:value="5.76">
            <text:p>5.76</text:p>
          </table:table-cell>
          <table:table-cell table:formula="of:=['ross-20_2'.B51]" office:value-type="float" office:value="5.76">
            <text:p>5.76</text:p>
          </table:table-cell>
          <table:table-cell table:formula="of:=['ross-20_2'.C51]" office:value-type="float" office:value="5.82">
            <text:p>5.82</text:p>
          </table:table-cell>
          <table:table-cell table:formula="of:=['ross-20_2'.D51]" office:value-type="float" office:value="5.88">
            <text:p>5.88</text:p>
          </table:table-cell>
          <table:table-cell table:formula="of:=['ross-20_2'.E51]" office:value-type="float" office:value="5.96">
            <text:p>5.96</text:p>
          </table:table-cell>
          <table:table-cell table:formula="of:=['ross-20_2'.F51]" office:value-type="float" office:value="6.42">
            <text:p>6.42</text:p>
          </table:table-cell>
          <table:table-cell table:formula="of:=['ross-20_2'.G51]" office:value-type="float" office:value="6.66">
            <text:p>6.66</text:p>
          </table:table-cell>
          <table:table-cell table:formula="of:=['ross-20_2'.H51]" office:value-type="float" office:value="7.6">
            <text:p>7.6</text:p>
          </table:table-cell>
          <table:table-cell table:formula="of:=['ross-20_2'.I51]" office:value-type="float" office:value="8.64">
            <text:p>8.64</text:p>
          </table:table-cell>
          <table:table-cell table:formula="of:=['ross-20_2'.J51]" office:value-type="float" office:value="9.04">
            <text:p>9.0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SOC</text:p>
          </table:table-cell>
          <table:table-cell table:formula="of:=['soc-20'.A51]" office:value-type="float" office:value="1.98">
            <text:p>1.98</text:p>
          </table:table-cell>
          <table:table-cell table:formula="of:=['soc-20'.B51]" office:value-type="float" office:value="1.98">
            <text:p>1.98</text:p>
          </table:table-cell>
          <table:table-cell table:formula="of:=['soc-20'.C51]" office:value-type="float" office:value="2.6">
            <text:p>2.6</text:p>
          </table:table-cell>
          <table:table-cell table:formula="of:=['soc-20'.D51]" office:value-type="float" office:value="3.22">
            <text:p>3.22</text:p>
          </table:table-cell>
          <table:table-cell table:formula="of:=['soc-20'.E51]" office:value-type="float" office:value="4.02">
            <text:p>4.02</text:p>
          </table:table-cell>
          <table:table-cell table:formula="of:=['soc-20'.F51]" office:value-type="float" office:value="5.52">
            <text:p>5.52</text:p>
          </table:table-cell>
          <table:table-cell table:formula="of:=['soc-20'.G51]" office:value-type="float" office:value="6.24">
            <text:p>6.24</text:p>
          </table:table-cell>
          <table:table-cell table:formula="of:=['soc-20'.H51]" office:value-type="float" office:value="8.24">
            <text:p>8.24</text:p>
          </table:table-cell>
          <table:table-cell table:formula="of:=['soc-20'.I51]" office:value-type="float" office:value="10.34">
            <text:p>10.34</text:p>
          </table:table-cell>
          <table:table-cell table:formula="of:=['soc-20'.J51]" office:value-type="float" office:value="11.16">
            <text:p>11.16</text:p>
          </table:table-cell>
          <table:table-cell table:formula="of:=['soc-20'.K51]" office:value-type="float" office:value="12.18">
            <text:p>12.18</text:p>
          </table:table-cell>
          <table:table-cell table:formula="of:=['soc-20'.L51]" office:value-type="float" office:value="13.8">
            <text:p>13.8</text:p>
          </table:table-cell>
          <table:table-cell table:formula="of:=['soc-20'.M51]" office:value-type="float" office:value="14.42">
            <text:p>14.42</text:p>
          </table:table-cell>
          <table:table-cell table:formula="of:=['soc-20'.N51]" office:value-type="float" office:value="15.78">
            <text:p>15.78</text:p>
          </table:table-cell>
          <table:table-cell table:formula="of:=['soc-20'.O51]" office:value-type="float" office:value="17.1">
            <text:p>17.1</text:p>
          </table:table-cell>
          <table:table-cell table:formula="of:=['soc-20'.P51]" office:value-type="float" office:value="17.52">
            <text:p>17.52</text:p>
          </table:table-cell>
          <table:table-cell table:formula="of:=['soc-20'.Q51]" office:value-type="float" office:value="17.94">
            <text:p>17.94</text:p>
          </table:table-cell>
          <table:table-cell table:formula="of:=['soc-20'.R51]" office:value-type="float" office:value="18.06">
            <text:p>18.06</text:p>
          </table:table-cell>
          <table:table-cell table:formula="of:=['soc-20'.S51]" office:value-type="float" office:value="18.26">
            <text:p>18.26</text:p>
          </table:table-cell>
          <table:table-cell table:formula="of:=['soc-20'.T51]" office:value-type="float" office:value="18.38">
            <text:p>18.38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Centralized_0.7</text:p>
          </table:table-cell>
          <table:table-cell table:formula="of:=['centralized-0.7'.A51]" office:value-type="float" office:value="0">
            <text:p>0</text:p>
          </table:table-cell>
          <table:table-cell table:formula="of:=['centralized-0.7'.B51]" office:value-type="float" office:value="0">
            <text:p>0</text:p>
          </table:table-cell>
          <table:table-cell table:formula="of:=['centralized-0.7'.C51]" office:value-type="float" office:value="0.36">
            <text:p>0.36</text:p>
          </table:table-cell>
          <table:table-cell table:formula="of:=['centralized-0.7'.D51]" office:value-type="float" office:value="0.72">
            <text:p>0.72</text:p>
          </table:table-cell>
          <table:table-cell table:formula="of:=['centralized-0.7'.E51]" office:value-type="float" office:value="1.86">
            <text:p>1.86</text:p>
          </table:table-cell>
          <table:table-cell table:formula="of:=['centralized-0.7'.F51]" office:value-type="float" office:value="2.9">
            <text:p>2.9</text:p>
          </table:table-cell>
          <table:table-cell table:formula="of:=['centralized-0.7'.G51]" office:value-type="float" office:value="3.68">
            <text:p>3.68</text:p>
          </table:table-cell>
          <table:table-cell table:formula="of:=['centralized-0.7'.H51]" office:value-type="float" office:value="5.38">
            <text:p>5.38</text:p>
          </table:table-cell>
          <table:table-cell table:formula="of:=['centralized-0.7'.I51]" office:value-type="float" office:value="7.44">
            <text:p>7.44</text:p>
          </table:table-cell>
          <table:table-cell table:formula="of:=['centralized-0.7'.J51]" office:value-type="float" office:value="8.16">
            <text:p>8.16</text:p>
          </table:table-cell>
          <table:table-cell table:formula="of:=['centralized-0.7'.K51]" office:value-type="float" office:value="9.18">
            <text:p>9.18</text:p>
          </table:table-cell>
          <table:table-cell table:formula="of:=['centralized-0.7'.L51]" office:value-type="float" office:value="10.74">
            <text:p>10.74</text:p>
          </table:table-cell>
          <table:table-cell table:formula="of:=['centralized-0.7'.M51]" office:value-type="float" office:value="11.44">
            <text:p>11.44</text:p>
          </table:table-cell>
          <table:table-cell table:formula="of:=['centralized-0.7'.N51]" office:value-type="float" office:value="12.9">
            <text:p>12.9</text:p>
          </table:table-cell>
          <table:table-cell table:formula="of:=['centralized-0.7'.O51]" office:value-type="float" office:value="14.3">
            <text:p>14.3</text:p>
          </table:table-cell>
          <table:table-cell table:formula="of:=['centralized-0.7'.P51]" office:value-type="float" office:value="15.18">
            <text:p>15.18</text:p>
          </table:table-cell>
          <table:table-cell table:formula="of:=['centralized-0.7'.Q51]" office:value-type="float" office:value="16.12">
            <text:p>16.12</text:p>
          </table:table-cell>
          <table:table-cell table:formula="of:=['centralized-0.7'.R51]" office:value-type="float" office:value="16.66">
            <text:p>16.66</text:p>
          </table:table-cell>
          <table:table-cell table:formula="of:=['centralized-0.7'.S51]" office:value-type="float" office:value="16.96">
            <text:p>16.96</text:p>
          </table:table-cell>
          <table:table-cell table:formula="of:=['centralized-0.7'.T51]" office:value-type="float" office:value="17.38">
            <text:p>17.38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ROSS/centralized</text:p>
          </table:table-cell>
          <table:table-cell table:formula="of:=(20-[.M56])/(20-[.M61])" office:value-type="float" office:value="0.969">
            <text:p>0.969</text:p>
          </table:table-cell>
          <table:table-cell table:formula="of:=(20-[.N56])/(20-[.N61])" office:value-type="float" office:value="0.969">
            <text:p>0.969</text:p>
          </table:table-cell>
          <table:table-cell table:formula="of:=(20-[.O56])/(20-[.O61])" office:value-type="float" office:value="0.954175152749491">
            <text:p>0.9541751527</text:p>
          </table:table-cell>
          <table:table-cell table:formula="of:=(20-[.P56])/(20-[.P61])" office:value-type="float" office:value="0.929460580912863">
            <text:p>0.9294605809</text:p>
          </table:table-cell>
          <table:table-cell table:formula="of:=(20-[.Q56])/(20-[.Q61])" office:value-type="float" office:value="0.936052921719956">
            <text:p>0.9360529217</text:p>
          </table:table-cell>
          <table:table-cell table:formula="of:=(20-[.R56])/(20-[.R61])" office:value-type="float" office:value="0.91812865497076">
            <text:p>0.918128655</text:p>
          </table:table-cell>
          <table:table-cell table:formula="of:=(20-[.S56])/(20-[.S61])" office:value-type="float" office:value="0.925245098039216">
            <text:p>0.925245098</text:p>
          </table:table-cell>
          <table:table-cell table:formula="of:=(20-[.T56])/(20-[.T61])" office:value-type="float" office:value="0.926128590971272">
            <text:p>0.926128591</text:p>
          </table:table-cell>
          <table:table-cell table:formula="of:=(20-[.U56])/(20-[.U61])" office:value-type="float" office:value="0.929936305732484">
            <text:p>0.9299363057</text:p>
          </table:table-cell>
          <table:table-cell table:formula="of:=(20-[.V56])/(20-[.V61])" office:value-type="float" office:value="0.929054054054054">
            <text:p>0.92905405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nodes</text:p>
          </table:table-cell>
          <table:table-cell table:number-columns-repeated="8"/>
          <table:table-cell office:value-type="string">
            <text:p>Soc/centralized</text:p>
          </table:table-cell>
          <table:table-cell table:formula="of:=(20-[.M60])/(20-[.M61])" office:value-type="float" office:value="0.901">
            <text:p>0.901</text:p>
          </table:table-cell>
          <table:table-cell table:formula="of:=(20-[.N60])/(20-[.N61])" office:value-type="float" office:value="0.901">
            <text:p>0.901</text:p>
          </table:table-cell>
          <table:table-cell table:formula="of:=(20-[.O60])/(20-[.O61])" office:value-type="float" office:value="0.885947046843177">
            <text:p>0.8859470468</text:p>
          </table:table-cell>
          <table:table-cell table:formula="of:=(20-[.P60])/(20-[.P61])" office:value-type="float" office:value="0.870331950207469">
            <text:p>0.8703319502</text:p>
          </table:table-cell>
          <table:table-cell table:formula="of:=(20-[.Q60])/(20-[.Q61])" office:value-type="float" office:value="0.880926130099228">
            <text:p>0.8809261301</text:p>
          </table:table-cell>
          <table:table-cell table:formula="of:=(20-[.R60])/(20-[.R61])" office:value-type="float" office:value="0.846783625730994">
            <text:p>0.8467836257</text:p>
          </table:table-cell>
          <table:table-cell table:formula="of:=(20-[.S60])/(20-[.S61])" office:value-type="float" office:value="0.843137254901961">
            <text:p>0.8431372549</text:p>
          </table:table-cell>
          <table:table-cell table:formula="of:=(20-[.T60])/(20-[.T61])" office:value-type="float" office:value="0.80437756497948">
            <text:p>0.804377565</text:p>
          </table:table-cell>
          <table:table-cell table:formula="of:=(20-[.U60])/(20-[.U61])" office:value-type="float" office:value="0.769108280254777">
            <text:p>0.7691082803</text:p>
          </table:table-cell>
          <table:table-cell table:formula="of:=(20-[.V60])/(20-[.V61])" office:value-type="float" office:value="0.746621621621622">
            <text:p>0.7466216216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centralized</text:p>
          </table:table-cell>
          <table:table-cell table:number-columns-repeated="10" office:value-type="float" office:value="1">
            <text:p>1</text:p>
          </table:table-cell>
          <table:table-cell table:number-columns-repeated="11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1"/>
          <table:table-cell office:value-type="string">
            <text:p>Centralized_0.8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>
            <text:p>Centralized_0.9</text:p>
          </table:table-cell>
          <table:table-cell table:formula="of:=['centralzied-0.5'.A51]" office:value-type="float" office:value="0">
            <text:p>0</text:p>
          </table:table-cell>
          <table:table-cell table:formula="of:=['centralzied-0.5'.B51]" office:value-type="float" office:value="0">
            <text:p>0</text:p>
          </table:table-cell>
          <table:table-cell table:formula="of:=['centralzied-0.5'.C51]" office:value-type="float" office:value="0">
            <text:p>0</text:p>
          </table:table-cell>
          <table:table-cell table:formula="of:=['centralzied-0.5'.D51]" office:value-type="float" office:value="0.08">
            <text:p>0.08</text:p>
          </table:table-cell>
          <table:table-cell table:formula="of:=['centralzied-0.5'.E51]" office:value-type="float" office:value="0.48">
            <text:p>0.48</text:p>
          </table:table-cell>
          <table:table-cell table:formula="of:=['centralzied-0.5'.F51]" office:value-type="float" office:value="0.92">
            <text:p>0.92</text:p>
          </table:table-cell>
          <table:table-cell table:formula="of:=['centralzied-0.5'.G51]" office:value-type="float" office:value="1.56">
            <text:p>1.56</text:p>
          </table:table-cell>
          <table:table-cell table:formula="of:=['centralzied-0.5'.H51]" office:value-type="float" office:value="2.68">
            <text:p>2.68</text:p>
          </table:table-cell>
          <table:table-cell table:formula="of:=['centralzied-0.5'.I51]" office:value-type="float" office:value="3.92">
            <text:p>3.92</text:p>
          </table:table-cell>
          <table:table-cell table:formula="of:=['centralzied-0.5'.J51]" office:value-type="float" office:value="4.68">
            <text:p>4.68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2"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number-columns-repeated="11"/>
          <table:table-cell table:formula="of:=[.L56]" office:value-type="string" office:string-value="ROSS">
            <text:p>ROSS</text:p>
          </table:table-cell>
          <table:table-cell table:formula="of:=[performances.O3]" office:value-type="float" office:value="0.66">
            <text:p>0.66</text:p>
          </table:table-cell>
          <table:table-cell table:formula="of:=[.M56]" office:value-type="float" office:value="0.62">
            <text:p>0.62</text:p>
          </table:table-cell>
          <table:table-cell table:formula="of:=[.N56]" office:value-type="float" office:value="0.62">
            <text:p>0.62</text:p>
          </table:table-cell>
          <table:table-cell table:formula="of:=[.O56]" office:value-type="float" office:value="1.26">
            <text:p>1.26</text:p>
          </table:table-cell>
          <table:table-cell table:formula="of:=[.P56]" office:value-type="float" office:value="2.08">
            <text:p>2.08</text:p>
          </table:table-cell>
          <table:table-cell table:formula="of:=[.Q56]" office:value-type="float" office:value="3.02">
            <text:p>3.02</text:p>
          </table:table-cell>
          <table:table-cell table:formula="of:=[.R56]" office:value-type="float" office:value="4.3">
            <text:p>4.3</text:p>
          </table:table-cell>
          <table:table-cell table:formula="of:=[.S56]" office:value-type="float" office:value="4.9">
            <text:p>4.9</text:p>
          </table:table-cell>
          <table:table-cell table:formula="of:=[.T56]" office:value-type="float" office:value="6.46">
            <text:p>6.46</text:p>
          </table:table-cell>
          <table:table-cell table:formula="of:=[.U56]" office:value-type="float" office:value="8.32">
            <text:p>8.32</text:p>
          </table:table-cell>
          <table:table-cell table:formula="of:=[.V56]" office:value-type="float" office:value="9">
            <text:p>9</text:p>
          </table:table-cell>
          <table:table-cell table:formula="of:=[.W56]" office:value-type="float" office:value="10.3">
            <text:p>10.3</text:p>
          </table:table-cell>
          <table:table-cell table:formula="of:=[.X56]" office:value-type="float" office:value="11.86">
            <text:p>11.86</text:p>
          </table:table-cell>
          <table:table-cell table:formula="of:=[.Y56]" office:value-type="float" office:value="12.38">
            <text:p>12.38</text:p>
          </table:table-cell>
          <table:table-cell table:formula="of:=[.Z56]" office:value-type="float" office:value="13.54">
            <text:p>13.54</text:p>
          </table:table-cell>
          <table:table-cell table:formula="of:=[.AA56]" office:value-type="float" office:value="15.4">
            <text:p>15.4</text:p>
          </table:table-cell>
          <table:table-cell table:formula="of:=[.AB56]" office:value-type="float" office:value="16.26">
            <text:p>16.26</text:p>
          </table:table-cell>
          <table:table-cell table:formula="of:=[.AC56]" office:value-type="float" office:value="16.82">
            <text:p>16.82</text:p>
          </table:table-cell>
          <table:table-cell table:formula="of:=[.AD56]" office:value-type="float" office:value="16.96">
            <text:p>16.96</text:p>
          </table:table-cell>
          <table:table-cell table:formula="of:=[.AE56]" office:value-type="float" office:value="17.24">
            <text:p>17.24</text:p>
          </table:table-cell>
          <table:table-cell table:formula="of:=[.AF56]" office:value-type="float" office:value="17.66">
            <text:p>17.66</text:p>
          </table:table-cell>
        </table:table-row>
        <table:table-row table:style-name="ro1">
          <table:table-cell table:number-columns-repeated="11"/>
          <table:table-cell table:formula="of:=[.L58]" office:value-type="string" office:string-value="ROSS_3">
            <text:p>ROSS_3</text:p>
          </table:table-cell>
          <table:table-cell table:formula="of:=[performances.P3]" office:value-type="float" office:value="3.4">
            <text:p>3.4</text:p>
          </table:table-cell>
          <table:table-cell table:formula="of:=[.M58]" office:value-type="float" office:value="3.42">
            <text:p>3.42</text:p>
          </table:table-cell>
          <table:table-cell table:formula="of:=[.N58]" office:value-type="float" office:value="3.42">
            <text:p>3.42</text:p>
          </table:table-cell>
          <table:table-cell table:formula="of:=[.O58]" office:value-type="float" office:value="3.48">
            <text:p>3.48</text:p>
          </table:table-cell>
          <table:table-cell table:formula="of:=[.P58]" office:value-type="float" office:value="3.56">
            <text:p>3.56</text:p>
          </table:table-cell>
          <table:table-cell table:formula="of:=[.Q58]" office:value-type="float" office:value="3.74">
            <text:p>3.74</text:p>
          </table:table-cell>
          <table:table-cell table:formula="of:=[.R58]" office:value-type="float" office:value="4.5">
            <text:p>4.5</text:p>
          </table:table-cell>
          <table:table-cell table:formula="of:=[.S58]" office:value-type="float" office:value="4.9">
            <text:p>4.9</text:p>
          </table:table-cell>
          <table:table-cell table:formula="of:=[.T58]" office:value-type="float" office:value="5.88">
            <text:p>5.88</text:p>
          </table:table-cell>
          <table:table-cell table:formula="of:=[.U58]" office:value-type="float" office:value="7.16">
            <text:p>7.16</text:p>
          </table:table-cell>
          <table:table-cell table:formula="of:=[.V58]" office:value-type="float" office:value="7.7">
            <text:p>7.7</text:p>
          </table:table-cell>
          <table:table-cell table:formula="of:=[.W58]" office:value-type="float" office:value="8.6">
            <text:p>8.6</text:p>
          </table:table-cell>
          <table:table-cell table:formula="of:=[.X58]" office:value-type="float" office:value="9.84">
            <text:p>9.84</text:p>
          </table:table-cell>
          <table:table-cell table:formula="of:=[.Y58]" office:value-type="float" office:value="10.52">
            <text:p>10.52</text:p>
          </table:table-cell>
          <table:table-cell table:formula="of:=[.Z58]" office:value-type="float" office:value="11.3">
            <text:p>11.3</text:p>
          </table:table-cell>
          <table:table-cell table:formula="of:=[.AA58]" office:value-type="float" office:value="12.74">
            <text:p>12.74</text:p>
          </table:table-cell>
          <table:table-cell table:formula="of:=[.AB58]" office:value-type="float" office:value="13.54">
            <text:p>13.54</text:p>
          </table:table-cell>
          <table:table-cell table:formula="of:=[.AC58]" office:value-type="float" office:value="14.42">
            <text:p>14.42</text:p>
          </table:table-cell>
          <table:table-cell table:formula="of:=[.AD58]" office:value-type="float" office:value="14.82">
            <text:p>14.82</text:p>
          </table:table-cell>
          <table:table-cell table:formula="of:=[.AE58]" office:value-type="float" office:value="15.26">
            <text:p>15.26</text:p>
          </table:table-cell>
          <table:table-cell table:formula="of:=[.AF58]" office:value-type="float" office:value="15.92">
            <text:p>15.92</text:p>
          </table:table-cell>
        </table:table-row>
        <table:table-row table:style-name="ro1">
          <table:table-cell table:number-columns-repeated="11"/>
          <table:table-cell table:formula="of:=[.L60]" office:value-type="string" office:string-value="SOC">
            <text:p>SOC</text:p>
          </table:table-cell>
          <table:table-cell table:formula="of:=[performances.S3]" office:value-type="float" office:value="1.98">
            <text:p>1.98</text:p>
          </table:table-cell>
          <table:table-cell table:formula="of:=[.M60]" office:value-type="float" office:value="1.98">
            <text:p>1.98</text:p>
          </table:table-cell>
          <table:table-cell table:formula="of:=[.N60]" office:value-type="float" office:value="1.98">
            <text:p>1.98</text:p>
          </table:table-cell>
          <table:table-cell table:formula="of:=[.O60]" office:value-type="float" office:value="2.6">
            <text:p>2.6</text:p>
          </table:table-cell>
          <table:table-cell table:formula="of:=[.P60]" office:value-type="float" office:value="3.22">
            <text:p>3.22</text:p>
          </table:table-cell>
          <table:table-cell table:formula="of:=[.Q60]" office:value-type="float" office:value="4.02">
            <text:p>4.02</text:p>
          </table:table-cell>
          <table:table-cell table:formula="of:=[.R60]" office:value-type="float" office:value="5.52">
            <text:p>5.52</text:p>
          </table:table-cell>
          <table:table-cell table:formula="of:=[.S60]" office:value-type="float" office:value="6.24">
            <text:p>6.24</text:p>
          </table:table-cell>
          <table:table-cell table:formula="of:=[.T60]" office:value-type="float" office:value="8.24">
            <text:p>8.24</text:p>
          </table:table-cell>
          <table:table-cell table:formula="of:=[.U60]" office:value-type="float" office:value="10.34">
            <text:p>10.34</text:p>
          </table:table-cell>
          <table:table-cell table:formula="of:=[.V60]" office:value-type="float" office:value="11.16">
            <text:p>11.16</text:p>
          </table:table-cell>
          <table:table-cell table:formula="of:=[.W60]" office:value-type="float" office:value="12.18">
            <text:p>12.18</text:p>
          </table:table-cell>
          <table:table-cell table:formula="of:=[.X60]" office:value-type="float" office:value="13.8">
            <text:p>13.8</text:p>
          </table:table-cell>
          <table:table-cell table:formula="of:=[.Y60]" office:value-type="float" office:value="14.42">
            <text:p>14.42</text:p>
          </table:table-cell>
          <table:table-cell table:formula="of:=[.Z60]" office:value-type="float" office:value="15.78">
            <text:p>15.78</text:p>
          </table:table-cell>
          <table:table-cell table:formula="of:=[.AA60]" office:value-type="float" office:value="17.1">
            <text:p>17.1</text:p>
          </table:table-cell>
          <table:table-cell table:formula="of:=[.AB60]" office:value-type="float" office:value="17.52">
            <text:p>17.52</text:p>
          </table:table-cell>
          <table:table-cell table:formula="of:=[.AC60]" office:value-type="float" office:value="17.94">
            <text:p>17.94</text:p>
          </table:table-cell>
          <table:table-cell table:formula="of:=[.AD60]" office:value-type="float" office:value="18.06">
            <text:p>18.06</text:p>
          </table:table-cell>
          <table:table-cell table:formula="of:=[.AE60]" office:value-type="float" office:value="18.26">
            <text:p>18.26</text:p>
          </table:table-cell>
          <table:table-cell table:formula="of:=[.AF60]" office:value-type="float" office:value="18.38">
            <text:p>18.38</text:p>
          </table:table-cell>
        </table:table-row>
        <table:table-row table:style-name="ro1">
          <table:table-cell table:number-columns-repeated="11"/>
          <table:table-cell table:formula="of:=[.L61]" office:value-type="string" office:string-value="Centralized_0.7">
            <text:p>Centralized_0.7</text:p>
          </table:table-cell>
          <table:table-cell table:formula="of:=[performances.T3]" office:value-type="float" office:value="0">
            <text:p>0</text:p>
          </table:table-cell>
          <table:table-cell table:formula="of:=[.M61]" office:value-type="float" office:value="0">
            <text:p>0</text:p>
          </table:table-cell>
          <table:table-cell table:formula="of:=[.N61]" office:value-type="float" office:value="0">
            <text:p>0</text:p>
          </table:table-cell>
          <table:table-cell table:formula="of:=[.O61]" office:value-type="float" office:value="0.36">
            <text:p>0.36</text:p>
          </table:table-cell>
          <table:table-cell table:formula="of:=[.P61]" office:value-type="float" office:value="0.72">
            <text:p>0.72</text:p>
          </table:table-cell>
          <table:table-cell table:formula="of:=[.Q61]" office:value-type="float" office:value="1.86">
            <text:p>1.86</text:p>
          </table:table-cell>
          <table:table-cell table:formula="of:=[.R61]" office:value-type="float" office:value="2.9">
            <text:p>2.9</text:p>
          </table:table-cell>
          <table:table-cell table:formula="of:=[.S61]" office:value-type="float" office:value="3.68">
            <text:p>3.68</text:p>
          </table:table-cell>
          <table:table-cell table:formula="of:=[.T61]" office:value-type="float" office:value="5.38">
            <text:p>5.38</text:p>
          </table:table-cell>
          <table:table-cell table:formula="of:=[.U61]" office:value-type="float" office:value="7.44">
            <text:p>7.44</text:p>
          </table:table-cell>
          <table:table-cell table:formula="of:=[.V61]" office:value-type="float" office:value="8.16">
            <text:p>8.16</text:p>
          </table:table-cell>
          <table:table-cell table:formula="of:=[.W61]" office:value-type="float" office:value="9.18">
            <text:p>9.18</text:p>
          </table:table-cell>
          <table:table-cell table:formula="of:=[.X61]" office:value-type="float" office:value="10.74">
            <text:p>10.74</text:p>
          </table:table-cell>
          <table:table-cell table:formula="of:=[.Y61]" office:value-type="float" office:value="11.44">
            <text:p>11.44</text:p>
          </table:table-cell>
          <table:table-cell table:formula="of:=[.Z61]" office:value-type="float" office:value="12.9">
            <text:p>12.9</text:p>
          </table:table-cell>
          <table:table-cell table:formula="of:=[.AA61]" office:value-type="float" office:value="14.3">
            <text:p>14.3</text:p>
          </table:table-cell>
          <table:table-cell table:formula="of:=[.AB61]" office:value-type="float" office:value="15.18">
            <text:p>15.18</text:p>
          </table:table-cell>
          <table:table-cell table:formula="of:=[.AC61]" office:value-type="float" office:value="16.12">
            <text:p>16.12</text:p>
          </table:table-cell>
          <table:table-cell table:formula="of:=[.AD61]" office:value-type="float" office:value="16.66">
            <text:p>16.66</text:p>
          </table:table-cell>
          <table:table-cell table:formula="of:=[.AE61]" office:value-type="float" office:value="16.96">
            <text:p>16.96</text:p>
          </table:table-cell>
          <table:table-cell table:formula="of:=[.AF61]" office:value-type="float" office:value="17.38">
            <text:p>17.38</text:p>
          </table:table-cell>
        </table:table-row>
        <table:table-row table:style-name="ro1">
          <table:table-cell table:number-columns-repeated="11"/>
          <table:table-cell office:value-type="string">
            <text:p>Ross-greedy</text:p>
          </table:table-cell>
          <table:table-cell table:formula="of:=[performances.Q3]" office:value-type="float" office:value="0.48">
            <text:p>0.48</text:p>
          </table:table-cell>
          <table:table-cell table:formula="of:=['ross-greedy-20'.A51]" office:value-type="float" office:value="0.48">
            <text:p>0.48</text:p>
          </table:table-cell>
          <table:table-cell table:formula="of:=['ross-greedy-20'.B51]" office:value-type="float" office:value="0.48">
            <text:p>0.48</text:p>
          </table:table-cell>
          <table:table-cell table:formula="of:=['ross-greedy-20'.C51]" office:value-type="float" office:value="1.06">
            <text:p>1.06</text:p>
          </table:table-cell>
          <table:table-cell table:formula="of:=['ross-greedy-20'.D51]" office:value-type="float" office:value="1.74">
            <text:p>1.74</text:p>
          </table:table-cell>
          <table:table-cell table:formula="of:=['ross-greedy-20'.E51]" office:value-type="float" office:value="2.88">
            <text:p>2.88</text:p>
          </table:table-cell>
          <table:table-cell table:formula="of:=['ross-greedy-20'.F51]" office:value-type="float" office:value="4.18">
            <text:p>4.18</text:p>
          </table:table-cell>
          <table:table-cell table:formula="of:=['ross-greedy-20'.G51]" office:value-type="float" office:value="4.92">
            <text:p>4.92</text:p>
          </table:table-cell>
          <table:table-cell table:formula="of:=['ross-greedy-20'.H51]" office:value-type="float" office:value="6.34">
            <text:p>6.34</text:p>
          </table:table-cell>
          <table:table-cell table:formula="of:=['ross-greedy-20'.I51]" office:value-type="float" office:value="8.18">
            <text:p>8.18</text:p>
          </table:table-cell>
          <table:table-cell table:formula="of:=['ross-greedy-20'.J51]" office:value-type="float" office:value="8.8">
            <text:p>8.8</text:p>
          </table:table-cell>
          <table:table-cell table:formula="of:=['ross-greedy-20'.K51]" office:value-type="float" office:value="9.9">
            <text:p>9.9</text:p>
          </table:table-cell>
          <table:table-cell table:formula="of:=['ross-greedy-20'.L51]" office:value-type="float" office:value="11.5">
            <text:p>11.5</text:p>
          </table:table-cell>
          <table:table-cell table:formula="of:=['ross-greedy-20'.M51]" office:value-type="float" office:value="11.88">
            <text:p>11.88</text:p>
          </table:table-cell>
          <table:table-cell table:formula="of:=['ross-greedy-20'.N51]" office:value-type="float" office:value="12.8">
            <text:p>12.8</text:p>
          </table:table-cell>
          <table:table-cell table:formula="of:=['ross-greedy-20'.O51]" office:value-type="float" office:value="14.62">
            <text:p>14.62</text:p>
          </table:table-cell>
          <table:table-cell table:formula="of:=['ross-greedy-20'.P51]" office:value-type="float" office:value="15.52">
            <text:p>15.52</text:p>
          </table:table-cell>
          <table:table-cell table:formula="of:=['ross-greedy-20'.Q51]" office:value-type="float" office:value="16.3">
            <text:p>16.3</text:p>
          </table:table-cell>
          <table:table-cell table:formula="of:=['ross-greedy-20'.R51]" office:value-type="float" office:value="16.58">
            <text:p>16.58</text:p>
          </table:table-cell>
          <table:table-cell table:formula="of:=['ross-greedy-20'.S51]" office:value-type="float" office:value="16.92">
            <text:p>16.92</text:p>
          </table:table-cell>
          <table:table-cell table:formula="of:=['ross-greedy-20'.T51]" office:value-type="float" office:value="17.34">
            <text:p>17.34</text:p>
          </table:table-cell>
        </table:table-row>
        <table:table-row table:style-name="ro1">
          <table:table-cell table:number-columns-repeated="11"/>
          <table:table-cell office:value-type="string">
            <text:p>ROSS-3-greedy</text:p>
          </table:table-cell>
          <table:table-cell table:formula="of:=[performances.R3]" office:value-type="float" office:value="1.86">
            <text:p>1.86</text:p>
          </table:table-cell>
          <table:table-cell table:formula="of:=['ross-20-3-greedy'.A51]" office:value-type="float" office:value="1.86">
            <text:p>1.86</text:p>
          </table:table-cell>
          <table:table-cell table:formula="of:=['ross-20-3-greedy'.B51]" office:value-type="float" office:value="1.86">
            <text:p>1.86</text:p>
          </table:table-cell>
          <table:table-cell table:formula="of:=['ross-20-3-greedy'.C51]" office:value-type="float" office:value="1.98">
            <text:p>1.98</text:p>
          </table:table-cell>
          <table:table-cell table:formula="of:=['ross-20-3-greedy'.D51]" office:value-type="float" office:value="1.98">
            <text:p>1.98</text:p>
          </table:table-cell>
          <table:table-cell table:formula="of:=['ross-20-3-greedy'.E51]" office:value-type="float" office:value="2.32">
            <text:p>2.32</text:p>
          </table:table-cell>
          <table:table-cell table:formula="of:=['ross-20-3-greedy'.F51]" office:value-type="float" office:value="3.28">
            <text:p>3.28</text:p>
          </table:table-cell>
          <table:table-cell table:formula="of:=['ross-20-3-greedy'.G51]" office:value-type="float" office:value="3.84">
            <text:p>3.84</text:p>
          </table:table-cell>
          <table:table-cell table:formula="of:=['ross-20-3-greedy'.H51]" office:value-type="float" office:value="4.72">
            <text:p>4.72</text:p>
          </table:table-cell>
          <table:table-cell table:formula="of:=['ross-20-3-greedy'.I51]" office:value-type="float" office:value="6.08">
            <text:p>6.08</text:p>
          </table:table-cell>
          <table:table-cell table:formula="of:=['ross-20-3-greedy'.J51]" office:value-type="float" office:value="6.96">
            <text:p>6.96</text:p>
          </table:table-cell>
          <table:table-cell table:formula="of:=['ross-20-3-greedy'.K51]" office:value-type="float" office:value="8.04">
            <text:p>8.04</text:p>
          </table:table-cell>
          <table:table-cell table:formula="of:=['ross-20-3-greedy'.L51]" office:value-type="float" office:value="9.72">
            <text:p>9.72</text:p>
          </table:table-cell>
          <table:table-cell table:formula="of:=['ross-20-3-greedy'.M51]" office:value-type="float" office:value="10.46">
            <text:p>10.46</text:p>
          </table:table-cell>
          <table:table-cell table:formula="of:=['ross-20-3-greedy'.N51]" office:value-type="float" office:value="11.4">
            <text:p>11.4</text:p>
          </table:table-cell>
          <table:table-cell table:formula="of:=['ross-20-3-greedy'.O51]" office:value-type="float" office:value="12.84">
            <text:p>12.84</text:p>
          </table:table-cell>
          <table:table-cell table:formula="of:=['ross-20-3-greedy'.P51]" office:value-type="float" office:value="13.56">
            <text:p>13.56</text:p>
          </table:table-cell>
          <table:table-cell table:formula="of:=['ross-20-3-greedy'.Q51]" office:value-type="float" office:value="14.62">
            <text:p>14.62</text:p>
          </table:table-cell>
          <table:table-cell table:formula="of:=['ross-20-3-greedy'.R51]" office:value-type="float" office:value="15.24">
            <text:p>15.24</text:p>
          </table:table-cell>
          <table:table-cell table:formula="of:=['ross-20-3-greedy'.S51]" office:value-type="float" office:value="15.74">
            <text:p>15.74</text:p>
          </table:table-cell>
          <table:table-cell table:formula="of:=['ross-20-3-greedy'.T51]" office:value-type="float" office:value="16.26">
            <text:p>16.26</text:p>
          </table:table-cell>
        </table:table-row>
        <table:table-row table:style-name="ro1">
          <table:table-cell table:number-columns-repeated="11"/>
          <table:table-cell office:value-type="string">
            <text:p>Centralized_0.5</text:p>
          </table:table-cell>
          <table:table-cell office:value-type="float" office:value="0">
            <text:p>0</text:p>
          </table:table-cell>
          <table:table-cell table:formula="of:=['centralzied-0.5'.A51]" office:value-type="float" office:value="0">
            <text:p>0</text:p>
          </table:table-cell>
          <table:table-cell table:formula="of:=['centralzied-0.5'.B51]" office:value-type="float" office:value="0">
            <text:p>0</text:p>
          </table:table-cell>
          <table:table-cell table:formula="of:=['centralzied-0.5'.C51]" office:value-type="float" office:value="0">
            <text:p>0</text:p>
          </table:table-cell>
          <table:table-cell table:formula="of:=['centralzied-0.5'.D51]" office:value-type="float" office:value="0.08">
            <text:p>0.08</text:p>
          </table:table-cell>
          <table:table-cell table:formula="of:=['centralzied-0.5'.E51]" office:value-type="float" office:value="0.48">
            <text:p>0.48</text:p>
          </table:table-cell>
          <table:table-cell table:formula="of:=['centralzied-0.5'.F51]" office:value-type="float" office:value="0.92">
            <text:p>0.92</text:p>
          </table:table-cell>
          <table:table-cell table:formula="of:=['centralzied-0.5'.G51]" office:value-type="float" office:value="1.56">
            <text:p>1.56</text:p>
          </table:table-cell>
          <table:table-cell table:formula="of:=['centralzied-0.5'.H51]" office:value-type="float" office:value="2.68">
            <text:p>2.68</text:p>
          </table:table-cell>
          <table:table-cell table:formula="of:=['centralzied-0.5'.I51]" office:value-type="float" office:value="3.92">
            <text:p>3.92</text:p>
          </table:table-cell>
          <table:table-cell table:formula="of:=['centralzied-0.5'.J51]" office:value-type="float" office:value="4.68">
            <text:p>4.68</text:p>
          </table:table-cell>
          <table:table-cell table:formula="of:=['centralzied-0.5'.K51]" office:value-type="float" office:value="5.6">
            <text:p>5.6</text:p>
          </table:table-cell>
          <table:table-cell table:formula="of:=['centralzied-0.5'.L51]" office:value-type="float" office:value="6.96">
            <text:p>6.96</text:p>
          </table:table-cell>
          <table:table-cell table:formula="of:=['centralzied-0.5'.M51]" office:value-type="float" office:value="7.76">
            <text:p>7.76</text:p>
          </table:table-cell>
          <table:table-cell table:formula="of:=['centralzied-0.5'.N51]" office:value-type="float" office:value="8.68">
            <text:p>8.68</text:p>
          </table:table-cell>
          <table:table-cell table:formula="of:=['centralzied-0.5'.O51]" office:value-type="float" office:value="10.04">
            <text:p>10.04</text:p>
          </table:table-cell>
          <table:table-cell table:formula="of:=['centralzied-0.5'.P51]" office:value-type="float" office:value="10.8">
            <text:p>10.8</text:p>
          </table:table-cell>
          <table:table-cell table:formula="of:=['centralzied-0.5'.Q51]" office:value-type="float" office:value="12.04">
            <text:p>12.04</text:p>
          </table:table-cell>
          <table:table-cell table:formula="of:=['centralzied-0.5'.R51]" office:value-type="float" office:value="12.88">
            <text:p>12.88</text:p>
          </table:table-cell>
          <table:table-cell table:formula="of:=['centralzied-0.5'.S51]" office:value-type="float" office:value="13.28">
            <text:p>13.28</text:p>
          </table:table-cell>
          <table:table-cell table:formula="of:=['centralzied-0.5'.T51]" office:value-type="float" office:value="14">
            <text:p>14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number-columns-repeated="11"/>
          <table:table-cell office:value-type="string">
            <text:p>1. with suitable desired size, the performance is the best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2.centralized is not </text:p>
          </table:table-cell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1"/>
          <table:table-cell table:formula="of:=[.L71]" office:value-type="string" office:string-value="ROSS">
            <text:p>ROSS</text:p>
          </table:table-cell>
          <table:table-cell/>
          <table:table-cell table:formula="of:=['ross-basin'.A51]" office:value-type="float" office:value="0.96">
            <text:p>0.96</text:p>
          </table:table-cell>
          <table:table-cell table:formula="of:=['ross-basin'.B51]" office:value-type="float" office:value="1.08">
            <text:p>1.08</text:p>
          </table:table-cell>
          <table:table-cell table:formula="of:=['ross-basin'.C51]" office:value-type="float" office:value="1.34">
            <text:p>1.34</text:p>
          </table:table-cell>
          <table:table-cell table:formula="of:=['ross-basin'.D51]" office:value-type="float" office:value="1.7">
            <text:p>1.7</text:p>
          </table:table-cell>
          <table:table-cell table:formula="of:=['ross-basin'.E51]" office:value-type="float" office:value="2.36">
            <text:p>2.36</text:p>
          </table:table-cell>
          <table:table-cell table:formula="of:=['ross-basin'.F51]" office:value-type="float" office:value="3.24">
            <text:p>3.24</text:p>
          </table:table-cell>
          <table:table-cell table:formula="of:=['ross-basin'.G51]" office:value-type="float" office:value="4.18">
            <text:p>4.18</text:p>
          </table:table-cell>
          <table:table-cell table:formula="of:=['ross-basin'.H51]" office:value-type="float" office:value="5.96">
            <text:p>5.96</text:p>
          </table:table-cell>
          <table:table-cell table:formula="of:=['ross-basin'.I51]" office:value-type="float" office:value="7.56">
            <text:p>7.56</text:p>
          </table:table-cell>
          <table:table-cell table:formula="of:=['ross-basin'.J51]" office:value-type="float" office:value="8.04">
            <text:p>8.04</text:p>
          </table:table-cell>
          <table:table-cell table:formula="of:=['ross-basin'.K51]" office:value-type="float" office:value="9.16">
            <text:p>9.16</text:p>
          </table:table-cell>
          <table:table-cell table:formula="of:=['ross-basin'.L51]" office:value-type="float" office:value="10.5">
            <text:p>10.5</text:p>
          </table:table-cell>
          <table:table-cell table:formula="of:=['ross-basin'.M51]" office:value-type="float" office:value="10.98">
            <text:p>10.98</text:p>
          </table:table-cell>
          <table:table-cell table:formula="of:=['ross-basin'.N51]" office:value-type="float" office:value="11.92">
            <text:p>11.92</text:p>
          </table:table-cell>
          <table:table-cell table:formula="of:=['ross-basin'.O51]" office:value-type="float" office:value="13.54">
            <text:p>13.54</text:p>
          </table:table-cell>
          <table:table-cell table:formula="of:=['ross-basin'.P51]" office:value-type="float" office:value="14.2">
            <text:p>14.2</text:p>
          </table:table-cell>
          <table:table-cell table:formula="of:=['ross-basin'.Q51]" office:value-type="float" office:value="15.08">
            <text:p>15.08</text:p>
          </table:table-cell>
          <table:table-cell table:formula="of:=['ross-basin'.R51]" office:value-type="float" office:value="15.76">
            <text:p>15.76</text:p>
          </table:table-cell>
          <table:table-cell table:formula="of:=['ross-basin'.S51]" office:value-type="float" office:value="16.06">
            <text:p>16.06</text:p>
          </table:table-cell>
          <table:table-cell table:formula="of:=['ross-basin'.T51]" office:value-type="float" office:value="16.48">
            <text:p>16.48</text:p>
          </table:table-cell>
        </table:table-row>
        <table:table-row table:style-name="ro1">
          <table:table-cell table:number-columns-repeated="11"/>
          <table:table-cell table:formula="of:=[.L75]" office:value-type="string" office:string-value="Ross-greedy">
            <text:p>Ross-greedy</text:p>
          </table:table-cell>
          <table:table-cell/>
          <table:table-cell table:formula="of:=['ross-basin-greedy'.A51]" office:value-type="float" office:value="0.72">
            <text:p>0.72</text:p>
          </table:table-cell>
          <table:table-cell table:formula="of:=['ross-basin-greedy'.B51]" office:value-type="float" office:value="0.86">
            <text:p>0.86</text:p>
          </table:table-cell>
          <table:table-cell table:formula="of:=['ross-basin-greedy'.C51]" office:value-type="float" office:value="1.12">
            <text:p>1.12</text:p>
          </table:table-cell>
          <table:table-cell table:formula="of:=['ross-basin-greedy'.D51]" office:value-type="float" office:value="1.42">
            <text:p>1.42</text:p>
          </table:table-cell>
          <table:table-cell table:formula="of:=['ross-basin-greedy'.E51]" office:value-type="float" office:value="2.04">
            <text:p>2.04</text:p>
          </table:table-cell>
          <table:table-cell table:formula="of:=['ross-basin-greedy'.F51]" office:value-type="float" office:value="2.86">
            <text:p>2.86</text:p>
          </table:table-cell>
          <table:table-cell table:formula="of:=['ross-basin-greedy'.G51]" office:value-type="float" office:value="3.7">
            <text:p>3.7</text:p>
          </table:table-cell>
          <table:table-cell table:formula="of:=['ross-basin-greedy'.H51]" office:value-type="float" office:value="5.6">
            <text:p>5.6</text:p>
          </table:table-cell>
          <table:table-cell table:formula="of:=['ross-basin-greedy'.I51]" office:value-type="float" office:value="7.6">
            <text:p>7.6</text:p>
          </table:table-cell>
          <table:table-cell table:formula="of:=['ross-basin-greedy'.J51]" office:value-type="float" office:value="8.24">
            <text:p>8.24</text:p>
          </table:table-cell>
          <table:table-cell table:formula="of:=['ross-basin-greedy'.K51]" office:value-type="float" office:value="9.32">
            <text:p>9.32</text:p>
          </table:table-cell>
          <table:table-cell table:formula="of:=['ross-basin-greedy'.L51]" office:value-type="float" office:value="10.46">
            <text:p>10.46</text:p>
          </table:table-cell>
          <table:table-cell table:formula="of:=['ross-basin-greedy'.M51]" office:value-type="float" office:value="10.98">
            <text:p>10.98</text:p>
          </table:table-cell>
          <table:table-cell table:formula="of:=['ross-basin-greedy'.N51]" office:value-type="float" office:value="11.96">
            <text:p>11.96</text:p>
          </table:table-cell>
          <table:table-cell table:formula="of:=['ross-basin-greedy'.O51]" office:value-type="float" office:value="13.54">
            <text:p>13.54</text:p>
          </table:table-cell>
          <table:table-cell table:formula="of:=['ross-basin-greedy'.P51]" office:value-type="float" office:value="14.18">
            <text:p>14.18</text:p>
          </table:table-cell>
          <table:table-cell table:formula="of:=['ross-basin-greedy'.Q51]" office:value-type="float" office:value="15.02">
            <text:p>15.02</text:p>
          </table:table-cell>
          <table:table-cell table:formula="of:=['ross-basin-greedy'.R51]" office:value-type="float" office:value="15.6">
            <text:p>15.6</text:p>
          </table:table-cell>
          <table:table-cell table:formula="of:=['ross-basin-greedy'.S51]" office:value-type="float" office:value="15.88">
            <text:p>15.88</text:p>
          </table:table-cell>
          <table:table-cell table:formula="of:=['ross-basin-greedy'.T51]" office:value-type="float" office:value="16.34">
            <text:p>16.34</text:p>
          </table:table-cell>
        </table:table-row>
        <table:table-row table:style-name="ro1">
          <table:table-cell table:number-columns-repeated="11"/>
          <table:table-cell table:formula="of:=[.L72]" office:value-type="string" office:string-value="ROSS_3">
            <text:p>ROSS_3</text:p>
          </table:table-cell>
          <table:table-cell/>
          <table:table-cell table:formula="of:=['ross-basin-3'.A51]" office:value-type="float" office:value="1.64">
            <text:p>1.64</text:p>
          </table:table-cell>
          <table:table-cell table:formula="of:=['ross-basin-3'.B51]" office:value-type="float" office:value="1.64">
            <text:p>1.64</text:p>
          </table:table-cell>
          <table:table-cell table:formula="of:=['ross-basin-3'.C51]" office:value-type="float" office:value="1.72">
            <text:p>1.72</text:p>
          </table:table-cell>
          <table:table-cell table:formula="of:=['ross-basin-3'.D51]" office:value-type="float" office:value="1.98">
            <text:p>1.98</text:p>
          </table:table-cell>
          <table:table-cell table:formula="of:=['ross-basin-3'.E51]" office:value-type="float" office:value="2.5">
            <text:p>2.5</text:p>
          </table:table-cell>
          <table:table-cell table:formula="of:=['ross-basin-3'.F51]" office:value-type="float" office:value="3.26">
            <text:p>3.26</text:p>
          </table:table-cell>
          <table:table-cell table:formula="of:=['ross-basin-3'.G51]" office:value-type="float" office:value="4.02">
            <text:p>4.02</text:p>
          </table:table-cell>
          <table:table-cell table:formula="of:=['ross-basin-3'.H51]" office:value-type="float" office:value="5.3">
            <text:p>5.3</text:p>
          </table:table-cell>
          <table:table-cell table:formula="of:=['ross-basin-3'.I51]" office:value-type="float" office:value="6.96">
            <text:p>6.96</text:p>
          </table:table-cell>
          <table:table-cell table:formula="of:=['ross-basin-3'.J51]" office:value-type="float" office:value="7.26">
            <text:p>7.26</text:p>
          </table:table-cell>
          <table:table-cell table:formula="of:=['ross-basin-3'.K51]" office:value-type="float" office:value="8.2">
            <text:p>8.2</text:p>
          </table:table-cell>
          <table:table-cell table:formula="of:=['ross-basin-3'.L51]" office:value-type="float" office:value="9.5">
            <text:p>9.5</text:p>
          </table:table-cell>
          <table:table-cell table:formula="of:=['ross-basin-3'.M51]" office:value-type="float" office:value="10.12">
            <text:p>10.12</text:p>
          </table:table-cell>
          <table:table-cell table:formula="of:=['ross-basin-3'.N51]" office:value-type="float" office:value="11.1">
            <text:p>11.1</text:p>
          </table:table-cell>
          <table:table-cell table:formula="of:=['ross-basin-3'.O51]" office:value-type="float" office:value="12.74">
            <text:p>12.74</text:p>
          </table:table-cell>
          <table:table-cell table:formula="of:=['ross-basin-3'.P51]" office:value-type="float" office:value="13.4">
            <text:p>13.4</text:p>
          </table:table-cell>
          <table:table-cell table:formula="of:=['ross-basin-3'.Q51]" office:value-type="float" office:value="14.26">
            <text:p>14.26</text:p>
          </table:table-cell>
          <table:table-cell table:formula="of:=['ross-basin-3'.R51]" office:value-type="float" office:value="15.1">
            <text:p>15.1</text:p>
          </table:table-cell>
          <table:table-cell table:formula="of:=['ross-basin-3'.S51]" office:value-type="float" office:value="15.58">
            <text:p>15.58</text:p>
          </table:table-cell>
          <table:table-cell table:formula="of:=['ross-basin-3'.T51]" office:value-type="float" office:value="16.08">
            <text:p>16.08</text:p>
          </table:table-cell>
        </table:table-row>
        <table:table-row table:style-name="ro1">
          <table:table-cell table:number-columns-repeated="11"/>
          <table:table-cell table:formula="of:=[.L76]" office:value-type="string" office:string-value="ROSS-3-greedy">
            <text:p>ROSS-3-greedy</text:p>
          </table:table-cell>
          <table:table-cell/>
          <table:table-cell table:formula="of:=['ross-basin-3-greedy'.A51]" office:value-type="float" office:value="0.94">
            <text:p>0.94</text:p>
          </table:table-cell>
          <table:table-cell table:formula="of:=['ross-basin-3-greedy'.B51]" office:value-type="float" office:value="0.94">
            <text:p>0.94</text:p>
          </table:table-cell>
          <table:table-cell table:formula="of:=['ross-basin-3-greedy'.C51]" office:value-type="float" office:value="1.02">
            <text:p>1.02</text:p>
          </table:table-cell>
          <table:table-cell table:formula="of:=['ross-basin-3-greedy'.D51]" office:value-type="float" office:value="1.28">
            <text:p>1.28</text:p>
          </table:table-cell>
          <table:table-cell table:formula="of:=['ross-basin-3-greedy'.E51]" office:value-type="float" office:value="1.84">
            <text:p>1.84</text:p>
          </table:table-cell>
          <table:table-cell table:formula="of:=['ross-basin-3-greedy'.F51]" office:value-type="float" office:value="2.58">
            <text:p>2.58</text:p>
          </table:table-cell>
          <table:table-cell table:formula="of:=['ross-basin-3-greedy'.G51]" office:value-type="float" office:value="3.58">
            <text:p>3.58</text:p>
          </table:table-cell>
          <table:table-cell table:formula="of:=['ross-basin-3-greedy'.H51]" office:value-type="float" office:value="4.88">
            <text:p>4.88</text:p>
          </table:table-cell>
          <table:table-cell table:formula="of:=['ross-basin-3-greedy'.I51]" office:value-type="float" office:value="6.64">
            <text:p>6.64</text:p>
          </table:table-cell>
          <table:table-cell table:formula="of:=['ross-basin-3-greedy'.J51]" office:value-type="float" office:value="7">
            <text:p>7</text:p>
          </table:table-cell>
          <table:table-cell table:formula="of:=['ross-basin-3-greedy'.K51]" office:value-type="float" office:value="7.84">
            <text:p>7.84</text:p>
          </table:table-cell>
          <table:table-cell table:formula="of:=['ross-basin-3-greedy'.L51]" office:value-type="float" office:value="9.18">
            <text:p>9.18</text:p>
          </table:table-cell>
          <table:table-cell table:formula="of:=['ross-basin-3-greedy'.M51]" office:value-type="float" office:value="9.86">
            <text:p>9.86</text:p>
          </table:table-cell>
          <table:table-cell table:formula="of:=['ross-basin-3-greedy'.N51]" office:value-type="float" office:value="10.8">
            <text:p>10.8</text:p>
          </table:table-cell>
          <table:table-cell table:formula="of:=['ross-basin-3-greedy'.O51]" office:value-type="float" office:value="12.5">
            <text:p>12.5</text:p>
          </table:table-cell>
          <table:table-cell table:formula="of:=['ross-basin-3-greedy'.P51]" office:value-type="float" office:value="12.96">
            <text:p>12.96</text:p>
          </table:table-cell>
          <table:table-cell table:formula="of:=['ross-basin-3-greedy'.Q51]" office:value-type="float" office:value="13.68">
            <text:p>13.68</text:p>
          </table:table-cell>
          <table:table-cell table:formula="of:=['ross-basin-3-greedy'.R51]" office:value-type="float" office:value="14.6">
            <text:p>14.6</text:p>
          </table:table-cell>
          <table:table-cell table:formula="of:=['ross-basin-3-greedy'.S51]" office:value-type="float" office:value="15.1">
            <text:p>15.1</text:p>
          </table:table-cell>
          <table:table-cell table:formula="of:=['ross-basin-3-greedy'.T51]" office:value-type="float" office:value="15.7">
            <text:p>15.7</text:p>
          </table:table-cell>
        </table:table-row>
        <table:table-row table:style-name="ro1">
          <table:table-cell table:number-columns-repeated="11"/>
          <table:table-cell table:formula="of:=[.L73]" office:value-type="string" office:string-value="SOC">
            <text:p>SOC</text:p>
          </table:table-cell>
          <table:table-cell table:formula="of:=[.M73]" office:value-type="float" office:value="1.98">
            <text:p>1.98</text:p>
          </table:table-cell>
          <table:table-cell table:formula="of:=[.N73]" office:value-type="float" office:value="1.98">
            <text:p>1.98</text:p>
          </table:table-cell>
          <table:table-cell table:formula="of:=[.O73]" office:value-type="float" office:value="1.98">
            <text:p>1.98</text:p>
          </table:table-cell>
          <table:table-cell table:formula="of:=[.P73]" office:value-type="float" office:value="2.6">
            <text:p>2.6</text:p>
          </table:table-cell>
          <table:table-cell table:formula="of:=[.Q73]" office:value-type="float" office:value="3.22">
            <text:p>3.22</text:p>
          </table:table-cell>
          <table:table-cell table:formula="of:=[.R73]" office:value-type="float" office:value="4.02">
            <text:p>4.02</text:p>
          </table:table-cell>
          <table:table-cell table:formula="of:=[.S73]" office:value-type="float" office:value="5.52">
            <text:p>5.52</text:p>
          </table:table-cell>
          <table:table-cell table:formula="of:=[.T73]" office:value-type="float" office:value="6.24">
            <text:p>6.24</text:p>
          </table:table-cell>
          <table:table-cell table:formula="of:=[.U73]" office:value-type="float" office:value="8.24">
            <text:p>8.24</text:p>
          </table:table-cell>
          <table:table-cell table:formula="of:=[.V73]" office:value-type="float" office:value="10.34">
            <text:p>10.34</text:p>
          </table:table-cell>
          <table:table-cell table:formula="of:=[.W73]" office:value-type="float" office:value="11.16">
            <text:p>11.16</text:p>
          </table:table-cell>
          <table:table-cell table:formula="of:=[.X73]" office:value-type="float" office:value="12.18">
            <text:p>12.18</text:p>
          </table:table-cell>
          <table:table-cell table:formula="of:=[.Y73]" office:value-type="float" office:value="13.8">
            <text:p>13.8</text:p>
          </table:table-cell>
          <table:table-cell table:formula="of:=[.Z73]" office:value-type="float" office:value="14.42">
            <text:p>14.42</text:p>
          </table:table-cell>
          <table:table-cell table:formula="of:=[.AA73]" office:value-type="float" office:value="15.78">
            <text:p>15.78</text:p>
          </table:table-cell>
          <table:table-cell table:formula="of:=[.AB73]" office:value-type="float" office:value="17.1">
            <text:p>17.1</text:p>
          </table:table-cell>
          <table:table-cell table:formula="of:=[.AC73]" office:value-type="float" office:value="17.52">
            <text:p>17.52</text:p>
          </table:table-cell>
          <table:table-cell table:formula="of:=[.AD73]" office:value-type="float" office:value="17.94">
            <text:p>17.94</text:p>
          </table:table-cell>
          <table:table-cell table:formula="of:=[.AE73]" office:value-type="float" office:value="18.06">
            <text:p>18.06</text:p>
          </table:table-cell>
          <table:table-cell table:formula="of:=[.AF73]" office:value-type="float" office:value="18.26">
            <text:p>18.26</text:p>
          </table:table-cell>
          <table:table-cell table:formula="of:=[.AG73]" office:value-type="float" office:value="18.38">
            <text:p>18.38</text:p>
          </table:table-cell>
        </table:table-row>
        <table:table-row table:style-name="ro1">
          <table:table-cell table:number-columns-repeated="11"/>
          <table:table-cell table:formula="of:=[.L74]" office:value-type="string" office:string-value="Centralized_0.7">
            <text:p>Centralized_0.7</text:p>
          </table:table-cell>
          <table:table-cell table:formula="of:=[.M74]" office:value-type="float" office:value="0">
            <text:p>0</text:p>
          </table:table-cell>
          <table:table-cell table:formula="of:=[.N74]" office:value-type="float" office:value="0">
            <text:p>0</text:p>
          </table:table-cell>
          <table:table-cell table:formula="of:=[.O74]" office:value-type="float" office:value="0">
            <text:p>0</text:p>
          </table:table-cell>
          <table:table-cell table:formula="of:=[.P74]" office:value-type="float" office:value="0.36">
            <text:p>0.36</text:p>
          </table:table-cell>
          <table:table-cell table:formula="of:=[.Q74]" office:value-type="float" office:value="0.72">
            <text:p>0.72</text:p>
          </table:table-cell>
          <table:table-cell table:formula="of:=[.R74]" office:value-type="float" office:value="1.86">
            <text:p>1.86</text:p>
          </table:table-cell>
          <table:table-cell table:formula="of:=[.S74]" office:value-type="float" office:value="2.9">
            <text:p>2.9</text:p>
          </table:table-cell>
          <table:table-cell table:formula="of:=[.T74]" office:value-type="float" office:value="3.68">
            <text:p>3.68</text:p>
          </table:table-cell>
          <table:table-cell table:formula="of:=[.U74]" office:value-type="float" office:value="5.38">
            <text:p>5.38</text:p>
          </table:table-cell>
          <table:table-cell table:formula="of:=[.V74]" office:value-type="float" office:value="7.44">
            <text:p>7.44</text:p>
          </table:table-cell>
          <table:table-cell table:formula="of:=[.W74]" office:value-type="float" office:value="8.16">
            <text:p>8.16</text:p>
          </table:table-cell>
          <table:table-cell table:formula="of:=[.X74]" office:value-type="float" office:value="9.18">
            <text:p>9.18</text:p>
          </table:table-cell>
          <table:table-cell table:formula="of:=[.Y74]" office:value-type="float" office:value="10.74">
            <text:p>10.74</text:p>
          </table:table-cell>
          <table:table-cell table:formula="of:=[.Z74]" office:value-type="float" office:value="11.44">
            <text:p>11.44</text:p>
          </table:table-cell>
          <table:table-cell table:formula="of:=[.AA74]" office:value-type="float" office:value="12.9">
            <text:p>12.9</text:p>
          </table:table-cell>
          <table:table-cell table:formula="of:=[.AB74]" office:value-type="float" office:value="14.3">
            <text:p>14.3</text:p>
          </table:table-cell>
          <table:table-cell table:formula="of:=[.AC74]" office:value-type="float" office:value="15.18">
            <text:p>15.18</text:p>
          </table:table-cell>
          <table:table-cell table:formula="of:=[.AD74]" office:value-type="float" office:value="16.12">
            <text:p>16.12</text:p>
          </table:table-cell>
          <table:table-cell table:formula="of:=[.AE74]" office:value-type="float" office:value="16.66">
            <text:p>16.66</text:p>
          </table:table-cell>
          <table:table-cell table:formula="of:=[.AF74]" office:value-type="float" office:value="16.96">
            <text:p>16.96</text:p>
          </table:table-cell>
          <table:table-cell table:formula="of:=[.AG74]" office:value-type="float" office:value="17.38">
            <text:p>17.38</text:p>
          </table:table-cell>
        </table:table-row>
        <table:table-row table:style-name="ro1">
          <table:table-cell table:number-columns-repeated="11"/>
          <table:table-cell table:formula="of:=[.L77]" office:value-type="string" office:string-value="Centralized_0.5">
            <text:p>Centralized_0.5</text:p>
          </table:table-cell>
          <table:table-cell table:formula="of:=[.M77]" office:value-type="float" office:value="0">
            <text:p>0</text:p>
          </table:table-cell>
          <table:table-cell table:formula="of:=[.N77]" office:value-type="float" office:value="0">
            <text:p>0</text:p>
          </table:table-cell>
          <table:table-cell table:formula="of:=[.O77]" office:value-type="float" office:value="0">
            <text:p>0</text:p>
          </table:table-cell>
          <table:table-cell table:formula="of:=[.P77]" office:value-type="float" office:value="0">
            <text:p>0</text:p>
          </table:table-cell>
          <table:table-cell table:formula="of:=[.Q77]" office:value-type="float" office:value="0.08">
            <text:p>0.08</text:p>
          </table:table-cell>
          <table:table-cell table:formula="of:=[.R77]" office:value-type="float" office:value="0.48">
            <text:p>0.48</text:p>
          </table:table-cell>
          <table:table-cell table:formula="of:=[.S77]" office:value-type="float" office:value="0.92">
            <text:p>0.92</text:p>
          </table:table-cell>
          <table:table-cell table:formula="of:=[.T77]" office:value-type="float" office:value="1.56">
            <text:p>1.56</text:p>
          </table:table-cell>
          <table:table-cell table:formula="of:=[.U77]" office:value-type="float" office:value="2.68">
            <text:p>2.68</text:p>
          </table:table-cell>
          <table:table-cell table:formula="of:=[.V77]" office:value-type="float" office:value="3.92">
            <text:p>3.92</text:p>
          </table:table-cell>
          <table:table-cell table:formula="of:=[.W77]" office:value-type="float" office:value="4.68">
            <text:p>4.68</text:p>
          </table:table-cell>
          <table:table-cell table:formula="of:=[.X77]" office:value-type="float" office:value="5.6">
            <text:p>5.6</text:p>
          </table:table-cell>
          <table:table-cell table:formula="of:=[.Y77]" office:value-type="float" office:value="6.96">
            <text:p>6.96</text:p>
          </table:table-cell>
          <table:table-cell table:formula="of:=[.Z77]" office:value-type="float" office:value="7.76">
            <text:p>7.76</text:p>
          </table:table-cell>
          <table:table-cell table:formula="of:=[.AA77]" office:value-type="float" office:value="8.68">
            <text:p>8.68</text:p>
          </table:table-cell>
          <table:table-cell table:formula="of:=[.AB77]" office:value-type="float" office:value="10.04">
            <text:p>10.04</text:p>
          </table:table-cell>
          <table:table-cell table:formula="of:=[.AC77]" office:value-type="float" office:value="10.8">
            <text:p>10.8</text:p>
          </table:table-cell>
          <table:table-cell table:formula="of:=[.AD77]" office:value-type="float" office:value="12.04">
            <text:p>12.04</text:p>
          </table:table-cell>
          <table:table-cell table:formula="of:=[.AE77]" office:value-type="float" office:value="12.88">
            <text:p>12.88</text:p>
          </table:table-cell>
          <table:table-cell table:formula="of:=[.AF77]" office:value-type="float" office:value="13.28">
            <text:p>13.28</text:p>
          </table:table-cell>
          <table:table-cell table:formula="of:=[.AG77]" office:value-type="float" office:value="14">
            <text:p>14</text:p>
          </table:table-cell>
        </table:table-row>
        <table:table-row table:style-name="ro1" table:number-rows-repeated="19">
          <table:table-cell table:number-columns-repeated="33"/>
        </table:table-row>
        <table:table-row table:style-name="ro1">
          <table:table-cell/>
          <table:table-cell table:formula="of:=[.N70]" office:value-type="float" office:value="35">
            <text:p>35</text:p>
          </table:table-cell>
          <table:table-cell table:formula="of:=[.O70]" office:value-type="float" office:value="40">
            <text:p>40</text:p>
          </table:table-cell>
          <table:table-cell table:formula="of:=[.P70]" office:value-type="float" office:value="45">
            <text:p>45</text:p>
          </table:table-cell>
          <table:table-cell table:formula="of:=[.Q70]" office:value-type="float" office:value="50">
            <text:p>50</text:p>
          </table:table-cell>
          <table:table-cell table:formula="of:=[.R70]" office:value-type="float" office:value="55">
            <text:p>55</text:p>
          </table:table-cell>
          <table:table-cell table:formula="of:=[.S70]" office:value-type="float" office:value="60">
            <text:p>60</text:p>
          </table:table-cell>
          <table:table-cell table:formula="of:=[.T70]" office:value-type="float" office:value="65">
            <text:p>65</text:p>
          </table:table-cell>
          <table:table-cell table:formula="of:=[.U70]" office:value-type="float" office:value="70">
            <text:p>70</text:p>
          </table:table-cell>
          <table:table-cell table:formula="of:=[.V70]" office:value-type="float" office:value="75">
            <text:p>75</text:p>
          </table:table-cell>
          <table:table-cell table:formula="of:=[.W70]" office:value-type="float" office:value="80">
            <text:p>80</text:p>
          </table:table-cell>
          <table:table-cell table:formula="of:=[.X70]" office:value-type="float" office:value="85">
            <text:p>85</text:p>
          </table:table-cell>
          <table:table-cell table:formula="of:=[.Y70]" office:value-type="float" office:value="90">
            <text:p>90</text:p>
          </table:table-cell>
          <table:table-cell table:formula="of:=[.Z70]" office:value-type="float" office:value="95">
            <text:p>95</text:p>
          </table:table-cell>
          <table:table-cell table:formula="of:=[.AA70]" office:value-type="float" office:value="100">
            <text:p>100</text:p>
          </table:table-cell>
          <table:table-cell table:formula="of:=[.AB70]" office:value-type="float" office:value="105">
            <text:p>105</text:p>
          </table:table-cell>
          <table:table-cell table:formula="of:=[.AC70]" office:value-type="float" office:value="110">
            <text:p>110</text:p>
          </table:table-cell>
          <table:table-cell table:formula="of:=[.AD70]" office:value-type="float" office:value="115">
            <text:p>115</text:p>
          </table:table-cell>
          <table:table-cell table:formula="of:=[.AE70]" office:value-type="float" office:value="120">
            <text:p>120</text:p>
          </table:table-cell>
          <table:table-cell table:formula="of:=[.AF70]" office:value-type="float" office:value="125">
            <text:p>125</text:p>
          </table:table-cell>
          <table:table-cell table:formula="of:=[.AG70]" office:value-type="float" office:value="130">
            <text:p>130</text:p>
          </table:table-cell>
          <table:table-cell table:number-columns-repeated="12"/>
        </table:table-row>
        <table:table-row table:style-name="ro3">
          <table:table-cell office:value-type="string">
            <text:p>ross</text:p>
          </table:table-cell>
          <table:table-cell table:formula="of:=[.B51]+[.B54]" office:value-type="float" office:value="0.830263216212768">
            <text:p>0.8302632162</text:p>
          </table:table-cell>
          <table:table-cell table:formula="of:=[.C51]+[.C54]" office:value-type="float" office:value="0.830263216212768">
            <text:p>0.8302632162</text:p>
          </table:table-cell>
          <table:table-cell table:formula="of:=[.D51]+[.D54]" office:value-type="float" office:value="1.94063544353204">
            <text:p>1.9406354435</text:p>
          </table:table-cell>
          <table:table-cell table:formula="of:=[.E51]+[.E54]" office:value-type="float" office:value="2.94391911876697">
            <text:p>2.9439191188</text:p>
          </table:table-cell>
          <table:table-cell table:formula="of:=[.F51]+[.F54]" office:value-type="float" office:value="4.11016624635533">
            <text:p>4.1101662464</text:p>
          </table:table-cell>
          <table:table-cell table:formula="of:=[.G51]+[.G54]" office:value-type="float" office:value="5.56576519400412">
            <text:p>5.565765194</text:p>
          </table:table-cell>
          <table:table-cell table:formula="of:=[.H51]+[.H54]" office:value-type="float" office:value="6.25701866939857">
            <text:p>6.2570186694</text:p>
          </table:table-cell>
          <table:table-cell table:formula="of:=[.I51]+[.I54]" office:value-type="float" office:value="7.91214410487469">
            <text:p>7.9121441049</text:p>
          </table:table-cell>
          <table:table-cell table:formula="of:=[.J51]+[.J54]" office:value-type="float" office:value="9.63572655904334">
            <text:p>9.635726559</text:p>
          </table:table-cell>
          <table:table-cell table:formula="of:=[.K51]+[.K54]" office:value-type="float" office:value="10.2399640483241">
            <text:p>10.2399640483</text:p>
          </table:table-cell>
          <table:table-cell table:formula="of:=[.L51]+[.L54]" office:value-type="float" office:value="11.7110208679401">
            <text:p>11.7110208679</text:p>
          </table:table-cell>
          <table:table-cell table:formula="of:=[.M51]+[.M54]" office:value-type="float" office:value="13.0976182003506">
            <text:p>13.0976182004</text:p>
          </table:table-cell>
          <table:table-cell table:formula="of:=[.N51]+[.N54]" office:value-type="float" office:value="13.6405176994778">
            <text:p>13.6405176995</text:p>
          </table:table-cell>
          <table:table-cell table:formula="of:=[.O51]+[.O54]" office:value-type="float" office:value="14.683892777553">
            <text:p>14.6838927776</text:p>
          </table:table-cell>
          <table:table-cell table:formula="of:=[.P51]+[.P54]" office:value-type="float" office:value="16.4676193944821">
            <text:p>16.4676193945</text:p>
          </table:table-cell>
          <table:table-cell table:formula="of:=[.Q51]+[.Q54]" office:value-type="float" office:value="17.2211041327136">
            <text:p>17.2211041327</text:p>
          </table:table-cell>
          <table:table-cell table:formula="of:=[.R51]+[.R54]" office:value-type="float" office:value="17.7135707102846">
            <text:p>17.7135707103</text:p>
          </table:table-cell>
          <table:table-cell table:formula="of:=[.S51]+[.S54]" office:value-type="float" office:value="17.8777977531888">
            <text:p>17.8777977532</text:p>
          </table:table-cell>
          <table:table-cell table:formula="of:=[.T51]+[.T54]" office:value-type="float" office:value="18.1706574400534">
            <text:p>18.1706574401</text:p>
          </table:table-cell>
          <table:table-cell table:formula="of:=[.U51]+[.U54]" office:value-type="float" office:value="18.4556060467434">
            <text:p>18.4556060467</text:p>
          </table:table-cell>
          <table:table-cell table:number-columns-repeated="12"/>
        </table:table-row>
        <table:table-row table:style-name="ro1">
          <table:table-cell/>
          <table:table-cell table:formula="of:=[.B51]-[.B54]" office:value-type="float" office:value="0.409736783787232">
            <text:p>0.4097367838</text:p>
          </table:table-cell>
          <table:table-cell table:formula="of:=[.C51]-[.C54]" office:value-type="float" office:value="0.409736783787232">
            <text:p>0.4097367838</text:p>
          </table:table-cell>
          <table:table-cell table:formula="of:=[.D51]-[.D54]" office:value-type="float" office:value="0.579364556467962">
            <text:p>0.5793645565</text:p>
          </table:table-cell>
          <table:table-cell table:formula="of:=[.E51]-[.E54]" office:value-type="float" office:value="1.21608088123303">
            <text:p>1.2160808812</text:p>
          </table:table-cell>
          <table:table-cell table:formula="of:=[.F51]-[.F54]" office:value-type="float" office:value="1.92983375364467">
            <text:p>1.9298337536</text:p>
          </table:table-cell>
          <table:table-cell table:formula="of:=[.G51]-[.G54]" office:value-type="float" office:value="3.03423480599588">
            <text:p>3.034234806</text:p>
          </table:table-cell>
          <table:table-cell table:formula="of:=[.H51]-[.H54]" office:value-type="float" office:value="3.54298133060143">
            <text:p>3.5429813306</text:p>
          </table:table-cell>
          <table:table-cell table:formula="of:=[.I51]-[.I54]" office:value-type="float" office:value="5.00785589512531">
            <text:p>5.0078558951</text:p>
          </table:table-cell>
          <table:table-cell table:formula="of:=[.J51]-[.J54]" office:value-type="float" office:value="7.00427344095666">
            <text:p>7.004273441</text:p>
          </table:table-cell>
          <table:table-cell table:formula="of:=[.K51]-[.K54]" office:value-type="float" office:value="7.7600359516759">
            <text:p>7.7600359517</text:p>
          </table:table-cell>
          <table:table-cell table:formula="of:=[.L51]-[.L54]" office:value-type="float" office:value="8.88897913205995">
            <text:p>8.8889791321</text:p>
          </table:table-cell>
          <table:table-cell table:formula="of:=[.M51]-[.M54]" office:value-type="float" office:value="10.6223817996494">
            <text:p>10.6223817996</text:p>
          </table:table-cell>
          <table:table-cell table:formula="of:=[.N51]-[.N54]" office:value-type="float" office:value="11.1194823005222">
            <text:p>11.1194823005</text:p>
          </table:table-cell>
          <table:table-cell table:formula="of:=[.O51]-[.O54]" office:value-type="float" office:value="12.396107222447">
            <text:p>12.3961072224</text:p>
          </table:table-cell>
          <table:table-cell table:formula="of:=[.P51]-[.P54]" office:value-type="float" office:value="14.3323806055179">
            <text:p>14.3323806055</text:p>
          </table:table-cell>
          <table:table-cell table:formula="of:=[.Q51]-[.Q54]" office:value-type="float" office:value="15.2988958672864">
            <text:p>15.2988958673</text:p>
          </table:table-cell>
          <table:table-cell table:formula="of:=[.R51]-[.R54]" office:value-type="float" office:value="15.9264292897154">
            <text:p>15.9264292897</text:p>
          </table:table-cell>
          <table:table-cell table:formula="of:=[.S51]-[.S54]" office:value-type="float" office:value="16.0422022468112">
            <text:p>16.0422022468</text:p>
          </table:table-cell>
          <table:table-cell table:formula="of:=[.T51]-[.T54]" office:value-type="float" office:value="16.3093425599466">
            <text:p>16.3093425599</text:p>
          </table:table-cell>
          <table:table-cell table:formula="of:=[.U51]-[.U54]" office:value-type="float" office:value="16.8643939532566">
            <text:p>16.8643939533</text:p>
          </table:table-cell>
          <table:table-cell table:number-columns-repeated="12"/>
        </table:table-row>
        <table:table-row table:style-name="ro1">
          <table:table-cell table:formula="of:=[performances.Q1]" office:value-type="string" office:string-value="ROSS-greedy">
            <text:p>ROSS-greedy</text:p>
          </table:table-cell>
          <table:table-cell table:formula="of:=['ross-greedy-20'.A51]+['ross-greedy-20'.A54]" office:value-type="float" office:value="0.668654522156261">
            <text:p>0.6686545222</text:p>
          </table:table-cell>
          <table:table-cell table:formula="of:=['ross-greedy-20'.B51]+['ross-greedy-20'.B54]" office:value-type="float" office:value="0.668654522156261">
            <text:p>0.6686545222</text:p>
          </table:table-cell>
          <table:table-cell table:formula="of:=['ross-greedy-20'.C51]+['ross-greedy-20'.C54]" office:value-type="float" office:value="1.69455713105077">
            <text:p>1.6945571311</text:p>
          </table:table-cell>
          <table:table-cell table:formula="of:=['ross-greedy-20'.D51]+['ross-greedy-20'.D54]" office:value-type="float" office:value="2.51202789762634">
            <text:p>2.5120278976</text:p>
          </table:table-cell>
          <table:table-cell table:formula="of:=['ross-greedy-20'.E51]+['ross-greedy-20'.E54]" office:value-type="float" office:value="3.95091735138523">
            <text:p>3.9509173514</text:p>
          </table:table-cell>
          <table:table-cell table:formula="of:=['ross-greedy-20'.F51]+['ross-greedy-20'.F54]" office:value-type="float" office:value="5.50030964808393">
            <text:p>5.5003096481</text:p>
          </table:table-cell>
          <table:table-cell table:formula="of:=['ross-greedy-20'.G51]+['ross-greedy-20'.G54]" office:value-type="float" office:value="6.31767505275065">
            <text:p>6.3176750528</text:p>
          </table:table-cell>
          <table:table-cell table:formula="of:=['ross-greedy-20'.H51]+['ross-greedy-20'.H54]" office:value-type="float" office:value="7.74408478260845">
            <text:p>7.7440847826</text:p>
          </table:table-cell>
          <table:table-cell table:formula="of:=['ross-greedy-20'.I51]+['ross-greedy-20'.I54]" office:value-type="float" office:value="9.50100191939748">
            <text:p>9.5010019194</text:p>
          </table:table-cell>
          <table:table-cell table:formula="of:=['ross-greedy-20'.J51]+['ross-greedy-20'.J54]" office:value-type="float" office:value="10.0354264854197">
            <text:p>10.0354264854</text:p>
          </table:table-cell>
          <table:table-cell table:formula="of:=['ross-greedy-20'.K51]+['ross-greedy-20'.K54]" office:value-type="float" office:value="11.2527048099195">
            <text:p>11.2527048099</text:p>
          </table:table-cell>
          <table:table-cell table:formula="of:=['ross-greedy-20'.L51]+['ross-greedy-20'.L54]" office:value-type="float" office:value="12.6745386909562">
            <text:p>12.674538691</text:p>
          </table:table-cell>
          <table:table-cell table:formula="of:=['ross-greedy-20'.M51]+['ross-greedy-20'.M54]" office:value-type="float" office:value="13.1045690582399">
            <text:p>13.1045690582</text:p>
          </table:table-cell>
          <table:table-cell table:formula="of:=['ross-greedy-20'.N51]+['ross-greedy-20'.N54]" office:value-type="float" office:value="13.9383990389267">
            <text:p>13.9383990389</text:p>
          </table:table-cell>
          <table:table-cell table:formula="of:=['ross-greedy-20'.O51]+['ross-greedy-20'.O54]" office:value-type="float" office:value="15.7256016808232">
            <text:p>15.7256016808</text:p>
          </table:table-cell>
          <table:table-cell table:formula="of:=['ross-greedy-20'.P51]+['ross-greedy-20'.P54]" office:value-type="float" office:value="16.4633764515916">
            <text:p>16.4633764516</text:p>
          </table:table-cell>
          <table:table-cell table:formula="of:=['ross-greedy-20'.Q51]+['ross-greedy-20'.Q54]" office:value-type="float" office:value="17.1908259286165">
            <text:p>17.1908259286</text:p>
          </table:table-cell>
          <table:table-cell table:formula="of:=['ross-greedy-20'.R51]+['ross-greedy-20'.R54]" office:value-type="float" office:value="17.4455427798994">
            <text:p>17.4455427799</text:p>
          </table:table-cell>
          <table:table-cell table:formula="of:=['ross-greedy-20'.S51]+['ross-greedy-20'.S54]" office:value-type="float" office:value="17.7816105365548">
            <text:p>17.7816105366</text:p>
          </table:table-cell>
          <table:table-cell table:formula="of:=['ross-greedy-20'.T51]+['ross-greedy-20'.T54]" office:value-type="float" office:value="18.0861766128248">
            <text:p>18.0861766128</text:p>
          </table:table-cell>
          <table:table-cell table:number-columns-repeated="12"/>
        </table:table-row>
        <table:table-row table:style-name="ro1">
          <table:table-cell/>
          <table:table-cell table:formula="of:=['ross-greedy-20'.A51]-['ross-greedy-20'.A54]" office:value-type="float" office:value="0.291345477843739">
            <text:p>0.2913454778</text:p>
          </table:table-cell>
          <table:table-cell table:formula="of:=['ross-greedy-20'.B51]-['ross-greedy-20'.B54]" office:value-type="float" office:value="0.291345477843739">
            <text:p>0.2913454778</text:p>
          </table:table-cell>
          <table:table-cell table:formula="of:=['ross-greedy-20'.C51]-['ross-greedy-20'.C54]" office:value-type="float" office:value="0.425442868949232">
            <text:p>0.4254428689</text:p>
          </table:table-cell>
          <table:table-cell table:formula="of:=['ross-greedy-20'.D51]-['ross-greedy-20'.D54]" office:value-type="float" office:value="0.96797210237366">
            <text:p>0.9679721024</text:p>
          </table:table-cell>
          <table:table-cell table:formula="of:=['ross-greedy-20'.E51]-['ross-greedy-20'.E54]" office:value-type="float" office:value="1.80908264861477">
            <text:p>1.8090826486</text:p>
          </table:table-cell>
          <table:table-cell table:formula="of:=['ross-greedy-20'.F51]-['ross-greedy-20'.F54]" office:value-type="float" office:value="2.85969035191607">
            <text:p>2.8596903519</text:p>
          </table:table-cell>
          <table:table-cell table:formula="of:=['ross-greedy-20'.G51]-['ross-greedy-20'.G54]" office:value-type="float" office:value="3.52232494724935">
            <text:p>3.5223249472</text:p>
          </table:table-cell>
          <table:table-cell table:formula="of:=['ross-greedy-20'.H51]-['ross-greedy-20'.H54]" office:value-type="float" office:value="4.93591521739155">
            <text:p>4.9359152174</text:p>
          </table:table-cell>
          <table:table-cell table:formula="of:=['ross-greedy-20'.I51]-['ross-greedy-20'.I54]" office:value-type="float" office:value="6.85899808060252">
            <text:p>6.8589980806</text:p>
          </table:table-cell>
          <table:table-cell table:formula="of:=['ross-greedy-20'.J51]-['ross-greedy-20'.J54]" office:value-type="float" office:value="7.56457351458027">
            <text:p>7.5645735146</text:p>
          </table:table-cell>
          <table:table-cell table:formula="of:=['ross-greedy-20'.K51]-['ross-greedy-20'.K54]" office:value-type="float" office:value="8.54729519008047">
            <text:p>8.5472951901</text:p>
          </table:table-cell>
          <table:table-cell table:formula="of:=['ross-greedy-20'.L51]-['ross-greedy-20'.L54]" office:value-type="float" office:value="10.3254613090438">
            <text:p>10.325461309</text:p>
          </table:table-cell>
          <table:table-cell table:formula="of:=['ross-greedy-20'.M51]-['ross-greedy-20'.M54]" office:value-type="float" office:value="10.6554309417602">
            <text:p>10.6554309418</text:p>
          </table:table-cell>
          <table:table-cell table:formula="of:=['ross-greedy-20'.N51]-['ross-greedy-20'.N54]" office:value-type="float" office:value="11.6616009610733">
            <text:p>11.6616009611</text:p>
          </table:table-cell>
          <table:table-cell table:formula="of:=['ross-greedy-20'.O51]-['ross-greedy-20'.O54]" office:value-type="float" office:value="13.5143983191768">
            <text:p>13.5143983192</text:p>
          </table:table-cell>
          <table:table-cell table:formula="of:=['ross-greedy-20'.P51]-['ross-greedy-20'.P54]" office:value-type="float" office:value="14.5766235484084">
            <text:p>14.5766235484</text:p>
          </table:table-cell>
          <table:table-cell table:formula="of:=['ross-greedy-20'.Q51]-['ross-greedy-20'.Q54]" office:value-type="float" office:value="15.4091740713835">
            <text:p>15.4091740714</text:p>
          </table:table-cell>
          <table:table-cell table:formula="of:=['ross-greedy-20'.R51]-['ross-greedy-20'.R54]" office:value-type="float" office:value="15.7144572201006">
            <text:p>15.7144572201</text:p>
          </table:table-cell>
          <table:table-cell table:formula="of:=['ross-greedy-20'.S51]-['ross-greedy-20'.S54]" office:value-type="float" office:value="16.0583894634452">
            <text:p>16.0583894634</text:p>
          </table:table-cell>
          <table:table-cell table:formula="of:=['ross-greedy-20'.T51]-['ross-greedy-20'.T54]" office:value-type="float" office:value="16.5938233871752">
            <text:p>16.5938233872</text:p>
          </table:table-cell>
          <table:table-cell table:number-columns-repeated="12"/>
        </table:table-row>
        <table:table-row table:style-name="ro1">
          <table:table-cell office:value-type="string">
            <text:p>soc</text:p>
          </table:table-cell>
          <table:table-cell table:formula="of:=['soc-20'.A51]+['soc-20'.A54]" office:value-type="float" office:value="2.36569661616248">
            <text:p>2.3656966162</text:p>
          </table:table-cell>
          <table:table-cell table:formula="of:=['soc-20'.B51]+['soc-20'.B54]" office:value-type="float" office:value="2.36569661616248">
            <text:p>2.3656966162</text:p>
          </table:table-cell>
          <table:table-cell table:formula="of:=['soc-20'.C51]+['soc-20'.C54]" office:value-type="float" office:value="3.38955008353864">
            <text:p>3.3895500835</text:p>
          </table:table-cell>
          <table:table-cell table:formula="of:=['soc-20'.D51]+['soc-20'.D54]" office:value-type="float" office:value="4.1295424981136">
            <text:p>4.1295424981</text:p>
          </table:table-cell>
          <table:table-cell table:formula="of:=['soc-20'.E51]+['soc-20'.E54]" office:value-type="float" office:value="5.22849180744292">
            <text:p>5.2284918074</text:p>
          </table:table-cell>
          <table:table-cell table:formula="of:=['soc-20'.F51]+['soc-20'.F54]" office:value-type="float" office:value="7.00904576424575">
            <text:p>7.0090457642</text:p>
          </table:table-cell>
          <table:table-cell table:formula="of:=['soc-20'.G51]+['soc-20'.G54]" office:value-type="float" office:value="7.73169669786908">
            <text:p>7.7316966979</text:p>
          </table:table-cell>
          <table:table-cell table:formula="of:=['soc-20'.H51]+['soc-20'.H54]" office:value-type="float" office:value="9.9480144005772">
            <text:p>9.9480144006</text:p>
          </table:table-cell>
          <table:table-cell table:formula="of:=['soc-20'.I51]+['soc-20'.I54]" office:value-type="float" office:value="11.8559711739086">
            <text:p>11.8559711739</text:p>
          </table:table-cell>
          <table:table-cell table:formula="of:=['soc-20'.J51]+['soc-20'.J54]" office:value-type="float" office:value="12.6220264850264">
            <text:p>12.622026485</text:p>
          </table:table-cell>
          <table:table-cell table:formula="of:=['soc-20'.K51]+['soc-20'.K54]" office:value-type="float" office:value="13.7246900694076">
            <text:p>13.7246900694</text:p>
          </table:table-cell>
          <table:table-cell table:formula="of:=['soc-20'.L51]+['soc-20'.L54]" office:value-type="float" office:value="15.2084962847009">
            <text:p>15.2084962847</text:p>
          </table:table-cell>
          <table:table-cell table:formula="of:=['soc-20'.M51]+['soc-20'.M54]" office:value-type="float" office:value="15.8375775629345">
            <text:p>15.8375775629</text:p>
          </table:table-cell>
          <table:table-cell table:formula="of:=['soc-20'.N51]+['soc-20'.N54]" office:value-type="float" office:value="16.972225156016">
            <text:p>16.972225156</text:p>
          </table:table-cell>
          <table:table-cell table:formula="of:=['soc-20'.O51]+['soc-20'.O54]" office:value-type="float" office:value="18.1672523257436">
            <text:p>18.1672523257</text:p>
          </table:table-cell>
          <table:table-cell table:formula="of:=['soc-20'.P51]+['soc-20'.P54]" office:value-type="float" office:value="18.4582399365281">
            <text:p>18.4582399365</text:p>
          </table:table-cell>
          <table:table-cell table:formula="of:=['soc-20'.Q51]+['soc-20'.Q54]" office:value-type="float" office:value="18.820428978037">
            <text:p>18.820428978</text:p>
          </table:table-cell>
          <table:table-cell table:formula="of:=['soc-20'.R51]+['soc-20'.R54]" office:value-type="float" office:value="18.9037660706884">
            <text:p>18.9037660707</text:p>
          </table:table-cell>
          <table:table-cell table:formula="of:=['soc-20'.S51]+['soc-20'.S54]" office:value-type="float" office:value="19.0976295087325">
            <text:p>19.0976295087</text:p>
          </table:table-cell>
          <table:table-cell table:formula="of:=['soc-20'.T51]+['soc-20'.T54]" office:value-type="float" office:value="19.1484670207812">
            <text:p>19.1484670208</text:p>
          </table:table-cell>
          <table:table-cell table:number-columns-repeated="12"/>
        </table:table-row>
        <table:table-row table:style-name="ro1">
          <table:table-cell/>
          <table:table-cell table:formula="of:=['soc-20'.A51]-['soc-20'.A54]" office:value-type="float" office:value="1.59430338383752">
            <text:p>1.5943033838</text:p>
          </table:table-cell>
          <table:table-cell table:formula="of:=['soc-20'.B51]-['soc-20'.B54]" office:value-type="float" office:value="1.59430338383752">
            <text:p>1.5943033838</text:p>
          </table:table-cell>
          <table:table-cell table:formula="of:=['soc-20'.C51]-['soc-20'.C54]" office:value-type="float" office:value="1.81044991646136">
            <text:p>1.8104499165</text:p>
          </table:table-cell>
          <table:table-cell table:formula="of:=['soc-20'.D51]-['soc-20'.D54]" office:value-type="float" office:value="2.3104575018864">
            <text:p>2.3104575019</text:p>
          </table:table-cell>
          <table:table-cell table:formula="of:=['soc-20'.E51]-['soc-20'.E54]" office:value-type="float" office:value="2.81150819255708">
            <text:p>2.8115081926</text:p>
          </table:table-cell>
          <table:table-cell table:formula="of:=['soc-20'.F51]-['soc-20'.F54]" office:value-type="float" office:value="4.03095423575425">
            <text:p>4.0309542358</text:p>
          </table:table-cell>
          <table:table-cell table:formula="of:=['soc-20'.G51]-['soc-20'.G54]" office:value-type="float" office:value="4.74830330213092">
            <text:p>4.7483033021</text:p>
          </table:table-cell>
          <table:table-cell table:formula="of:=['soc-20'.H51]-['soc-20'.H54]" office:value-type="float" office:value="6.5319855994228">
            <text:p>6.5319855994</text:p>
          </table:table-cell>
          <table:table-cell table:formula="of:=['soc-20'.I51]-['soc-20'.I54]" office:value-type="float" office:value="8.82402882609139">
            <text:p>8.8240288261</text:p>
          </table:table-cell>
          <table:table-cell table:formula="of:=['soc-20'.J51]-['soc-20'.J54]" office:value-type="float" office:value="9.69797351497365">
            <text:p>9.697973515</text:p>
          </table:table-cell>
          <table:table-cell table:formula="of:=['soc-20'.K51]-['soc-20'.K54]" office:value-type="float" office:value="10.6353099305924">
            <text:p>10.6353099306</text:p>
          </table:table-cell>
          <table:table-cell table:formula="of:=['soc-20'.L51]-['soc-20'.L54]" office:value-type="float" office:value="12.3915037152991">
            <text:p>12.3915037153</text:p>
          </table:table-cell>
          <table:table-cell table:formula="of:=['soc-20'.M51]-['soc-20'.M54]" office:value-type="float" office:value="13.0024224370655">
            <text:p>13.0024224371</text:p>
          </table:table-cell>
          <table:table-cell table:formula="of:=['soc-20'.N51]-['soc-20'.N54]" office:value-type="float" office:value="14.587774843984">
            <text:p>14.587774844</text:p>
          </table:table-cell>
          <table:table-cell table:formula="of:=['soc-20'.O51]-['soc-20'.O54]" office:value-type="float" office:value="16.0327476742564">
            <text:p>16.0327476743</text:p>
          </table:table-cell>
          <table:table-cell table:formula="of:=['soc-20'.P51]-['soc-20'.P54]" office:value-type="float" office:value="16.5817600634719">
            <text:p>16.5817600635</text:p>
          </table:table-cell>
          <table:table-cell table:formula="of:=['soc-20'.Q51]-['soc-20'.Q54]" office:value-type="float" office:value="17.059571021963">
            <text:p>17.059571022</text:p>
          </table:table-cell>
          <table:table-cell table:formula="of:=['soc-20'.R51]-['soc-20'.R54]" office:value-type="float" office:value="17.2162339293116">
            <text:p>17.2162339293</text:p>
          </table:table-cell>
          <table:table-cell table:formula="of:=['soc-20'.S51]-['soc-20'.S54]" office:value-type="float" office:value="17.4223704912675">
            <text:p>17.4223704913</text:p>
          </table:table-cell>
          <table:table-cell table:formula="of:=['soc-20'.T51]-['soc-20'.T54]" office:value-type="float" office:value="17.6115329792188">
            <text:p>17.6115329792</text:p>
          </table:table-cell>
          <table:table-cell table:number-columns-repeated="12"/>
        </table:table-row>
        <table:table-row table:style-name="ro1">
          <table:table-cell office:value-type="string">
            <text:p>Ross-3</text:p>
          </table:table-cell>
          <table:table-cell table:formula="of:=['ross-20_3'.A51]+['ross-20_3'.A54]" office:value-type="float" office:value="3.91998264920072">
            <text:p>3.9199826492</text:p>
          </table:table-cell>
          <table:table-cell table:formula="of:=['ross-20_3'.B51]+['ross-20_3'.B54]" office:value-type="float" office:value="3.91998264920072">
            <text:p>3.9199826492</text:p>
          </table:table-cell>
          <table:table-cell table:formula="of:=['ross-20_3'.C51]+['ross-20_3'.C54]" office:value-type="float" office:value="3.99863863405258">
            <text:p>3.9986386341</text:p>
          </table:table-cell>
          <table:table-cell table:formula="of:=['ross-20_3'.D51]+['ross-20_3'.D54]" office:value-type="float" office:value="4.10754852727752">
            <text:p>4.1075485273</text:p>
          </table:table-cell>
          <table:table-cell table:formula="of:=['ross-20_3'.E51]+['ross-20_3'.E54]" office:value-type="float" office:value="4.29040345965566">
            <text:p>4.2904034597</text:p>
          </table:table-cell>
          <table:table-cell table:formula="of:=['ross-20_3'.F51]+['ross-20_3'.F54]" office:value-type="float" office:value="5.20407425534877">
            <text:p>5.2040742553</text:p>
          </table:table-cell>
          <table:table-cell table:formula="of:=['ross-20_3'.G51]+['ross-20_3'.G54]" office:value-type="float" office:value="5.71386464274643">
            <text:p>5.7138646427</text:p>
          </table:table-cell>
          <table:table-cell table:formula="of:=['ross-20_3'.H51]+['ross-20_3'.H54]" office:value-type="float" office:value="6.73788865938598">
            <text:p>6.7378886594</text:p>
          </table:table-cell>
          <table:table-cell table:formula="of:=['ross-20_3'.I51]+['ross-20_3'.I54]" office:value-type="float" office:value="8.1568256821796">
            <text:p>8.1568256822</text:p>
          </table:table-cell>
          <table:table-cell table:formula="of:=['ross-20_3'.J51]+['ross-20_3'.J54]" office:value-type="float" office:value="8.7071233375034">
            <text:p>8.7071233375</text:p>
          </table:table-cell>
          <table:table-cell table:formula="of:=['ross-20_3'.K51]+['ross-20_3'.K54]" office:value-type="float" office:value="9.65457213748499">
            <text:p>9.6545721375</text:p>
          </table:table-cell>
          <table:table-cell table:formula="of:=['ross-20_3'.L51]+['ross-20_3'.L54]" office:value-type="float" office:value="10.9343513904748">
            <text:p>10.9343513905</text:p>
          </table:table-cell>
          <table:table-cell table:formula="of:=['ross-20_3'.M51]+['ross-20_3'.M54]" office:value-type="float" office:value="11.6429782651709">
            <text:p>11.6429782652</text:p>
          </table:table-cell>
          <table:table-cell table:formula="of:=['ross-20_3'.N51]+['ross-20_3'.N54]" office:value-type="float" office:value="12.3729582111627">
            <text:p>12.3729582112</text:p>
          </table:table-cell>
          <table:table-cell table:formula="of:=['ross-20_3'.O51]+['ross-20_3'.O54]" office:value-type="float" office:value="13.7655641148289">
            <text:p>13.7655641148</text:p>
          </table:table-cell>
          <table:table-cell table:formula="of:=['ross-20_3'.P51]+['ross-20_3'.P54]" office:value-type="float" office:value="14.586210156624">
            <text:p>14.5862101566</text:p>
          </table:table-cell>
          <table:table-cell table:formula="of:=['ross-20_3'.Q51]+['ross-20_3'.Q54]" office:value-type="float" office:value="15.4375093196476">
            <text:p>15.4375093196</text:p>
          </table:table-cell>
          <table:table-cell table:formula="of:=['ross-20_3'.R51]+['ross-20_3'.R54]" office:value-type="float" office:value="15.79409603585">
            <text:p>15.7940960359</text:p>
          </table:table-cell>
          <table:table-cell table:formula="of:=['ross-20_3'.S51]+['ross-20_3'.S54]" office:value-type="float" office:value="16.1720877809553">
            <text:p>16.172087781</text:p>
          </table:table-cell>
          <table:table-cell table:formula="of:=['ross-20_3'.T51]+['ross-20_3'.T54]" office:value-type="float" office:value="16.6989750887647">
            <text:p>16.6989750888</text:p>
          </table:table-cell>
          <table:table-cell table:number-columns-repeated="12"/>
        </table:table-row>
        <table:table-row table:style-name="ro1">
          <table:table-cell/>
          <table:table-cell table:formula="of:=['ross-20_3'.A51]-['ross-20_3'.A54]" office:value-type="float" office:value="2.92001735079928">
            <text:p>2.9200173508</text:p>
          </table:table-cell>
          <table:table-cell table:formula="of:=['ross-20_3'.B51]-['ross-20_3'.B54]" office:value-type="float" office:value="2.92001735079928">
            <text:p>2.9200173508</text:p>
          </table:table-cell>
          <table:table-cell table:formula="of:=['ross-20_3'.C51]-['ross-20_3'.C54]" office:value-type="float" office:value="2.96136136594742">
            <text:p>2.9613613659</text:p>
          </table:table-cell>
          <table:table-cell table:formula="of:=['ross-20_3'.D51]-['ross-20_3'.D54]" office:value-type="float" office:value="3.01245147272248">
            <text:p>3.0124514727</text:p>
          </table:table-cell>
          <table:table-cell table:formula="of:=['ross-20_3'.E51]-['ross-20_3'.E54]" office:value-type="float" office:value="3.18959654034434">
            <text:p>3.1895965403</text:p>
          </table:table-cell>
          <table:table-cell table:formula="of:=['ross-20_3'.F51]-['ross-20_3'.F54]" office:value-type="float" office:value="3.79592574465123">
            <text:p>3.7959257447</text:p>
          </table:table-cell>
          <table:table-cell table:formula="of:=['ross-20_3'.G51]-['ross-20_3'.G54]" office:value-type="float" office:value="4.08613535725357">
            <text:p>4.0861353573</text:p>
          </table:table-cell>
          <table:table-cell table:formula="of:=['ross-20_3'.H51]-['ross-20_3'.H54]" office:value-type="float" office:value="5.02211134061402">
            <text:p>5.0221113406</text:p>
          </table:table-cell>
          <table:table-cell table:formula="of:=['ross-20_3'.I51]-['ross-20_3'.I54]" office:value-type="float" office:value="6.1631743178204">
            <text:p>6.1631743178</text:p>
          </table:table-cell>
          <table:table-cell table:formula="of:=['ross-20_3'.J51]-['ross-20_3'.J54]" office:value-type="float" office:value="6.6928766624966">
            <text:p>6.6928766625</text:p>
          </table:table-cell>
          <table:table-cell table:formula="of:=['ross-20_3'.K51]-['ross-20_3'.K54]" office:value-type="float" office:value="7.54542786251501">
            <text:p>7.5454278625</text:p>
          </table:table-cell>
          <table:table-cell table:formula="of:=['ross-20_3'.L51]-['ross-20_3'.L54]" office:value-type="float" office:value="8.7456486095252">
            <text:p>8.7456486095</text:p>
          </table:table-cell>
          <table:table-cell table:formula="of:=['ross-20_3'.M51]-['ross-20_3'.M54]" office:value-type="float" office:value="9.39702173482913">
            <text:p>9.3970217348</text:p>
          </table:table-cell>
          <table:table-cell table:formula="of:=['ross-20_3'.N51]-['ross-20_3'.N54]" office:value-type="float" office:value="10.2270417888373">
            <text:p>10.2270417888</text:p>
          </table:table-cell>
          <table:table-cell table:formula="of:=['ross-20_3'.O51]-['ross-20_3'.O54]" office:value-type="float" office:value="11.7144358851711">
            <text:p>11.7144358852</text:p>
          </table:table-cell>
          <table:table-cell table:formula="of:=['ross-20_3'.P51]-['ross-20_3'.P54]" office:value-type="float" office:value="12.493789843376">
            <text:p>12.4937898434</text:p>
          </table:table-cell>
          <table:table-cell table:formula="of:=['ross-20_3'.Q51]-['ross-20_3'.Q54]" office:value-type="float" office:value="13.4024906803524">
            <text:p>13.4024906804</text:p>
          </table:table-cell>
          <table:table-cell table:formula="of:=['ross-20_3'.R51]-['ross-20_3'.R54]" office:value-type="float" office:value="13.84590396415">
            <text:p>13.8459039642</text:p>
          </table:table-cell>
          <table:table-cell table:formula="of:=['ross-20_3'.S51]-['ross-20_3'.S54]" office:value-type="float" office:value="14.3479122190447">
            <text:p>14.347912219</text:p>
          </table:table-cell>
          <table:table-cell table:formula="of:=['ross-20_3'.T51]-['ross-20_3'.T54]" office:value-type="float" office:value="15.1410249112353">
            <text:p>15.1410249112</text:p>
          </table:table-cell>
          <table:table-cell table:number-columns-repeated="12"/>
        </table:table-row>
        <table:table-row table:style-name="ro1">
          <table:table-cell table:formula="of:=[performances.R1]" office:value-type="string" office:string-value="ROSS-3-greedy">
            <text:p>ROSS-3-greedy</text:p>
          </table:table-cell>
          <table:table-cell table:formula="of:=['ross-20-3-greedy'.A51]+['ross-20-3-greedy'.A54]" office:value-type="float" office:value="2.17619614016655">
            <text:p>2.1761961402</text:p>
          </table:table-cell>
          <table:table-cell table:formula="of:=['ross-20-3-greedy'.B51]+['ross-20-3-greedy'.B54]" office:value-type="float" office:value="2.17619614016655">
            <text:p>2.1761961402</text:p>
          </table:table-cell>
          <table:table-cell table:formula="of:=['ross-20-3-greedy'.C51]+['ross-20-3-greedy'.C54]" office:value-type="float" office:value="2.31220970925643">
            <text:p>2.3122097093</text:p>
          </table:table-cell>
          <table:table-cell table:formula="of:=['ross-20-3-greedy'.D51]+['ross-20-3-greedy'.D54]" office:value-type="float" office:value="2.31220970925643">
            <text:p>2.3122097093</text:p>
          </table:table-cell>
          <table:table-cell table:formula="of:=['ross-20-3-greedy'.E51]+['ross-20-3-greedy'.E54]" office:value-type="float" office:value="2.71473368458081">
            <text:p>2.7147336846</text:p>
          </table:table-cell>
          <table:table-cell table:formula="of:=['ross-20-3-greedy'.F51]+['ross-20-3-greedy'.F54]" office:value-type="float" office:value="3.9410198233401">
            <text:p>3.9410198233</text:p>
          </table:table-cell>
          <table:table-cell table:formula="of:=['ross-20-3-greedy'.G51]+['ross-20-3-greedy'.G54]" office:value-type="float" office:value="4.63965870853521">
            <text:p>4.6396587085</text:p>
          </table:table-cell>
          <table:table-cell table:formula="of:=['ross-20-3-greedy'.H51]+['ross-20-3-greedy'.H54]" office:value-type="float" office:value="5.59391477498681">
            <text:p>5.593914775</text:p>
          </table:table-cell>
          <table:table-cell table:formula="of:=['ross-20-3-greedy'.I51]+['ross-20-3-greedy'.I54]" office:value-type="float" office:value="7.05322412129749">
            <text:p>7.0532241213</text:p>
          </table:table-cell>
          <table:table-cell table:formula="of:=['ross-20-3-greedy'.J51]+['ross-20-3-greedy'.J54]" office:value-type="float" office:value="7.92655835479917">
            <text:p>7.9265583548</text:p>
          </table:table-cell>
          <table:table-cell table:formula="of:=['ross-20-3-greedy'.K51]+['ross-20-3-greedy'.K54]" office:value-type="float" office:value="9.10105427517736">
            <text:p>9.1010542752</text:p>
          </table:table-cell>
          <table:table-cell table:formula="of:=['ross-20-3-greedy'.L51]+['ross-20-3-greedy'.L54]" office:value-type="float" office:value="10.7938707718225">
            <text:p>10.7938707718</text:p>
          </table:table-cell>
          <table:table-cell table:formula="of:=['ross-20-3-greedy'.M51]+['ross-20-3-greedy'.M54]" office:value-type="float" office:value="11.6179079088699">
            <text:p>11.6179079089</text:p>
          </table:table-cell>
          <table:table-cell table:formula="of:=['ross-20-3-greedy'.N51]+['ross-20-3-greedy'.N54]" office:value-type="float" office:value="12.484249791963">
            <text:p>12.484249792</text:p>
          </table:table-cell>
          <table:table-cell table:formula="of:=['ross-20-3-greedy'.O51]+['ross-20-3-greedy'.O54]" office:value-type="float" office:value="13.8888284914647">
            <text:p>13.8888284915</text:p>
          </table:table-cell>
          <table:table-cell table:formula="of:=['ross-20-3-greedy'.P51]+['ross-20-3-greedy'.P54]" office:value-type="float" office:value="14.6214542492561">
            <text:p>14.6214542493</text:p>
          </table:table-cell>
          <table:table-cell table:formula="of:=['ross-20-3-greedy'.Q51]+['ross-20-3-greedy'.Q54]" office:value-type="float" office:value="15.5998778653694">
            <text:p>15.5998778654</text:p>
          </table:table-cell>
          <table:table-cell table:formula="of:=['ross-20-3-greedy'.R51]+['ross-20-3-greedy'.R54]" office:value-type="float" office:value="16.1120820784425">
            <text:p>16.1120820784</text:p>
          </table:table-cell>
          <table:table-cell table:formula="of:=['ross-20-3-greedy'.S51]+['ross-20-3-greedy'.S54]" office:value-type="float" office:value="16.5463678839952">
            <text:p>16.546367884</text:p>
          </table:table-cell>
          <table:table-cell table:formula="of:=['ross-20-3-greedy'.T51]+['ross-20-3-greedy'.T54]" office:value-type="float" office:value="16.971639211627">
            <text:p>16.9716392116</text:p>
          </table:table-cell>
          <table:table-cell table:number-columns-repeated="12"/>
        </table:table-row>
        <table:table-row table:style-name="ro1">
          <table:table-cell/>
          <table:table-cell table:formula="of:=['ross-20-3-greedy'.A51]-['ross-20-3-greedy'.A54]" office:value-type="float" office:value="1.54380385983345">
            <text:p>1.5438038598</text:p>
          </table:table-cell>
          <table:table-cell table:formula="of:=['ross-20-3-greedy'.B51]-['ross-20-3-greedy'.B54]" office:value-type="float" office:value="1.54380385983345">
            <text:p>1.5438038598</text:p>
          </table:table-cell>
          <table:table-cell table:formula="of:=['ross-20-3-greedy'.C51]-['ross-20-3-greedy'.C54]" office:value-type="float" office:value="1.64779029074357">
            <text:p>1.6477902907</text:p>
          </table:table-cell>
          <table:table-cell table:formula="of:=['ross-20-3-greedy'.D51]-['ross-20-3-greedy'.D54]" office:value-type="float" office:value="1.64779029074357">
            <text:p>1.6477902907</text:p>
          </table:table-cell>
          <table:table-cell table:formula="of:=['ross-20-3-greedy'.E51]-['ross-20-3-greedy'.E54]" office:value-type="float" office:value="1.92526631541919">
            <text:p>1.9252663154</text:p>
          </table:table-cell>
          <table:table-cell table:formula="of:=['ross-20-3-greedy'.F51]-['ross-20-3-greedy'.F54]" office:value-type="float" office:value="2.6189801766599">
            <text:p>2.6189801767</text:p>
          </table:table-cell>
          <table:table-cell table:formula="of:=['ross-20-3-greedy'.G51]-['ross-20-3-greedy'.G54]" office:value-type="float" office:value="3.04034129146479">
            <text:p>3.0403412915</text:p>
          </table:table-cell>
          <table:table-cell table:formula="of:=['ross-20-3-greedy'.H51]-['ross-20-3-greedy'.H54]" office:value-type="float" office:value="3.84608522501319">
            <text:p>3.846085225</text:p>
          </table:table-cell>
          <table:table-cell table:formula="of:=['ross-20-3-greedy'.I51]-['ross-20-3-greedy'.I54]" office:value-type="float" office:value="5.10677587870251">
            <text:p>5.1067758787</text:p>
          </table:table-cell>
          <table:table-cell table:formula="of:=['ross-20-3-greedy'.J51]-['ross-20-3-greedy'.J54]" office:value-type="float" office:value="5.99344164520083">
            <text:p>5.9934416452</text:p>
          </table:table-cell>
          <table:table-cell table:formula="of:=['ross-20-3-greedy'.K51]-['ross-20-3-greedy'.K54]" office:value-type="float" office:value="6.97894572482264">
            <text:p>6.9789457248</text:p>
          </table:table-cell>
          <table:table-cell table:formula="of:=['ross-20-3-greedy'.L51]-['ross-20-3-greedy'.L54]" office:value-type="float" office:value="8.64612922817749">
            <text:p>8.6461292282</text:p>
          </table:table-cell>
          <table:table-cell table:formula="of:=['ross-20-3-greedy'.M51]-['ross-20-3-greedy'.M54]" office:value-type="float" office:value="9.30209209113011">
            <text:p>9.3020920911</text:p>
          </table:table-cell>
          <table:table-cell table:formula="of:=['ross-20-3-greedy'.N51]-['ross-20-3-greedy'.N54]" office:value-type="float" office:value="10.315750208037">
            <text:p>10.315750208</text:p>
          </table:table-cell>
          <table:table-cell table:formula="of:=['ross-20-3-greedy'.O51]-['ross-20-3-greedy'.O54]" office:value-type="float" office:value="11.7911715085353">
            <text:p>11.7911715085</text:p>
          </table:table-cell>
          <table:table-cell table:formula="of:=['ross-20-3-greedy'.P51]-['ross-20-3-greedy'.P54]" office:value-type="float" office:value="12.4985457507439">
            <text:p>12.4985457507</text:p>
          </table:table-cell>
          <table:table-cell table:formula="of:=['ross-20-3-greedy'.Q51]-['ross-20-3-greedy'.Q54]" office:value-type="float" office:value="13.6401221346306">
            <text:p>13.6401221346</text:p>
          </table:table-cell>
          <table:table-cell table:formula="of:=['ross-20-3-greedy'.R51]-['ross-20-3-greedy'.R54]" office:value-type="float" office:value="14.3679179215575">
            <text:p>14.3679179216</text:p>
          </table:table-cell>
          <table:table-cell table:formula="of:=['ross-20-3-greedy'.S51]-['ross-20-3-greedy'.S54]" office:value-type="float" office:value="14.9336321160048">
            <text:p>14.933632116</text:p>
          </table:table-cell>
          <table:table-cell table:formula="of:=['ross-20-3-greedy'.T51]-['ross-20-3-greedy'.T54]" office:value-type="float" office:value="15.548360788373">
            <text:p>15.5483607884</text:p>
          </table:table-cell>
          <table:table-cell table:number-columns-repeated="12"/>
        </table:table-row>
        <table:table-row table:style-name="ro1">
          <table:table-cell office:value-type="string">
            <text:p>centralized</text:p>
          </table:table-cell>
          <table:table-cell table:formula="of:=['centralized-0.7'.A51]+['centralized-0.7'.A54]" office:value-type="float" office:value="0">
            <text:p>Err:502</text:p>
          </table:table-cell>
          <table:table-cell table:formula="of:=['centralized-0.7'.B51]+['centralized-0.7'.B54]" office:value-type="float" office:value="0">
            <text:p>Err:502</text:p>
          </table:table-cell>
          <table:table-cell table:formula="of:=['centralized-0.7'.C51]+['centralized-0.7'.C54]" office:value-type="float" office:value="0.683444838186496">
            <text:p>0.6834448382</text:p>
          </table:table-cell>
          <table:table-cell table:formula="of:=['centralized-0.7'.D51]+['centralized-0.7'.D54]" office:value-type="float" office:value="1.18569696394168">
            <text:p>1.1856969639</text:p>
          </table:table-cell>
          <table:table-cell table:formula="of:=['centralized-0.7'.E51]+['centralized-0.7'.E54]" office:value-type="float" office:value="2.59373284497731">
            <text:p>2.593732845</text:p>
          </table:table-cell>
          <table:table-cell table:formula="of:=['centralized-0.7'.F51]+['centralized-0.7'.F54]" office:value-type="float" office:value="3.81029606944443">
            <text:p>3.8102960694</text:p>
          </table:table-cell>
          <table:table-cell table:formula="of:=['centralized-0.7'.G51]+['centralized-0.7'.G54]" office:value-type="float" office:value="4.72233297474492">
            <text:p>4.7223329747</text:p>
          </table:table-cell>
          <table:table-cell table:formula="of:=['centralized-0.7'.H51]+['centralized-0.7'.H54]" office:value-type="float" office:value="6.5269714419119">
            <text:p>6.5269714419</text:p>
          </table:table-cell>
          <table:table-cell table:formula="of:=['centralized-0.7'.I51]+['centralized-0.7'.I54]" office:value-type="float" office:value="8.63744471004862">
            <text:p>8.63744471</text:p>
          </table:table-cell>
          <table:table-cell table:formula="of:=['centralized-0.7'.J51]+['centralized-0.7'.J54]" office:value-type="float" office:value="9.33298087286041">
            <text:p>9.3329808729</text:p>
          </table:table-cell>
          <table:table-cell table:formula="of:=['centralized-0.7'.K51]+['centralized-0.7'.K54]" office:value-type="float" office:value="10.3820169961333">
            <text:p>10.3820169961</text:p>
          </table:table-cell>
          <table:table-cell table:formula="of:=['centralized-0.7'.L51]+['centralized-0.7'.L54]" office:value-type="float" office:value="11.8699349881439">
            <text:p>11.8699349881</text:p>
          </table:table-cell>
          <table:table-cell table:formula="of:=['centralized-0.7'.M51]+['centralized-0.7'.M54]" office:value-type="float" office:value="12.5965253317692">
            <text:p>12.5965253318</text:p>
          </table:table-cell>
          <table:table-cell table:formula="of:=['centralized-0.7'.N51]+['centralized-0.7'.N54]" office:value-type="float" office:value="13.8895271670202">
            <text:p>13.889527167</text:p>
          </table:table-cell>
          <table:table-cell table:formula="of:=['centralized-0.7'.O51]+['centralized-0.7'.O54]" office:value-type="float" office:value="15.277609317629">
            <text:p>15.2776093176</text:p>
          </table:table-cell>
          <table:table-cell table:formula="of:=['centralized-0.7'.P51]+['centralized-0.7'.P54]" office:value-type="float" office:value="16.0338446915712">
            <text:p>16.0338446916</text:p>
          </table:table-cell>
          <table:table-cell table:formula="of:=['centralized-0.7'.Q51]+['centralized-0.7'.Q54]" office:value-type="float" office:value="16.903738995632">
            <text:p>16.9037389956</text:p>
          </table:table-cell>
          <table:table-cell table:formula="of:=['centralized-0.7'.R51]+['centralized-0.7'.R54]" office:value-type="float" office:value="17.3072429060678">
            <text:p>17.3072429061</text:p>
          </table:table-cell>
          <table:table-cell table:formula="of:=['centralized-0.7'.S51]+['centralized-0.7'.S54]" office:value-type="float" office:value="17.5828719089976">
            <text:p>17.582871909</text:p>
          </table:table-cell>
          <table:table-cell table:formula="of:=['centralized-0.7'.T51]+['centralized-0.7'.T54]" office:value-type="float" office:value="18.0308649994206">
            <text:p>18.0308649994</text:p>
          </table:table-cell>
          <table:table-cell table:number-columns-repeated="12"/>
        </table:table-row>
        <table:table-row table:style-name="ro1">
          <table:table-cell/>
          <table:table-cell table:formula="of:=['centralized-0.7'.A51]-['centralized-0.7'.A54]" office:value-type="float" office:value="0">
            <text:p>Err:502</text:p>
          </table:table-cell>
          <table:table-cell table:formula="of:=['centralized-0.7'.B51]-['centralized-0.7'.B54]" office:value-type="float" office:value="0">
            <text:p>Err:502</text:p>
          </table:table-cell>
          <table:table-cell table:formula="of:=['centralized-0.7'.C51]-['centralized-0.7'.C54]" office:value-type="float" office:value="0.0365551618135042">
            <text:p>0.0365551618</text:p>
          </table:table-cell>
          <table:table-cell table:formula="of:=['centralized-0.7'.D51]-['centralized-0.7'.D54]" office:value-type="float" office:value="0.254303036058317">
            <text:p>0.2543030361</text:p>
          </table:table-cell>
          <table:table-cell table:formula="of:=['centralized-0.7'.E51]-['centralized-0.7'.E54]" office:value-type="float" office:value="1.12626715502269">
            <text:p>1.126267155</text:p>
          </table:table-cell>
          <table:table-cell table:formula="of:=['centralized-0.7'.F51]-['centralized-0.7'.F54]" office:value-type="float" office:value="1.98970393055557">
            <text:p>1.9897039306</text:p>
          </table:table-cell>
          <table:table-cell table:formula="of:=['centralized-0.7'.G51]-['centralized-0.7'.G54]" office:value-type="float" office:value="2.63766702525508">
            <text:p>2.6376670253</text:p>
          </table:table-cell>
          <table:table-cell table:formula="of:=['centralized-0.7'.H51]-['centralized-0.7'.H54]" office:value-type="float" office:value="4.2330285580881">
            <text:p>4.2330285581</text:p>
          </table:table-cell>
          <table:table-cell table:formula="of:=['centralized-0.7'.I51]-['centralized-0.7'.I54]" office:value-type="float" office:value="6.24255528995138">
            <text:p>6.24255529</text:p>
          </table:table-cell>
          <table:table-cell table:formula="of:=['centralized-0.7'.J51]-['centralized-0.7'.J54]" office:value-type="float" office:value="6.98701912713959">
            <text:p>6.9870191271</text:p>
          </table:table-cell>
          <table:table-cell table:formula="of:=['centralized-0.7'.K51]-['centralized-0.7'.K54]" office:value-type="float" office:value="7.97798300386667">
            <text:p>7.9779830039</text:p>
          </table:table-cell>
          <table:table-cell table:formula="of:=['centralized-0.7'.L51]-['centralized-0.7'.L54]" office:value-type="float" office:value="9.61006501185605">
            <text:p>9.6100650119</text:p>
          </table:table-cell>
          <table:table-cell table:formula="of:=['centralized-0.7'.M51]-['centralized-0.7'.M54]" office:value-type="float" office:value="10.2834746682308">
            <text:p>10.2834746682</text:p>
          </table:table-cell>
          <table:table-cell table:formula="of:=['centralized-0.7'.N51]-['centralized-0.7'.N54]" office:value-type="float" office:value="11.9104728329798">
            <text:p>11.910472833</text:p>
          </table:table-cell>
          <table:table-cell table:formula="of:=['centralized-0.7'.O51]-['centralized-0.7'.O54]" office:value-type="float" office:value="13.322390682371">
            <text:p>13.3223906824</text:p>
          </table:table-cell>
          <table:table-cell table:formula="of:=['centralized-0.7'.P51]-['centralized-0.7'.P54]" office:value-type="float" office:value="14.3261553084288">
            <text:p>14.3261553084</text:p>
          </table:table-cell>
          <table:table-cell table:formula="of:=['centralized-0.7'.Q51]-['centralized-0.7'.Q54]" office:value-type="float" office:value="15.336261004368">
            <text:p>15.3362610044</text:p>
          </table:table-cell>
          <table:table-cell table:formula="of:=['centralized-0.7'.R51]-['centralized-0.7'.R54]" office:value-type="float" office:value="16.0127570939322">
            <text:p>16.0127570939</text:p>
          </table:table-cell>
          <table:table-cell table:formula="of:=['centralized-0.7'.S51]-['centralized-0.7'.S54]" office:value-type="float" office:value="16.3371280910024">
            <text:p>16.337128091</text:p>
          </table:table-cell>
          <table:table-cell table:formula="of:=['centralized-0.7'.T51]-['centralized-0.7'.T54]" office:value-type="float" office:value="16.7291350005794">
            <text:p>16.7291350006</text:p>
          </table:table-cell>
          <table:table-cell table:number-columns-repeated="12"/>
        </table:table-row>
        <table:table-row table:style-name="ro1" table:number-rows-repeated="18">
          <table:table-cell table:number-columns-repeated="33"/>
        </table:table-row>
        <table:table-row table:style-name="ro1">
          <table:table-cell table:number-columns-repeated="11"/>
          <table:table-cell table:formula="of:=[.L82]" office:value-type="string" office:string-value="ROSS">
            <text:p>ROSS</text:p>
          </table:table-cell>
          <table:table-cell table:formula="of:=[.M83]" office:value-type="float" office:value="0">
            <text:p>0</text:p>
          </table:table-cell>
          <table:table-cell table:formula="of:=[.N83]" office:value-type="float" office:value="0.72">
            <text:p>0.72</text:p>
          </table:table-cell>
          <table:table-cell table:formula="of:=[.O83]" office:value-type="float" office:value="0.86">
            <text:p>0.86</text:p>
          </table:table-cell>
          <table:table-cell table:formula="of:=[.P83]" office:value-type="float" office:value="1.12">
            <text:p>1.12</text:p>
          </table:table-cell>
          <table:table-cell table:formula="of:=[.Q83]" office:value-type="float" office:value="1.42">
            <text:p>1.42</text:p>
          </table:table-cell>
          <table:table-cell table:formula="of:=[.R83]" office:value-type="float" office:value="2.04">
            <text:p>2.04</text:p>
          </table:table-cell>
          <table:table-cell table:formula="of:=[.S83]" office:value-type="float" office:value="2.86">
            <text:p>2.86</text:p>
          </table:table-cell>
          <table:table-cell table:formula="of:=[.T83]" office:value-type="float" office:value="3.7">
            <text:p>3.7</text:p>
          </table:table-cell>
          <table:table-cell table:formula="of:=[.U83]" office:value-type="float" office:value="5.6">
            <text:p>5.6</text:p>
          </table:table-cell>
          <table:table-cell table:formula="of:=[.V83]" office:value-type="float" office:value="7.6">
            <text:p>7.6</text:p>
          </table:table-cell>
          <table:table-cell table:formula="of:=[.W83]" office:value-type="float" office:value="8.24">
            <text:p>8.24</text:p>
          </table:table-cell>
          <table:table-cell table:formula="of:=[.X83]" office:value-type="float" office:value="9.32">
            <text:p>9.32</text:p>
          </table:table-cell>
          <table:table-cell table:formula="of:=[.Y83]" office:value-type="float" office:value="10.46">
            <text:p>10.46</text:p>
          </table:table-cell>
          <table:table-cell table:formula="of:=[.Z83]" office:value-type="float" office:value="10.98">
            <text:p>10.98</text:p>
          </table:table-cell>
          <table:table-cell table:formula="of:=[.AA83]" office:value-type="float" office:value="11.96">
            <text:p>11.96</text:p>
          </table:table-cell>
          <table:table-cell table:formula="of:=[.AB83]" office:value-type="float" office:value="13.54">
            <text:p>13.54</text:p>
          </table:table-cell>
          <table:table-cell table:formula="of:=[.AC83]" office:value-type="float" office:value="14.18">
            <text:p>14.18</text:p>
          </table:table-cell>
          <table:table-cell table:formula="of:=[.AD83]" office:value-type="float" office:value="15.02">
            <text:p>15.02</text:p>
          </table:table-cell>
          <table:table-cell table:formula="of:=[.AE83]" office:value-type="float" office:value="15.6">
            <text:p>15.6</text:p>
          </table:table-cell>
          <table:table-cell table:formula="of:=[.AF83]" office:value-type="float" office:value="15.88">
            <text:p>15.88</text:p>
          </table:table-cell>
          <table:table-cell table:formula="of:=[.AG83]" office:value-type="float" office:value="16.34">
            <text:p>16.34</text:p>
          </table:table-cell>
        </table:table-row>
        <table:table-row table:style-name="ro1">
          <table:table-cell table:number-columns-repeated="11"/>
          <table:table-cell table:formula="of:=[.L83]" office:value-type="string" office:string-value="Ross-greedy">
            <text:p>Ross-greedy</text:p>
          </table:table-cell>
          <table:table-cell table:formula="of:=[.M82]" office:value-type="float" office:value="0">
            <text:p>0</text:p>
          </table:table-cell>
          <table:table-cell table:formula="of:=[.N82]" office:value-type="float" office:value="0.96">
            <text:p>0.96</text:p>
          </table:table-cell>
          <table:table-cell table:formula="of:=[.O82]" office:value-type="float" office:value="1.08">
            <text:p>1.08</text:p>
          </table:table-cell>
          <table:table-cell table:formula="of:=[.P82]" office:value-type="float" office:value="1.34">
            <text:p>1.34</text:p>
          </table:table-cell>
          <table:table-cell table:formula="of:=[.Q82]" office:value-type="float" office:value="1.7">
            <text:p>1.7</text:p>
          </table:table-cell>
          <table:table-cell table:formula="of:=[.R82]" office:value-type="float" office:value="2.36">
            <text:p>2.36</text:p>
          </table:table-cell>
          <table:table-cell table:formula="of:=[.S82]" office:value-type="float" office:value="3.24">
            <text:p>3.24</text:p>
          </table:table-cell>
          <table:table-cell table:formula="of:=[.T82]" office:value-type="float" office:value="4.18">
            <text:p>4.18</text:p>
          </table:table-cell>
          <table:table-cell table:formula="of:=[.U82]" office:value-type="float" office:value="5.96">
            <text:p>5.96</text:p>
          </table:table-cell>
          <table:table-cell table:formula="of:=[.V82]" office:value-type="float" office:value="7.56">
            <text:p>7.56</text:p>
          </table:table-cell>
          <table:table-cell table:formula="of:=[.W82]" office:value-type="float" office:value="8.04">
            <text:p>8.04</text:p>
          </table:table-cell>
          <table:table-cell table:formula="of:=[.X82]" office:value-type="float" office:value="9.16">
            <text:p>9.16</text:p>
          </table:table-cell>
          <table:table-cell table:formula="of:=[.Y82]" office:value-type="float" office:value="10.5">
            <text:p>10.5</text:p>
          </table:table-cell>
          <table:table-cell table:formula="of:=[.Z82]" office:value-type="float" office:value="10.98">
            <text:p>10.98</text:p>
          </table:table-cell>
          <table:table-cell table:formula="of:=[.AA82]" office:value-type="float" office:value="11.92">
            <text:p>11.92</text:p>
          </table:table-cell>
          <table:table-cell table:formula="of:=[.AB82]" office:value-type="float" office:value="13.54">
            <text:p>13.54</text:p>
          </table:table-cell>
          <table:table-cell table:formula="of:=[.AC82]" office:value-type="float" office:value="14.2">
            <text:p>14.2</text:p>
          </table:table-cell>
          <table:table-cell table:formula="of:=[.AD82]" office:value-type="float" office:value="15.08">
            <text:p>15.08</text:p>
          </table:table-cell>
          <table:table-cell table:formula="of:=[.AE82]" office:value-type="float" office:value="15.76">
            <text:p>15.76</text:p>
          </table:table-cell>
          <table:table-cell table:formula="of:=[.AF82]" office:value-type="float" office:value="16.06">
            <text:p>16.06</text:p>
          </table:table-cell>
          <table:table-cell table:formula="of:=[.AG82]" office:value-type="float" office:value="16.48">
            <text:p>16.48</text:p>
          </table:table-cell>
        </table:table-row>
        <table:table-row table:style-name="ro1">
          <table:table-cell table:number-columns-repeated="11"/>
          <table:table-cell table:formula="of:=[.L84]" office:value-type="string" office:string-value="ROSS_3">
            <text:p>ROSS_3</text:p>
          </table:table-cell>
          <table:table-cell table:formula="of:=[.M85]" office:value-type="float" office:value="0">
            <text:p>0</text:p>
          </table:table-cell>
          <table:table-cell table:formula="of:=[.N85]" office:value-type="float" office:value="0.94">
            <text:p>0.94</text:p>
          </table:table-cell>
          <table:table-cell table:formula="of:=[.O85]" office:value-type="float" office:value="0.94">
            <text:p>0.94</text:p>
          </table:table-cell>
          <table:table-cell table:formula="of:=[.P85]" office:value-type="float" office:value="1.02">
            <text:p>1.02</text:p>
          </table:table-cell>
          <table:table-cell table:formula="of:=[.Q85]" office:value-type="float" office:value="1.28">
            <text:p>1.28</text:p>
          </table:table-cell>
          <table:table-cell table:formula="of:=[.R85]" office:value-type="float" office:value="1.84">
            <text:p>1.84</text:p>
          </table:table-cell>
          <table:table-cell table:formula="of:=[.S85]" office:value-type="float" office:value="2.58">
            <text:p>2.58</text:p>
          </table:table-cell>
          <table:table-cell table:formula="of:=[.T85]" office:value-type="float" office:value="3.58">
            <text:p>3.58</text:p>
          </table:table-cell>
          <table:table-cell table:formula="of:=[.U85]" office:value-type="float" office:value="4.88">
            <text:p>4.88</text:p>
          </table:table-cell>
          <table:table-cell table:formula="of:=[.V85]" office:value-type="float" office:value="6.64">
            <text:p>6.64</text:p>
          </table:table-cell>
          <table:table-cell table:formula="of:=[.W85]" office:value-type="float" office:value="7">
            <text:p>7</text:p>
          </table:table-cell>
          <table:table-cell table:formula="of:=[.X85]" office:value-type="float" office:value="7.84">
            <text:p>7.84</text:p>
          </table:table-cell>
          <table:table-cell table:formula="of:=[.Y85]" office:value-type="float" office:value="9.18">
            <text:p>9.18</text:p>
          </table:table-cell>
          <table:table-cell table:formula="of:=[.Z85]" office:value-type="float" office:value="9.86">
            <text:p>9.86</text:p>
          </table:table-cell>
          <table:table-cell table:formula="of:=[.AA85]" office:value-type="float" office:value="10.8">
            <text:p>10.8</text:p>
          </table:table-cell>
          <table:table-cell table:formula="of:=[.AB85]" office:value-type="float" office:value="12.5">
            <text:p>12.5</text:p>
          </table:table-cell>
          <table:table-cell table:formula="of:=[.AC85]" office:value-type="float" office:value="12.96">
            <text:p>12.96</text:p>
          </table:table-cell>
          <table:table-cell table:formula="of:=[.AD85]" office:value-type="float" office:value="13.68">
            <text:p>13.68</text:p>
          </table:table-cell>
          <table:table-cell table:formula="of:=[.AE85]" office:value-type="float" office:value="14.6">
            <text:p>14.6</text:p>
          </table:table-cell>
          <table:table-cell table:formula="of:=[.AF85]" office:value-type="float" office:value="15.1">
            <text:p>15.1</text:p>
          </table:table-cell>
          <table:table-cell table:formula="of:=[.AG85]" office:value-type="float" office:value="15.7">
            <text:p>15.7</text:p>
          </table:table-cell>
        </table:table-row>
        <table:table-row table:style-name="ro1">
          <table:table-cell table:number-columns-repeated="11"/>
          <table:table-cell table:formula="of:=[.L85]" office:value-type="string" office:string-value="ROSS-3-greedy">
            <text:p>ROSS-3-greedy</text:p>
          </table:table-cell>
          <table:table-cell table:formula="of:=[.M84]" office:value-type="float" office:value="0">
            <text:p>0</text:p>
          </table:table-cell>
          <table:table-cell table:formula="of:=[.N84]" office:value-type="float" office:value="1.64">
            <text:p>1.64</text:p>
          </table:table-cell>
          <table:table-cell table:formula="of:=[.O84]" office:value-type="float" office:value="1.64">
            <text:p>1.64</text:p>
          </table:table-cell>
          <table:table-cell table:formula="of:=[.P84]" office:value-type="float" office:value="1.72">
            <text:p>1.72</text:p>
          </table:table-cell>
          <table:table-cell table:formula="of:=[.Q84]" office:value-type="float" office:value="1.98">
            <text:p>1.98</text:p>
          </table:table-cell>
          <table:table-cell table:formula="of:=[.R84]" office:value-type="float" office:value="2.5">
            <text:p>2.5</text:p>
          </table:table-cell>
          <table:table-cell table:formula="of:=[.S84]" office:value-type="float" office:value="3.26">
            <text:p>3.26</text:p>
          </table:table-cell>
          <table:table-cell table:formula="of:=[.T84]" office:value-type="float" office:value="4.02">
            <text:p>4.02</text:p>
          </table:table-cell>
          <table:table-cell table:formula="of:=[.U84]" office:value-type="float" office:value="5.3">
            <text:p>5.3</text:p>
          </table:table-cell>
          <table:table-cell table:formula="of:=[.V84]" office:value-type="float" office:value="6.96">
            <text:p>6.96</text:p>
          </table:table-cell>
          <table:table-cell table:formula="of:=[.W84]" office:value-type="float" office:value="7.26">
            <text:p>7.26</text:p>
          </table:table-cell>
          <table:table-cell table:formula="of:=[.X84]" office:value-type="float" office:value="8.2">
            <text:p>8.2</text:p>
          </table:table-cell>
          <table:table-cell table:formula="of:=[.Y84]" office:value-type="float" office:value="9.5">
            <text:p>9.5</text:p>
          </table:table-cell>
          <table:table-cell table:formula="of:=[.Z84]" office:value-type="float" office:value="10.12">
            <text:p>10.12</text:p>
          </table:table-cell>
          <table:table-cell table:formula="of:=[.AA84]" office:value-type="float" office:value="11.1">
            <text:p>11.1</text:p>
          </table:table-cell>
          <table:table-cell table:formula="of:=[.AB84]" office:value-type="float" office:value="12.74">
            <text:p>12.74</text:p>
          </table:table-cell>
          <table:table-cell table:formula="of:=[.AC84]" office:value-type="float" office:value="13.4">
            <text:p>13.4</text:p>
          </table:table-cell>
          <table:table-cell table:formula="of:=[.AD84]" office:value-type="float" office:value="14.26">
            <text:p>14.26</text:p>
          </table:table-cell>
          <table:table-cell table:formula="of:=[.AE84]" office:value-type="float" office:value="15.1">
            <text:p>15.1</text:p>
          </table:table-cell>
          <table:table-cell table:formula="of:=[.AF84]" office:value-type="float" office:value="15.58">
            <text:p>15.58</text:p>
          </table:table-cell>
          <table:table-cell table:formula="of:=[.AG84]" office:value-type="float" office:value="16.08">
            <text:p>16.08</text:p>
          </table:table-cell>
        </table:table-row>
        <table:table-row table:style-name="ro1">
          <table:table-cell table:number-columns-repeated="11"/>
          <table:table-cell table:formula="of:=[.L86]" office:value-type="string" office:string-value="SOC">
            <text:p>SOC</text:p>
          </table:table-cell>
          <table:table-cell table:formula="of:=[.M86]" office:value-type="float" office:value="1.98">
            <text:p>1.98</text:p>
          </table:table-cell>
          <table:table-cell table:formula="of:=[.N86]" office:value-type="float" office:value="1.98">
            <text:p>1.98</text:p>
          </table:table-cell>
          <table:table-cell table:formula="of:=[.O86]" office:value-type="float" office:value="1.98">
            <text:p>1.98</text:p>
          </table:table-cell>
          <table:table-cell table:formula="of:=[.P86]" office:value-type="float" office:value="2.6">
            <text:p>2.6</text:p>
          </table:table-cell>
          <table:table-cell table:formula="of:=[.Q86]" office:value-type="float" office:value="3.22">
            <text:p>3.22</text:p>
          </table:table-cell>
          <table:table-cell table:formula="of:=[.R86]" office:value-type="float" office:value="4.02">
            <text:p>4.02</text:p>
          </table:table-cell>
          <table:table-cell table:formula="of:=[.S86]" office:value-type="float" office:value="5.52">
            <text:p>5.52</text:p>
          </table:table-cell>
          <table:table-cell table:formula="of:=[.T86]" office:value-type="float" office:value="6.24">
            <text:p>6.24</text:p>
          </table:table-cell>
          <table:table-cell table:formula="of:=[.U86]" office:value-type="float" office:value="8.24">
            <text:p>8.24</text:p>
          </table:table-cell>
          <table:table-cell table:formula="of:=[.V86]" office:value-type="float" office:value="10.34">
            <text:p>10.34</text:p>
          </table:table-cell>
          <table:table-cell table:formula="of:=[.W86]" office:value-type="float" office:value="11.16">
            <text:p>11.16</text:p>
          </table:table-cell>
          <table:table-cell table:formula="of:=[.X86]" office:value-type="float" office:value="12.18">
            <text:p>12.18</text:p>
          </table:table-cell>
          <table:table-cell table:formula="of:=[.Y86]" office:value-type="float" office:value="13.8">
            <text:p>13.8</text:p>
          </table:table-cell>
          <table:table-cell table:formula="of:=[.Z86]" office:value-type="float" office:value="14.42">
            <text:p>14.42</text:p>
          </table:table-cell>
          <table:table-cell table:formula="of:=[.AA86]" office:value-type="float" office:value="15.78">
            <text:p>15.78</text:p>
          </table:table-cell>
          <table:table-cell table:formula="of:=[.AB86]" office:value-type="float" office:value="17.1">
            <text:p>17.1</text:p>
          </table:table-cell>
          <table:table-cell table:formula="of:=[.AC86]" office:value-type="float" office:value="17.52">
            <text:p>17.52</text:p>
          </table:table-cell>
          <table:table-cell table:formula="of:=[.AD86]" office:value-type="float" office:value="17.94">
            <text:p>17.94</text:p>
          </table:table-cell>
          <table:table-cell table:formula="of:=[.AE86]" office:value-type="float" office:value="18.06">
            <text:p>18.06</text:p>
          </table:table-cell>
          <table:table-cell table:formula="of:=[.AF86]" office:value-type="float" office:value="18.26">
            <text:p>18.26</text:p>
          </table:table-cell>
          <table:table-cell table:formula="of:=[.AG86]" office:value-type="float" office:value="18.38">
            <text:p>18.38</text:p>
          </table:table-cell>
        </table:table-row>
        <table:table-row table:style-name="ro1">
          <table:table-cell table:number-columns-repeated="11"/>
          <table:table-cell table:formula="of:=[.L87]" office:value-type="string" office:string-value="Centralized_0.7">
            <text:p>Centralized_0.7</text:p>
          </table:table-cell>
          <table:table-cell table:formula="of:=[.M87]" office:value-type="float" office:value="0">
            <text:p>0</text:p>
          </table:table-cell>
          <table:table-cell table:formula="of:=[.N87]" office:value-type="float" office:value="0">
            <text:p>0</text:p>
          </table:table-cell>
          <table:table-cell table:formula="of:=[.O87]" office:value-type="float" office:value="0">
            <text:p>0</text:p>
          </table:table-cell>
          <table:table-cell table:formula="of:=[.P87]" office:value-type="float" office:value="0.36">
            <text:p>0.36</text:p>
          </table:table-cell>
          <table:table-cell table:formula="of:=[.Q87]" office:value-type="float" office:value="0.72">
            <text:p>0.72</text:p>
          </table:table-cell>
          <table:table-cell table:formula="of:=[.R87]" office:value-type="float" office:value="1.86">
            <text:p>1.86</text:p>
          </table:table-cell>
          <table:table-cell table:formula="of:=[.S87]" office:value-type="float" office:value="2.9">
            <text:p>2.9</text:p>
          </table:table-cell>
          <table:table-cell table:formula="of:=[.T87]" office:value-type="float" office:value="3.68">
            <text:p>3.68</text:p>
          </table:table-cell>
          <table:table-cell table:formula="of:=[.U87]" office:value-type="float" office:value="5.38">
            <text:p>5.38</text:p>
          </table:table-cell>
          <table:table-cell table:formula="of:=[.V87]" office:value-type="float" office:value="7.44">
            <text:p>7.44</text:p>
          </table:table-cell>
          <table:table-cell table:formula="of:=[.W87]" office:value-type="float" office:value="8.16">
            <text:p>8.16</text:p>
          </table:table-cell>
          <table:table-cell table:formula="of:=[.X87]" office:value-type="float" office:value="9.18">
            <text:p>9.18</text:p>
          </table:table-cell>
          <table:table-cell table:formula="of:=[.Y87]" office:value-type="float" office:value="10.74">
            <text:p>10.74</text:p>
          </table:table-cell>
          <table:table-cell table:formula="of:=[.Z87]" office:value-type="float" office:value="11.44">
            <text:p>11.44</text:p>
          </table:table-cell>
          <table:table-cell table:formula="of:=[.AA87]" office:value-type="float" office:value="12.9">
            <text:p>12.9</text:p>
          </table:table-cell>
          <table:table-cell table:formula="of:=[.AB87]" office:value-type="float" office:value="14.3">
            <text:p>14.3</text:p>
          </table:table-cell>
          <table:table-cell table:formula="of:=[.AC87]" office:value-type="float" office:value="15.18">
            <text:p>15.18</text:p>
          </table:table-cell>
          <table:table-cell table:formula="of:=[.AD87]" office:value-type="float" office:value="16.12">
            <text:p>16.12</text:p>
          </table:table-cell>
          <table:table-cell table:formula="of:=[.AE87]" office:value-type="float" office:value="16.66">
            <text:p>16.66</text:p>
          </table:table-cell>
          <table:table-cell table:formula="of:=[.AF87]" office:value-type="float" office:value="16.96">
            <text:p>16.96</text:p>
          </table:table-cell>
          <table:table-cell table:formula="of:=[.AG87]" office:value-type="float" office:value="17.38">
            <text:p>17.38</text:p>
          </table:table-cell>
        </table:table-row>
        <table:table-row table:style-name="ro1">
          <table:table-cell table:number-columns-repeated="11"/>
          <table:table-cell table:formula="of:=[.L88]" office:value-type="string" office:string-value="Centralized_0.5">
            <text:p>Centralized_0.5</text:p>
          </table:table-cell>
          <table:table-cell table:formula="of:=[.M88]" office:value-type="float" office:value="0">
            <text:p>0</text:p>
          </table:table-cell>
          <table:table-cell table:formula="of:=[.N88]" office:value-type="float" office:value="0">
            <text:p>0</text:p>
          </table:table-cell>
          <table:table-cell table:formula="of:=[.O88]" office:value-type="float" office:value="0">
            <text:p>0</text:p>
          </table:table-cell>
          <table:table-cell table:formula="of:=[.P88]" office:value-type="float" office:value="0">
            <text:p>0</text:p>
          </table:table-cell>
          <table:table-cell table:formula="of:=[.Q88]" office:value-type="float" office:value="0.08">
            <text:p>0.08</text:p>
          </table:table-cell>
          <table:table-cell table:formula="of:=[.R88]" office:value-type="float" office:value="0.48">
            <text:p>0.48</text:p>
          </table:table-cell>
          <table:table-cell table:formula="of:=[.S88]" office:value-type="float" office:value="0.92">
            <text:p>0.92</text:p>
          </table:table-cell>
          <table:table-cell table:formula="of:=[.T88]" office:value-type="float" office:value="1.56">
            <text:p>1.56</text:p>
          </table:table-cell>
          <table:table-cell table:formula="of:=[.U88]" office:value-type="float" office:value="2.68">
            <text:p>2.68</text:p>
          </table:table-cell>
          <table:table-cell table:formula="of:=[.V88]" office:value-type="float" office:value="3.92">
            <text:p>3.92</text:p>
          </table:table-cell>
          <table:table-cell table:formula="of:=[.W88]" office:value-type="float" office:value="4.68">
            <text:p>4.68</text:p>
          </table:table-cell>
          <table:table-cell table:formula="of:=[.X88]" office:value-type="float" office:value="5.6">
            <text:p>5.6</text:p>
          </table:table-cell>
          <table:table-cell table:formula="of:=[.Y88]" office:value-type="float" office:value="6.96">
            <text:p>6.96</text:p>
          </table:table-cell>
          <table:table-cell table:formula="of:=[.Z88]" office:value-type="float" office:value="7.76">
            <text:p>7.76</text:p>
          </table:table-cell>
          <table:table-cell table:formula="of:=[.AA88]" office:value-type="float" office:value="8.68">
            <text:p>8.68</text:p>
          </table:table-cell>
          <table:table-cell table:formula="of:=[.AB88]" office:value-type="float" office:value="10.04">
            <text:p>10.04</text:p>
          </table:table-cell>
          <table:table-cell table:formula="of:=[.AC88]" office:value-type="float" office:value="10.8">
            <text:p>10.8</text:p>
          </table:table-cell>
          <table:table-cell table:formula="of:=[.AD88]" office:value-type="float" office:value="12.04">
            <text:p>12.04</text:p>
          </table:table-cell>
          <table:table-cell table:formula="of:=[.AE88]" office:value-type="float" office:value="12.88">
            <text:p>12.88</text:p>
          </table:table-cell>
          <table:table-cell table:formula="of:=[.AF88]" office:value-type="float" office:value="13.28">
            <text:p>13.28</text:p>
          </table:table-cell>
          <table:table-cell table:formula="of:=[.AG88]" office:value-type="float" office:value="14">
            <text:p>14</text:p>
          </table:table-cell>
        </table:table-row>
        <table:table-row table:style-name="ro3">
          <table:table-cell table:number-columns-repeated="11"/>
          <table:table-cell office:value-type="string">
            <text:p>ci</text:p>
          </table:table-cell>
          <table:table-cell/>
          <table:table-cell table:formula="of:=['ross-basin-greedy'.A54]" office:value-type="float" office:value="0.197614842608917">
            <text:p>0.1976148426</text:p>
          </table:table-cell>
          <table:table-cell table:formula="of:=['ross-basin-greedy'.B54]" office:value-type="float" office:value="0.380926333117735">
            <text:p>0.3809263331</text:p>
          </table:table-cell>
          <table:table-cell table:formula="of:=['ross-basin-greedy'.C54]" office:value-type="float" office:value="0.456920125012999">
            <text:p>0.456920125</text:p>
          </table:table-cell>
          <table:table-cell table:formula="of:=['ross-basin-greedy'.D54]" office:value-type="float" office:value="0.536403021125267">
            <text:p>0.5364030211</text:p>
          </table:table-cell>
          <table:table-cell table:formula="of:=['ross-basin-greedy'.E54]" office:value-type="float" office:value="0.66200701000623">
            <text:p>0.66200701</text:p>
          </table:table-cell>
          <table:table-cell table:formula="of:=['ross-basin-greedy'.F54]" office:value-type="float" office:value="0.785112626388562">
            <text:p>0.7851126264</text:p>
          </table:table-cell>
          <table:table-cell table:formula="of:=['ross-basin-greedy'.G54]" office:value-type="float" office:value="0.987545336136338">
            <text:p>0.9875453361</text:p>
          </table:table-cell>
          <table:table-cell table:formula="of:=['ross-basin-greedy'.H54]" office:value-type="float" office:value="1.24112215552043">
            <text:p>1.2411221555</text:p>
          </table:table-cell>
          <table:table-cell table:formula="of:=['ross-basin-greedy'.I54]" office:value-type="float" office:value="1.17437188071683">
            <text:p>1.1743718807</text:p>
          </table:table-cell>
          <table:table-cell table:formula="of:=['ross-basin-greedy'.J54]" office:value-type="float" office:value="1.15827443803926">
            <text:p>1.158274438</text:p>
          </table:table-cell>
          <table:table-cell table:formula="of:=['ross-basin-greedy'.K54]" office:value-type="float" office:value="1.1924716164921">
            <text:p>1.1924716165</text:p>
          </table:table-cell>
          <table:table-cell table:formula="of:=['ross-basin-greedy'.L54]" office:value-type="float" office:value="1.19471480336496">
            <text:p>1.1947148034</text:p>
          </table:table-cell>
          <table:table-cell table:formula="of:=['ross-basin-greedy'.M54]" office:value-type="float" office:value="1.22438239628858">
            <text:p>1.2243823963</text:p>
          </table:table-cell>
          <table:table-cell table:formula="of:=['ross-basin-greedy'.N54]" office:value-type="float" office:value="1.13253274233088">
            <text:p>1.1325327423</text:p>
          </table:table-cell>
          <table:table-cell table:formula="of:=['ross-basin-greedy'.O54]" office:value-type="float" office:value="1.11439709693121">
            <text:p>1.1143970969</text:p>
          </table:table-cell>
          <table:table-cell table:formula="of:=['ross-basin-greedy'.P54]" office:value-type="float" office:value="1.08461110820469">
            <text:p>1.0846111082</text:p>
          </table:table-cell>
          <table:table-cell table:formula="of:=['ross-basin-greedy'.Q54]" office:value-type="float" office:value="1.07402278988244">
            <text:p>1.0740227899</text:p>
          </table:table-cell>
          <table:table-cell table:formula="of:=['ross-basin-greedy'.R54]" office:value-type="float" office:value="1.01052179976496">
            <text:p>1.0105217998</text:p>
          </table:table-cell>
          <table:table-cell table:formula="of:=['ross-basin-greedy'.S54]" office:value-type="float" office:value="0.95994834619171">
            <text:p>0.9599483462</text:p>
          </table:table-cell>
          <table:table-cell table:formula="of:=['ross-basin-greedy'.T54]" office:value-type="float" office:value="0.870433103548622">
            <text:p>0.8704331035</text:p>
          </table:table-cell>
        </table:table-row>
        <table:table-row table:style-name="ro1">
          <table:table-cell table:number-columns-repeated="13"/>
          <table:table-cell table:formula="of:=['ross-basin'.A54]" office:value-type="float" office:value="0.199260290182843">
            <text:p>0.1992602902</text:p>
          </table:table-cell>
          <table:table-cell table:formula="of:=['ross-basin'.B54]" office:value-type="float" office:value="0.311933560932718">
            <text:p>0.3119335609</text:p>
          </table:table-cell>
          <table:table-cell table:formula="of:=['ross-basin'.C54]" office:value-type="float" office:value="0.389403702481836">
            <text:p>0.3894037025</text:p>
          </table:table-cell>
          <table:table-cell table:formula="of:=['ross-basin'.D54]" office:value-type="float" office:value="0.525207505266408">
            <text:p>0.5252075053</text:p>
          </table:table-cell>
          <table:table-cell table:formula="of:=['ross-basin'.E54]" office:value-type="float" office:value="0.663780246245128">
            <text:p>0.6637802462</text:p>
          </table:table-cell>
          <table:table-cell table:formula="of:=['ross-basin'.F54]" office:value-type="float" office:value="0.823199081488689">
            <text:p>0.8231990815</text:p>
          </table:table-cell>
          <table:table-cell table:formula="of:=['ross-basin'.G54]" office:value-type="float" office:value="1.06320620551376">
            <text:p>1.0632062055</text:p>
          </table:table-cell>
          <table:table-cell table:formula="of:=['ross-basin'.H54]" office:value-type="float" office:value="1.16198957188836">
            <text:p>1.1619895719</text:p>
          </table:table-cell>
          <table:table-cell table:formula="of:=['ross-basin'.I54]" office:value-type="float" office:value="1.10678237496657">
            <text:p>1.106782375</text:p>
          </table:table-cell>
          <table:table-cell table:formula="of:=['ross-basin'.J54]" office:value-type="float" office:value="1.09724173585899">
            <text:p>1.0972417359</text:p>
          </table:table-cell>
          <table:table-cell table:formula="of:=['ross-basin'.K54]" office:value-type="float" office:value="1.09593159600564">
            <text:p>1.095931596</text:p>
          </table:table-cell>
          <table:table-cell table:formula="of:=['ross-basin'.L54]" office:value-type="float" office:value="1.04324102593378">
            <text:p>1.0432410259</text:p>
          </table:table-cell>
          <table:table-cell table:formula="of:=['ross-basin'.M54]" office:value-type="float" office:value="1.14329318565565">
            <text:p>1.1432931857</text:p>
          </table:table-cell>
          <table:table-cell table:formula="of:=['ross-basin'.N54]" office:value-type="float" office:value="1.09488831980164">
            <text:p>1.0948883198</text:p>
          </table:table-cell>
          <table:table-cell table:formula="of:=['ross-basin'.O54]" office:value-type="float" office:value="1.07790715261531">
            <text:p>1.0779071526</text:p>
          </table:table-cell>
          <table:table-cell table:formula="of:=['ross-basin'.P54]" office:value-type="float" office:value="1.03535530319733">
            <text:p>1.0353553032</text:p>
          </table:table-cell>
          <table:table-cell table:formula="of:=['ross-basin'.Q54]" office:value-type="float" office:value="1.04452347547167">
            <text:p>1.0445234755</text:p>
          </table:table-cell>
          <table:table-cell table:formula="of:=['ross-basin'.R54]" office:value-type="float" office:value="0.98366928151646">
            <text:p>0.9836692815</text:p>
          </table:table-cell>
          <table:table-cell table:formula="of:=['ross-basin'.S54]" office:value-type="float" office:value="0.977308674070273">
            <text:p>0.9773086741</text:p>
          </table:table-cell>
          <table:table-cell table:formula="of:=['ross-basin'.T54]" office:value-type="float" office:value="0.897835814502879">
            <text:p>0.8978358145</text:p>
          </table:table-cell>
        </table:table-row>
        <table:table-row table:style-name="ro1">
          <table:table-cell table:number-columns-repeated="13"/>
          <table:table-cell table:formula="of:=['ross-basin-3-greedy'.A54]" office:value-type="float" office:value="0.245510357851702">
            <text:p>0.2455103579</text:p>
          </table:table-cell>
          <table:table-cell table:formula="of:=['ross-basin-3-greedy'.B54]" office:value-type="float" office:value="0.245510357851702">
            <text:p>0.2455103579</text:p>
          </table:table-cell>
          <table:table-cell table:formula="of:=['ross-basin-3-greedy'.C54]" office:value-type="float" office:value="0.27128821424881">
            <text:p>0.2712882142</text:p>
          </table:table-cell>
          <table:table-cell table:formula="of:=['ross-basin-3-greedy'.D54]" office:value-type="float" office:value="0.34304126258741">
            <text:p>0.3430412626</text:p>
          </table:table-cell>
          <table:table-cell table:formula="of:=['ross-basin-3-greedy'.E54]" office:value-type="float" office:value="0.50070049974872">
            <text:p>0.5007004997</text:p>
          </table:table-cell>
          <table:table-cell table:formula="of:=['ross-basin-3-greedy'.F54]" office:value-type="float" office:value="0.654616702088919">
            <text:p>0.6546167021</text:p>
          </table:table-cell>
          <table:table-cell table:formula="of:=['ross-basin-3-greedy'.G54]" office:value-type="float" office:value="0.851930496696991">
            <text:p>0.8519304967</text:p>
          </table:table-cell>
          <table:table-cell table:formula="of:=['ross-basin-3-greedy'.H54]" office:value-type="float" office:value="0.943860890985352">
            <text:p>0.943860891</text:p>
          </table:table-cell>
          <table:table-cell table:formula="of:=['ross-basin-3-greedy'.I54]" office:value-type="float" office:value="0.968616838745299">
            <text:p>0.9686168387</text:p>
          </table:table-cell>
          <table:table-cell table:formula="of:=['ross-basin-3-greedy'.J54]" office:value-type="float" office:value="0.925026851035308">
            <text:p>0.925026851</text:p>
          </table:table-cell>
          <table:table-cell table:formula="of:=['ross-basin-3-greedy'.K54]" office:value-type="float" office:value="1.01821505462425">
            <text:p>1.0182150546</text:p>
          </table:table-cell>
          <table:table-cell table:formula="of:=['ross-basin-3-greedy'.L54]" office:value-type="float" office:value="1.06483263132396">
            <text:p>1.0648326313</text:p>
          </table:table-cell>
          <table:table-cell table:formula="of:=['ross-basin-3-greedy'.M54]" office:value-type="float" office:value="1.16890965631227">
            <text:p>1.1689096563</text:p>
          </table:table-cell>
          <table:table-cell table:formula="of:=['ross-basin-3-greedy'.N54]" office:value-type="float" office:value="1.1558757967047">
            <text:p>1.1558757967</text:p>
          </table:table-cell>
          <table:table-cell table:formula="of:=['ross-basin-3-greedy'.O54]" office:value-type="float" office:value="1.11398682107758">
            <text:p>1.1139868211</text:p>
          </table:table-cell>
          <table:table-cell table:formula="of:=['ross-basin-3-greedy'.P54]" office:value-type="float" office:value="1.10125175570361">
            <text:p>1.1012517557</text:p>
          </table:table-cell>
          <table:table-cell table:formula="of:=['ross-basin-3-greedy'.Q54]" office:value-type="float" office:value="1.10258518806943">
            <text:p>1.1025851881</text:p>
          </table:table-cell>
          <table:table-cell table:formula="of:=['ross-basin-3-greedy'.R54]" office:value-type="float" office:value="0.975067636120433">
            <text:p>0.9750676361</text:p>
          </table:table-cell>
          <table:table-cell table:formula="of:=['ross-basin-3-greedy'.S54]" office:value-type="float" office:value="0.946555371799247">
            <text:p>0.9465553718</text:p>
          </table:table-cell>
          <table:table-cell table:formula="of:=['ross-basin-3-greedy'.T54]" office:value-type="float" office:value="0.832938621512171">
            <text:p>0.8329386215</text:p>
          </table:table-cell>
        </table:table-row>
        <table:table-row table:style-name="ro1">
          <table:table-cell table:number-columns-repeated="13"/>
          <table:table-cell table:formula="of:=['ross-basin-3'.A54]" office:value-type="float" office:value="0.347298107319032">
            <text:p>0.3472981073</text:p>
          </table:table-cell>
          <table:table-cell table:formula="of:=['ross-basin-3'.B54]" office:value-type="float" office:value="0.347298107319032">
            <text:p>0.3472981073</text:p>
          </table:table-cell>
          <table:table-cell table:formula="of:=['ross-basin-3'.C54]" office:value-type="float" office:value="0.370937923623186">
            <text:p>0.3709379236</text:p>
          </table:table-cell>
          <table:table-cell table:formula="of:=['ross-basin-3'.D54]" office:value-type="float" office:value="0.457776850999675">
            <text:p>0.457776851</text:p>
          </table:table-cell>
          <table:table-cell table:formula="of:=['ross-basin-3'.E54]" office:value-type="float" office:value="0.542937384139161">
            <text:p>0.5429373841</text:p>
          </table:table-cell>
          <table:table-cell table:formula="of:=['ross-basin-3'.F54]" office:value-type="float" office:value="0.739716087649811">
            <text:p>0.7397160876</text:p>
          </table:table-cell>
          <table:table-cell table:formula="of:=['ross-basin-3'.G54]" office:value-type="float" office:value="0.902261715879475">
            <text:p>0.9022617159</text:p>
          </table:table-cell>
          <table:table-cell table:formula="of:=['ross-basin-3'.H54]" office:value-type="float" office:value="0.977642716761803">
            <text:p>0.9776427168</text:p>
          </table:table-cell>
          <table:table-cell table:formula="of:=['ross-basin-3'.I54]" office:value-type="float" office:value="1.07923917342108">
            <text:p>1.0792391734</text:p>
          </table:table-cell>
          <table:table-cell table:formula="of:=['ross-basin-3'.J54]" office:value-type="float" office:value="1.05252664929616">
            <text:p>1.0525266493</text:p>
          </table:table-cell>
          <table:table-cell table:formula="of:=['ross-basin-3'.K54]" office:value-type="float" office:value="1.08111332626969">
            <text:p>1.0811133263</text:p>
          </table:table-cell>
          <table:table-cell table:formula="of:=['ross-basin-3'.L54]" office:value-type="float" office:value="1.11011105127929">
            <text:p>1.1101110513</text:p>
          </table:table-cell>
          <table:table-cell table:formula="of:=['ross-basin-3'.M54]" office:value-type="float" office:value="1.19597133436033">
            <text:p>1.1959713344</text:p>
          </table:table-cell>
          <table:table-cell table:formula="of:=['ross-basin-3'.N54]" office:value-type="float" office:value="1.13768175636613">
            <text:p>1.1376817564</text:p>
          </table:table-cell>
          <table:table-cell table:formula="of:=['ross-basin-3'.O54]" office:value-type="float" office:value="1.07210578707193">
            <text:p>1.0721057871</text:p>
          </table:table-cell>
          <table:table-cell table:formula="of:=['ross-basin-3'.P54]" office:value-type="float" office:value="1.09789621950553">
            <text:p>1.0978962195</text:p>
          </table:table-cell>
          <table:table-cell table:formula="of:=['ross-basin-3'.Q54]" office:value-type="float" office:value="1.10636927534277">
            <text:p>1.1063692753</text:p>
          </table:table-cell>
          <table:table-cell table:formula="of:=['ross-basin-3'.R54]" office:value-type="float" office:value="0.991076833159646">
            <text:p>0.9910768332</text:p>
          </table:table-cell>
          <table:table-cell table:formula="of:=['ross-basin-3'.S54]" office:value-type="float" office:value="0.938239936528136">
            <text:p>0.9382399365</text:p>
          </table:table-cell>
          <table:table-cell table:formula="of:=['ross-basin-3'.T54]" office:value-type="float" office:value="0.827511228630659">
            <text:p>0.8275112286</text:p>
          </table:table-cell>
        </table:table-row>
        <table:table-row table:style-name="ro1">
          <table:table-cell table:number-columns-repeated="13"/>
          <table:table-cell table:formula="of:=['soc-20'.A54]" office:value-type="float" office:value="0.385696616162477">
            <text:p>0.3856966162</text:p>
          </table:table-cell>
          <table:table-cell table:formula="of:=['soc-20'.B54]" office:value-type="float" office:value="0.385696616162477">
            <text:p>0.3856966162</text:p>
          </table:table-cell>
          <table:table-cell table:formula="of:=['soc-20'.C54]" office:value-type="float" office:value="0.789550083538635">
            <text:p>0.7895500835</text:p>
          </table:table-cell>
          <table:table-cell table:formula="of:=['soc-20'.D54]" office:value-type="float" office:value="0.909542498113602">
            <text:p>0.9095424981</text:p>
          </table:table-cell>
          <table:table-cell table:formula="of:=['soc-20'.E54]" office:value-type="float" office:value="1.20849180744292">
            <text:p>1.2084918074</text:p>
          </table:table-cell>
          <table:table-cell table:formula="of:=['soc-20'.F54]" office:value-type="float" office:value="1.48904576424575">
            <text:p>1.4890457642</text:p>
          </table:table-cell>
          <table:table-cell table:formula="of:=['soc-20'.G54]" office:value-type="float" office:value="1.49169669786908">
            <text:p>1.4916966979</text:p>
          </table:table-cell>
          <table:table-cell table:formula="of:=['soc-20'.H54]" office:value-type="float" office:value="1.7080144005772">
            <text:p>1.7080144006</text:p>
          </table:table-cell>
          <table:table-cell table:formula="of:=['soc-20'.I54]" office:value-type="float" office:value="1.51597117390861">
            <text:p>1.5159711739</text:p>
          </table:table-cell>
          <table:table-cell table:formula="of:=['soc-20'.J54]" office:value-type="float" office:value="1.46202648502635">
            <text:p>1.462026485</text:p>
          </table:table-cell>
          <table:table-cell table:formula="of:=['soc-20'.K54]" office:value-type="float" office:value="1.54469006940765">
            <text:p>1.5446900694</text:p>
          </table:table-cell>
          <table:table-cell table:formula="of:=['soc-20'.L54]" office:value-type="float" office:value="1.40849628470092">
            <text:p>1.4084962847</text:p>
          </table:table-cell>
          <table:table-cell table:formula="of:=['soc-20'.M54]" office:value-type="float" office:value="1.41757756293452">
            <text:p>1.4175775629</text:p>
          </table:table-cell>
          <table:table-cell table:formula="of:=['soc-20'.N54]" office:value-type="float" office:value="1.19222515601597">
            <text:p>1.192225156</text:p>
          </table:table-cell>
          <table:table-cell table:formula="of:=['soc-20'.O54]" office:value-type="float" office:value="1.06725232574359">
            <text:p>1.0672523257</text:p>
          </table:table-cell>
          <table:table-cell table:formula="of:=['soc-20'.P54]" office:value-type="float" office:value="0.938239936528136">
            <text:p>0.9382399365</text:p>
          </table:table-cell>
          <table:table-cell table:formula="of:=['soc-20'.Q54]" office:value-type="float" office:value="0.880428978037018">
            <text:p>0.880428978</text:p>
          </table:table-cell>
          <table:table-cell table:formula="of:=['soc-20'.R54]" office:value-type="float" office:value="0.843766070688447">
            <text:p>0.8437660707</text:p>
          </table:table-cell>
          <table:table-cell table:formula="of:=['soc-20'.S54]" office:value-type="float" office:value="0.837629508732495">
            <text:p>0.8376295087</text:p>
          </table:table-cell>
          <table:table-cell table:formula="of:=['soc-20'.T54]" office:value-type="float" office:value="0.768467020781214">
            <text:p>0.7684670208</text:p>
          </table:table-cell>
        </table:table-row>
        <table:table-row table:style-name="ro1">
          <table:table-cell table:number-columns-repeated="13"/>
          <table:table-cell table:number-columns-repeated="2" office:value-type="float" office:value="0">
            <text:p>0</text:p>
          </table:table-cell>
          <table:table-cell table:formula="of:=['centralized-0.7'.C54]" office:value-type="float" office:value="0.323444838186496">
            <text:p>0.3234448382</text:p>
          </table:table-cell>
          <table:table-cell table:formula="of:=['centralized-0.7'.D54]" office:value-type="float" office:value="0.465696963941683">
            <text:p>0.4656969639</text:p>
          </table:table-cell>
          <table:table-cell table:formula="of:=['centralized-0.7'.E54]" office:value-type="float" office:value="0.733732844977306">
            <text:p>0.733732845</text:p>
          </table:table-cell>
          <table:table-cell table:formula="of:=['centralized-0.7'.F54]" office:value-type="float" office:value="0.910296069444431">
            <text:p>0.9102960694</text:p>
          </table:table-cell>
          <table:table-cell table:formula="of:=['centralized-0.7'.G54]" office:value-type="float" office:value="1.04233297474492">
            <text:p>1.0423329747</text:p>
          </table:table-cell>
          <table:table-cell table:formula="of:=['centralized-0.7'.H54]" office:value-type="float" office:value="1.1469714419119">
            <text:p>1.1469714419</text:p>
          </table:table-cell>
          <table:table-cell table:formula="of:=['centralized-0.7'.I54]" office:value-type="float" office:value="1.19744471004862">
            <text:p>1.19744471</text:p>
          </table:table-cell>
          <table:table-cell table:formula="of:=['centralized-0.7'.J54]" office:value-type="float" office:value="1.17298087286041">
            <text:p>1.1729808729</text:p>
          </table:table-cell>
          <table:table-cell table:formula="of:=['centralized-0.7'.K54]" office:value-type="float" office:value="1.20201699613333">
            <text:p>1.2020169961</text:p>
          </table:table-cell>
          <table:table-cell table:formula="of:=['centralized-0.7'.L54]" office:value-type="float" office:value="1.12993498814395">
            <text:p>1.1299349881</text:p>
          </table:table-cell>
          <table:table-cell table:formula="of:=['centralized-0.7'.M54]" office:value-type="float" office:value="1.1565253317692">
            <text:p>1.1565253318</text:p>
          </table:table-cell>
          <table:table-cell table:formula="of:=['centralized-0.7'.N54]" office:value-type="float" office:value="0.989527167020216">
            <text:p>0.989527167</text:p>
          </table:table-cell>
          <table:table-cell table:formula="of:=['centralized-0.7'.O54]" office:value-type="float" office:value="0.977609317628959">
            <text:p>0.9776093176</text:p>
          </table:table-cell>
          <table:table-cell table:formula="of:=['centralized-0.7'.P54]" office:value-type="float" office:value="0.853844691571248">
            <text:p>0.8538446916</text:p>
          </table:table-cell>
          <table:table-cell table:formula="of:=['centralized-0.7'.Q54]" office:value-type="float" office:value="0.783738995631972">
            <text:p>0.7837389956</text:p>
          </table:table-cell>
          <table:table-cell table:formula="of:=['centralized-0.7'.R54]" office:value-type="float" office:value="0.647242906067758">
            <text:p>0.6472429061</text:p>
          </table:table-cell>
          <table:table-cell table:formula="of:=['centralized-0.7'.S54]" office:value-type="float" office:value="0.622871908997586">
            <text:p>0.622871909</text:p>
          </table:table-cell>
          <table:table-cell table:formula="of:=['centralized-0.7'.T54]" office:value-type="float" office:value="0.650864999420574">
            <text:p>0.6508649994</text:p>
          </table:table-cell>
        </table:table-row>
        <table:table-row table:style-name="ro1">
          <table:table-cell table:number-columns-repeated="13"/>
          <table:table-cell table:number-columns-repeated="3" office:value-type="float" office:value="0">
            <text:p>0</text:p>
          </table:table-cell>
          <table:table-cell table:formula="of:=['centralzied-0.5'.D54]" office:value-type="float" office:value="0.110802074975117">
            <text:p>0.110802075</text:p>
          </table:table-cell>
          <table:table-cell table:formula="of:=['centralzied-0.5'.E54]" office:value-type="float" office:value="0.289117216235364">
            <text:p>0.2891172162</text:p>
          </table:table-cell>
          <table:table-cell table:formula="of:=['centralzied-0.5'.F54]" office:value-type="float" office:value="0.507244188153099">
            <text:p>0.5072441882</text:p>
          </table:table-cell>
          <table:table-cell table:formula="of:=['centralzied-0.5'.G54]" office:value-type="float" office:value="0.649710136795337">
            <text:p>0.6497101368</text:p>
          </table:table-cell>
          <table:table-cell table:formula="of:=['centralzied-0.5'.H54]" office:value-type="float" office:value="0.739230376392298">
            <text:p>0.7392303764</text:p>
          </table:table-cell>
          <table:table-cell table:formula="of:=['centralzied-0.5'.I54]" office:value-type="float" office:value="0.915553701999351">
            <text:p>0.915553702</text:p>
          </table:table-cell>
          <table:table-cell table:formula="of:=['centralzied-0.5'.J54]" office:value-type="float" office:value="0.836693435232327">
            <text:p>0.8366934352</text:p>
          </table:table-cell>
          <table:table-cell table:formula="of:=['centralzied-0.5'.K54]" office:value-type="float" office:value="0.930692524118035">
            <text:p>0.9306925241</text:p>
          </table:table-cell>
          <table:table-cell table:formula="of:=['centralzied-0.5'.L54]" office:value-type="float" office:value="0.912982318136013">
            <text:p>0.9129823181</text:p>
          </table:table-cell>
          <table:table-cell table:formula="of:=['centralzied-0.5'.M54]" office:value-type="float" office:value="1.00074866342437">
            <text:p>1.0007486634</text:p>
          </table:table-cell>
          <table:table-cell table:formula="of:=['centralzied-0.5'.N54]" office:value-type="float" office:value="1.05945286884564">
            <text:p>1.0594528688</text:p>
          </table:table-cell>
          <table:table-cell table:formula="of:=['centralzied-0.5'.O54]" office:value-type="float" office:value="1.030708958271">
            <text:p>1.0307089583</text:p>
          </table:table-cell>
          <table:table-cell table:formula="of:=['centralzied-0.5'.P54]" office:value-type="float" office:value="1.02956788151741">
            <text:p>1.0295678815</text:p>
          </table:table-cell>
          <table:table-cell table:formula="of:=['centralzied-0.5'.Q54]" office:value-type="float" office:value="1.05215431511225">
            <text:p>1.0521543151</text:p>
          </table:table-cell>
          <table:table-cell table:formula="of:=['centralzied-0.5'.R54]" office:value-type="float" office:value="0.986288116866414">
            <text:p>0.9862881169</text:p>
          </table:table-cell>
          <table:table-cell table:formula="of:=['centralzied-0.5'.S54]" office:value-type="float" office:value="0.964597033652153">
            <text:p>0.9645970337</text:p>
          </table:table-cell>
          <table:table-cell table:formula="of:=['centralzied-0.5'.T54]" office:value-type="float" office:value="0.915553701999351">
            <text:p>0.915553702</text:p>
          </table:table-cell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13"/>
          <table:table-cell table:formula="of:=[.N147]/2" office:value-type="float" office:value="0.0996301450914217">
            <text:p>0.0996301451</text:p>
          </table:table-cell>
          <table:table-cell table:formula="of:=[.O147]/2" office:value-type="float" office:value="0.155966780466359">
            <text:p>0.1559667805</text:p>
          </table:table-cell>
          <table:table-cell table:formula="of:=[.P147]/2" office:value-type="float" office:value="0.194701851240918">
            <text:p>0.1947018512</text:p>
          </table:table-cell>
          <table:table-cell table:formula="of:=[.Q147]/2" office:value-type="float" office:value="0.262603752633204">
            <text:p>0.2626037526</text:p>
          </table:table-cell>
          <table:table-cell table:formula="of:=[.R147]/2" office:value-type="float" office:value="0.331890123122564">
            <text:p>0.3318901231</text:p>
          </table:table-cell>
          <table:table-cell table:formula="of:=[.S147]/2" office:value-type="float" office:value="0.411599540744345">
            <text:p>0.4115995407</text:p>
          </table:table-cell>
          <table:table-cell table:formula="of:=[.T147]/2" office:value-type="float" office:value="0.531603102756882">
            <text:p>0.5316031028</text:p>
          </table:table-cell>
          <table:table-cell table:formula="of:=[.U147]/2" office:value-type="float" office:value="0.58099478594418">
            <text:p>0.5809947859</text:p>
          </table:table-cell>
          <table:table-cell table:formula="of:=[.V147]/2" office:value-type="float" office:value="0.553391187483286">
            <text:p>0.5533911875</text:p>
          </table:table-cell>
          <table:table-cell table:formula="of:=[.W147]/2" office:value-type="float" office:value="0.548620867929493">
            <text:p>0.5486208679</text:p>
          </table:table-cell>
          <table:table-cell table:formula="of:=[.X147]/2" office:value-type="float" office:value="0.547965798002819">
            <text:p>0.547965798</text:p>
          </table:table-cell>
          <table:table-cell table:formula="of:=[.Y147]/2" office:value-type="float" office:value="0.521620512966891">
            <text:p>0.521620513</text:p>
          </table:table-cell>
          <table:table-cell table:formula="of:=[.Z147]/2" office:value-type="float" office:value="0.571646592827825">
            <text:p>0.5716465928</text:p>
          </table:table-cell>
          <table:table-cell table:formula="of:=[.AA147]/2" office:value-type="float" office:value="0.547444159900819">
            <text:p>0.5474441599</text:p>
          </table:table-cell>
          <table:table-cell table:formula="of:=[.AB147]/2" office:value-type="float" office:value="0.538953576307653">
            <text:p>0.5389535763</text:p>
          </table:table-cell>
          <table:table-cell table:formula="of:=[.AC147]/2" office:value-type="float" office:value="0.517677651598665">
            <text:p>0.5176776516</text:p>
          </table:table-cell>
          <table:table-cell table:formula="of:=[.AD147]/2" office:value-type="float" office:value="0.522261737735837">
            <text:p>0.5222617377</text:p>
          </table:table-cell>
          <table:table-cell table:formula="of:=[.AE147]/2" office:value-type="float" office:value="0.49183464075823">
            <text:p>0.4918346408</text:p>
          </table:table-cell>
          <table:table-cell table:formula="of:=[.AF147]/2" office:value-type="float" office:value="0.488654337035137">
            <text:p>0.488654337</text:p>
          </table:table-cell>
          <table:table-cell table:formula="of:=[.AG147]/2" office:value-type="float" office:value="0.44891790725144">
            <text:p>0.4489179073</text:p>
          </table:table-cell>
        </table:table-row>
        <table:table-row table:style-name="ro1">
          <table:table-cell table:number-columns-repeated="13"/>
          <table:table-cell table:formula="of:=[.N146]/2" office:value-type="float" office:value="0.0988074213044586">
            <text:p>0.0988074213</text:p>
          </table:table-cell>
          <table:table-cell table:formula="of:=[.O146]/2" office:value-type="float" office:value="0.190463166558868">
            <text:p>0.1904631666</text:p>
          </table:table-cell>
          <table:table-cell table:formula="of:=[.P146]/2" office:value-type="float" office:value="0.228460062506499">
            <text:p>0.2284600625</text:p>
          </table:table-cell>
          <table:table-cell table:formula="of:=[.Q146]/2" office:value-type="float" office:value="0.268201510562633">
            <text:p>0.2682015106</text:p>
          </table:table-cell>
          <table:table-cell table:formula="of:=[.R146]/2" office:value-type="float" office:value="0.331003505003115">
            <text:p>0.331003505</text:p>
          </table:table-cell>
          <table:table-cell table:formula="of:=[.S146]/2" office:value-type="float" office:value="0.392556313194281">
            <text:p>0.3925563132</text:p>
          </table:table-cell>
          <table:table-cell table:formula="of:=[.T146]/2" office:value-type="float" office:value="0.493772668068169">
            <text:p>0.4937726681</text:p>
          </table:table-cell>
          <table:table-cell table:formula="of:=[.U146]/2" office:value-type="float" office:value="0.620561077760215">
            <text:p>0.6205610778</text:p>
          </table:table-cell>
          <table:table-cell table:formula="of:=[.V146]/2" office:value-type="float" office:value="0.587185940358414">
            <text:p>0.5871859404</text:p>
          </table:table-cell>
          <table:table-cell table:formula="of:=[.W146]/2" office:value-type="float" office:value="0.57913721901963">
            <text:p>0.579137219</text:p>
          </table:table-cell>
          <table:table-cell table:formula="of:=[.X146]/2" office:value-type="float" office:value="0.596235808246048">
            <text:p>0.5962358082</text:p>
          </table:table-cell>
          <table:table-cell table:formula="of:=[.Y146]/2" office:value-type="float" office:value="0.597357401682481">
            <text:p>0.5973574017</text:p>
          </table:table-cell>
          <table:table-cell table:formula="of:=[.Z146]/2" office:value-type="float" office:value="0.612191198144289">
            <text:p>0.6121911981</text:p>
          </table:table-cell>
          <table:table-cell table:formula="of:=[.AA146]/2" office:value-type="float" office:value="0.566266371165439">
            <text:p>0.5662663712</text:p>
          </table:table-cell>
          <table:table-cell table:formula="of:=[.AB146]/2" office:value-type="float" office:value="0.557198548465604">
            <text:p>0.5571985485</text:p>
          </table:table-cell>
          <table:table-cell table:formula="of:=[.AC146]/2" office:value-type="float" office:value="0.542305554102344">
            <text:p>0.5423055541</text:p>
          </table:table-cell>
          <table:table-cell table:formula="of:=[.AD146]/2" office:value-type="float" office:value="0.537011394941222">
            <text:p>0.5370113949</text:p>
          </table:table-cell>
          <table:table-cell table:formula="of:=[.AE146]/2" office:value-type="float" office:value="0.505260899882481">
            <text:p>0.5052608999</text:p>
          </table:table-cell>
          <table:table-cell table:formula="of:=[.AF146]/2" office:value-type="float" office:value="0.479974173095855">
            <text:p>0.4799741731</text:p>
          </table:table-cell>
          <table:table-cell table:formula="of:=[.AG146]/2" office:value-type="float" office:value="0.435216551774311">
            <text:p>0.4352165518</text:p>
          </table:table-cell>
        </table:table-row>
        <table:table-row table:style-name="ro1">
          <table:table-cell table:number-columns-repeated="13"/>
          <table:table-cell table:formula="of:=[.N149]/2" office:value-type="float" office:value="0.173649053659516">
            <text:p>0.1736490537</text:p>
          </table:table-cell>
          <table:table-cell table:formula="of:=[.O149]/2" office:value-type="float" office:value="0.173649053659516">
            <text:p>0.1736490537</text:p>
          </table:table-cell>
          <table:table-cell table:formula="of:=[.P149]/2" office:value-type="float" office:value="0.185468961811593">
            <text:p>0.1854689618</text:p>
          </table:table-cell>
          <table:table-cell table:formula="of:=[.Q149]/2" office:value-type="float" office:value="0.228888425499838">
            <text:p>0.2288884255</text:p>
          </table:table-cell>
          <table:table-cell table:formula="of:=[.R149]/2" office:value-type="float" office:value="0.27146869206958">
            <text:p>0.2714686921</text:p>
          </table:table-cell>
          <table:table-cell table:formula="of:=[.S149]/2" office:value-type="float" office:value="0.369858043824905">
            <text:p>0.3698580438</text:p>
          </table:table-cell>
          <table:table-cell table:formula="of:=[.T149]/2" office:value-type="float" office:value="0.451130857939738">
            <text:p>0.4511308579</text:p>
          </table:table-cell>
          <table:table-cell table:formula="of:=[.U149]/2" office:value-type="float" office:value="0.488821358380902">
            <text:p>0.4888213584</text:p>
          </table:table-cell>
          <table:table-cell table:formula="of:=[.V149]/2" office:value-type="float" office:value="0.53961958671054">
            <text:p>0.5396195867</text:p>
          </table:table-cell>
          <table:table-cell table:formula="of:=[.W149]/2" office:value-type="float" office:value="0.52626332464808">
            <text:p>0.5262633246</text:p>
          </table:table-cell>
          <table:table-cell table:formula="of:=[.X149]/2" office:value-type="float" office:value="0.540556663134846">
            <text:p>0.5405566631</text:p>
          </table:table-cell>
          <table:table-cell table:formula="of:=[.Y149]/2" office:value-type="float" office:value="0.555055525639644">
            <text:p>0.5550555256</text:p>
          </table:table-cell>
          <table:table-cell table:formula="of:=[.Z149]/2" office:value-type="float" office:value="0.597985667180167">
            <text:p>0.5979856672</text:p>
          </table:table-cell>
          <table:table-cell table:formula="of:=[.AA149]/2" office:value-type="float" office:value="0.568840878183066">
            <text:p>0.5688408782</text:p>
          </table:table-cell>
          <table:table-cell table:formula="of:=[.AB149]/2" office:value-type="float" office:value="0.536052893535966">
            <text:p>0.5360528935</text:p>
          </table:table-cell>
          <table:table-cell table:formula="of:=[.AC149]/2" office:value-type="float" office:value="0.548948109752764">
            <text:p>0.5489481098</text:p>
          </table:table-cell>
          <table:table-cell table:formula="of:=[.AD149]/2" office:value-type="float" office:value="0.553184637671384">
            <text:p>0.5531846377</text:p>
          </table:table-cell>
          <table:table-cell table:formula="of:=[.AE149]/2" office:value-type="float" office:value="0.495538416579823">
            <text:p>0.4955384166</text:p>
          </table:table-cell>
          <table:table-cell table:formula="of:=[.AF149]/2" office:value-type="float" office:value="0.469119968264068">
            <text:p>0.4691199683</text:p>
          </table:table-cell>
          <table:table-cell table:formula="of:=[.AG149]/2" office:value-type="float" office:value="0.41375561431533">
            <text:p>0.4137556143</text:p>
          </table:table-cell>
        </table:table-row>
        <table:table-row table:style-name="ro1">
          <table:table-cell table:number-columns-repeated="13"/>
          <table:table-cell table:formula="of:=[.N148]/2" office:value-type="float" office:value="0.122755178925851">
            <text:p>0.1227551789</text:p>
          </table:table-cell>
          <table:table-cell table:formula="of:=[.O148]/2" office:value-type="float" office:value="0.122755178925851">
            <text:p>0.1227551789</text:p>
          </table:table-cell>
          <table:table-cell table:formula="of:=[.P148]/2" office:value-type="float" office:value="0.135644107124405">
            <text:p>0.1356441071</text:p>
          </table:table-cell>
          <table:table-cell table:formula="of:=[.Q148]/2" office:value-type="float" office:value="0.171520631293705">
            <text:p>0.1715206313</text:p>
          </table:table-cell>
          <table:table-cell table:formula="of:=[.R148]/2" office:value-type="float" office:value="0.25035024987436">
            <text:p>0.2503502499</text:p>
          </table:table-cell>
          <table:table-cell table:formula="of:=[.S148]/2" office:value-type="float" office:value="0.327308351044459">
            <text:p>0.327308351</text:p>
          </table:table-cell>
          <table:table-cell table:formula="of:=[.T148]/2" office:value-type="float" office:value="0.425965248348495">
            <text:p>0.4259652483</text:p>
          </table:table-cell>
          <table:table-cell table:formula="of:=[.U148]/2" office:value-type="float" office:value="0.471930445492676">
            <text:p>0.4719304455</text:p>
          </table:table-cell>
          <table:table-cell table:formula="of:=[.V148]/2" office:value-type="float" office:value="0.48430841937265">
            <text:p>0.4843084194</text:p>
          </table:table-cell>
          <table:table-cell table:formula="of:=[.W148]/2" office:value-type="float" office:value="0.462513425517654">
            <text:p>0.4625134255</text:p>
          </table:table-cell>
          <table:table-cell table:formula="of:=[.X148]/2" office:value-type="float" office:value="0.509107527312126">
            <text:p>0.5091075273</text:p>
          </table:table-cell>
          <table:table-cell table:formula="of:=[.Y148]/2" office:value-type="float" office:value="0.532416315661982">
            <text:p>0.5324163157</text:p>
          </table:table-cell>
          <table:table-cell table:formula="of:=[.Z148]/2" office:value-type="float" office:value="0.584454828156135">
            <text:p>0.5844548282</text:p>
          </table:table-cell>
          <table:table-cell table:formula="of:=[.AA148]/2" office:value-type="float" office:value="0.577937898352351">
            <text:p>0.5779378984</text:p>
          </table:table-cell>
          <table:table-cell table:formula="of:=[.AB148]/2" office:value-type="float" office:value="0.556993410538791">
            <text:p>0.5569934105</text:p>
          </table:table-cell>
          <table:table-cell table:formula="of:=[.AC148]/2" office:value-type="float" office:value="0.550625877851807">
            <text:p>0.5506258779</text:p>
          </table:table-cell>
          <table:table-cell table:formula="of:=[.AD148]/2" office:value-type="float" office:value="0.551292594034717">
            <text:p>0.551292594</text:p>
          </table:table-cell>
          <table:table-cell table:formula="of:=[.AE148]/2" office:value-type="float" office:value="0.487533818060217">
            <text:p>0.4875338181</text:p>
          </table:table-cell>
          <table:table-cell table:formula="of:=[.AF148]/2" office:value-type="float" office:value="0.473277685899624">
            <text:p>0.4732776859</text:p>
          </table:table-cell>
          <table:table-cell table:formula="of:=[.AG148]/2" office:value-type="float" office:value="0.416469310756085">
            <text:p>0.4164693108</text:p>
          </table:table-cell>
        </table:table-row>
        <table:table-row table:style-name="ro1">
          <table:table-cell table:number-columns-repeated="13"/>
          <table:table-cell table:formula="of:=[.N150]/2" office:value-type="float" office:value="0.192848308081239">
            <text:p>0.1928483081</text:p>
          </table:table-cell>
          <table:table-cell table:formula="of:=[.O150]/2" office:value-type="float" office:value="0.192848308081239">
            <text:p>0.1928483081</text:p>
          </table:table-cell>
          <table:table-cell table:formula="of:=[.P150]/2" office:value-type="float" office:value="0.394775041769318">
            <text:p>0.3947750418</text:p>
          </table:table-cell>
          <table:table-cell table:formula="of:=[.Q150]/2" office:value-type="float" office:value="0.454771249056801">
            <text:p>0.4547712491</text:p>
          </table:table-cell>
          <table:table-cell table:formula="of:=[.R150]/2" office:value-type="float" office:value="0.60424590372146">
            <text:p>0.6042459037</text:p>
          </table:table-cell>
          <table:table-cell table:formula="of:=[.S150]/2" office:value-type="float" office:value="0.744522882122876">
            <text:p>0.7445228821</text:p>
          </table:table-cell>
          <table:table-cell table:formula="of:=[.T150]/2" office:value-type="float" office:value="0.745848348934538">
            <text:p>0.7458483489</text:p>
          </table:table-cell>
          <table:table-cell table:formula="of:=[.U150]/2" office:value-type="float" office:value="0.8540072002886">
            <text:p>0.8540072003</text:p>
          </table:table-cell>
          <table:table-cell table:formula="of:=[.V150]/2" office:value-type="float" office:value="0.757985586954305">
            <text:p>0.757985587</text:p>
          </table:table-cell>
          <table:table-cell table:formula="of:=[.W150]/2" office:value-type="float" office:value="0.731013242513177">
            <text:p>0.7310132425</text:p>
          </table:table-cell>
          <table:table-cell table:formula="of:=[.X150]/2" office:value-type="float" office:value="0.772345034703823">
            <text:p>0.7723450347</text:p>
          </table:table-cell>
          <table:table-cell table:formula="of:=[.Y150]/2" office:value-type="float" office:value="0.704248142350461">
            <text:p>0.7042481424</text:p>
          </table:table-cell>
          <table:table-cell table:formula="of:=[.Z150]/2" office:value-type="float" office:value="0.708788781467259">
            <text:p>0.7087887815</text:p>
          </table:table-cell>
          <table:table-cell table:formula="of:=[.AA150]/2" office:value-type="float" office:value="0.596112578007986">
            <text:p>0.596112578</text:p>
          </table:table-cell>
          <table:table-cell table:formula="of:=[.AB150]/2" office:value-type="float" office:value="0.533626162871796">
            <text:p>0.5336261629</text:p>
          </table:table-cell>
          <table:table-cell table:formula="of:=[.AC150]/2" office:value-type="float" office:value="0.469119968264068">
            <text:p>0.4691199683</text:p>
          </table:table-cell>
          <table:table-cell table:formula="of:=[.AD150]/2" office:value-type="float" office:value="0.440214489018509">
            <text:p>0.440214489</text:p>
          </table:table-cell>
          <table:table-cell table:formula="of:=[.AE150]/2" office:value-type="float" office:value="0.421883035344223">
            <text:p>0.4218830353</text:p>
          </table:table-cell>
          <table:table-cell table:formula="of:=[.AF150]/2" office:value-type="float" office:value="0.418814754366248">
            <text:p>0.4188147544</text:p>
          </table:table-cell>
          <table:table-cell table:formula="of:=[.AG150]/2" office:value-type="float" office:value="0.384233510390607">
            <text:p>0.3842335104</text:p>
          </table:table-cell>
        </table:table-row>
        <table:table-row table:style-name="ro1">
          <table:table-cell table:number-columns-repeated="13"/>
          <table:table-cell table:formula="of:=[.N151]/2" office:value-type="float" office:value="0">
            <text:p>0</text:p>
          </table:table-cell>
          <table:table-cell table:formula="of:=[.O151]/2" office:value-type="float" office:value="0">
            <text:p>0</text:p>
          </table:table-cell>
          <table:table-cell table:formula="of:=[.P151]/2" office:value-type="float" office:value="0.161722419093248">
            <text:p>0.1617224191</text:p>
          </table:table-cell>
          <table:table-cell table:formula="of:=[.Q151]/2" office:value-type="float" office:value="0.232848481970842">
            <text:p>0.232848482</text:p>
          </table:table-cell>
          <table:table-cell table:formula="of:=[.R151]/2" office:value-type="float" office:value="0.366866422488653">
            <text:p>0.3668664225</text:p>
          </table:table-cell>
          <table:table-cell table:formula="of:=[.S151]/2" office:value-type="float" office:value="0.455148034722215">
            <text:p>0.4551480347</text:p>
          </table:table-cell>
          <table:table-cell table:formula="of:=[.T151]/2" office:value-type="float" office:value="0.521166487372461">
            <text:p>0.5211664874</text:p>
          </table:table-cell>
          <table:table-cell table:formula="of:=[.U151]/2" office:value-type="float" office:value="0.573485720955947">
            <text:p>0.573485721</text:p>
          </table:table-cell>
          <table:table-cell table:formula="of:=[.V151]/2" office:value-type="float" office:value="0.598722355024309">
            <text:p>0.598722355</text:p>
          </table:table-cell>
          <table:table-cell table:formula="of:=[.W151]/2" office:value-type="float" office:value="0.586490436430204">
            <text:p>0.5864904364</text:p>
          </table:table-cell>
          <table:table-cell table:formula="of:=[.X151]/2" office:value-type="float" office:value="0.601008498066667">
            <text:p>0.6010084981</text:p>
          </table:table-cell>
          <table:table-cell table:formula="of:=[.Y151]/2" office:value-type="float" office:value="0.564967494071975">
            <text:p>0.5649674941</text:p>
          </table:table-cell>
          <table:table-cell table:formula="of:=[.Z151]/2" office:value-type="float" office:value="0.5782626658846">
            <text:p>0.5782626659</text:p>
          </table:table-cell>
          <table:table-cell table:formula="of:=[.AA151]/2" office:value-type="float" office:value="0.494763583510108">
            <text:p>0.4947635835</text:p>
          </table:table-cell>
          <table:table-cell table:formula="of:=[.AB151]/2" office:value-type="float" office:value="0.48880465881448">
            <text:p>0.4888046588</text:p>
          </table:table-cell>
          <table:table-cell table:formula="of:=[.AC151]/2" office:value-type="float" office:value="0.426922345785624">
            <text:p>0.4269223458</text:p>
          </table:table-cell>
          <table:table-cell table:formula="of:=[.AD151]/2" office:value-type="float" office:value="0.391869497815986">
            <text:p>0.3918694978</text:p>
          </table:table-cell>
          <table:table-cell table:formula="of:=[.AE151]/2" office:value-type="float" office:value="0.323621453033879">
            <text:p>0.323621453</text:p>
          </table:table-cell>
          <table:table-cell table:formula="of:=[.AF151]/2" office:value-type="float" office:value="0.311435954498793">
            <text:p>0.3114359545</text:p>
          </table:table-cell>
          <table:table-cell table:formula="of:=[.AG151]/2" office:value-type="float" office:value="0.325432499710287">
            <text:p>0.3254324997</text:p>
          </table:table-cell>
        </table:table-row>
        <table:table-row table:style-name="ro1">
          <table:table-cell table:number-columns-repeated="13"/>
          <table:table-cell table:formula="of:=[.N152]/2" office:value-type="float" office:value="0">
            <text:p>0</text:p>
          </table:table-cell>
          <table:table-cell table:formula="of:=[.O152]/2" office:value-type="float" office:value="0">
            <text:p>0</text:p>
          </table:table-cell>
          <table:table-cell table:formula="of:=[.P152]/2" office:value-type="float" office:value="0">
            <text:p>0</text:p>
          </table:table-cell>
          <table:table-cell table:formula="of:=[.Q152]/2" office:value-type="float" office:value="0.0554010374875584">
            <text:p>0.0554010375</text:p>
          </table:table-cell>
          <table:table-cell table:formula="of:=[.R152]/2" office:value-type="float" office:value="0.144558608117682">
            <text:p>0.1445586081</text:p>
          </table:table-cell>
          <table:table-cell table:formula="of:=[.S152]/2" office:value-type="float" office:value="0.253622094076549">
            <text:p>0.2536220941</text:p>
          </table:table-cell>
          <table:table-cell table:formula="of:=[.T152]/2" office:value-type="float" office:value="0.324855068397668">
            <text:p>0.3248550684</text:p>
          </table:table-cell>
          <table:table-cell table:formula="of:=[.U152]/2" office:value-type="float" office:value="0.369615188196149">
            <text:p>0.3696151882</text:p>
          </table:table-cell>
          <table:table-cell table:formula="of:=[.V152]/2" office:value-type="float" office:value="0.457776850999675">
            <text:p>0.457776851</text:p>
          </table:table-cell>
          <table:table-cell table:formula="of:=[.W152]/2" office:value-type="float" office:value="0.418346717616163">
            <text:p>0.4183467176</text:p>
          </table:table-cell>
          <table:table-cell table:formula="of:=[.X152]/2" office:value-type="float" office:value="0.465346262059017">
            <text:p>0.4653462621</text:p>
          </table:table-cell>
          <table:table-cell table:formula="of:=[.Y152]/2" office:value-type="float" office:value="0.456491159068007">
            <text:p>0.4564911591</text:p>
          </table:table-cell>
          <table:table-cell table:formula="of:=[.Z152]/2" office:value-type="float" office:value="0.500374331712186">
            <text:p>0.5003743317</text:p>
          </table:table-cell>
          <table:table-cell table:formula="of:=[.AA152]/2" office:value-type="float" office:value="0.529726434422818">
            <text:p>0.5297264344</text:p>
          </table:table-cell>
          <table:table-cell table:formula="of:=[.AB152]/2" office:value-type="float" office:value="0.515354479135502">
            <text:p>0.5153544791</text:p>
          </table:table-cell>
          <table:table-cell table:formula="of:=[.AC152]/2" office:value-type="float" office:value="0.514783940758704">
            <text:p>0.5147839408</text:p>
          </table:table-cell>
          <table:table-cell table:formula="of:=[.AD152]/2" office:value-type="float" office:value="0.526077157556123">
            <text:p>0.5260771576</text:p>
          </table:table-cell>
          <table:table-cell table:formula="of:=[.AE152]/2" office:value-type="float" office:value="0.493144058433207">
            <text:p>0.4931440584</text:p>
          </table:table-cell>
          <table:table-cell table:formula="of:=[.AF152]/2" office:value-type="float" office:value="0.482298516826076">
            <text:p>0.4822985168</text:p>
          </table:table-cell>
          <table:table-cell table:formula="of:=[.AG152]/2" office:value-type="float" office:value="0.457776850999675">
            <text:p>0.457776851</text:p>
          </table:table-cell>
        </table:table-row>
        <table:table-row table:style-name="ro1" table:number-rows-repeated="1048411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ross-greedy-20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 office:value-type="float" office:value="11">
            <text:p>11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9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7" office:value-type="float" office:value="17">
            <text:p>17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4" office:value-type="float" office:value="6">
            <text:p>6</text:p>
          </table:table-cell>
          <table:table-cell table:number-columns-repeated="5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5" office:value-type="float" office:value="12">
            <text:p>12</text:p>
          </table:table-cell>
          <table:table-cell table:number-columns-repeated="10" office:value-type="float" office:value="15">
            <text:p>1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1">
            <text:p>11</text:p>
          </table:table-cell>
          <table:table-cell table:number-columns-repeated="8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9">
            <text:p>9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9" office:value-type="float" office:value="10">
            <text:p>10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14">
            <text:p>14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6" office:value-type="float" office:value="11">
            <text:p>11</text:p>
          </table:table-cell>
          <table:table-cell table:number-columns-repeated="5" office:value-type="float" office:value="15">
            <text:p>15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8">
            <text:p>8</text:p>
          </table:table-cell>
          <table:table-cell table:number-columns-repeated="4" office:value-type="float" office:value="12">
            <text:p>12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6" office:value-type="float" office:value="13">
            <text:p>13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7" office:value-type="float" office:value="10">
            <text:p>10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8"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12">
            <text:p>12</text:p>
          </table:table-cell>
          <table:table-cell table:number-columns-repeated="6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9">
            <text:p>9</text:p>
          </table:table-cell>
          <table:table-cell table:number-columns-repeated="4"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16">
            <text:p>16</text:p>
          </table:table-cell>
          <table:table-cell table:number-columns-repeated="12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8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4"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9">
            <text:p>9</text:p>
          </table:table-cell>
          <table:table-cell table:number-columns-repeated="12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13">
            <text:p>13</text:p>
          </table:table-cell>
          <table:table-cell table:number-columns-repeated="10" office:value-type="float" office:value="16">
            <text:p>16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11"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12">
            <text:p>12</text:p>
          </table:table-cell>
          <table:table-cell table:number-columns-repeated="12" office:value-type="float" office:value="17">
            <text:p>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table:number-columns-repeated="7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9" office:value-type="float" office:value="9">
            <text:p>9</text:p>
          </table:table-cell>
          <table:table-cell table:number-columns-repeated="9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2" office:value-type="float" office:value="10">
            <text:p>10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table:number-columns-repeated="11" office:value-type="float" office:value="11">
            <text:p>1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5" office:value-type="float" office:value="5">
            <text:p>5</text:p>
          </table:table-cell>
          <table:table-cell table:number-columns-repeated="9" office:value-type="float" office:value="13">
            <text:p>13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8">
            <text:p>8</text:p>
          </table:table-cell>
          <table:table-cell table:number-columns-repeated="13"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4" office:value-type="float" office:value="10">
            <text:p>10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7">
            <text:p>17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0.48">
            <text:p>0.48</text:p>
          </table:table-cell>
          <table:table-cell table:formula="of:=AVERAGE([.B1:.B50])" office:value-type="float" office:value="0.48">
            <text:p>0.48</text:p>
          </table:table-cell>
          <table:table-cell table:formula="of:=AVERAGE([.C1:.C50])" office:value-type="float" office:value="1.06">
            <text:p>1.06</text:p>
          </table:table-cell>
          <table:table-cell table:formula="of:=AVERAGE([.D1:.D50])" office:value-type="float" office:value="1.74">
            <text:p>1.74</text:p>
          </table:table-cell>
          <table:table-cell table:formula="of:=AVERAGE([.E1:.E50])" office:value-type="float" office:value="2.88">
            <text:p>2.88</text:p>
          </table:table-cell>
          <table:table-cell table:formula="of:=AVERAGE([.F1:.F50])" office:value-type="float" office:value="4.18">
            <text:p>4.18</text:p>
          </table:table-cell>
          <table:table-cell table:formula="of:=AVERAGE([.G1:.G50])" office:value-type="float" office:value="4.92">
            <text:p>4.92</text:p>
          </table:table-cell>
          <table:table-cell table:formula="of:=AVERAGE([.H1:.H50])" office:value-type="float" office:value="6.34">
            <text:p>6.34</text:p>
          </table:table-cell>
          <table:table-cell table:formula="of:=AVERAGE([.I1:.I50])" office:value-type="float" office:value="8.18">
            <text:p>8.18</text:p>
          </table:table-cell>
          <table:table-cell table:formula="of:=AVERAGE([.J1:.J50])" office:value-type="float" office:value="8.8">
            <text:p>8.8</text:p>
          </table:table-cell>
          <table:table-cell table:formula="of:=AVERAGE([.K1:.K50])" office:value-type="float" office:value="9.9">
            <text:p>9.9</text:p>
          </table:table-cell>
          <table:table-cell table:formula="of:=AVERAGE([.L1:.L50])" office:value-type="float" office:value="11.5">
            <text:p>11.5</text:p>
          </table:table-cell>
          <table:table-cell table:formula="of:=AVERAGE([.M1:.M50])" office:value-type="float" office:value="11.88">
            <text:p>11.88</text:p>
          </table:table-cell>
          <table:table-cell table:formula="of:=AVERAGE([.N1:.N50])" office:value-type="float" office:value="12.8">
            <text:p>12.8</text:p>
          </table:table-cell>
          <table:table-cell table:formula="of:=AVERAGE([.O1:.O50])" office:value-type="float" office:value="14.62">
            <text:p>14.62</text:p>
          </table:table-cell>
          <table:table-cell table:formula="of:=AVERAGE([.P1:.P50])" office:value-type="float" office:value="15.52">
            <text:p>15.52</text:p>
          </table:table-cell>
          <table:table-cell table:formula="of:=AVERAGE([.Q1:.Q50])" office:value-type="float" office:value="16.3">
            <text:p>16.3</text:p>
          </table:table-cell>
          <table:table-cell table:formula="of:=AVERAGE([.R1:.R50])" office:value-type="float" office:value="16.58">
            <text:p>16.58</text:p>
          </table:table-cell>
          <table:table-cell table:formula="of:=AVERAGE([.S1:.S50])" office:value-type="float" office:value="16.92">
            <text:p>16.92</text:p>
          </table:table-cell>
          <table:table-cell table:formula="of:=AVERAGE([.T1:.T50])" office:value-type="float" office:value="17.34">
            <text:p>17.34</text:p>
          </table:table-cell>
        </table:table-row>
        <table:table-row table:style-name="ro1">
          <table:table-cell table:style-name="ce2" table:formula="of:=AVERAGE([.A1:.A50])" office:value-type="float" office:value="0.48">
            <text:p>0.48</text:p>
          </table:table-cell>
          <table:table-cell table:style-name="ce2" table:formula="of:=AVERAGE([.B1:.B50])" office:value-type="float" office:value="0.48">
            <text:p>0.48</text:p>
          </table:table-cell>
          <table:table-cell table:style-name="ce2" table:formula="of:=AVERAGE([.C1:.C50])" office:value-type="float" office:value="1.06">
            <text:p>1.06</text:p>
          </table:table-cell>
          <table:table-cell table:style-name="ce2" table:formula="of:=AVERAGE([.D1:.D50])" office:value-type="float" office:value="1.74">
            <text:p>1.74</text:p>
          </table:table-cell>
          <table:table-cell table:style-name="ce2" table:formula="of:=AVERAGE([.E1:.E50])" office:value-type="float" office:value="2.88">
            <text:p>2.88</text:p>
          </table:table-cell>
          <table:table-cell table:style-name="ce2" table:formula="of:=AVERAGE([.F1:.F50])" office:value-type="float" office:value="4.18">
            <text:p>4.18</text:p>
          </table:table-cell>
          <table:table-cell table:style-name="ce2" table:formula="of:=AVERAGE([.G1:.G50])" office:value-type="float" office:value="4.92">
            <text:p>4.92</text:p>
          </table:table-cell>
          <table:table-cell table:style-name="ce2" table:formula="of:=AVERAGE([.H1:.H50])" office:value-type="float" office:value="6.34">
            <text:p>6.34</text:p>
          </table:table-cell>
          <table:table-cell table:style-name="ce2" table:formula="of:=AVERAGE([.I1:.I50])" office:value-type="float" office:value="8.18">
            <text:p>8.18</text:p>
          </table:table-cell>
          <table:table-cell table:style-name="ce2" table:formula="of:=AVERAGE([.J1:.J50])" office:value-type="float" office:value="8.8">
            <text:p>8.8</text:p>
          </table:table-cell>
          <table:table-cell table:style-name="ce2" table:formula="of:=AVERAGE([.K1:.K50])" office:value-type="float" office:value="9.9">
            <text:p>9.9</text:p>
          </table:table-cell>
          <table:table-cell table:style-name="ce2" table:formula="of:=AVERAGE([.L1:.L50])" office:value-type="float" office:value="11.5">
            <text:p>11.5</text:p>
          </table:table-cell>
          <table:table-cell table:style-name="ce2" table:formula="of:=AVERAGE([.M1:.M50])" office:value-type="float" office:value="11.88">
            <text:p>11.88</text:p>
          </table:table-cell>
          <table:table-cell table:style-name="ce2" table:formula="of:=AVERAGE([.N1:.N50])" office:value-type="float" office:value="12.8">
            <text:p>12.8</text:p>
          </table:table-cell>
          <table:table-cell table:style-name="ce2" table:formula="of:=AVERAGE([.O1:.O50])" office:value-type="float" office:value="14.62">
            <text:p>14.62</text:p>
          </table:table-cell>
          <table:table-cell table:style-name="ce2" table:formula="of:=AVERAGE([.P1:.P50])" office:value-type="float" office:value="15.52">
            <text:p>15.52</text:p>
          </table:table-cell>
          <table:table-cell table:style-name="ce2" table:formula="of:=AVERAGE([.Q1:.Q50])" office:value-type="float" office:value="16.3">
            <text:p>16.3</text:p>
          </table:table-cell>
          <table:table-cell table:style-name="ce2" table:formula="of:=AVERAGE([.R1:.R50])" office:value-type="float" office:value="16.58">
            <text:p>16.58</text:p>
          </table:table-cell>
          <table:table-cell table:style-name="ce2" table:formula="of:=AVERAGE([.S1:.S50])" office:value-type="float" office:value="16.92">
            <text:p>16.92</text:p>
          </table:table-cell>
          <table:table-cell table:style-name="ce2" table:formula="of:=AVERAGE([.T1:.T50])" office:value-type="float" office:value="17.34">
            <text:p>17.34</text:p>
          </table:table-cell>
        </table:table-row>
        <table:table-row table:style-name="ro1">
          <table:table-cell table:style-name="ce2" table:formula="of:=STDEVP([.A1:.A49])" office:value-type="float" office:value="0.673778531396701">
            <text:p>0.6737785314</text:p>
          </table:table-cell>
          <table:table-cell table:style-name="ce2" table:formula="of:=STDEVP([.B1:.B49])" office:value-type="float" office:value="0.673778531396701">
            <text:p>0.6737785314</text:p>
          </table:table-cell>
          <table:table-cell table:style-name="ce2" table:formula="of:=STDEVP([.C1:.C49])" office:value-type="float" office:value="2.26631711214722">
            <text:p>2.2663171121</text:p>
          </table:table-cell>
          <table:table-cell table:style-name="ce2" table:formula="of:=STDEVP([.D1:.D49])" office:value-type="float" office:value="2.75729315743146">
            <text:p>2.7572931574</text:p>
          </table:table-cell>
          <table:table-cell table:style-name="ce2" table:formula="of:=STDEVP([.E1:.E49])" office:value-type="float" office:value="3.82477510751596">
            <text:p>3.8247751075</text:p>
          </table:table-cell>
          <table:table-cell table:style-name="ce2" table:formula="of:=STDEVP([.F1:.F49])" office:value-type="float" office:value="4.71547824831911">
            <text:p>4.7154782483</text:p>
          </table:table-cell>
          <table:table-cell table:style-name="ce2" table:formula="of:=STDEVP([.G1:.G49])" office:value-type="float" office:value="4.99178834224879">
            <text:p>4.9917883422</text:p>
          </table:table-cell>
          <table:table-cell table:style-name="ce2" table:formula="of:=STDEVP([.H1:.H49])" office:value-type="float" office:value="5.01468065524972">
            <text:p>5.0146806552</text:p>
          </table:table-cell>
          <table:table-cell table:style-name="ce2" table:formula="of:=STDEVP([.I1:.I49])" office:value-type="float" office:value="4.71795069129925">
            <text:p>4.7179506913</text:p>
          </table:table-cell>
          <table:table-cell table:style-name="ce2" table:formula="of:=STDEVP([.J1:.J49])" office:value-type="float" office:value="4.41231852531595">
            <text:p>4.4123185253</text:p>
          </table:table-cell>
          <table:table-cell table:style-name="ce2" table:formula="of:=STDEVP([.K1:.K49])" office:value-type="float" office:value="4.83117738087357">
            <text:p>4.8311773809</text:p>
          </table:table-cell>
          <table:table-cell table:style-name="ce2" table:formula="of:=STDEVP([.L1:.L49])" office:value-type="float" office:value="4.19485812063152">
            <text:p>4.1948581206</text:p>
          </table:table-cell>
          <table:table-cell table:style-name="ce2" table:formula="of:=STDEVP([.M1:.M49])" office:value-type="float" office:value="4.37354128713267">
            <text:p>4.3735412871</text:p>
          </table:table-cell>
          <table:table-cell table:style-name="ce2" table:formula="of:=STDEVP([.N1:.N49])" office:value-type="float" office:value="4.06578556307363">
            <text:p>4.0657855631</text:p>
          </table:table-cell>
          <table:table-cell table:style-name="ce2" table:formula="of:=STDEVP([.O1:.O49])" office:value-type="float" office:value="3.9486499888815">
            <text:p>3.9486499889</text:p>
          </table:table-cell>
          <table:table-cell table:style-name="ce2" table:formula="of:=STDEVP([.P1:.P49])" office:value-type="float" office:value="3.36926352383493">
            <text:p>3.3692635238</text:p>
          </table:table-cell>
          <table:table-cell table:style-name="ce2" table:formula="of:=STDEVP([.Q1:.Q49])" office:value-type="float" office:value="3.18157963590287">
            <text:p>3.1815796359</text:p>
          </table:table-cell>
          <table:table-cell table:style-name="ce2" table:formula="of:=STDEVP([.R1:.R49])" office:value-type="float" office:value="3.09128101694065">
            <text:p>3.0912810169</text:p>
          </table:table-cell>
          <table:table-cell table:style-name="ce2" table:formula="of:=STDEVP([.S1:.S49])" office:value-type="float" office:value="3.07723703264829">
            <text:p>3.0772370326</text:p>
          </table:table-cell>
          <table:table-cell table:style-name="ce2" table:formula="of:=STDEVP([.T1:.T49])" office:value-type="float" office:value="2.66496544373966">
            <text:p>2.6649654437</text:p>
          </table:table-cell>
        </table:table-row>
        <table:table-row table:style-name="ro1">
          <table:table-cell table:style-name="ce2" table:formula="of:=CONFIDENCE(0.05; [.A53]; 49)" office:value-type="float" office:value="0.188654522156261">
            <text:p>0.1886545222</text:p>
          </table:table-cell>
          <table:table-cell table:style-name="ce2" table:formula="of:=CONFIDENCE(0.05; [.B53]; 49)" office:value-type="float" office:value="0.188654522156261">
            <text:p>0.1886545222</text:p>
          </table:table-cell>
          <table:table-cell table:style-name="ce2" table:formula="of:=CONFIDENCE(0.05; [.C53]; 49)" office:value-type="float" office:value="0.634557131050768">
            <text:p>0.6345571311</text:p>
          </table:table-cell>
          <table:table-cell table:style-name="ce2" table:formula="of:=CONFIDENCE(0.05; [.D53]; 49)" office:value-type="float" office:value="0.77202789762634">
            <text:p>0.7720278976</text:p>
          </table:table-cell>
          <table:table-cell table:style-name="ce2" table:formula="of:=CONFIDENCE(0.05; [.E53]; 49)" office:value-type="float" office:value="1.07091735138523">
            <text:p>1.0709173514</text:p>
          </table:table-cell>
          <table:table-cell table:style-name="ce2" table:formula="of:=CONFIDENCE(0.05; [.F53]; 49)" office:value-type="float" office:value="1.32030964808393">
            <text:p>1.3203096481</text:p>
          </table:table-cell>
          <table:table-cell table:style-name="ce2" table:formula="of:=CONFIDENCE(0.05; [.G53]; 49)" office:value-type="float" office:value="1.39767505275065">
            <text:p>1.3976750528</text:p>
          </table:table-cell>
          <table:table-cell table:style-name="ce2" table:formula="of:=CONFIDENCE(0.05; [.H53]; 49)" office:value-type="float" office:value="1.40408478260845">
            <text:p>1.4040847826</text:p>
          </table:table-cell>
          <table:table-cell table:style-name="ce2" table:formula="of:=CONFIDENCE(0.05; [.I53]; 49)" office:value-type="float" office:value="1.32100191939748">
            <text:p>1.3210019194</text:p>
          </table:table-cell>
          <table:table-cell table:style-name="ce2" table:formula="of:=CONFIDENCE(0.05; [.J53]; 49)" office:value-type="float" office:value="1.23542648541973">
            <text:p>1.2354264854</text:p>
          </table:table-cell>
          <table:table-cell table:style-name="ce2" table:formula="of:=CONFIDENCE(0.05; [.K53]; 49)" office:value-type="float" office:value="1.35270480991953">
            <text:p>1.3527048099</text:p>
          </table:table-cell>
          <table:table-cell table:style-name="ce2" table:formula="of:=CONFIDENCE(0.05; [.L53]; 49)" office:value-type="float" office:value="1.17453869095617">
            <text:p>1.174538691</text:p>
          </table:table-cell>
          <table:table-cell table:style-name="ce2" table:formula="of:=CONFIDENCE(0.05; [.M53]; 49)" office:value-type="float" office:value="1.22456905823985">
            <text:p>1.2245690582</text:p>
          </table:table-cell>
          <table:table-cell table:style-name="ce2" table:formula="of:=CONFIDENCE(0.05; [.N53]; 49)" office:value-type="float" office:value="1.13839903892675">
            <text:p>1.1383990389</text:p>
          </table:table-cell>
          <table:table-cell table:style-name="ce2" table:formula="of:=CONFIDENCE(0.05; [.O53]; 49)" office:value-type="float" office:value="1.10560168082318">
            <text:p>1.1056016808</text:p>
          </table:table-cell>
          <table:table-cell table:style-name="ce2" table:formula="of:=CONFIDENCE(0.05; [.P53]; 49)" office:value-type="float" office:value="0.943376451591567">
            <text:p>0.9433764516</text:p>
          </table:table-cell>
          <table:table-cell table:style-name="ce2" table:formula="of:=CONFIDENCE(0.05; [.Q53]; 49)" office:value-type="float" office:value="0.890825928616526">
            <text:p>0.8908259286</text:p>
          </table:table-cell>
          <table:table-cell table:style-name="ce2" table:formula="of:=CONFIDENCE(0.05; [.R53]; 49)" office:value-type="float" office:value="0.865542779899432">
            <text:p>0.8655427799</text:p>
          </table:table-cell>
          <table:table-cell table:style-name="ce2" table:formula="of:=CONFIDENCE(0.05; [.S53]; 49)" office:value-type="float" office:value="0.861610536554793">
            <text:p>0.8616105366</text:p>
          </table:table-cell>
          <table:table-cell table:style-name="ce2" table:formula="of:=CONFIDENCE(0.05; [.T53]; 49)" office:value-type="float" office:value="0.746176612824791">
            <text:p>0.7461766128</text:p>
          </table:table-cell>
        </table:table-row>
      </table:table>
      <table:table table:name="soc-20" table:style-name="ta1">
        <table:table-column table:style-name="co1" table:number-columns-repeated="20" table:default-cell-style-name="Default"/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table:number-columns-repeated="7" office:value-type="float" office:value="15">
            <text:p>15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number-columns-repeated="11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table:number-columns-repeated="10" office:value-type="float" office:value="22">
            <text:p>2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5" office:value-type="float" office:value="13">
            <text:p>13</text:p>
          </table:table-cell>
          <table:table-cell table:number-columns-repeated="10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table:number-columns-repeated="14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5" office:value-type="float" office:value="17">
            <text:p>17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8" office:value-type="float" office:value="13">
            <text:p>13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16">
            <text:p>16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11" office:value-type="float" office:value="17">
            <text:p>17</text:p>
          </table:table-cell>
        </table:table-row>
        <table:table-row table:style-name="ro1">
          <table:table-cell table:number-columns-repeated="11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8"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9" office:value-type="float" office:value="8">
            <text:p>8</text:p>
          </table:table-cell>
          <table:table-cell table:number-columns-repeated="3"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0">
            <text:p>10</text:p>
          </table:table-cell>
          <table:table-cell table:number-columns-repeated="7" office:value-type="float" office:value="19">
            <text:p>19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19">
            <text:p>19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5">
            <text:p>15</text:p>
          </table:table-cell>
          <table:table-cell table:number-columns-repeated="10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4" office:value-type="float" office:value="10">
            <text:p>10</text:p>
          </table:table-cell>
          <table:table-cell table:number-columns-repeated="9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6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15">
            <text:p>15</text:p>
          </table:table-cell>
          <table:table-cell table:number-columns-repeated="5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8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6"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9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4" office:value-type="float" office:value="20">
            <text:p>20</text:p>
          </table:table-cell>
          <table:table-cell table:number-columns-repeated="6" office:value-type="float" office:value="22">
            <text:p>22</text:p>
          </table:table-cell>
          <table:table-cell table:number-columns-repeated="5" office:value-type="float" office:value="24">
            <text:p>24</text:p>
          </table:table-cell>
        </table:table-row>
        <table:table-row table:style-name="ro1">
          <table:table-cell table:number-columns-repeated="8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1"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7" office:value-type="float" office:value="17">
            <text:p>17</text:p>
          </table:table-cell>
          <table:table-cell table:number-columns-repeated="6" office:value-type="float" office:value="19">
            <text:p>19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9">
            <text:p>9</text:p>
          </table:table-cell>
          <table:table-cell table:number-columns-repeated="12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7"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5" office:value-type="float" office:value="13">
            <text:p>13</text:p>
          </table:table-cell>
          <table:table-cell table:number-columns-repeated="10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4" office:value-type="float" office:value="17">
            <text:p>17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3" office:value-type="float" office:value="12">
            <text:p>12</text:p>
          </table:table-cell>
          <table:table-cell table:number-columns-repeated="13"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table:number-columns-repeated="13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9" office:value-type="float" office:value="14">
            <text:p>14</text:p>
          </table:table-cell>
          <table:table-cell table:number-columns-repeated="8"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6">
            <text:p>16</text:p>
          </table:table-cell>
          <table:table-cell table:number-columns-repeated="7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8" office:value-type="float" office:value="22">
            <text:p>2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2" office:value-type="float" office:value="10">
            <text:p>10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 table:number-columns-repeated="5"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8"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17" office:value-type="float" office:value="11">
            <text:p>11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8" office:value-type="float" office:value="13">
            <text:p>13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5" office:value-type="float" office:value="11">
            <text:p>11</text:p>
          </table:table-cell>
          <table:table-cell table:number-columns-repeated="13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4" office:value-type="float" office:value="14">
            <text:p>14</text:p>
          </table:table-cell>
          <table:table-cell table:number-columns-repeated="9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1.98">
            <text:p>1.98</text:p>
          </table:table-cell>
          <table:table-cell table:formula="of:=AVERAGE([.B1:.B50])" office:value-type="float" office:value="1.98">
            <text:p>1.98</text:p>
          </table:table-cell>
          <table:table-cell table:formula="of:=AVERAGE([.C1:.C50])" office:value-type="float" office:value="2.6">
            <text:p>2.6</text:p>
          </table:table-cell>
          <table:table-cell table:formula="of:=AVERAGE([.D1:.D50])" office:value-type="float" office:value="3.22">
            <text:p>3.22</text:p>
          </table:table-cell>
          <table:table-cell table:formula="of:=AVERAGE([.E1:.E50])" office:value-type="float" office:value="4.02">
            <text:p>4.02</text:p>
          </table:table-cell>
          <table:table-cell table:formula="of:=AVERAGE([.F1:.F50])" office:value-type="float" office:value="5.52">
            <text:p>5.52</text:p>
          </table:table-cell>
          <table:table-cell table:formula="of:=AVERAGE([.G1:.G50])" office:value-type="float" office:value="6.24">
            <text:p>6.24</text:p>
          </table:table-cell>
          <table:table-cell table:formula="of:=AVERAGE([.H1:.H50])" office:value-type="float" office:value="8.24">
            <text:p>8.24</text:p>
          </table:table-cell>
          <table:table-cell table:formula="of:=AVERAGE([.I1:.I50])" office:value-type="float" office:value="10.34">
            <text:p>10.34</text:p>
          </table:table-cell>
          <table:table-cell table:formula="of:=AVERAGE([.J1:.J50])" office:value-type="float" office:value="11.16">
            <text:p>11.16</text:p>
          </table:table-cell>
          <table:table-cell table:formula="of:=AVERAGE([.K1:.K50])" office:value-type="float" office:value="12.18">
            <text:p>12.18</text:p>
          </table:table-cell>
          <table:table-cell table:formula="of:=AVERAGE([.L1:.L50])" office:value-type="float" office:value="13.8">
            <text:p>13.8</text:p>
          </table:table-cell>
          <table:table-cell table:formula="of:=AVERAGE([.M1:.M50])" office:value-type="float" office:value="14.42">
            <text:p>14.42</text:p>
          </table:table-cell>
          <table:table-cell table:formula="of:=AVERAGE([.N1:.N50])" office:value-type="float" office:value="15.78">
            <text:p>15.78</text:p>
          </table:table-cell>
          <table:table-cell table:formula="of:=AVERAGE([.O1:.O50])" office:value-type="float" office:value="17.1">
            <text:p>17.1</text:p>
          </table:table-cell>
          <table:table-cell table:formula="of:=AVERAGE([.P1:.P50])" office:value-type="float" office:value="17.52">
            <text:p>17.52</text:p>
          </table:table-cell>
          <table:table-cell table:formula="of:=AVERAGE([.Q1:.Q50])" office:value-type="float" office:value="17.94">
            <text:p>17.94</text:p>
          </table:table-cell>
          <table:table-cell table:formula="of:=AVERAGE([.R1:.R50])" office:value-type="float" office:value="18.06">
            <text:p>18.06</text:p>
          </table:table-cell>
          <table:table-cell table:formula="of:=AVERAGE([.S1:.S50])" office:value-type="float" office:value="18.26">
            <text:p>18.26</text:p>
          </table:table-cell>
          <table:table-cell table:formula="of:=AVERAGE([.T1:.T50])" office:value-type="float" office:value="18.38">
            <text:p>18.38</text:p>
          </table:table-cell>
        </table:table-row>
        <table:table-row table:style-name="ro1">
          <table:table-cell table:style-name="ce1" table:formula="of:=AVERAGE([.A1:.A50])" office:value-type="float" office:value="1.98">
            <text:p>1.98</text:p>
          </table:table-cell>
          <table:table-cell table:style-name="ce1" table:formula="of:=AVERAGE([.B1:.B50])" office:value-type="float" office:value="1.98">
            <text:p>1.98</text:p>
          </table:table-cell>
          <table:table-cell table:style-name="ce1" table:formula="of:=AVERAGE([.C1:.C50])" office:value-type="float" office:value="2.6">
            <text:p>2.6</text:p>
          </table:table-cell>
          <table:table-cell table:style-name="ce1" table:formula="of:=AVERAGE([.D1:.D50])" office:value-type="float" office:value="3.22">
            <text:p>3.22</text:p>
          </table:table-cell>
          <table:table-cell table:style-name="ce1" table:formula="of:=AVERAGE([.E1:.E50])" office:value-type="float" office:value="4.02">
            <text:p>4.02</text:p>
          </table:table-cell>
          <table:table-cell table:style-name="ce1" table:formula="of:=AVERAGE([.F1:.F50])" office:value-type="float" office:value="5.52">
            <text:p>5.52</text:p>
          </table:table-cell>
          <table:table-cell table:style-name="ce1" table:formula="of:=AVERAGE([.G1:.G50])" office:value-type="float" office:value="6.24">
            <text:p>6.24</text:p>
          </table:table-cell>
          <table:table-cell table:style-name="ce1" table:formula="of:=AVERAGE([.H1:.H50])" office:value-type="float" office:value="8.24">
            <text:p>8.24</text:p>
          </table:table-cell>
          <table:table-cell table:style-name="ce1" table:formula="of:=AVERAGE([.I1:.I50])" office:value-type="float" office:value="10.34">
            <text:p>10.34</text:p>
          </table:table-cell>
          <table:table-cell table:style-name="ce1" table:formula="of:=AVERAGE([.J1:.J50])" office:value-type="float" office:value="11.16">
            <text:p>11.16</text:p>
          </table:table-cell>
          <table:table-cell table:style-name="ce1" table:formula="of:=AVERAGE([.K1:.K50])" office:value-type="float" office:value="12.18">
            <text:p>12.18</text:p>
          </table:table-cell>
          <table:table-cell table:style-name="ce1" table:formula="of:=AVERAGE([.L1:.L50])" office:value-type="float" office:value="13.8">
            <text:p>13.8</text:p>
          </table:table-cell>
          <table:table-cell table:style-name="ce1" table:formula="of:=AVERAGE([.M1:.M50])" office:value-type="float" office:value="14.42">
            <text:p>14.42</text:p>
          </table:table-cell>
          <table:table-cell table:style-name="ce1" table:formula="of:=AVERAGE([.N1:.N50])" office:value-type="float" office:value="15.78">
            <text:p>15.78</text:p>
          </table:table-cell>
          <table:table-cell table:style-name="ce1" table:formula="of:=AVERAGE([.O1:.O50])" office:value-type="float" office:value="17.1">
            <text:p>17.1</text:p>
          </table:table-cell>
          <table:table-cell table:style-name="ce1" table:formula="of:=AVERAGE([.P1:.P50])" office:value-type="float" office:value="17.52">
            <text:p>17.52</text:p>
          </table:table-cell>
          <table:table-cell table:style-name="ce1" table:formula="of:=AVERAGE([.Q1:.Q50])" office:value-type="float" office:value="17.94">
            <text:p>17.94</text:p>
          </table:table-cell>
          <table:table-cell table:style-name="ce1" table:formula="of:=AVERAGE([.R1:.R50])" office:value-type="float" office:value="18.06">
            <text:p>18.06</text:p>
          </table:table-cell>
          <table:table-cell table:style-name="ce1" table:formula="of:=AVERAGE([.S1:.S50])" office:value-type="float" office:value="18.26">
            <text:p>18.26</text:p>
          </table:table-cell>
          <table:table-cell table:style-name="ce1" table:formula="of:=AVERAGE([.T1:.T50])" office:value-type="float" office:value="18.38">
            <text:p>18.38</text:p>
          </table:table-cell>
        </table:table-row>
        <table:table-row table:style-name="ro1">
          <table:table-cell table:style-name="ce1" table:formula="of:=STDEVP([.A1:.A49])" office:value-type="float" office:value="1.37751322699479">
            <text:p>1.377513227</text:p>
          </table:table-cell>
          <table:table-cell table:style-name="ce1" table:formula="of:=STDEVP([.B1:.B49])" office:value-type="float" office:value="1.37751322699479">
            <text:p>1.377513227</text:p>
          </table:table-cell>
          <table:table-cell table:style-name="ce1" table:formula="of:=STDEVP([.C1:.C49])" office:value-type="float" office:value="2.81987354276178">
            <text:p>2.8198735428</text:p>
          </table:table-cell>
          <table:table-cell table:style-name="ce1" table:formula="of:=STDEVP([.D1:.D49])" office:value-type="float" office:value="3.24842575527699">
            <text:p>3.2484257553</text:p>
          </table:table-cell>
          <table:table-cell table:style-name="ce1" table:formula="of:=STDEVP([.E1:.E49])" office:value-type="float" office:value="4.31612147918403">
            <text:p>4.3161214792</text:p>
          </table:table-cell>
          <table:table-cell table:style-name="ce1" table:formula="of:=STDEVP([.F1:.F49])" office:value-type="float" office:value="5.31811830826387">
            <text:p>5.3181183083</text:p>
          </table:table-cell>
          <table:table-cell table:style-name="ce1" table:formula="of:=STDEVP([.G1:.G49])" office:value-type="float" office:value="5.3275861023201">
            <text:p>5.3275861023</text:p>
          </table:table-cell>
          <table:table-cell table:style-name="ce1" table:formula="of:=STDEVP([.H1:.H49])" office:value-type="float" office:value="6.10016352256909">
            <text:p>6.1001635226</text:p>
          </table:table-cell>
          <table:table-cell table:style-name="ce1" table:formula="of:=STDEVP([.I1:.I49])" office:value-type="float" office:value="5.41428225266626">
            <text:p>5.4142822527</text:p>
          </table:table-cell>
          <table:table-cell table:style-name="ce1" table:formula="of:=STDEVP([.J1:.J49])" office:value-type="float" office:value="5.22161910928488">
            <text:p>5.2216191093</text:p>
          </table:table-cell>
          <table:table-cell table:style-name="ce1" table:formula="of:=STDEVP([.K1:.K49])" office:value-type="float" office:value="5.51685162132761">
            <text:p>5.5168516213</text:p>
          </table:table-cell>
          <table:table-cell table:style-name="ce1" table:formula="of:=STDEVP([.L1:.L49])" office:value-type="float" office:value="5.03043630937952">
            <text:p>5.0304363094</text:p>
          </table:table-cell>
          <table:table-cell table:style-name="ce1" table:formula="of:=STDEVP([.M1:.M49])" office:value-type="float" office:value="5.06287004190553">
            <text:p>5.0628700419</text:p>
          </table:table-cell>
          <table:table-cell table:style-name="ce1" table:formula="of:=STDEVP([.N1:.N49])" office:value-type="float" office:value="4.25802522798411">
            <text:p>4.258025228</text:p>
          </table:table-cell>
          <table:table-cell table:style-name="ce1" table:formula="of:=STDEVP([.O1:.O49])" office:value-type="float" office:value="3.8116854896996">
            <text:p>3.8116854897</text:p>
          </table:table-cell>
          <table:table-cell table:style-name="ce1" table:formula="of:=STDEVP([.P1:.P49])" office:value-type="float" office:value="3.35091849008552">
            <text:p>3.3509184901</text:p>
          </table:table-cell>
          <table:table-cell table:style-name="ce1" table:formula="of:=STDEVP([.Q1:.Q49])" office:value-type="float" office:value="3.14444698722635">
            <text:p>3.1444469872</text:p>
          </table:table-cell>
          <table:table-cell table:style-name="ce1" table:formula="of:=STDEVP([.R1:.R49])" office:value-type="float" office:value="3.01350562633179">
            <text:p>3.0135056263</text:p>
          </table:table-cell>
          <table:table-cell table:style-name="ce1" table:formula="of:=STDEVP([.S1:.S49])" office:value-type="float" office:value="2.99158893090754">
            <text:p>2.9915889309</text:p>
          </table:table-cell>
          <table:table-cell table:style-name="ce1" table:formula="of:=STDEVP([.T1:.T49])" office:value-type="float" office:value="2.74457550643761">
            <text:p>2.7445755064</text:p>
          </table:table-cell>
        </table:table-row>
        <table:table-row table:style-name="ro1">
          <table:table-cell table:style-name="ce1" table:formula="of:=CONFIDENCE(0.05; [.A53]; 49)" office:value-type="float" office:value="0.385696616162477">
            <text:p>0.3856966162</text:p>
          </table:table-cell>
          <table:table-cell table:style-name="ce1" table:formula="of:=CONFIDENCE(0.05; [.B53]; 49)" office:value-type="float" office:value="0.385696616162477">
            <text:p>0.3856966162</text:p>
          </table:table-cell>
          <table:table-cell table:style-name="ce1" table:formula="of:=CONFIDENCE(0.05; [.C53]; 49)" office:value-type="float" office:value="0.789550083538635">
            <text:p>0.7895500835</text:p>
          </table:table-cell>
          <table:table-cell table:style-name="ce1" table:formula="of:=CONFIDENCE(0.05; [.D53]; 49)" office:value-type="float" office:value="0.909542498113602">
            <text:p>0.9095424981</text:p>
          </table:table-cell>
          <table:table-cell table:style-name="ce1" table:formula="of:=CONFIDENCE(0.05; [.E53]; 49)" office:value-type="float" office:value="1.20849180744292">
            <text:p>1.2084918074</text:p>
          </table:table-cell>
          <table:table-cell table:style-name="ce1" table:formula="of:=CONFIDENCE(0.05; [.F53]; 49)" office:value-type="float" office:value="1.48904576424575">
            <text:p>1.4890457642</text:p>
          </table:table-cell>
          <table:table-cell table:style-name="ce1" table:formula="of:=CONFIDENCE(0.05; [.G53]; 49)" office:value-type="float" office:value="1.49169669786908">
            <text:p>1.4916966979</text:p>
          </table:table-cell>
          <table:table-cell table:style-name="ce1" table:formula="of:=CONFIDENCE(0.05; [.H53]; 49)" office:value-type="float" office:value="1.7080144005772">
            <text:p>1.7080144006</text:p>
          </table:table-cell>
          <table:table-cell table:style-name="ce1" table:formula="of:=CONFIDENCE(0.05; [.I53]; 49)" office:value-type="float" office:value="1.51597117390861">
            <text:p>1.5159711739</text:p>
          </table:table-cell>
          <table:table-cell table:style-name="ce1" table:formula="of:=CONFIDENCE(0.05; [.J53]; 49)" office:value-type="float" office:value="1.46202648502635">
            <text:p>1.462026485</text:p>
          </table:table-cell>
          <table:table-cell table:style-name="ce1" table:formula="of:=CONFIDENCE(0.05; [.K53]; 49)" office:value-type="float" office:value="1.54469006940765">
            <text:p>1.5446900694</text:p>
          </table:table-cell>
          <table:table-cell table:style-name="ce1" table:formula="of:=CONFIDENCE(0.05; [.L53]; 49)" office:value-type="float" office:value="1.40849628470092">
            <text:p>1.4084962847</text:p>
          </table:table-cell>
          <table:table-cell table:style-name="ce1" table:formula="of:=CONFIDENCE(0.05; [.M53]; 49)" office:value-type="float" office:value="1.41757756293452">
            <text:p>1.4175775629</text:p>
          </table:table-cell>
          <table:table-cell table:style-name="ce1" table:formula="of:=CONFIDENCE(0.05; [.N53]; 49)" office:value-type="float" office:value="1.19222515601597">
            <text:p>1.192225156</text:p>
          </table:table-cell>
          <table:table-cell table:style-name="ce1" table:formula="of:=CONFIDENCE(0.05; [.O53]; 49)" office:value-type="float" office:value="1.06725232574359">
            <text:p>1.0672523257</text:p>
          </table:table-cell>
          <table:table-cell table:style-name="ce1" table:formula="of:=CONFIDENCE(0.05; [.P53]; 49)" office:value-type="float" office:value="0.938239936528136">
            <text:p>0.9382399365</text:p>
          </table:table-cell>
          <table:table-cell table:style-name="ce1" table:formula="of:=CONFIDENCE(0.05; [.Q53]; 49)" office:value-type="float" office:value="0.880428978037018">
            <text:p>0.880428978</text:p>
          </table:table-cell>
          <table:table-cell table:style-name="ce1" table:formula="of:=CONFIDENCE(0.05; [.R53]; 49)" office:value-type="float" office:value="0.843766070688447">
            <text:p>0.8437660707</text:p>
          </table:table-cell>
          <table:table-cell table:style-name="ce1" table:formula="of:=CONFIDENCE(0.05; [.S53]; 49)" office:value-type="float" office:value="0.837629508732495">
            <text:p>0.8376295087</text:p>
          </table:table-cell>
          <table:table-cell table:style-name="ce1" table:formula="of:=CONFIDENCE(0.05; [.T53]; 49)" office:value-type="float" office:value="0.768467020781214">
            <text:p>0.7684670208</text:p>
          </table:table-cell>
        </table:table-row>
      </table:table>
      <table:table table:name="ross-20_4" table:style-name="ta1">
        <table:table-column table:style-name="co1" table:number-columns-repeated="10" table:default-cell-style-name="Default"/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 table:number-columns-repeated="10" office:value-type="float" office:value="4">
            <text:p>4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10"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6" office:value-type="float" office:value="5">
            <text:p>5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10" office:value-type="float" office:value="2">
            <text:p>2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5" office:value-type="float" office:value="7">
            <text:p>7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 office:value-type="float" office:value="13">
            <text:p>13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 office:value-type="float" office:value="6">
            <text:p>6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8" office:value-type="float" office:value="5">
            <text:p>5</text:p>
          </table:table-cell>
        </table:table-row>
        <table:table-row table:style-name="ro1">
          <table:table-cell table:number-columns-repeated="10" office:value-type="float" office:value="5">
            <text:p>5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10" office:value-type="float" office:value="4">
            <text:p>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formula="of:=AVERAGE([.A1:.A50])" office:value-type="float" office:value="2.08">
            <text:p>2.08</text:p>
          </table:table-cell>
          <table:table-cell table:formula="of:=AVERAGE([.B1:.B50])" office:value-type="float" office:value="2.08">
            <text:p>2.08</text:p>
          </table:table-cell>
          <table:table-cell table:formula="of:=AVERAGE([.C1:.C50])" office:value-type="float" office:value="2.16">
            <text:p>2.16</text:p>
          </table:table-cell>
          <table:table-cell table:formula="of:=AVERAGE([.D1:.D50])" office:value-type="float" office:value="2.24">
            <text:p>2.24</text:p>
          </table:table-cell>
          <table:table-cell table:formula="of:=AVERAGE([.E1:.E50])" office:value-type="float" office:value="2.82">
            <text:p>2.82</text:p>
          </table:table-cell>
          <table:table-cell table:formula="of:=AVERAGE([.F1:.F50])" office:value-type="float" office:value="3.8">
            <text:p>3.8</text:p>
          </table:table-cell>
          <table:table-cell table:formula="of:=AVERAGE([.G1:.G50])" office:value-type="float" office:value="4.38">
            <text:p>4.38</text:p>
          </table:table-cell>
          <table:table-cell table:formula="of:=AVERAGE([.H1:.H50])" office:value-type="float" office:value="5.58">
            <text:p>5.58</text:p>
          </table:table-cell>
          <table:table-cell table:formula="of:=AVERAGE([.I1:.I50])" office:value-type="float" office:value="7.08">
            <text:p>7.08</text:p>
          </table:table-cell>
          <table:table-cell table:formula="of:=AVERAGE([.J1:.J50])" office:value-type="float" office:value="7.54">
            <text:p>7.54</text:p>
          </table:table-cell>
        </table:table-row>
        <table:table-row table:style-name="ro1">
          <table:table-cell table:style-name="ce2" table:formula="of:=AVERAGE([.A1:.A50])" office:value-type="float" office:value="2.08">
            <text:p>2.08</text:p>
          </table:table-cell>
          <table:table-cell table:style-name="ce2" table:formula="of:=AVERAGE([.B1:.B50])" office:value-type="float" office:value="2.08">
            <text:p>2.08</text:p>
          </table:table-cell>
          <table:table-cell table:style-name="ce2" table:formula="of:=AVERAGE([.C1:.C50])" office:value-type="float" office:value="2.16">
            <text:p>2.16</text:p>
          </table:table-cell>
          <table:table-cell table:style-name="ce2" table:formula="of:=AVERAGE([.D1:.D50])" office:value-type="float" office:value="2.24">
            <text:p>2.24</text:p>
          </table:table-cell>
          <table:table-cell table:style-name="ce2" table:formula="of:=AVERAGE([.E1:.E50])" office:value-type="float" office:value="2.82">
            <text:p>2.82</text:p>
          </table:table-cell>
          <table:table-cell table:style-name="ce2" table:formula="of:=AVERAGE([.F1:.F50])" office:value-type="float" office:value="3.8">
            <text:p>3.8</text:p>
          </table:table-cell>
          <table:table-cell table:style-name="ce2" table:formula="of:=AVERAGE([.G1:.G50])" office:value-type="float" office:value="4.38">
            <text:p>4.38</text:p>
          </table:table-cell>
          <table:table-cell table:style-name="ce2" table:formula="of:=AVERAGE([.H1:.H50])" office:value-type="float" office:value="5.58">
            <text:p>5.58</text:p>
          </table:table-cell>
          <table:table-cell table:style-name="ce2" table:formula="of:=AVERAGE([.I1:.I50])" office:value-type="float" office:value="7.08">
            <text:p>7.08</text:p>
          </table:table-cell>
          <table:table-cell table:style-name="ce2" table:formula="of:=AVERAGE([.J1:.J50])" office:value-type="float" office:value="7.54">
            <text:p>7.54</text:p>
          </table:table-cell>
        </table:table-row>
        <table:table-row table:style-name="ro1">
          <table:table-cell table:style-name="ce2" table:formula="of:=STDEVP([.A1:.A49])" office:value-type="float" office:value="1.54698723740794">
            <text:p>1.5469872374</text:p>
          </table:table-cell>
          <table:table-cell table:style-name="ce2" table:formula="of:=STDEVP([.B1:.B49])" office:value-type="float" office:value="1.54698723740794">
            <text:p>1.5469872374</text:p>
          </table:table-cell>
          <table:table-cell table:style-name="ce2" table:formula="of:=STDEVP([.C1:.C49])" office:value-type="float" office:value="1.59052798109377">
            <text:p>1.5905279811</text:p>
          </table:table-cell>
          <table:table-cell table:style-name="ce2" table:formula="of:=STDEVP([.D1:.D49])" office:value-type="float" office:value="1.72614942479922">
            <text:p>1.7261494248</text:p>
          </table:table-cell>
          <table:table-cell table:style-name="ce2" table:formula="of:=STDEVP([.E1:.E49])" office:value-type="float" office:value="2.26447861333554">
            <text:p>2.2644786133</text:p>
          </table:table-cell>
          <table:table-cell table:style-name="ce2" table:formula="of:=STDEVP([.F1:.F49])" office:value-type="float" office:value="3.40247600757019">
            <text:p>3.4024760076</text:p>
          </table:table-cell>
          <table:table-cell table:style-name="ce2" table:formula="of:=STDEVP([.G1:.G49])" office:value-type="float" office:value="3.74221390773946">
            <text:p>3.7422139077</text:p>
          </table:table-cell>
          <table:table-cell table:style-name="ce2" table:formula="of:=STDEVP([.H1:.H49])" office:value-type="float" office:value="4.02139219284562">
            <text:p>4.0213921928</text:p>
          </table:table-cell>
          <table:table-cell table:style-name="ce2" table:formula="of:=STDEVP([.I1:.I49])" office:value-type="float" office:value="4.40476059149509">
            <text:p>4.4047605915</text:p>
          </table:table-cell>
          <table:table-cell table:style-name="ce2" table:formula="of:=STDEVP([.J1:.J49])" office:value-type="float" office:value="4.22670749243099">
            <text:p>4.2267074924</text:p>
          </table:table-cell>
        </table:table-row>
        <table:table-row table:style-name="ro1">
          <table:table-cell table:style-name="ce2" table:formula="of:=CONFIDENCE(0.05; [.A53]; 49)" office:value-type="float" office:value="0.433148467123239">
            <text:p>0.4331484671</text:p>
          </table:table-cell>
          <table:table-cell table:style-name="ce2" table:formula="of:=CONFIDENCE(0.05; [.B53]; 49)" office:value-type="float" office:value="0.433148467123239">
            <text:p>0.4331484671</text:p>
          </table:table-cell>
          <table:table-cell table:style-name="ce2" table:formula="of:=CONFIDENCE(0.05; [.C53]; 49)" office:value-type="float" office:value="0.445339651335285">
            <text:p>0.4453396513</text:p>
          </table:table-cell>
          <table:table-cell table:style-name="ce2" table:formula="of:=CONFIDENCE(0.05; [.D53]; 49)" office:value-type="float" office:value="0.483312957791573">
            <text:p>0.4833129578</text:p>
          </table:table-cell>
          <table:table-cell table:style-name="ce2" table:formula="of:=CONFIDENCE(0.05; [.E53]; 49)" office:value-type="float" office:value="0.634042360842695">
            <text:p>0.6340423608</text:p>
          </table:table-cell>
          <table:table-cell table:style-name="ce2" table:formula="of:=CONFIDENCE(0.05; [.F53]; 49)" office:value-type="float" office:value="0.95267577615703">
            <text:p>0.9526757762</text:p>
          </table:table-cell>
          <table:table-cell table:style-name="ce2" table:formula="of:=CONFIDENCE(0.05; [.G53]; 49)" office:value-type="float" office:value="1.04780064023061">
            <text:p>1.0478006402</text:p>
          </table:table-cell>
          <table:table-cell table:style-name="ce2" table:formula="of:=CONFIDENCE(0.05; [.H53]; 49)" office:value-type="float" office:value="1.12596912366971">
            <text:p>1.1259691237</text:p>
          </table:table-cell>
          <table:table-cell table:style-name="ce2" table:formula="of:=CONFIDENCE(0.05; [.I53]; 49)" office:value-type="float" office:value="1.23331030283596">
            <text:p>1.2333103028</text:p>
          </table:table-cell>
          <table:table-cell table:style-name="ce2" table:formula="of:=CONFIDENCE(0.05; [.J53]; 49)" office:value-type="float" office:value="1.18345635119291">
            <text:p>1.1834563512</text:p>
          </table:table-cell>
        </table:table-row>
      </table:table>
      <table:table table:name="ross-20_3" table:style-name="ta1">
        <table:table-column table:style-name="co1" table:number-columns-repeated="20" table:default-cell-style-name="Default"/>
        <table:table-row table:style-name="ro1">
          <table:table-cell table:number-columns-repeated="6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 office:value-type="float" office:value="14">
            <text:p>14</text:p>
          </table:table-cell>
          <table:table-cell table:number-columns-repeated="8" office:value-type="float" office:value="18">
            <text:p>18</text:p>
          </table:table-cell>
        </table:table-row>
        <table:table-row table:style-name="ro1">
          <table:table-cell table:number-columns-repeated="1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7" office:value-type="float" office:value="16">
            <text:p>16</text:p>
          </table:table-cell>
        </table:table-row>
        <table:table-row table:style-name="ro1">
          <table:table-cell table:number-columns-repeated="1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 office:value-type="float" office:value="13">
            <text:p>13</text:p>
          </table:table-cell>
        </table:table-row>
        <table:table-row table:style-name="ro1">
          <table:table-cell table:number-columns-repeated="10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3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8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5"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9" office:value-type="float" office:value="8">
            <text:p>8</text:p>
          </table:table-cell>
          <table:table-cell table:number-columns-repeated="6" office:value-type="float" office:value="12">
            <text:p>12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table:number-columns-repeated="11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13">
            <text:p>13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15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  <table:table-cell table:number-columns-repeated="7" office:value-type="float" office:value="5">
            <text:p>5</text:p>
          </table:table-cell>
          <table:table-cell table:number-columns-repeated="8"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12"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1">
          <table:table-cell table:number-columns-repeated="9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6" office:value-type="float" office:value="14">
            <text:p>14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7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11">
            <text:p>11</text:p>
          </table:table-cell>
          <table:table-cell table:number-columns-repeated="8" office:value-type="float" office:value="13">
            <text:p>13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8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11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6" office:value-type="float" office:value="16">
            <text:p>16</text:p>
          </table:table-cell>
          <table:table-cell table:number-columns-repeated="5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table:number-columns-repeated="7" office:value-type="float" office:value="18">
            <text:p>18</text:p>
          </table:table-cell>
        </table:table-row>
        <table:table-row table:style-name="ro1">
          <table:table-cell table:number-columns-repeated="11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5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8"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12">
            <text:p>12</text:p>
          </table:table-cell>
        </table:table-row>
        <table:table-row table:style-name="ro1">
          <table:table-cell table:number-columns-repeated="6" office:value-type="float" office:value="6">
            <text:p>6</text:p>
          </table:table-cell>
          <table:table-cell table:number-columns-repeated="6" office:value-type="float" office:value="10">
            <text:p>10</text:p>
          </table:table-cell>
          <table:table-cell table:number-columns-repeated="5"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12">
            <text:p>12</text:p>
          </table:table-cell>
          <table:table-cell table:number-columns-repeated="8"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0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10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1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8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6"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table:number-columns-repeated="9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9">
            <text:p>9</text:p>
          </table:table-cell>
          <table:table-cell table:number-columns-repeated="4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10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4" office:value-type="float" office:value="8">
            <text:p>8</text:p>
          </table:table-cell>
          <table:table-cell table:number-columns-repeated="8"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formula="of:=AVERAGE([.A1:.A50])" office:value-type="float" office:value="3.42">
            <text:p>3.42</text:p>
          </table:table-cell>
          <table:table-cell table:formula="of:=AVERAGE([.B1:.B50])" office:value-type="float" office:value="3.42">
            <text:p>3.42</text:p>
          </table:table-cell>
          <table:table-cell table:formula="of:=AVERAGE([.C1:.C50])" office:value-type="float" office:value="3.48">
            <text:p>3.48</text:p>
          </table:table-cell>
          <table:table-cell table:formula="of:=AVERAGE([.D1:.D50])" office:value-type="float" office:value="3.56">
            <text:p>3.56</text:p>
          </table:table-cell>
          <table:table-cell table:formula="of:=AVERAGE([.E1:.E50])" office:value-type="float" office:value="3.74">
            <text:p>3.74</text:p>
          </table:table-cell>
          <table:table-cell table:formula="of:=AVERAGE([.F1:.F50])" office:value-type="float" office:value="4.5">
            <text:p>4.5</text:p>
          </table:table-cell>
          <table:table-cell table:formula="of:=AVERAGE([.G1:.G50])" office:value-type="float" office:value="4.9">
            <text:p>4.9</text:p>
          </table:table-cell>
          <table:table-cell table:formula="of:=AVERAGE([.H1:.H50])" office:value-type="float" office:value="5.88">
            <text:p>5.88</text:p>
          </table:table-cell>
          <table:table-cell table:formula="of:=AVERAGE([.I1:.I50])" office:value-type="float" office:value="7.16">
            <text:p>7.16</text:p>
          </table:table-cell>
          <table:table-cell table:formula="of:=AVERAGE([.J1:.J50])" office:value-type="float" office:value="7.7">
            <text:p>7.7</text:p>
          </table:table-cell>
          <table:table-cell table:formula="of:=AVERAGE([.K1:.K50])" office:value-type="float" office:value="8.6">
            <text:p>8.6</text:p>
          </table:table-cell>
          <table:table-cell table:formula="of:=AVERAGE([.L1:.L50])" office:value-type="float" office:value="9.84">
            <text:p>9.84</text:p>
          </table:table-cell>
          <table:table-cell table:formula="of:=AVERAGE([.M1:.M50])" office:value-type="float" office:value="10.52">
            <text:p>10.52</text:p>
          </table:table-cell>
          <table:table-cell table:formula="of:=AVERAGE([.N1:.N50])" office:value-type="float" office:value="11.3">
            <text:p>11.3</text:p>
          </table:table-cell>
          <table:table-cell table:formula="of:=AVERAGE([.O1:.O50])" office:value-type="float" office:value="12.74">
            <text:p>12.74</text:p>
          </table:table-cell>
          <table:table-cell table:formula="of:=AVERAGE([.P1:.P50])" office:value-type="float" office:value="13.54">
            <text:p>13.54</text:p>
          </table:table-cell>
          <table:table-cell table:formula="of:=AVERAGE([.Q1:.Q50])" office:value-type="float" office:value="14.42">
            <text:p>14.42</text:p>
          </table:table-cell>
          <table:table-cell table:formula="of:=AVERAGE([.R1:.R50])" office:value-type="float" office:value="14.82">
            <text:p>14.82</text:p>
          </table:table-cell>
          <table:table-cell table:formula="of:=AVERAGE([.S1:.S50])" office:value-type="float" office:value="15.26">
            <text:p>15.26</text:p>
          </table:table-cell>
          <table:table-cell table:formula="of:=AVERAGE([.T1:.T50])" office:value-type="float" office:value="15.92">
            <text:p>15.92</text:p>
          </table:table-cell>
        </table:table-row>
        <table:table-row table:style-name="ro1">
          <table:table-cell table:style-name="ce2" table:formula="of:=AVERAGE([.A1:.A50])" office:value-type="float" office:value="3.42">
            <text:p>3.42</text:p>
          </table:table-cell>
          <table:table-cell table:style-name="ce2" table:formula="of:=AVERAGE([.B1:.B50])" office:value-type="float" office:value="3.42">
            <text:p>3.42</text:p>
          </table:table-cell>
          <table:table-cell table:style-name="ce2" table:formula="of:=AVERAGE([.C1:.C50])" office:value-type="float" office:value="3.48">
            <text:p>3.48</text:p>
          </table:table-cell>
          <table:table-cell table:style-name="ce2" table:formula="of:=AVERAGE([.D1:.D50])" office:value-type="float" office:value="3.56">
            <text:p>3.56</text:p>
          </table:table-cell>
          <table:table-cell table:style-name="ce2" table:formula="of:=AVERAGE([.E1:.E50])" office:value-type="float" office:value="3.74">
            <text:p>3.74</text:p>
          </table:table-cell>
          <table:table-cell table:style-name="ce2" table:formula="of:=AVERAGE([.F1:.F50])" office:value-type="float" office:value="4.5">
            <text:p>4.5</text:p>
          </table:table-cell>
          <table:table-cell table:style-name="ce2" table:formula="of:=AVERAGE([.G1:.G50])" office:value-type="float" office:value="4.9">
            <text:p>4.9</text:p>
          </table:table-cell>
          <table:table-cell table:style-name="ce2" table:formula="of:=AVERAGE([.H1:.H50])" office:value-type="float" office:value="5.88">
            <text:p>5.88</text:p>
          </table:table-cell>
          <table:table-cell table:style-name="ce2" table:formula="of:=AVERAGE([.I1:.I50])" office:value-type="float" office:value="7.16">
            <text:p>7.16</text:p>
          </table:table-cell>
          <table:table-cell table:style-name="ce2" table:formula="of:=AVERAGE([.J1:.J50])" office:value-type="float" office:value="7.7">
            <text:p>7.7</text:p>
          </table:table-cell>
          <table:table-cell table:style-name="ce2" table:formula="of:=AVERAGE([.K1:.K50])" office:value-type="float" office:value="8.6">
            <text:p>8.6</text:p>
          </table:table-cell>
          <table:table-cell table:style-name="ce2" table:formula="of:=AVERAGE([.L1:.L50])" office:value-type="float" office:value="9.84">
            <text:p>9.84</text:p>
          </table:table-cell>
          <table:table-cell table:style-name="ce2" table:formula="of:=AVERAGE([.M1:.M50])" office:value-type="float" office:value="10.52">
            <text:p>10.52</text:p>
          </table:table-cell>
          <table:table-cell table:style-name="ce2" table:formula="of:=AVERAGE([.N1:.N50])" office:value-type="float" office:value="11.3">
            <text:p>11.3</text:p>
          </table:table-cell>
          <table:table-cell table:style-name="ce2" table:formula="of:=AVERAGE([.O1:.O50])" office:value-type="float" office:value="12.74">
            <text:p>12.74</text:p>
          </table:table-cell>
          <table:table-cell table:style-name="ce2" table:formula="of:=AVERAGE([.P1:.P50])" office:value-type="float" office:value="13.54">
            <text:p>13.54</text:p>
          </table:table-cell>
          <table:table-cell table:style-name="ce2" table:formula="of:=AVERAGE([.Q1:.Q50])" office:value-type="float" office:value="14.42">
            <text:p>14.42</text:p>
          </table:table-cell>
          <table:table-cell table:style-name="ce2" table:formula="of:=AVERAGE([.R1:.R50])" office:value-type="float" office:value="14.82">
            <text:p>14.82</text:p>
          </table:table-cell>
          <table:table-cell table:style-name="ce2" table:formula="of:=AVERAGE([.S1:.S50])" office:value-type="float" office:value="15.26">
            <text:p>15.26</text:p>
          </table:table-cell>
          <table:table-cell table:style-name="ce2" table:formula="of:=AVERAGE([.T1:.T50])" office:value-type="float" office:value="15.92">
            <text:p>15.92</text:p>
          </table:table-cell>
        </table:table-row>
        <table:table-row table:style-name="ro1">
          <table:table-cell table:style-name="ce2" table:formula="of:=STDEVP([.A1:.A49])" office:value-type="float" office:value="1.78568513095734">
            <text:p>1.785685131</text:p>
          </table:table-cell>
          <table:table-cell table:style-name="ce2" table:formula="of:=STDEVP([.B1:.B49])" office:value-type="float" office:value="1.78568513095734">
            <text:p>1.785685131</text:p>
          </table:table-cell>
          <table:table-cell table:style-name="ce2" table:formula="of:=STDEVP([.C1:.C49])" office:value-type="float" office:value="1.85231487262253">
            <text:p>1.8523148726</text:p>
          </table:table-cell>
          <table:table-cell table:style-name="ce2" table:formula="of:=STDEVP([.D1:.D49])" office:value-type="float" office:value="1.95556638855388">
            <text:p>1.9555663886</text:p>
          </table:table-cell>
          <table:table-cell table:style-name="ce2" table:formula="of:=STDEVP([.E1:.E49])" office:value-type="float" office:value="1.96576276297943">
            <text:p>1.965762763</text:p>
          </table:table-cell>
          <table:table-cell table:style-name="ce2" table:formula="of:=STDEVP([.F1:.F49])" office:value-type="float" office:value="2.51459711827203">
            <text:p>2.5145971183</text:p>
          </table:table-cell>
          <table:table-cell table:style-name="ce2" table:formula="of:=STDEVP([.G1:.G49])" office:value-type="float" office:value="2.90671284991083">
            <text:p>2.9067128499</text:p>
          </table:table-cell>
          <table:table-cell table:style-name="ce2" table:formula="of:=STDEVP([.H1:.H49])" office:value-type="float" office:value="3.06394436993246">
            <text:p>3.0639443699</text:p>
          </table:table-cell>
          <table:table-cell table:style-name="ce2" table:formula="of:=STDEVP([.I1:.I49])" office:value-type="float" office:value="3.5601571407929">
            <text:p>3.5601571408</text:p>
          </table:table-cell>
          <table:table-cell table:style-name="ce2" table:formula="of:=STDEVP([.J1:.J49])" office:value-type="float" office:value="3.59693515703972">
            <text:p>3.596935157</text:p>
          </table:table-cell>
          <table:table-cell table:style-name="ce2" table:formula="of:=STDEVP([.K1:.K49])" office:value-type="float" office:value="3.76639827089848">
            <text:p>3.7663982709</text:p>
          </table:table-cell>
          <table:table-cell table:style-name="ce2" table:formula="of:=STDEVP([.L1:.L49])" office:value-type="float" office:value="3.90846964217114">
            <text:p>3.9084696422</text:p>
          </table:table-cell>
          <table:table-cell table:style-name="ce2" table:formula="of:=STDEVP([.M1:.M49])" office:value-type="float" office:value="4.01071035906856">
            <text:p>4.0107103591</text:p>
          </table:table-cell>
          <table:table-cell table:style-name="ce2" table:formula="of:=STDEVP([.N1:.N49])" office:value-type="float" office:value="3.83206402637109">
            <text:p>3.8320640264</text:p>
          </table:table-cell>
          <table:table-cell table:style-name="ce2" table:formula="of:=STDEVP([.O1:.O49])" office:value-type="float" office:value="3.66279628627303">
            <text:p>3.6627962863</text:p>
          </table:table-cell>
          <table:table-cell table:style-name="ce2" table:formula="of:=STDEVP([.P1:.P49])" office:value-type="float" office:value="3.73653350476569">
            <text:p>3.7365335048</text:p>
          </table:table-cell>
          <table:table-cell table:style-name="ce2" table:formula="of:=STDEVP([.Q1:.Q49])" office:value-type="float" office:value="3.63402863201329">
            <text:p>3.634028632</text:p>
          </table:table-cell>
          <table:table-cell table:style-name="ce2" table:formula="of:=STDEVP([.R1:.R49])" office:value-type="float" office:value="3.47897834079347">
            <text:p>3.4789783408</text:p>
          </table:table-cell>
          <table:table-cell table:style-name="ce2" table:formula="of:=STDEVP([.S1:.S49])" office:value-type="float" office:value="3.25751621817965">
            <text:p>3.2575162182</text:p>
          </table:table-cell>
          <table:table-cell table:style-name="ce2" table:formula="of:=STDEVP([.T1:.T49])" office:value-type="float" office:value="2.78210501027787">
            <text:p>2.7821050103</text:p>
          </table:table-cell>
        </table:table-row>
        <table:table-row table:style-name="ro1">
          <table:table-cell table:style-name="ce2" table:formula="of:=CONFIDENCE(0.05; [.A53]; 49)" office:value-type="float" office:value="0.499982649200724">
            <text:p>0.4999826492</text:p>
          </table:table-cell>
          <table:table-cell table:style-name="ce2" table:formula="of:=CONFIDENCE(0.05; [.B53]; 49)" office:value-type="float" office:value="0.499982649200724">
            <text:p>0.4999826492</text:p>
          </table:table-cell>
          <table:table-cell table:style-name="ce2" table:formula="of:=CONFIDENCE(0.05; [.C53]; 49)" office:value-type="float" office:value="0.518638634052579">
            <text:p>0.5186386341</text:p>
          </table:table-cell>
          <table:table-cell table:style-name="ce2" table:formula="of:=CONFIDENCE(0.05; [.D53]; 49)" office:value-type="float" office:value="0.547548527277523">
            <text:p>0.5475485273</text:p>
          </table:table-cell>
          <table:table-cell table:style-name="ce2" table:formula="of:=CONFIDENCE(0.05; [.E53]; 49)" office:value-type="float" office:value="0.550403459655662">
            <text:p>0.5504034597</text:p>
          </table:table-cell>
          <table:table-cell table:style-name="ce2" table:formula="of:=CONFIDENCE(0.05; [.F53]; 49)" office:value-type="float" office:value="0.704074255348769">
            <text:p>0.7040742553</text:p>
          </table:table-cell>
          <table:table-cell table:style-name="ce2" table:formula="of:=CONFIDENCE(0.05; [.G53]; 49)" office:value-type="float" office:value="0.813864642746429">
            <text:p>0.8138646427</text:p>
          </table:table-cell>
          <table:table-cell table:style-name="ce2" table:formula="of:=CONFIDENCE(0.05; [.H53]; 49)" office:value-type="float" office:value="0.857888659385984">
            <text:p>0.8578886594</text:p>
          </table:table-cell>
          <table:table-cell table:style-name="ce2" table:formula="of:=CONFIDENCE(0.05; [.I53]; 49)" office:value-type="float" office:value="0.996825682179597">
            <text:p>0.9968256822</text:p>
          </table:table-cell>
          <table:table-cell table:style-name="ce2" table:formula="of:=CONFIDENCE(0.05; [.J53]; 49)" office:value-type="float" office:value="1.0071233375034">
            <text:p>1.0071233375</text:p>
          </table:table-cell>
          <table:table-cell table:style-name="ce2" table:formula="of:=CONFIDENCE(0.05; [.K53]; 49)" office:value-type="float" office:value="1.05457213748499">
            <text:p>1.0545721375</text:p>
          </table:table-cell>
          <table:table-cell table:style-name="ce2" table:formula="of:=CONFIDENCE(0.05; [.L53]; 49)" office:value-type="float" office:value="1.0943513904748">
            <text:p>1.0943513905</text:p>
          </table:table-cell>
          <table:table-cell table:style-name="ce2" table:formula="of:=CONFIDENCE(0.05; [.M53]; 49)" office:value-type="float" office:value="1.12297826517087">
            <text:p>1.1229782652</text:p>
          </table:table-cell>
          <table:table-cell table:style-name="ce2" table:formula="of:=CONFIDENCE(0.05; [.N53]; 49)" office:value-type="float" office:value="1.0729582111627">
            <text:p>1.0729582112</text:p>
          </table:table-cell>
          <table:table-cell table:style-name="ce2" table:formula="of:=CONFIDENCE(0.05; [.O53]; 49)" office:value-type="float" office:value="1.02556411482889">
            <text:p>1.0255641148</text:p>
          </table:table-cell>
          <table:table-cell table:style-name="ce2" table:formula="of:=CONFIDENCE(0.05; [.P53]; 49)" office:value-type="float" office:value="1.046210156624">
            <text:p>1.0462101566</text:p>
          </table:table-cell>
          <table:table-cell table:style-name="ce2" table:formula="of:=CONFIDENCE(0.05; [.Q53]; 49)" office:value-type="float" office:value="1.01750931964763">
            <text:p>1.0175093196</text:p>
          </table:table-cell>
          <table:table-cell table:style-name="ce2" table:formula="of:=CONFIDENCE(0.05; [.R53]; 49)" office:value-type="float" office:value="0.974096035850018">
            <text:p>0.9740960359</text:p>
          </table:table-cell>
          <table:table-cell table:style-name="ce2" table:formula="of:=CONFIDENCE(0.05; [.S53]; 49)" office:value-type="float" office:value="0.912087780955319">
            <text:p>0.912087781</text:p>
          </table:table-cell>
          <table:table-cell table:style-name="ce2" table:formula="of:=CONFIDENCE(0.05; [.T53]; 49)" office:value-type="float" office:value="0.778975088764724">
            <text:p>0.7789750888</text:p>
          </table:table-cell>
        </table:table-row>
      </table:table>
      <table:table table:name="ross-20-3-greedy" table:style-name="ta1">
        <table:table-column table:style-name="co1" table:number-columns-repeated="20" table:default-cell-style-name="Default"/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 office:value-type="float" office:value="13">
            <text:p>13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7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5" office:value-type="float" office:value="15">
            <text:p>15</text:p>
          </table:table-cell>
        </table:table-row>
        <table:table-row table:style-name="ro1">
          <table:table-cell table:number-columns-repeated="11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7"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8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7"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9">
            <text:p>9</text:p>
          </table:table-cell>
          <table:table-cell table:number-columns-repeated="5" office:value-type="float" office:value="11">
            <text:p>11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15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7" office:value-type="float" office:value="4">
            <text:p>4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 table:number-columns-repeated="5" office:value-type="float" office:value="18">
            <text:p>1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8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table:number-columns-repeated="8" office:value-type="float" office:value="11">
            <text:p>11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6" office:value-type="float" office:value="7">
            <text:p>7</text:p>
          </table:table-cell>
          <table:table-cell table:number-columns-repeated="5"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4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6" office:value-type="float" office:value="13">
            <text:p>13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3">
            <text:p>13</text:p>
          </table:table-cell>
          <table:table-cell table:number-columns-repeated="5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1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table:number-columns-repeated="9"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9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9">
            <text:p>9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 table:number-columns-repeated="8" office:value-type="float" office:value="16">
            <text:p>16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10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1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5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7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5" office:value-type="float" office:value="8">
            <text:p>8</text:p>
          </table:table-cell>
          <table:table-cell table:number-columns-repeated="9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3" office:value-type="float" office:value="8">
            <text:p>8</text:p>
          </table:table-cell>
          <table:table-cell table:number-columns-repeated="5"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6">
            <text:p>6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7"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formula="of:=AVERAGE([.A1:.A50])" office:value-type="float" office:value="1.86">
            <text:p>1.86</text:p>
          </table:table-cell>
          <table:table-cell table:formula="of:=AVERAGE([.B1:.B50])" office:value-type="float" office:value="1.86">
            <text:p>1.86</text:p>
          </table:table-cell>
          <table:table-cell table:formula="of:=AVERAGE([.C1:.C50])" office:value-type="float" office:value="1.98">
            <text:p>1.98</text:p>
          </table:table-cell>
          <table:table-cell table:formula="of:=AVERAGE([.D1:.D50])" office:value-type="float" office:value="1.98">
            <text:p>1.98</text:p>
          </table:table-cell>
          <table:table-cell table:formula="of:=AVERAGE([.E1:.E50])" office:value-type="float" office:value="2.32">
            <text:p>2.32</text:p>
          </table:table-cell>
          <table:table-cell table:formula="of:=AVERAGE([.F1:.F50])" office:value-type="float" office:value="3.28">
            <text:p>3.28</text:p>
          </table:table-cell>
          <table:table-cell table:formula="of:=AVERAGE([.G1:.G50])" office:value-type="float" office:value="3.84">
            <text:p>3.84</text:p>
          </table:table-cell>
          <table:table-cell table:formula="of:=AVERAGE([.H1:.H50])" office:value-type="float" office:value="4.72">
            <text:p>4.72</text:p>
          </table:table-cell>
          <table:table-cell table:formula="of:=AVERAGE([.I1:.I50])" office:value-type="float" office:value="6.08">
            <text:p>6.08</text:p>
          </table:table-cell>
          <table:table-cell table:formula="of:=AVERAGE([.J1:.J50])" office:value-type="float" office:value="6.96">
            <text:p>6.96</text:p>
          </table:table-cell>
          <table:table-cell table:formula="of:=AVERAGE([.K1:.K50])" office:value-type="float" office:value="8.04">
            <text:p>8.04</text:p>
          </table:table-cell>
          <table:table-cell table:formula="of:=AVERAGE([.L1:.L50])" office:value-type="float" office:value="9.72">
            <text:p>9.72</text:p>
          </table:table-cell>
          <table:table-cell table:formula="of:=AVERAGE([.M1:.M50])" office:value-type="float" office:value="10.46">
            <text:p>10.46</text:p>
          </table:table-cell>
          <table:table-cell table:formula="of:=AVERAGE([.N1:.N50])" office:value-type="float" office:value="11.4">
            <text:p>11.4</text:p>
          </table:table-cell>
          <table:table-cell table:formula="of:=AVERAGE([.O1:.O50])" office:value-type="float" office:value="12.84">
            <text:p>12.84</text:p>
          </table:table-cell>
          <table:table-cell table:formula="of:=AVERAGE([.P1:.P50])" office:value-type="float" office:value="13.56">
            <text:p>13.56</text:p>
          </table:table-cell>
          <table:table-cell table:formula="of:=AVERAGE([.Q1:.Q50])" office:value-type="float" office:value="14.62">
            <text:p>14.62</text:p>
          </table:table-cell>
          <table:table-cell table:formula="of:=AVERAGE([.R1:.R50])" office:value-type="float" office:value="15.24">
            <text:p>15.24</text:p>
          </table:table-cell>
          <table:table-cell table:formula="of:=AVERAGE([.S1:.S50])" office:value-type="float" office:value="15.74">
            <text:p>15.74</text:p>
          </table:table-cell>
          <table:table-cell table:formula="of:=AVERAGE([.T1:.T50])" office:value-type="float" office:value="16.26">
            <text:p>16.26</text:p>
          </table:table-cell>
        </table:table-row>
        <table:table-row table:style-name="ro1">
          <table:table-cell table:style-name="ce1" table:formula="of:=AVERAGE([.A1:.A50])" office:value-type="float" office:value="1.86">
            <text:p>1.86</text:p>
          </table:table-cell>
          <table:table-cell table:style-name="ce1" table:formula="of:=AVERAGE([.B1:.B50])" office:value-type="float" office:value="1.86">
            <text:p>1.86</text:p>
          </table:table-cell>
          <table:table-cell table:style-name="ce1" table:formula="of:=AVERAGE([.C1:.C50])" office:value-type="float" office:value="1.98">
            <text:p>1.98</text:p>
          </table:table-cell>
          <table:table-cell table:style-name="ce1" table:formula="of:=AVERAGE([.D1:.D50])" office:value-type="float" office:value="1.98">
            <text:p>1.98</text:p>
          </table:table-cell>
          <table:table-cell table:style-name="ce1" table:formula="of:=AVERAGE([.E1:.E50])" office:value-type="float" office:value="2.32">
            <text:p>2.32</text:p>
          </table:table-cell>
          <table:table-cell table:style-name="ce1" table:formula="of:=AVERAGE([.F1:.F50])" office:value-type="float" office:value="3.28">
            <text:p>3.28</text:p>
          </table:table-cell>
          <table:table-cell table:style-name="ce1" table:formula="of:=AVERAGE([.G1:.G50])" office:value-type="float" office:value="3.84">
            <text:p>3.84</text:p>
          </table:table-cell>
          <table:table-cell table:style-name="ce1" table:formula="of:=AVERAGE([.H1:.H50])" office:value-type="float" office:value="4.72">
            <text:p>4.72</text:p>
          </table:table-cell>
          <table:table-cell table:style-name="ce1" table:formula="of:=AVERAGE([.I1:.I50])" office:value-type="float" office:value="6.08">
            <text:p>6.08</text:p>
          </table:table-cell>
          <table:table-cell table:style-name="ce1" table:formula="of:=AVERAGE([.J1:.J50])" office:value-type="float" office:value="6.96">
            <text:p>6.96</text:p>
          </table:table-cell>
          <table:table-cell table:style-name="ce1" table:formula="of:=AVERAGE([.K1:.K50])" office:value-type="float" office:value="8.04">
            <text:p>8.04</text:p>
          </table:table-cell>
          <table:table-cell table:style-name="ce1" table:formula="of:=AVERAGE([.L1:.L50])" office:value-type="float" office:value="9.72">
            <text:p>9.72</text:p>
          </table:table-cell>
          <table:table-cell table:style-name="ce1" table:formula="of:=AVERAGE([.M1:.M50])" office:value-type="float" office:value="10.46">
            <text:p>10.46</text:p>
          </table:table-cell>
          <table:table-cell table:style-name="ce1" table:formula="of:=AVERAGE([.N1:.N50])" office:value-type="float" office:value="11.4">
            <text:p>11.4</text:p>
          </table:table-cell>
          <table:table-cell table:style-name="ce1" table:formula="of:=AVERAGE([.O1:.O50])" office:value-type="float" office:value="12.84">
            <text:p>12.84</text:p>
          </table:table-cell>
          <table:table-cell table:style-name="ce1" table:formula="of:=AVERAGE([.P1:.P50])" office:value-type="float" office:value="13.56">
            <text:p>13.56</text:p>
          </table:table-cell>
          <table:table-cell table:style-name="ce1" table:formula="of:=AVERAGE([.Q1:.Q50])" office:value-type="float" office:value="14.62">
            <text:p>14.62</text:p>
          </table:table-cell>
          <table:table-cell table:style-name="ce1" table:formula="of:=AVERAGE([.R1:.R50])" office:value-type="float" office:value="15.24">
            <text:p>15.24</text:p>
          </table:table-cell>
          <table:table-cell table:style-name="ce1" table:formula="of:=AVERAGE([.S1:.S50])" office:value-type="float" office:value="15.74">
            <text:p>15.74</text:p>
          </table:table-cell>
          <table:table-cell table:style-name="ce1" table:formula="of:=AVERAGE([.T1:.T50])" office:value-type="float" office:value="16.26">
            <text:p>16.26</text:p>
          </table:table-cell>
        </table:table-row>
        <table:table-row table:style-name="ro1">
          <table:table-cell table:style-name="ce1" table:formula="of:=STDEVP([.A1:.A49])" office:value-type="float" office:value="1.12929268018424">
            <text:p>1.1292926802</text:p>
          </table:table-cell>
          <table:table-cell table:style-name="ce1" table:formula="of:=STDEVP([.B1:.B49])" office:value-type="float" office:value="1.12929268018424">
            <text:p>1.1292926802</text:p>
          </table:table-cell>
          <table:table-cell table:style-name="ce1" table:formula="of:=STDEVP([.C1:.C49])" office:value-type="float" office:value="1.1864850492856">
            <text:p>1.1864850493</text:p>
          </table:table-cell>
          <table:table-cell table:style-name="ce1" table:formula="of:=STDEVP([.D1:.D49])" office:value-type="float" office:value="1.1864850492856">
            <text:p>1.1864850493</text:p>
          </table:table-cell>
          <table:table-cell table:style-name="ce1" table:formula="of:=STDEVP([.E1:.E49])" office:value-type="float" office:value="1.40978906442209">
            <text:p>1.4097890644</text:p>
          </table:table-cell>
          <table:table-cell table:style-name="ce1" table:formula="of:=STDEVP([.F1:.F49])" office:value-type="float" office:value="2.36082846413455">
            <text:p>2.3608284641</text:p>
          </table:table-cell>
          <table:table-cell table:style-name="ce1" table:formula="of:=STDEVP([.G1:.G49])" office:value-type="float" office:value="2.85597643829158">
            <text:p>2.8559764383</text:p>
          </table:table-cell>
          <table:table-cell table:style-name="ce1" table:formula="of:=STDEVP([.H1:.H49])" office:value-type="float" office:value="3.12118154882485">
            <text:p>3.1211815488</text:p>
          </table:table-cell>
          <table:table-cell table:style-name="ce1" table:formula="of:=STDEVP([.I1:.I49])" office:value-type="float" office:value="3.47586430302755">
            <text:p>3.475864303</text:p>
          </table:table-cell>
          <table:table-cell table:style-name="ce1" table:formula="of:=STDEVP([.J1:.J49])" office:value-type="float" office:value="3.45205755665043">
            <text:p>3.4520575567</text:p>
          </table:table-cell>
          <table:table-cell table:style-name="ce1" table:formula="of:=STDEVP([.K1:.K49])" office:value-type="float" office:value="3.78954918806046">
            <text:p>3.7895491881</text:p>
          </table:table-cell>
          <table:table-cell table:style-name="ce1" table:formula="of:=STDEVP([.L1:.L49])" office:value-type="float" office:value="3.83532323147335">
            <text:p>3.8353232315</text:p>
          </table:table-cell>
          <table:table-cell table:style-name="ce1" table:formula="of:=STDEVP([.M1:.M49])" office:value-type="float" office:value="4.13546137889432">
            <text:p>4.1354613789</text:p>
          </table:table-cell>
          <table:table-cell table:style-name="ce1" table:formula="of:=STDEVP([.N1:.N49])" office:value-type="float" office:value="3.8723918416908">
            <text:p>3.8723918417</text:p>
          </table:table-cell>
          <table:table-cell table:style-name="ce1" table:formula="of:=STDEVP([.O1:.O49])" office:value-type="float" office:value="3.74588487245906">
            <text:p>3.7458848725</text:p>
          </table:table-cell>
          <table:table-cell table:style-name="ce1" table:formula="of:=STDEVP([.P1:.P49])" office:value-type="float" office:value="3.7909776931623">
            <text:p>3.7909776932</text:p>
          </table:table-cell>
          <table:table-cell table:style-name="ce1" table:formula="of:=STDEVP([.Q1:.Q49])" office:value-type="float" office:value="3.49962811137853">
            <text:p>3.4996281114</text:p>
          </table:table-cell>
          <table:table-cell table:style-name="ce1" table:formula="of:=STDEVP([.R1:.R49])" office:value-type="float" office:value="3.11463608374945">
            <text:p>3.1146360837</text:p>
          </table:table-cell>
          <table:table-cell table:style-name="ce1" table:formula="of:=STDEVP([.S1:.S49])" office:value-type="float" office:value="2.87993821952339">
            <text:p>2.8799382195</text:p>
          </table:table-cell>
          <table:table-cell table:style-name="ce1" table:formula="of:=STDEVP([.T1:.T49])" office:value-type="float" office:value="2.54161531573155">
            <text:p>2.5416153157</text:p>
          </table:table-cell>
        </table:table-row>
        <table:table-row table:style-name="ro1">
          <table:table-cell table:style-name="ce1" table:formula="of:=CONFIDENCE(0.05; [.A53]; 49)" office:value-type="float" office:value="0.316196140166545">
            <text:p>0.3161961402</text:p>
          </table:table-cell>
          <table:table-cell table:style-name="ce1" table:formula="of:=CONFIDENCE(0.05; [.B53]; 49)" office:value-type="float" office:value="0.316196140166545">
            <text:p>0.3161961402</text:p>
          </table:table-cell>
          <table:table-cell table:style-name="ce1" table:formula="of:=CONFIDENCE(0.05; [.C53]; 49)" office:value-type="float" office:value="0.33220970925643">
            <text:p>0.3322097093</text:p>
          </table:table-cell>
          <table:table-cell table:style-name="ce1" table:formula="of:=CONFIDENCE(0.05; [.D53]; 49)" office:value-type="float" office:value="0.33220970925643">
            <text:p>0.3322097093</text:p>
          </table:table-cell>
          <table:table-cell table:style-name="ce1" table:formula="of:=CONFIDENCE(0.05; [.E53]; 49)" office:value-type="float" office:value="0.394733684580815">
            <text:p>0.3947336846</text:p>
          </table:table-cell>
          <table:table-cell table:style-name="ce1" table:formula="of:=CONFIDENCE(0.05; [.F53]; 49)" office:value-type="float" office:value="0.661019823340103">
            <text:p>0.6610198233</text:p>
          </table:table-cell>
          <table:table-cell table:style-name="ce1" table:formula="of:=CONFIDENCE(0.05; [.G53]; 49)" office:value-type="float" office:value="0.79965870853521">
            <text:p>0.7996587085</text:p>
          </table:table-cell>
          <table:table-cell table:style-name="ce1" table:formula="of:=CONFIDENCE(0.05; [.H53]; 49)" office:value-type="float" office:value="0.873914774986807">
            <text:p>0.873914775</text:p>
          </table:table-cell>
          <table:table-cell table:style-name="ce1" table:formula="of:=CONFIDENCE(0.05; [.I53]; 49)" office:value-type="float" office:value="0.973224121297489">
            <text:p>0.9732241213</text:p>
          </table:table-cell>
          <table:table-cell table:style-name="ce1" table:formula="of:=CONFIDENCE(0.05; [.J53]; 49)" office:value-type="float" office:value="0.966558354799168">
            <text:p>0.9665583548</text:p>
          </table:table-cell>
          <table:table-cell table:style-name="ce1" table:formula="of:=CONFIDENCE(0.05; [.K53]; 49)" office:value-type="float" office:value="1.06105427517736">
            <text:p>1.0610542752</text:p>
          </table:table-cell>
          <table:table-cell table:style-name="ce1" table:formula="of:=CONFIDENCE(0.05; [.L53]; 49)" office:value-type="float" office:value="1.07387077182251">
            <text:p>1.0738707718</text:p>
          </table:table-cell>
          <table:table-cell table:style-name="ce1" table:formula="of:=CONFIDENCE(0.05; [.M53]; 49)" office:value-type="float" office:value="1.15790790886989">
            <text:p>1.1579079089</text:p>
          </table:table-cell>
          <table:table-cell table:style-name="ce1" table:formula="of:=CONFIDENCE(0.05; [.N53]; 49)" office:value-type="float" office:value="1.08424979196296">
            <text:p>1.084249792</text:p>
          </table:table-cell>
          <table:table-cell table:style-name="ce1" table:formula="of:=CONFIDENCE(0.05; [.O53]; 49)" office:value-type="float" office:value="1.04882849146474">
            <text:p>1.0488284915</text:p>
          </table:table-cell>
          <table:table-cell table:style-name="ce1" table:formula="of:=CONFIDENCE(0.05; [.P53]; 49)" office:value-type="float" office:value="1.06145424925612">
            <text:p>1.0614542493</text:p>
          </table:table-cell>
          <table:table-cell table:style-name="ce1" table:formula="of:=CONFIDENCE(0.05; [.Q53]; 49)" office:value-type="float" office:value="0.979877865369406">
            <text:p>0.9798778654</text:p>
          </table:table-cell>
          <table:table-cell table:style-name="ce1" table:formula="of:=CONFIDENCE(0.05; [.R53]; 49)" office:value-type="float" office:value="0.872082078442542">
            <text:p>0.8720820784</text:p>
          </table:table-cell>
          <table:table-cell table:style-name="ce1" table:formula="of:=CONFIDENCE(0.05; [.S53]; 49)" office:value-type="float" office:value="0.806367883995179">
            <text:p>0.806367884</text:p>
          </table:table-cell>
          <table:table-cell table:style-name="ce1" table:formula="of:=CONFIDENCE(0.05; [.T53]; 49)" office:value-type="float" office:value="0.711639211627033">
            <text:p>0.7116392116</text:p>
          </table:table-cell>
        </table:table-row>
      </table:table>
      <table:table table:name="ross-20_2" table:style-name="ta1">
        <table:table-column table:style-name="co1" table:number-columns-repeated="10" table:default-cell-style-name="Default"/>
        <table:table-row table:style-name="ro1">
          <table:table-cell table:number-columns-repeated="8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table:number-columns-repeated="5" office:value-type="float" office:value="14">
            <text:p>14</text:p>
          </table:table-cell>
        </table:table-row>
        <table:table-row table:style-name="ro1">
          <table:table-cell table:number-columns-repeated="10" office:value-type="float" office:value="10">
            <text:p>10</text:p>
          </table:table-cell>
        </table:table-row>
        <table:table-row table:style-name="ro1">
          <table:table-cell table:number-columns-repeated="10"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5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4"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7"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0" office:value-type="float" office:value="7">
            <text:p>7</text:p>
          </table:table-cell>
        </table:table-row>
        <table:table-row table:style-name="ro1">
          <table:table-cell table:number-columns-repeated="10" office:value-type="float" office:value="6">
            <text:p>6</text:p>
          </table:table-cell>
        </table:table-row>
        <table:table-row table:style-name="ro1">
          <table:table-cell table:number-columns-repeated="4"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0" office:value-type="float" office:value="3">
            <text:p>3</text:p>
          </table:table-cell>
        </table:table-row>
        <table:table-row table:style-name="ro1">
          <table:table-cell table:number-columns-repeated="7"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10" office:value-type="float" office:value="4">
            <text:p>4</text:p>
          </table:table-cell>
        </table:table-row>
        <table:table-row table:style-name="ro1">
          <table:table-cell table:number-columns-repeated="9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8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6" office:value-type="float" office:value="6">
            <text:p>6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8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0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table:number-columns-repeated="5" office:value-type="float" office:value="12">
            <text:p>12</text:p>
          </table:table-cell>
        </table:table-row>
        <table:table-row table:style-name="ro1">
          <table:table-cell table:number-columns-repeated="9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6" office:value-type="float" office:value="6">
            <text:p>6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10" office:value-type="float" office:value="9">
            <text:p>9</text:p>
          </table:table-cell>
        </table:table-row>
        <table:table-row table:style-name="ro1">
          <table:table-cell table:number-columns-repeated="10" office:value-type="float" office:value="5">
            <text:p>5</text:p>
          </table:table-cell>
        </table:table-row>
        <table:table-row table:style-name="ro1">
          <table:table-cell table:number-columns-repeated="10" office:value-type="float" office:value="3">
            <text:p>3</text:p>
          </table:table-cell>
        </table:table-row>
        <table:table-row table:style-name="ro1">
          <table:table-cell table:number-columns-repeated="7"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10"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table:number-columns-repeated="8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table:number-columns-repeated="6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</table:table-row>
        <table:table-row table:style-name="ro1">
          <table:table-cell table:number-columns-repeated="7"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8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formula="of:=AVERAGE([.A1:.A50])" office:value-type="float" office:value="5.76">
            <text:p>5.76</text:p>
          </table:table-cell>
          <table:table-cell table:formula="of:=AVERAGE([.B1:.B50])" office:value-type="float" office:value="5.76">
            <text:p>5.76</text:p>
          </table:table-cell>
          <table:table-cell table:formula="of:=AVERAGE([.C1:.C50])" office:value-type="float" office:value="5.82">
            <text:p>5.82</text:p>
          </table:table-cell>
          <table:table-cell table:formula="of:=AVERAGE([.D1:.D50])" office:value-type="float" office:value="5.88">
            <text:p>5.88</text:p>
          </table:table-cell>
          <table:table-cell table:formula="of:=AVERAGE([.E1:.E50])" office:value-type="float" office:value="5.96">
            <text:p>5.96</text:p>
          </table:table-cell>
          <table:table-cell table:formula="of:=AVERAGE([.F1:.F50])" office:value-type="float" office:value="6.42">
            <text:p>6.42</text:p>
          </table:table-cell>
          <table:table-cell table:formula="of:=AVERAGE([.G1:.G50])" office:value-type="float" office:value="6.66">
            <text:p>6.66</text:p>
          </table:table-cell>
          <table:table-cell table:formula="of:=AVERAGE([.H1:.H50])" office:value-type="float" office:value="7.6">
            <text:p>7.6</text:p>
          </table:table-cell>
          <table:table-cell table:formula="of:=AVERAGE([.I1:.I50])" office:value-type="float" office:value="8.64">
            <text:p>8.64</text:p>
          </table:table-cell>
          <table:table-cell table:formula="of:=AVERAGE([.J1:.J50])" office:value-type="float" office:value="9.04">
            <text:p>9.04</text:p>
          </table:table-cell>
        </table:table-row>
        <table:table-row table:style-name="ro1">
          <table:table-cell table:style-name="ce1" table:formula="of:=AVERAGE([.A1:.A50])" office:value-type="float" office:value="5.76">
            <text:p>5.76</text:p>
          </table:table-cell>
          <table:table-cell table:style-name="ce1" table:formula="of:=AVERAGE([.B1:.B50])" office:value-type="float" office:value="5.76">
            <text:p>5.76</text:p>
          </table:table-cell>
          <table:table-cell table:style-name="ce1" table:formula="of:=AVERAGE([.C1:.C50])" office:value-type="float" office:value="5.82">
            <text:p>5.82</text:p>
          </table:table-cell>
          <table:table-cell table:style-name="ce1" table:formula="of:=AVERAGE([.D1:.D50])" office:value-type="float" office:value="5.88">
            <text:p>5.88</text:p>
          </table:table-cell>
          <table:table-cell table:style-name="ce1" table:formula="of:=AVERAGE([.E1:.E50])" office:value-type="float" office:value="5.96">
            <text:p>5.96</text:p>
          </table:table-cell>
          <table:table-cell table:style-name="ce1" table:formula="of:=AVERAGE([.F1:.F50])" office:value-type="float" office:value="6.42">
            <text:p>6.42</text:p>
          </table:table-cell>
          <table:table-cell table:style-name="ce1" table:formula="of:=AVERAGE([.G1:.G50])" office:value-type="float" office:value="6.66">
            <text:p>6.66</text:p>
          </table:table-cell>
          <table:table-cell table:style-name="ce1" table:formula="of:=AVERAGE([.H1:.H50])" office:value-type="float" office:value="7.6">
            <text:p>7.6</text:p>
          </table:table-cell>
          <table:table-cell table:style-name="ce1" table:formula="of:=AVERAGE([.I1:.I50])" office:value-type="float" office:value="8.64">
            <text:p>8.64</text:p>
          </table:table-cell>
          <table:table-cell table:style-name="ce1" table:formula="of:=AVERAGE([.J1:.J50])" office:value-type="float" office:value="9.04">
            <text:p>9.04</text:p>
          </table:table-cell>
        </table:table-row>
        <table:table-row table:style-name="ro1">
          <table:table-cell table:style-name="ce1" table:formula="of:=STDEVP([.A1:.A49])" office:value-type="float" office:value="2.0669752068234">
            <text:p>2.0669752068</text:p>
          </table:table-cell>
          <table:table-cell table:style-name="ce1" table:formula="of:=STDEVP([.B1:.B49])" office:value-type="float" office:value="2.0669752068234">
            <text:p>2.0669752068</text:p>
          </table:table-cell>
          <table:table-cell table:style-name="ce1" table:formula="of:=STDEVP([.C1:.C49])" office:value-type="float" office:value="2.08622941839397">
            <text:p>2.0862294184</text:p>
          </table:table-cell>
          <table:table-cell table:style-name="ce1" table:formula="of:=STDEVP([.D1:.D49])" office:value-type="float" office:value="2.10352632273063">
            <text:p>2.1035263227</text:p>
          </table:table-cell>
          <table:table-cell table:style-name="ce1" table:formula="of:=STDEVP([.E1:.E49])" office:value-type="float" office:value="2.14275995892354">
            <text:p>2.1427599589</text:p>
          </table:table-cell>
          <table:table-cell table:style-name="ce1" table:formula="of:=STDEVP([.F1:.F49])" office:value-type="float" office:value="2.41696764798619">
            <text:p>2.416967648</text:p>
          </table:table-cell>
          <table:table-cell table:style-name="ce1" table:formula="of:=STDEVP([.G1:.G49])" office:value-type="float" office:value="2.56964628872267">
            <text:p>2.5696462887</text:p>
          </table:table-cell>
          <table:table-cell table:style-name="ce1" table:formula="of:=STDEVP([.H1:.H49])" office:value-type="float" office:value="2.85145205853949">
            <text:p>2.8514520585</text:p>
          </table:table-cell>
          <table:table-cell table:style-name="ce1" table:formula="of:=STDEVP([.I1:.I49])" office:value-type="float" office:value="2.97749436938177">
            <text:p>2.9774943694</text:p>
          </table:table-cell>
          <table:table-cell table:style-name="ce1" table:formula="of:=STDEVP([.J1:.J49])" office:value-type="float" office:value="2.88022744254391">
            <text:p>2.8802274425</text:p>
          </table:table-cell>
        </table:table-row>
        <table:table-row table:style-name="ro1">
          <table:table-cell table:style-name="ce1" table:formula="of:=CONFIDENCE(0.05; [.A53]; 49)" office:value-type="float" office:value="0.5787424231873">
            <text:p>0.5787424232</text:p>
          </table:table-cell>
          <table:table-cell table:style-name="ce1" table:formula="of:=CONFIDENCE(0.05; [.B53]; 49)" office:value-type="float" office:value="0.5787424231873">
            <text:p>0.5787424232</text:p>
          </table:table-cell>
          <table:table-cell table:style-name="ce1" table:formula="of:=CONFIDENCE(0.05; [.C53]; 49)" office:value-type="float" office:value="0.584133503362874">
            <text:p>0.5841335034</text:p>
          </table:table-cell>
          <table:table-cell table:style-name="ce1" table:formula="of:=CONFIDENCE(0.05; [.D53]; 49)" office:value-type="float" office:value="0.588976547583431">
            <text:p>0.5889765476</text:p>
          </table:table-cell>
          <table:table-cell table:style-name="ce1" table:formula="of:=CONFIDENCE(0.05; [.E53]; 49)" office:value-type="float" office:value="0.599961763857809">
            <text:p>0.5999617639</text:p>
          </table:table-cell>
          <table:table-cell table:style-name="ce1" table:formula="of:=CONFIDENCE(0.05; [.F53]; 49)" office:value-type="float" office:value="0.676738505978774">
            <text:p>0.676738506</text:p>
          </table:table-cell>
          <table:table-cell table:style-name="ce1" table:formula="of:=CONFIDENCE(0.05; [.G53]; 49)" office:value-type="float" office:value="0.719487739843349">
            <text:p>0.7194877398</text:p>
          </table:table-cell>
          <table:table-cell table:style-name="ce1" table:formula="of:=CONFIDENCE(0.05; [.H53]; 49)" office:value-type="float" office:value="0.798391905482857">
            <text:p>0.7983919055</text:p>
          </table:table-cell>
          <table:table-cell table:style-name="ce1" table:formula="of:=CONFIDENCE(0.05; [.I53]; 49)" office:value-type="float" office:value="0.833683104022723">
            <text:p>0.833683104</text:p>
          </table:table-cell>
          <table:table-cell table:style-name="ce1" table:formula="of:=CONFIDENCE(0.05; [.J53]; 49)" office:value-type="float" office:value="0.806448864952852">
            <text:p>0.806448865</text:p>
          </table:table-cell>
        </table:table-row>
      </table:table>
      <table:table table:name="centralized-0.7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9">
            <text:p>9</text:p>
          </table:table-cell>
          <table:table-cell table:number-columns-repeated="8"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7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6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  <table:table-cell table:number-columns-repeated="4" office:value-type="float" office:value="19">
            <text:p>19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8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5" office:value-type="float" office:value="15">
            <text:p>15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 table:number-columns-repeated="7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6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9" office:value-type="float" office:value="17">
            <text:p>17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table:number-columns-repeated="4" office:value-type="float" office:value="19">
            <text:p>19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9">
            <text:p>9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8" office:value-type="float" office:value="17">
            <text:p>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4" office:value-type="float" office:value="11">
            <text:p>11</text:p>
          </table:table-cell>
          <table:table-cell table:number-columns-repeated="4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4">
            <text:p>14</text:p>
          </table:table-cell>
          <table:table-cell table:number-columns-repeated="5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6" office:value-type="float" office:value="19">
            <text:p>1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6" office:value-type="float" office:value="9">
            <text:p>9</text:p>
          </table:table-cell>
          <table:table-cell table:number-columns-repeated="4" office:value-type="float" office:value="11">
            <text:p>11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5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8" office:value-type="float" office:value="13">
            <text:p>1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12">
            <text:p>12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5"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9">
            <text:p>9</text:p>
          </table:table-cell>
          <table:table-cell table:number-columns-repeated="7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1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number-columns-repeated="5" office:value-type="float" office:value="15">
            <text:p>1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8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9" office:value-type="float" office:value="12">
            <text:p>1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8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9"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7"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0">
            <text:p>0</text:p>
          </table:table-cell>
          <table:table-cell table:formula="of:=AVERAGE([.B1:.B50])" office:value-type="float" office:value="0">
            <text:p>0</text:p>
          </table:table-cell>
          <table:table-cell table:formula="of:=AVERAGE([.C1:.C50])" office:value-type="float" office:value="0.36">
            <text:p>0.36</text:p>
          </table:table-cell>
          <table:table-cell table:formula="of:=AVERAGE([.D1:.D50])" office:value-type="float" office:value="0.72">
            <text:p>0.72</text:p>
          </table:table-cell>
          <table:table-cell table:formula="of:=AVERAGE([.E1:.E50])" office:value-type="float" office:value="1.86">
            <text:p>1.86</text:p>
          </table:table-cell>
          <table:table-cell table:formula="of:=AVERAGE([.F1:.F50])" office:value-type="float" office:value="2.9">
            <text:p>2.9</text:p>
          </table:table-cell>
          <table:table-cell table:formula="of:=AVERAGE([.G1:.G50])" office:value-type="float" office:value="3.68">
            <text:p>3.68</text:p>
          </table:table-cell>
          <table:table-cell table:formula="of:=AVERAGE([.H1:.H50])" office:value-type="float" office:value="5.38">
            <text:p>5.38</text:p>
          </table:table-cell>
          <table:table-cell table:formula="of:=AVERAGE([.I1:.I50])" office:value-type="float" office:value="7.44">
            <text:p>7.44</text:p>
          </table:table-cell>
          <table:table-cell table:formula="of:=AVERAGE([.J1:.J50])" office:value-type="float" office:value="8.16">
            <text:p>8.16</text:p>
          </table:table-cell>
          <table:table-cell table:formula="of:=AVERAGE([.K1:.K50])" office:value-type="float" office:value="9.18">
            <text:p>9.18</text:p>
          </table:table-cell>
          <table:table-cell table:formula="of:=AVERAGE([.L1:.L50])" office:value-type="float" office:value="10.74">
            <text:p>10.74</text:p>
          </table:table-cell>
          <table:table-cell table:formula="of:=AVERAGE([.M1:.M50])" office:value-type="float" office:value="11.44">
            <text:p>11.44</text:p>
          </table:table-cell>
          <table:table-cell table:formula="of:=AVERAGE([.N1:.N50])" office:value-type="float" office:value="12.9">
            <text:p>12.9</text:p>
          </table:table-cell>
          <table:table-cell table:formula="of:=AVERAGE([.O1:.O50])" office:value-type="float" office:value="14.3">
            <text:p>14.3</text:p>
          </table:table-cell>
          <table:table-cell table:formula="of:=AVERAGE([.P1:.P50])" office:value-type="float" office:value="15.18">
            <text:p>15.18</text:p>
          </table:table-cell>
          <table:table-cell table:formula="of:=AVERAGE([.Q1:.Q50])" office:value-type="float" office:value="16.12">
            <text:p>16.12</text:p>
          </table:table-cell>
          <table:table-cell table:formula="of:=AVERAGE([.R1:.R50])" office:value-type="float" office:value="16.66">
            <text:p>16.66</text:p>
          </table:table-cell>
          <table:table-cell table:formula="of:=AVERAGE([.S1:.S50])" office:value-type="float" office:value="16.96">
            <text:p>16.96</text:p>
          </table:table-cell>
          <table:table-cell table:formula="of:=AVERAGE([.T1:.T50])" office:value-type="float" office:value="17.38">
            <text:p>17.38</text:p>
          </table:table-cell>
        </table:table-row>
        <table:table-row table:style-name="ro1">
          <table:table-cell table:style-name="ce2" table:formula="of:=AVERAGE([.A1:.A50])" office:value-type="float" office:value="0">
            <text:p>0</text:p>
          </table:table-cell>
          <table:table-cell table:style-name="ce2" table:formula="of:=AVERAGE([.B1:.B50])" office:value-type="float" office:value="0">
            <text:p>0</text:p>
          </table:table-cell>
          <table:table-cell table:style-name="ce2" table:formula="of:=AVERAGE([.C1:.C50])" office:value-type="float" office:value="0.36">
            <text:p>0.36</text:p>
          </table:table-cell>
          <table:table-cell table:style-name="ce2" table:formula="of:=AVERAGE([.D1:.D50])" office:value-type="float" office:value="0.72">
            <text:p>0.72</text:p>
          </table:table-cell>
          <table:table-cell table:style-name="ce2" table:formula="of:=AVERAGE([.E1:.E50])" office:value-type="float" office:value="1.86">
            <text:p>1.86</text:p>
          </table:table-cell>
          <table:table-cell table:style-name="ce2" table:formula="of:=AVERAGE([.F1:.F50])" office:value-type="float" office:value="2.9">
            <text:p>2.9</text:p>
          </table:table-cell>
          <table:table-cell table:style-name="ce2" table:formula="of:=AVERAGE([.G1:.G50])" office:value-type="float" office:value="3.68">
            <text:p>3.68</text:p>
          </table:table-cell>
          <table:table-cell table:style-name="ce2" table:formula="of:=AVERAGE([.H1:.H50])" office:value-type="float" office:value="5.38">
            <text:p>5.38</text:p>
          </table:table-cell>
          <table:table-cell table:style-name="ce2" table:formula="of:=AVERAGE([.I1:.I50])" office:value-type="float" office:value="7.44">
            <text:p>7.44</text:p>
          </table:table-cell>
          <table:table-cell table:style-name="ce2" table:formula="of:=AVERAGE([.J1:.J50])" office:value-type="float" office:value="8.16">
            <text:p>8.16</text:p>
          </table:table-cell>
          <table:table-cell table:style-name="ce2" table:formula="of:=AVERAGE([.K1:.K50])" office:value-type="float" office:value="9.18">
            <text:p>9.18</text:p>
          </table:table-cell>
          <table:table-cell table:style-name="ce2" table:formula="of:=AVERAGE([.L1:.L50])" office:value-type="float" office:value="10.74">
            <text:p>10.74</text:p>
          </table:table-cell>
          <table:table-cell table:style-name="ce2" table:formula="of:=AVERAGE([.M1:.M50])" office:value-type="float" office:value="11.44">
            <text:p>11.44</text:p>
          </table:table-cell>
          <table:table-cell table:style-name="ce2" table:formula="of:=AVERAGE([.N1:.N50])" office:value-type="float" office:value="12.9">
            <text:p>12.9</text:p>
          </table:table-cell>
          <table:table-cell table:style-name="ce2" table:formula="of:=AVERAGE([.O1:.O50])" office:value-type="float" office:value="14.3">
            <text:p>14.3</text:p>
          </table:table-cell>
          <table:table-cell table:style-name="ce2" table:formula="of:=AVERAGE([.P1:.P50])" office:value-type="float" office:value="15.18">
            <text:p>15.18</text:p>
          </table:table-cell>
          <table:table-cell table:style-name="ce2" table:formula="of:=AVERAGE([.Q1:.Q50])" office:value-type="float" office:value="16.12">
            <text:p>16.12</text:p>
          </table:table-cell>
          <table:table-cell table:style-name="ce2" table:formula="of:=AVERAGE([.R1:.R50])" office:value-type="float" office:value="16.66">
            <text:p>16.66</text:p>
          </table:table-cell>
          <table:table-cell table:style-name="ce2" table:formula="of:=AVERAGE([.S1:.S50])" office:value-type="float" office:value="16.96">
            <text:p>16.96</text:p>
          </table:table-cell>
          <table:table-cell table:style-name="ce2" table:formula="of:=AVERAGE([.T1:.T50])" office:value-type="float" office:value="17.38">
            <text:p>17.38</text:p>
          </table:table-cell>
        </table:table-row>
        <table:table-row table:style-name="ro1">
          <table:table-cell table:style-name="ce2" table:formula="of:=STDEVP([.A1:.A49])" office:value-type="float" office:value="0">
            <text:p>0</text:p>
          </table:table-cell>
          <table:table-cell table:style-name="ce2" table:formula="of:=STDEVP([.B1:.B49])" office:value-type="float" office:value="0">
            <text:p>0</text:p>
          </table:table-cell>
          <table:table-cell table:style-name="ce2" table:formula="of:=STDEVP([.C1:.C49])" office:value-type="float" office:value="1.15518136310897">
            <text:p>1.1551813631</text:p>
          </table:table-cell>
          <table:table-cell table:style-name="ce2" table:formula="of:=STDEVP([.D1:.D49])" office:value-type="float" office:value="1.66323400496402">
            <text:p>1.663234005</text:p>
          </table:table-cell>
          <table:table-cell table:style-name="ce2" table:formula="of:=STDEVP([.E1:.E49])" office:value-type="float" office:value="2.62052259906523">
            <text:p>2.6205225991</text:p>
          </table:table-cell>
          <table:table-cell table:style-name="ce2" table:formula="of:=STDEVP([.F1:.F49])" office:value-type="float" office:value="3.25111713091318">
            <text:p>3.2511171309</text:p>
          </table:table-cell>
          <table:table-cell table:style-name="ce2" table:formula="of:=STDEVP([.G1:.G49])" office:value-type="float" office:value="3.72268617217816">
            <text:p>3.7226861722</text:p>
          </table:table-cell>
          <table:table-cell table:style-name="ce2" table:formula="of:=STDEVP([.H1:.H49])" office:value-type="float" office:value="4.09640185060206">
            <text:p>4.0964018506</text:p>
          </table:table-cell>
          <table:table-cell table:style-name="ce2" table:formula="of:=STDEVP([.I1:.I49])" office:value-type="float" office:value="4.27666683493032">
            <text:p>4.2766668349</text:p>
          </table:table-cell>
          <table:table-cell table:style-name="ce2" table:formula="of:=STDEVP([.J1:.J49])" office:value-type="float" office:value="4.18929438234025">
            <text:p>4.1892943823</text:p>
          </table:table-cell>
          <table:table-cell table:style-name="ce2" table:formula="of:=STDEVP([.K1:.K49])" office:value-type="float" office:value="4.29299672815564">
            <text:p>4.2929967282</text:p>
          </table:table-cell>
          <table:table-cell table:style-name="ce2" table:formula="of:=STDEVP([.L1:.L49])" office:value-type="float" office:value="4.0355562548073">
            <text:p>4.0355562548</text:p>
          </table:table-cell>
          <table:table-cell table:style-name="ce2" table:formula="of:=STDEVP([.M1:.M49])" office:value-type="float" office:value="4.13052351280027">
            <text:p>4.1305235128</text:p>
          </table:table-cell>
          <table:table-cell table:style-name="ce2" table:formula="of:=STDEVP([.N1:.N49])" office:value-type="float" office:value="3.53409053624371">
            <text:p>3.5340905362</text:p>
          </table:table-cell>
          <table:table-cell table:style-name="ce2" table:formula="of:=STDEVP([.O1:.O49])" office:value-type="float" office:value="3.49152600628456">
            <text:p>3.4915260063</text:p>
          </table:table-cell>
          <table:table-cell table:style-name="ce2" table:formula="of:=STDEVP([.P1:.P49])" office:value-type="float" office:value="3.04950136234332">
            <text:p>3.0495013623</text:p>
          </table:table-cell>
          <table:table-cell table:style-name="ce2" table:formula="of:=STDEVP([.Q1:.Q49])" office:value-type="float" office:value="2.79911927601631">
            <text:p>2.799119276</text:p>
          </table:table-cell>
          <table:table-cell table:style-name="ce2" table:formula="of:=STDEVP([.R1:.R49])" office:value-type="float" office:value="2.31162428402353">
            <text:p>2.311624284</text:p>
          </table:table-cell>
          <table:table-cell table:style-name="ce2" table:formula="of:=STDEVP([.S1:.S49])" office:value-type="float" office:value="2.22458340937642">
            <text:p>2.2245834094</text:p>
          </table:table-cell>
          <table:table-cell table:style-name="ce2" table:formula="of:=STDEVP([.T1:.T49])" office:value-type="float" office:value="2.32456056941944">
            <text:p>2.3245605694</text:p>
          </table:table-cell>
        </table:table-row>
        <table:table-row table:style-name="ro1">
          <table:table-cell table:style-name="ce2" table:formula="of:=CONFIDENCE(0.05; [.A53]; 49)" office:value-type="float" office:value="0">
            <text:p>Err:502</text:p>
          </table:table-cell>
          <table:table-cell table:style-name="ce2" table:formula="of:=CONFIDENCE(0.05; [.B53]; 49)" office:value-type="float" office:value="0">
            <text:p>Err:502</text:p>
          </table:table-cell>
          <table:table-cell table:style-name="ce2" table:formula="of:=CONFIDENCE(0.05; [.C53]; 49)" office:value-type="float" office:value="0.323444838186496">
            <text:p>0.3234448382</text:p>
          </table:table-cell>
          <table:table-cell table:style-name="ce2" table:formula="of:=CONFIDENCE(0.05; [.D53]; 49)" office:value-type="float" office:value="0.465696963941683">
            <text:p>0.4656969639</text:p>
          </table:table-cell>
          <table:table-cell table:style-name="ce2" table:formula="of:=CONFIDENCE(0.05; [.E53]; 49)" office:value-type="float" office:value="0.733732844977306">
            <text:p>0.733732845</text:p>
          </table:table-cell>
          <table:table-cell table:style-name="ce2" table:formula="of:=CONFIDENCE(0.05; [.F53]; 49)" office:value-type="float" office:value="0.910296069444431">
            <text:p>0.9102960694</text:p>
          </table:table-cell>
          <table:table-cell table:style-name="ce2" table:formula="of:=CONFIDENCE(0.05; [.G53]; 49)" office:value-type="float" office:value="1.04233297474492">
            <text:p>1.0423329747</text:p>
          </table:table-cell>
          <table:table-cell table:style-name="ce2" table:formula="of:=CONFIDENCE(0.05; [.H53]; 49)" office:value-type="float" office:value="1.1469714419119">
            <text:p>1.1469714419</text:p>
          </table:table-cell>
          <table:table-cell table:style-name="ce2" table:formula="of:=CONFIDENCE(0.05; [.I53]; 49)" office:value-type="float" office:value="1.19744471004862">
            <text:p>1.19744471</text:p>
          </table:table-cell>
          <table:table-cell table:style-name="ce2" table:formula="of:=CONFIDENCE(0.05; [.J53]; 49)" office:value-type="float" office:value="1.17298087286041">
            <text:p>1.1729808729</text:p>
          </table:table-cell>
          <table:table-cell table:style-name="ce2" table:formula="of:=CONFIDENCE(0.05; [.K53]; 49)" office:value-type="float" office:value="1.20201699613333">
            <text:p>1.2020169961</text:p>
          </table:table-cell>
          <table:table-cell table:style-name="ce2" table:formula="of:=CONFIDENCE(0.05; [.L53]; 49)" office:value-type="float" office:value="1.12993498814395">
            <text:p>1.1299349881</text:p>
          </table:table-cell>
          <table:table-cell table:style-name="ce2" table:formula="of:=CONFIDENCE(0.05; [.M53]; 49)" office:value-type="float" office:value="1.1565253317692">
            <text:p>1.1565253318</text:p>
          </table:table-cell>
          <table:table-cell table:style-name="ce2" table:formula="of:=CONFIDENCE(0.05; [.N53]; 49)" office:value-type="float" office:value="0.989527167020216">
            <text:p>0.989527167</text:p>
          </table:table-cell>
          <table:table-cell table:style-name="ce2" table:formula="of:=CONFIDENCE(0.05; [.O53]; 49)" office:value-type="float" office:value="0.977609317628959">
            <text:p>0.9776093176</text:p>
          </table:table-cell>
          <table:table-cell table:style-name="ce2" table:formula="of:=CONFIDENCE(0.05; [.P53]; 49)" office:value-type="float" office:value="0.853844691571248">
            <text:p>0.8538446916</text:p>
          </table:table-cell>
          <table:table-cell table:style-name="ce2" table:formula="of:=CONFIDENCE(0.05; [.Q53]; 49)" office:value-type="float" office:value="0.783738995631972">
            <text:p>0.7837389956</text:p>
          </table:table-cell>
          <table:table-cell table:style-name="ce2" table:formula="of:=CONFIDENCE(0.05; [.R53]; 49)" office:value-type="float" office:value="0.647242906067758">
            <text:p>0.6472429061</text:p>
          </table:table-cell>
          <table:table-cell table:style-name="ce2" table:formula="of:=CONFIDENCE(0.05; [.S53]; 49)" office:value-type="float" office:value="0.622871908997586">
            <text:p>0.622871909</text:p>
          </table:table-cell>
          <table:table-cell table:style-name="ce2" table:formula="of:=CONFIDENCE(0.05; [.T53]; 49)" office:value-type="float" office:value="0.650864999420574">
            <text:p>0.6508649994</text:p>
          </table:table-cell>
        </table:table-row>
      </table:table>
      <table:table table:name="centralzied-0.5" table:style-name="ta1">
        <table:table-column table:style-name="co1" table:number-columns-repeated="20" table:default-cell-style-name="Default"/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8"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7" office:value-type="float" office:value="14">
            <text:p>14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8">
            <text:p>8</text:p>
          </table:table-cell>
          <table:table-cell table:number-columns-repeated="5" office:value-type="float" office:value="10">
            <text:p>1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6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 office:value-type="float" office:value="14">
            <text:p>14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table:number-columns-repeated="8" office:value-type="float" office:value="16">
            <text:p>16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8" office:value-type="float" office:value="10">
            <text:p>1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office:value-type="float" office:value="4">
            <text:p>4</text:p>
          </table:table-cell>
          <table:table-cell table:number-columns-repeated="4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9" office:value-type="float" office:value="10">
            <text:p>1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AVERAGE([.A1:.A50])" office:value-type="float" office:value="0">
            <text:p>0</text:p>
          </table:table-cell>
          <table:table-cell table:formula="of:=AVERAGE([.B1:.B50])" office:value-type="float" office:value="0">
            <text:p>0</text:p>
          </table:table-cell>
          <table:table-cell table:formula="of:=AVERAGE([.C1:.C50])" office:value-type="float" office:value="0">
            <text:p>0</text:p>
          </table:table-cell>
          <table:table-cell table:formula="of:=AVERAGE([.D1:.D50])" office:value-type="float" office:value="0.08">
            <text:p>0.08</text:p>
          </table:table-cell>
          <table:table-cell table:formula="of:=AVERAGE([.E1:.E50])" office:value-type="float" office:value="0.48">
            <text:p>0.48</text:p>
          </table:table-cell>
          <table:table-cell table:formula="of:=AVERAGE([.F1:.F50])" office:value-type="float" office:value="0.92">
            <text:p>0.92</text:p>
          </table:table-cell>
          <table:table-cell table:formula="of:=AVERAGE([.G1:.G50])" office:value-type="float" office:value="1.56">
            <text:p>1.56</text:p>
          </table:table-cell>
          <table:table-cell table:formula="of:=AVERAGE([.H1:.H50])" office:value-type="float" office:value="2.68">
            <text:p>2.68</text:p>
          </table:table-cell>
          <table:table-cell table:formula="of:=AVERAGE([.I1:.I50])" office:value-type="float" office:value="3.92">
            <text:p>3.92</text:p>
          </table:table-cell>
          <table:table-cell table:formula="of:=AVERAGE([.J1:.J50])" office:value-type="float" office:value="4.68">
            <text:p>4.68</text:p>
          </table:table-cell>
          <table:table-cell table:formula="of:=AVERAGE([.K1:.K50])" office:value-type="float" office:value="5.6">
            <text:p>5.6</text:p>
          </table:table-cell>
          <table:table-cell table:formula="of:=AVERAGE([.L1:.L50])" office:value-type="float" office:value="6.96">
            <text:p>6.96</text:p>
          </table:table-cell>
          <table:table-cell table:formula="of:=AVERAGE([.M1:.M50])" office:value-type="float" office:value="7.76">
            <text:p>7.76</text:p>
          </table:table-cell>
          <table:table-cell table:formula="of:=AVERAGE([.N1:.N50])" office:value-type="float" office:value="8.68">
            <text:p>8.68</text:p>
          </table:table-cell>
          <table:table-cell table:formula="of:=AVERAGE([.O1:.O50])" office:value-type="float" office:value="10.04">
            <text:p>10.04</text:p>
          </table:table-cell>
          <table:table-cell table:formula="of:=AVERAGE([.P1:.P50])" office:value-type="float" office:value="10.8">
            <text:p>10.8</text:p>
          </table:table-cell>
          <table:table-cell table:formula="of:=AVERAGE([.Q1:.Q50])" office:value-type="float" office:value="12.04">
            <text:p>12.04</text:p>
          </table:table-cell>
          <table:table-cell table:formula="of:=AVERAGE([.R1:.R50])" office:value-type="float" office:value="12.88">
            <text:p>12.88</text:p>
          </table:table-cell>
          <table:table-cell table:formula="of:=AVERAGE([.S1:.S50])" office:value-type="float" office:value="13.28">
            <text:p>13.28</text:p>
          </table:table-cell>
          <table:table-cell table:formula="of:=AVERAGE([.T1:.T50])" office:value-type="float" office:value="14">
            <text:p>14</text:p>
          </table:table-cell>
        </table:table-row>
        <table:table-row table:style-name="ro1">
          <table:table-cell table:style-name="ce2" table:formula="of:=AVERAGE([.A1:.A50])" office:value-type="float" office:value="0">
            <text:p>0</text:p>
          </table:table-cell>
          <table:table-cell table:style-name="ce2" table:formula="of:=AVERAGE([.B1:.B50])" office:value-type="float" office:value="0">
            <text:p>0</text:p>
          </table:table-cell>
          <table:table-cell table:style-name="ce2" table:formula="of:=AVERAGE([.C1:.C50])" office:value-type="float" office:value="0">
            <text:p>0</text:p>
          </table:table-cell>
          <table:table-cell table:style-name="ce2" table:formula="of:=AVERAGE([.D1:.D50])" office:value-type="float" office:value="0.08">
            <text:p>0.08</text:p>
          </table:table-cell>
          <table:table-cell table:style-name="ce2" table:formula="of:=AVERAGE([.E1:.E50])" office:value-type="float" office:value="0.48">
            <text:p>0.48</text:p>
          </table:table-cell>
          <table:table-cell table:style-name="ce2" table:formula="of:=AVERAGE([.F1:.F50])" office:value-type="float" office:value="0.92">
            <text:p>0.92</text:p>
          </table:table-cell>
          <table:table-cell table:style-name="ce2" table:formula="of:=AVERAGE([.G1:.G50])" office:value-type="float" office:value="1.56">
            <text:p>1.56</text:p>
          </table:table-cell>
          <table:table-cell table:style-name="ce2" table:formula="of:=AVERAGE([.H1:.H50])" office:value-type="float" office:value="2.68">
            <text:p>2.68</text:p>
          </table:table-cell>
          <table:table-cell table:style-name="ce2" table:formula="of:=AVERAGE([.I1:.I50])" office:value-type="float" office:value="3.92">
            <text:p>3.92</text:p>
          </table:table-cell>
          <table:table-cell table:style-name="ce2" table:formula="of:=AVERAGE([.J1:.J50])" office:value-type="float" office:value="4.68">
            <text:p>4.68</text:p>
          </table:table-cell>
          <table:table-cell table:style-name="ce2" table:formula="of:=AVERAGE([.K1:.K50])" office:value-type="float" office:value="5.6">
            <text:p>5.6</text:p>
          </table:table-cell>
          <table:table-cell table:style-name="ce2" table:formula="of:=AVERAGE([.L1:.L50])" office:value-type="float" office:value="6.96">
            <text:p>6.96</text:p>
          </table:table-cell>
          <table:table-cell table:style-name="ce2" table:formula="of:=AVERAGE([.M1:.M50])" office:value-type="float" office:value="7.76">
            <text:p>7.76</text:p>
          </table:table-cell>
          <table:table-cell table:style-name="ce2" table:formula="of:=AVERAGE([.N1:.N50])" office:value-type="float" office:value="8.68">
            <text:p>8.68</text:p>
          </table:table-cell>
          <table:table-cell table:style-name="ce2" table:formula="of:=AVERAGE([.O1:.O50])" office:value-type="float" office:value="10.04">
            <text:p>10.04</text:p>
          </table:table-cell>
          <table:table-cell table:style-name="ce2" table:formula="of:=AVERAGE([.P1:.P50])" office:value-type="float" office:value="10.8">
            <text:p>10.8</text:p>
          </table:table-cell>
          <table:table-cell table:style-name="ce2" table:formula="of:=AVERAGE([.Q1:.Q50])" office:value-type="float" office:value="12.04">
            <text:p>12.04</text:p>
          </table:table-cell>
          <table:table-cell table:style-name="ce2" table:formula="of:=AVERAGE([.R1:.R50])" office:value-type="float" office:value="12.88">
            <text:p>12.88</text:p>
          </table:table-cell>
          <table:table-cell table:style-name="ce2" table:formula="of:=AVERAGE([.S1:.S50])" office:value-type="float" office:value="13.28">
            <text:p>13.28</text:p>
          </table:table-cell>
          <table:table-cell table:style-name="ce2" table:formula="of:=AVERAGE([.T1:.T50])" office:value-type="float" office:value="14">
            <text:p>14</text:p>
          </table:table-cell>
        </table:table-row>
        <table:table-row table:style-name="ro1">
          <table:table-cell table:style-name="ce2" table:formula="of:=STDEVP([.A1:.A49])" office:value-type="float" office:value="0">
            <text:p>0</text:p>
          </table:table-cell>
          <table:table-cell table:style-name="ce2" table:formula="of:=STDEVP([.B1:.B49])" office:value-type="float" office:value="0">
            <text:p>0</text:p>
          </table:table-cell>
          <table:table-cell table:style-name="ce2" table:formula="of:=STDEVP([.C1:.C49])" office:value-type="float" office:value="0">
            <text:p>0</text:p>
          </table:table-cell>
          <table:table-cell table:style-name="ce2" table:formula="of:=STDEVP([.D1:.D49])" office:value-type="float" office:value="0.395728967952353">
            <text:p>0.395728968</text:p>
          </table:table-cell>
          <table:table-cell table:style-name="ce2" table:formula="of:=STDEVP([.E1:.E49])" office:value-type="float" office:value="1.03258046046314">
            <text:p>1.0325804605</text:p>
          </table:table-cell>
          <table:table-cell table:style-name="ce2" table:formula="of:=STDEVP([.F1:.F49])" office:value-type="float" office:value="1.81161967519773">
            <text:p>1.8116196752</text:p>
          </table:table-cell>
          <table:table-cell table:style-name="ce2" table:formula="of:=STDEVP([.G1:.G49])" office:value-type="float" office:value="2.32043598425337">
            <text:p>2.3204359843</text:p>
          </table:table-cell>
          <table:table-cell table:style-name="ce2" table:formula="of:=STDEVP([.H1:.H49])" office:value-type="float" office:value="2.64015700061979">
            <text:p>2.6401570006</text:p>
          </table:table-cell>
          <table:table-cell table:style-name="ce2" table:formula="of:=STDEVP([.I1:.I49])" office:value-type="float" office:value="3.26989473508077">
            <text:p>3.2698947351</text:p>
          </table:table-cell>
          <table:table-cell table:style-name="ce2" table:formula="of:=STDEVP([.J1:.J49])" office:value-type="float" office:value="2.98824574983235">
            <text:p>2.9882457498</text:p>
          </table:table-cell>
          <table:table-cell table:style-name="ce2" table:formula="of:=STDEVP([.K1:.K49])" office:value-type="float" office:value="3.32396295044936">
            <text:p>3.3239629504</text:p>
          </table:table-cell>
          <table:table-cell table:style-name="ce2" table:formula="of:=STDEVP([.L1:.L49])" office:value-type="float" office:value="3.26071105253082">
            <text:p>3.2607110525</text:p>
          </table:table-cell>
          <table:table-cell table:style-name="ce2" table:formula="of:=STDEVP([.M1:.M49])" office:value-type="float" office:value="3.57416804554933">
            <text:p>3.5741680455</text:p>
          </table:table-cell>
          <table:table-cell table:style-name="ce2" table:formula="of:=STDEVP([.N1:.N49])" office:value-type="float" office:value="3.78382977463732">
            <text:p>3.7838297746</text:p>
          </table:table-cell>
          <table:table-cell table:style-name="ce2" table:formula="of:=STDEVP([.O1:.O49])" office:value-type="float" office:value="3.68117106477861">
            <text:p>3.6811710648</text:p>
          </table:table-cell>
          <table:table-cell table:style-name="ce2" table:formula="of:=STDEVP([.P1:.P49])" office:value-type="float" office:value="3.67709571577313">
            <text:p>3.6770957158</text:p>
          </table:table-cell>
          <table:table-cell table:style-name="ce2" table:formula="of:=STDEVP([.Q1:.Q49])" office:value-type="float" office:value="3.75776303232128">
            <text:p>3.7577630323</text:p>
          </table:table-cell>
          <table:table-cell table:style-name="ce2" table:formula="of:=STDEVP([.R1:.R49])" office:value-type="float" office:value="3.52252228741084">
            <text:p>3.5225222874</text:p>
          </table:table-cell>
          <table:table-cell table:style-name="ce2" table:formula="of:=STDEVP([.S1:.S49])" office:value-type="float" office:value="3.44505270955252">
            <text:p>3.4450527096</text:p>
          </table:table-cell>
          <table:table-cell table:style-name="ce2" table:formula="of:=STDEVP([.T1:.T49])" office:value-type="float" office:value="3.26989473508077">
            <text:p>3.2698947351</text:p>
          </table:table-cell>
        </table:table-row>
        <table:table-row table:style-name="ro1">
          <table:table-cell table:style-name="ce2" table:formula="of:=CONFIDENCE(0.05; [.A53]; 49)" office:value-type="float" office:value="0">
            <text:p>Err:502</text:p>
          </table:table-cell>
          <table:table-cell table:style-name="ce2" table:formula="of:=CONFIDENCE(0.05; [.B53]; 49)" office:value-type="float" office:value="0">
            <text:p>Err:502</text:p>
          </table:table-cell>
          <table:table-cell table:style-name="ce2" table:formula="of:=CONFIDENCE(0.05; [.C53]; 49)" office:value-type="float" office:value="0">
            <text:p>Err:502</text:p>
          </table:table-cell>
          <table:table-cell table:style-name="ce2" table:formula="of:=CONFIDENCE(0.05; [.D53]; 49)" office:value-type="float" office:value="0.110802074975117">
            <text:p>0.110802075</text:p>
          </table:table-cell>
          <table:table-cell table:style-name="ce2" table:formula="of:=CONFIDENCE(0.05; [.E53]; 49)" office:value-type="float" office:value="0.289117216235364">
            <text:p>0.2891172162</text:p>
          </table:table-cell>
          <table:table-cell table:style-name="ce2" table:formula="of:=CONFIDENCE(0.05; [.F53]; 49)" office:value-type="float" office:value="0.507244188153099">
            <text:p>0.5072441882</text:p>
          </table:table-cell>
          <table:table-cell table:style-name="ce2" table:formula="of:=CONFIDENCE(0.05; [.G53]; 49)" office:value-type="float" office:value="0.649710136795337">
            <text:p>0.6497101368</text:p>
          </table:table-cell>
          <table:table-cell table:style-name="ce2" table:formula="of:=CONFIDENCE(0.05; [.H53]; 49)" office:value-type="float" office:value="0.739230376392298">
            <text:p>0.7392303764</text:p>
          </table:table-cell>
          <table:table-cell table:style-name="ce2" table:formula="of:=CONFIDENCE(0.05; [.I53]; 49)" office:value-type="float" office:value="0.915553701999351">
            <text:p>0.915553702</text:p>
          </table:table-cell>
          <table:table-cell table:style-name="ce2" table:formula="of:=CONFIDENCE(0.05; [.J53]; 49)" office:value-type="float" office:value="0.836693435232327">
            <text:p>0.8366934352</text:p>
          </table:table-cell>
          <table:table-cell table:style-name="ce2" table:formula="of:=CONFIDENCE(0.05; [.K53]; 49)" office:value-type="float" office:value="0.930692524118035">
            <text:p>0.9306925241</text:p>
          </table:table-cell>
          <table:table-cell table:style-name="ce2" table:formula="of:=CONFIDENCE(0.05; [.L53]; 49)" office:value-type="float" office:value="0.912982318136013">
            <text:p>0.9129823181</text:p>
          </table:table-cell>
          <table:table-cell table:style-name="ce2" table:formula="of:=CONFIDENCE(0.05; [.M53]; 49)" office:value-type="float" office:value="1.00074866342437">
            <text:p>1.0007486634</text:p>
          </table:table-cell>
          <table:table-cell table:style-name="ce2" table:formula="of:=CONFIDENCE(0.05; [.N53]; 49)" office:value-type="float" office:value="1.05945286884564">
            <text:p>1.0594528688</text:p>
          </table:table-cell>
          <table:table-cell table:style-name="ce2" table:formula="of:=CONFIDENCE(0.05; [.O53]; 49)" office:value-type="float" office:value="1.030708958271">
            <text:p>1.0307089583</text:p>
          </table:table-cell>
          <table:table-cell table:style-name="ce2" table:formula="of:=CONFIDENCE(0.05; [.P53]; 49)" office:value-type="float" office:value="1.02956788151741">
            <text:p>1.0295678815</text:p>
          </table:table-cell>
          <table:table-cell table:style-name="ce2" table:formula="of:=CONFIDENCE(0.05; [.Q53]; 49)" office:value-type="float" office:value="1.05215431511225">
            <text:p>1.0521543151</text:p>
          </table:table-cell>
          <table:table-cell table:style-name="ce2" table:formula="of:=CONFIDENCE(0.05; [.R53]; 49)" office:value-type="float" office:value="0.986288116866414">
            <text:p>0.9862881169</text:p>
          </table:table-cell>
          <table:table-cell table:style-name="ce2" table:formula="of:=CONFIDENCE(0.05; [.S53]; 49)" office:value-type="float" office:value="0.964597033652153">
            <text:p>0.9645970337</text:p>
          </table:table-cell>
          <table:table-cell table:style-name="ce2" table:formula="of:=CONFIDENCE(0.05; [.T53]; 49)" office:value-type="float" office:value="0.915553701999351">
            <text:p>0.915553702</text:p>
          </table:table-cell>
        </table:table-row>
      </table:table>
      <table:table table:name="performances" table:style-name="ta3">
        <table:shapes>
          <draw:frame draw:z-index="0" draw:style-name="gr1" svg:width="6.2988in" svg:height="3.5429in" svg:x="27.8374in" svg:y="0.4429in">
            <draw:object draw:notify-on-update-of-ranges="performances.N2:performances.N16 performances.O1:performances.O1 performances.O2:performances.O16 performances.P1:performances.P1 performances.P2:performances.P16 performances.Q1:performances.Q1 performances.Q2:performances.Q16 performances.R1:performances.R1 performances.R2:performances.R16 performances.S1:performances.S1 performances.S2:performances.S16 performances.T1:performances.T1 performances.T2:performances.T16 performances.U1:performances.U1 performances.U2:performances.U1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8in" svg:height="3.5429in" svg:x="22.1358in" svg:y="4.1008in">
            <draw:object draw:notify-on-update-of-ranges="performances.N22:performances.N36 performances.O21:performances.O21 performances.O22:performances.O36 performances.P21:performances.P21 performances.P22:performances.P36 performances.Q21:performances.Q21 performances.Q22:performances.Q36 performances.R21:performances.R21 performances.R22:performances.R36 performances.S21:performances.S21 performances.S22:performances.S36 performances.T21:performances.T21 performances.T22:performances.T36 performances.U21:performances.U21 performances.U22:performances.U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8in" svg:height="3.9902in" svg:x="3.8047in" svg:y="6.9146in">
            <draw:object draw:notify-on-update-of-ranges="performances.C34:performances.I34 performances.B35:performances.B35 performances.C35:performances.I35 performances.B36:performances.B36 performances.C36:performances.I36" xlink:href="./Object 5" xlink:type="simple" xlink:show="embed" xlink:actuate="onLoad"/>
            <draw:image xlink:href="./ObjectReplacements/Object 5" xlink:type="simple" xlink:show="embed" xlink:actuate="onLoad"/>
          </draw:frame>
          <draw:line draw:z-index="3" draw:style-name="gr2" draw:text-style-name="P1" svg:x1="10.5358in" svg:y1="6.6126in" svg:x2="10.1717in" svg:y2="11.3382in">
            <text:p/>
          </draw:line>
          <draw:frame draw:z-index="4" draw:style-name="gr1" svg:width="6.2988in" svg:height="3.5429in" svg:x="27.0732in" svg:y="9.1406in">
            <draw:object draw:notify-on-update-of-ranges="performances.AB38:performances.AH38 performances.AA39:performances.AA39 performances.AB39:performances.AH39 performances.AA40:performances.AA40 performances.AB40:performances.AH40 performances.AA41:performances.AA41 performances.AB41:performances.AH41 performances.AA42:performances.AA42 performances.AB42:performances.AH42 performances.AA43:performances.AA43 performances.AB43:performances.AH43 performances.AA44:performances.AA44 performances.AB44:performances.AH44 performances.AA45:performances.AA45 performances.AB45:performances.AH45 performances.AA46:performances.AA46 performances.AB46:performances.AH46 performances.AA47:performances.AA47 performances.AB47:performances.AH47 performances.AA48:performances.AA48 performances.AB48:performances.AH48 performances.AA49:performances.AA49 performances.AB49:performances.AH49 performances.AA50:performances.AA50 performances.AB50:performances.AH5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6.2988in" svg:height="3.5429in" svg:x="16.7622in" svg:y="7.237in">
            <draw:object draw:notify-on-update-of-ranges="performances.G34:performances.M34 performances.G35:performances.M35 performances.G36:performances.M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6.2988in" svg:height="3.5429in" svg:x="34.2646in" svg:y="1.9075in">
            <draw:object draw:notify-on-update-of-ranges="performances.AB38:performances.AH38 performances.AA39:performances.AA39 performances.AB39:performances.AH39 performances.AA40:performances.AA40 performances.AB40:performances.AH40 performances.AA41:performances.AA41 performances.AB41:performances.AH41 performances.AA42:performances.AA42 performances.AB42:performances.AH42 performances.AA43:performances.AA43 performances.AB43:performances.AH43 performances.AA44:performances.AA44 performances.AB44:performances.AH44 performances.AA45:performances.AA45 performances.AB45:performances.AH45 performances.AA46:performances.AA46 performances.AB46:performances.AH46 performances.AA47:performances.AA47 performances.AB47:performances.AH47 performances.AA48:performances.AA48 performances.AB48:performances.AH48 performances.AA49:performances.AA49 performances.AB49:performances.AH49 performances.AA50:performances.AA50 performances.AB50:performances.AH50 performances.AA51:performances.AA51 performances.AB51:performances.AH51 performances.AA52:performances.AA52 performances.AB52:performances.AH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svg:width="6.2988in" svg:height="3.5429in" svg:x="10.7043in" svg:y="7.2567in">
            <draw:object draw:notify-on-update-of-ranges="performances.G67:performances.M67 performances.G68:performances.M6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990" table:default-cell-style-name="Default"/>
        <table:table-row table:style-name="ro1">
          <table:table-cell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SS-3-greedy</text:p>
          </table:table-cell>
          <table:table-cell office:value-type="string">
            <text:p>SOC</text:p>
          </table:table-cell>
          <table:table-cell/>
          <table:table-cell office:value-type="string">
            <text:p>ROSS-3</text:p>
          </table:table-cell>
          <table:table-cell/>
          <table:table-cell office:value-type="string">
            <text:p>Centralized-0.7</text:p>
          </table:table-cell>
          <table:table-cell office:value-type="string">
            <text:p>Centralized-0.5</text:p>
          </table:table-cell>
          <table:table-cell office:value-type="string">
            <text:p>Centralized-0.9</text:p>
          </table:table-cell>
          <table:table-cell table:number-columns-repeated="2"/>
          <table:table-cell/>
          <table:table-cell office:value-type="string">
            <text:p>ROSS</text:p>
          </table:table-cell>
          <table:table-cell office:value-type="string">
            <text:p>ROSS-3</text:p>
          </table:table-cell>
          <table:table-cell office:value-type="string">
            <text:p>ROSS-greedy</text:p>
          </table:table-cell>
          <table:table-cell office:value-type="string">
            <text:p>ROSS-3-greedy</text:p>
          </table:table-cell>
          <table:table-cell office:value-type="string">
            <text:p>SOC</text:p>
          </table:table-cell>
          <table:table-cell office:value-type="string">
            <text:p>Centralized-0.7</text:p>
          </table:table-cell>
          <table:table-cell office:value-type="string">
            <text:p>Centralized-0.5</text:p>
          </table:table-cell>
          <table:table-cell table:number-columns-repeated="1003"/>
        </table:table-row>
        <table:table-row table:style-name="ro1">
          <table:table-cell office:value-type="string">
            <text:p>average_CCC(size&gt;1) = 4.77799</text:p>
          </table:table-cell>
          <table:table-cell office:value-type="float" office:value="5.83871">
            <text:p>5.83871</text:p>
          </table:table-cell>
          <table:table-cell office:value-type="float" office:value="6.11695">
            <text:p>6.11695</text:p>
          </table:table-cell>
          <table:table-cell office:value-type="float" office:value="5.83483">
            <text:p>5.83483</text:p>
          </table:table-cell>
          <table:table-cell office:value-type="string">
            <text:p>average_CCC(size&gt;1) = 6.591</text:p>
          </table:table-cell>
          <table:table-cell/>
          <table:table-cell office:value-type="float" office:value="4.80041">
            <text:p>4.80041</text:p>
          </table:table-cell>
          <table:table-cell/>
          <table:table-cell office:value-type="float" office:value="6.82369">
            <text:p>6.82369</text:p>
          </table:table-cell>
          <table:table-cell office:value-type="float" office:value="7.29778">
            <text:p>7.29778</text:p>
          </table:table-cell>
          <table:table-cell office:value-type="float" office:value="6.81512">
            <text:p>6.81512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_CCC(size&gt;=1) = 7.30149</text:p>
          </table:table-cell>
          <table:table-cell office:value-type="float" office:value="6.88033">
            <text:p>6.88033</text:p>
          </table:table-cell>
          <table:table-cell office:value-type="float" office:value="6.93586">
            <text:p>6.93586</text:p>
          </table:table-cell>
          <table:table-cell office:value-type="float" office:value="7.33255">
            <text:p>7.33255</text:p>
          </table:table-cell>
          <table:table-cell office:value-type="string">
            <text:p>average_CCC(size&gt;=1) = 7.029</text:p>
          </table:table-cell>
          <table:table-cell/>
          <table:table-cell office:value-type="float" office:value="7.30614">
            <text:p>7.30614</text:p>
          </table:table-cell>
          <table:table-cell/>
          <table:table-cell office:value-type="float" office:value="6.82369">
            <text:p>6.82369</text:p>
          </table:table-cell>
          <table:table-cell office:value-type="float" office:value="7.29778">
            <text:p>7.29778</text:p>
          </table:table-cell>
          <table:table-cell office:value-type="float" office:value="6.81512">
            <text:p>6.815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3.4">
            <text:p>3.4</text:p>
          </table:table-cell>
          <table:table-cell office:value-type="float" office:value="0.48">
            <text:p>0.48</text:p>
          </table:table-cell>
          <table:table-cell office:value-type="float" office:value="1.86">
            <text:p>1.86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_OCC = 13.9445</text:p>
          </table:table-cell>
          <table:table-cell office:value-type="float" office:value="19.0183">
            <text:p>19.0183</text:p>
          </table:table-cell>
          <table:table-cell table:number-columns-repeated="2" office:value-type="float" office:value="0">
            <text:p>0</text:p>
          </table:table-cell>
          <table:table-cell office:value-type="float" office:value="16.6457">
            <text:p>16.6457</text:p>
          </table:table-cell>
          <table:table-cell/>
          <table:table-cell office:value-type="float" office:value="13.9242">
            <text:p>13.9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.1137">
            <text:p>20.113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5.32">
            <text:p>5.32</text:p>
          </table:table-cell>
          <table:table-cell office:value-type="float" office:value="0.8">
            <text:p>0.8</text:p>
          </table:table-cell>
          <table:table-cell office:value-type="float" office:value="9.44">
            <text:p>9.44</text:p>
          </table:table-cell>
          <table:table-cell office:value-type="float" office:value="2">
            <text:p>2</text:p>
          </table:table-cell>
          <table:table-cell office:value-type="float" office:value="2.76">
            <text:p>2.76</text:p>
          </table:table-cell>
          <table:table-cell office:value-type="float" office:value="19.48">
            <text:p>19.48</text:p>
          </table:table-cell>
          <table:table-cell table:number-columns-repeated="1003"/>
        </table:table-row>
        <table:table-row table:style-name="ro1">
          <table:table-cell office:value-type="string">
            <text:p>number_clusters = 9.36</text:p>
          </table:table-cell>
          <table:table-cell table:number-columns-repeated="2" table:style-name="ce6" office:value-type="float" office:value="4.72">
            <text:p>4.72</text:p>
          </table:table-cell>
          <table:table-cell table:style-name="ce6" office:value-type="float" office:value="9.36">
            <text:p>9.36</text:p>
          </table:table-cell>
          <table:table-cell table:style-name="ce6" office:value-type="string">
            <text:p>number_clusters = 5.74</text:p>
          </table:table-cell>
          <table:table-cell table:style-name="ce6"/>
          <table:table-cell table:style-name="ce6" office:value-type="float" office:value="9.38">
            <text:p>9.38</text:p>
          </table:table-cell>
          <table:table-cell table:style-name="ce6"/>
          <table:table-cell table:style-name="ce6" office:value-type="float" office:value="7.02">
            <text:p>7.02</text:p>
          </table:table-cell>
          <table:table-cell table:style-name="ce6" office:value-type="float" office:value="9.74">
            <text:p>9.74</text:p>
          </table:table-cell>
          <table:table-cell table:style-name="ce6" office:value-type="float" office:value="7.02">
            <text:p>7.02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2.28">
            <text:p>2.2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.88">
            <text:p>2.88</text:p>
          </table:table-cell>
          <table:table-cell table:style-name="ce6" office:value-type="float" office:value="7.26">
            <text:p>7.26</text:p>
          </table:table-cell>
          <table:table-cell table:style-name="ce6" office:value-type="float" office:value="1.62">
            <text:p>1.62</text:p>
          </table:table-cell>
          <table:table-cell table:style-name="ce6" office:value-type="float" office:value="16.92">
            <text:p>16.9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02"/>
          <table:table-cell/>
        </table:table-row>
        <table:table-row table:style-name="ro1">
          <table:table-cell office:value-type="string">
            <text:p>CI of number_clusters = 0.327971</text:p>
          </table:table-cell>
          <table:table-cell table:number-columns-repeated="2" office:value-type="float" office:value="0.293346">
            <text:p>0.293346</text:p>
          </table:table-cell>
          <table:table-cell office:value-type="float" office:value="0.327971">
            <text:p>0.327971</text:p>
          </table:table-cell>
          <table:table-cell table:number-columns-repeated="2"/>
          <table:table-cell office:value-type="float" office:value="0.320866">
            <text:p>0.320866</text:p>
          </table:table-cell>
          <table:table-cell/>
          <table:table-cell office:value-type="float" office:value="0.0678964">
            <text:p>0.0678964</text:p>
          </table:table-cell>
          <table:table-cell office:value-type="float" office:value="0.238444">
            <text:p>0.238444</text:p>
          </table:table-cell>
          <table:table-cell office:value-type="float" office:value="0.0678964">
            <text:p>0.067896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28">
            <text:p>3.28</text:p>
          </table:table-cell>
          <table:table-cell office:value-type="float" office:value="5.28">
            <text:p>5.28</text:p>
          </table:table-cell>
          <table:table-cell office:value-type="float" office:value="3.68">
            <text:p>3.68</text:p>
          </table:table-cell>
          <table:table-cell table:number-columns-repeated="2" office:value-type="float" office:value="1.44">
            <text:p>1.44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_size = 2.16853</text:p>
          </table:table-cell>
          <table:table-cell table:number-columns-repeated="2" office:value-type="float" office:value="4.35714">
            <text:p>4.35714</text:p>
          </table:table-cell>
          <table:table-cell office:value-type="float" office:value="2.16853">
            <text:p>2.16853</text:p>
          </table:table-cell>
          <table:table-cell office:value-type="float" office:value="3.74269">
            <text:p>3.74269</text:p>
          </table:table-cell>
          <table:table-cell/>
          <table:table-cell office:value-type="float" office:value="2.16139">
            <text:p>2.16139</text:p>
          </table:table-cell>
          <table:table-cell/>
          <table:table-cell office:value-type="float" office:value="2.80571">
            <text:p>2.80571</text:p>
          </table:table-cell>
          <table:table-cell office:value-type="float" office:value="2">
            <text:p>2</text:p>
          </table:table-cell>
          <table:table-cell office:value-type="float" office:value="2.80571">
            <text:p>2.805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 number of channels per node = 7.24</text:p>
          </table:table-cell>
          <table:table-cell table:number-columns-repeated="3" office:value-type="float" office:value="7.24">
            <text:p>7.24</text:p>
          </table:table-cell>
          <table:table-cell table:number-columns-repeated="2"/>
          <table:table-cell office:value-type="float" office:value="7.24">
            <text:p>7.24</text:p>
          </table:table-cell>
          <table:table-cell/>
          <table:table-cell table:number-columns-repeated="3" office:value-type="float" office:value="7.24">
            <text:p>7.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4">
            <text:p>3.24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I of average cluster size(size&gt;1) = 0.332246</text:p>
          </table:table-cell>
          <table:table-cell table:number-columns-repeated="2" office:value-type="float" office:value="0.231082">
            <text:p>0.231082</text:p>
          </table:table-cell>
          <table:table-cell office:value-type="float" office:value="0.332246">
            <text:p>0.332246</text:p>
          </table:table-cell>
          <table:table-cell office:value-type="float" office:value="0.320691">
            <text:p>0.320691</text:p>
          </table:table-cell>
          <table:table-cell/>
          <table:table-cell office:value-type="float" office:value="0.329461">
            <text:p>0.329461</text:p>
          </table:table-cell>
          <table:table-cell/>
          <table:table-cell office:value-type="float" office:value="0.224943">
            <text:p>0.224943</text:p>
          </table:table-cell>
          <table:table-cell office:value-type="float" office:value="0">
            <text:p>0</text:p>
          </table:table-cell>
          <table:table-cell office:value-type="float" office:value="0.224943">
            <text:p>0.22494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94">
            <text:p>2.94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CI of average cluster size(size&gt;=1) = 0.377857</text:p>
          </table:table-cell>
          <table:table-cell table:style-name="ce4" office:value-type="float" office:value="0.287865">
            <text:p>0.287865</text:p>
          </table:table-cell>
          <table:table-cell table:style-name="ce4" office:value-type="float" office:value="0.30028">
            <text:p>0.30028</text:p>
          </table:table-cell>
          <table:table-cell table:style-name="ce4" office:value-type="float" office:value="0.385324">
            <text:p>0.385324</text:p>
          </table:table-cell>
          <table:table-cell table:style-name="ce4" table:number-columns-repeated="2"/>
          <table:table-cell table:style-name="ce4" office:value-type="float" office:value="0.379044">
            <text:p>0.379044</text:p>
          </table:table-cell>
          <table:table-cell table:style-name="ce4"/>
          <table:table-cell table:style-name="ce4" office:value-type="float" office:value="0.271116">
            <text:p>0.271116</text:p>
          </table:table-cell>
          <table:table-cell table:style-name="ce4" office:value-type="float" office:value="0.375051">
            <text:p>0.375051</text:p>
          </table:table-cell>
          <table:table-cell table:style-name="ce4" office:value-type="float" office:value="0.268618">
            <text:p>0.268618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56">
            <text:p>2.5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72">
            <text:p>2.7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number-columns-repeated="1003"/>
        </table:table-row>
        <table:table-row table:style-name="ro1">
          <table:table-cell table:style-name="ce5" office:value-type="string">
            <text:p>CI of average_CCC (size&gt;1)0.38452</text:p>
          </table:table-cell>
          <table:table-cell table:style-name="ce5" office:value-type="float" office:value="0.411602">
            <text:p>0.411602</text:p>
          </table:table-cell>
          <table:table-cell table:style-name="ce5" office:value-type="float" office:value="0.433953">
            <text:p>0.433953</text:p>
          </table:table-cell>
          <table:table-cell table:style-name="ce5" office:value-type="float" office:value="0.306316">
            <text:p>0.306316</text:p>
          </table:table-cell>
          <table:table-cell table:style-name="ce5" office:value-type="float" office:value="0.231299">
            <text:p>0.231299</text:p>
          </table:table-cell>
          <table:table-cell table:style-name="ce5"/>
          <table:table-cell table:style-name="ce5" office:value-type="float" office:value="0.389484">
            <text:p>0.389484</text:p>
          </table:table-cell>
          <table:table-cell table:style-name="ce5"/>
          <table:table-cell table:style-name="ce5" office:value-type="float" office:value="0.271116">
            <text:p>0.271116</text:p>
          </table:table-cell>
          <table:table-cell table:style-name="ce5" office:value-type="float" office:value="0.375051">
            <text:p>0.375051</text:p>
          </table:table-cell>
          <table:table-cell table:style-name="ce5" office:value-type="float" office:value="0.268618">
            <text:p>0.268618</text:p>
          </table:table-cell>
          <table:table-cell table:style-name="ce5"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0.54">
            <text:p>0.54</text:p>
          </table:table-cell>
          <table:table-cell office:value-type="float" office:value="0">
            <text:p>0</text:p>
          </table:table-cell>
          <table:table-cell table:style-name="ce5" office:value-type="float" office:value="0.54">
            <text:p>0.54</text:p>
          </table:table-cell>
          <table:table-cell office:value-type="float" office:value="0">
            <text:p>0</text:p>
          </table:table-cell>
          <table:table-cell table:style-name="ce5"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style-name="ce5" table:number-columns-repeated="1002"/>
          <table:table-cell/>
        </table:table-row>
        <table:table-row table:style-name="ro1">
          <table:table-cell office:value-type="string">
            <text:p>CI of average_CCC (size&gt;=1)0.377857</text:p>
          </table:table-cell>
          <table:table-cell office:value-type="float" office:value="0.287865">
            <text:p>0.287865</text:p>
          </table:table-cell>
          <table:table-cell office:value-type="float" office:value="0.30028">
            <text:p>0.30028</text:p>
          </table:table-cell>
          <table:table-cell office:value-type="float" office:value="0.385324">
            <text:p>0.385324</text:p>
          </table:table-cell>
          <table:table-cell office:value-type="float" office:value="0.33139">
            <text:p>0.33139</text:p>
          </table:table-cell>
          <table:table-cell/>
          <table:table-cell office:value-type="float" office:value="0.379044">
            <text:p>0.379044</text:p>
          </table:table-cell>
          <table:table-cell/>
          <table:table-cell office:value-type="float" office:value="0.271116">
            <text:p>0.271116</text:p>
          </table:table-cell>
          <table:table-cell office:value-type="float" office:value="0.375051">
            <text:p>0.375051</text:p>
          </table:table-cell>
          <table:table-cell office:value-type="float" office:value="0.268618">
            <text:p>0.26861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I of average_OCC = 0.680244</text:p>
          </table:table-cell>
          <table:table-cell office:value-type="float" office:value="1.53902">
            <text:p>1.53902</text:p>
          </table:table-cell>
          <table:table-cell table:number-columns-repeated="2" office:value-type="float" office:value="0">
            <text:p>0</text:p>
          </table:table-cell>
          <table:table-cell office:value-type="float" office:value="1.38479">
            <text:p>1.38479</text:p>
          </table:table-cell>
          <table:table-cell/>
          <table:table-cell office:value-type="float" office:value="0.671155">
            <text:p>0.6711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33996">
            <text:p>0.53399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.44">
            <text:p>0.44</text:p>
          </table:table-cell>
          <table:table-cell table:number-columns-repeated="3" office:value-type="float" office:value="0">
            <text:p>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 of products of size and number of ICC in the network is 147.1</text:p>
          </table:table-cell>
          <table:table-cell office:value-type="float" office:value="130.32">
            <text:p>130.32</text:p>
          </table:table-cell>
          <table:table-cell office:value-type="float" office:value="130.68">
            <text:p>130.68</text:p>
          </table:table-cell>
          <table:table-cell office:value-type="float" office:value="144.34">
            <text:p>144.34</text:p>
          </table:table-cell>
          <table:table-cell office:value-type="float" office:value="134.58">
            <text:p>134.58</text:p>
          </table:table-cell>
          <table:table-cell/>
          <table:table-cell office:value-type="float" office:value="147.26">
            <text:p>147.26</text:p>
          </table:table-cell>
          <table:table-cell/>
          <table:table-cell office:value-type="float" office:value="133.64">
            <text:p>133.64</text:p>
          </table:table-cell>
          <table:table-cell office:value-type="float" office:value="142.08">
            <text:p>142.08</text:p>
          </table:table-cell>
          <table:table-cell office:value-type="float" office:value="133.5">
            <text:p>133.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I of products of size and number of ICC in the network is 2.03425</text:p>
          </table:table-cell>
          <table:table-cell office:value-type="float" office:value="3.63145">
            <text:p>3.63145</text:p>
          </table:table-cell>
          <table:table-cell office:value-type="float" office:value="3.335">
            <text:p>3.335</text:p>
          </table:table-cell>
          <table:table-cell office:value-type="float" office:value="2.06052">
            <text:p>2.06052</text:p>
          </table:table-cell>
          <table:table-cell office:value-type="float" office:value="4.29146">
            <text:p>4.29146</text:p>
          </table:table-cell>
          <table:table-cell/>
          <table:table-cell office:value-type="float" office:value="1.98532">
            <text:p>1.98532</text:p>
          </table:table-cell>
          <table:table-cell/>
          <table:table-cell office:value-type="float" office:value="2.79614">
            <text:p>2.79614</text:p>
          </table:table-cell>
          <table:table-cell office:value-type="float" office:value="2.4037">
            <text:p>2.4037</text:p>
          </table:table-cell>
          <table:table-cell office:value-type="float" office:value="2.7454">
            <text:p>2.7454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 number of neighbors over 50 runs =4.838</text:p>
          </table:table-cell>
          <table:table-cell table:number-columns-repeated="3" office:value-type="float" office:value="4.838">
            <text:p>4.838</text:p>
          </table:table-cell>
          <table:table-cell table:number-columns-repeated="2"/>
          <table:table-cell office:value-type="float" office:value="4.838">
            <text:p>4.838</text:p>
          </table:table-cell>
          <table:table-cell/>
          <table:table-cell table:number-columns-repeated="3" office:value-type="float" office:value="4.838">
            <text:p>4.838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erage percentage of overlapping nodes is = 0.327</text:p>
          </table:table-cell>
          <table:table-cell table:number-columns-repeated="2" office:value-type="float" office:value="0.283">
            <text:p>0.283</text:p>
          </table:table-cell>
          <table:table-cell office:value-type="float" office:value="0.327">
            <text:p>0.327</text:p>
          </table:table-cell>
          <table:table-cell table:number-columns-repeated="2"/>
          <table:table-cell office:value-type="float" office:value="0.329">
            <text:p>0.329</text:p>
          </table:table-cell>
          <table:table-cell/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3"/>
          <table:table-cell table:formula="of:=SUM([.O2:.O16])" office:value-type="float" office:value="20">
            <text:p>20</text:p>
          </table:table-cell>
          <table:table-cell table:formula="of:=SUM([.P2:.P16])" office:value-type="float" office:value="20">
            <text:p>20</text:p>
          </table:table-cell>
          <table:table-cell table:formula="of:=SUM([.Q2:.Q16])" office:value-type="float" office:value="20">
            <text:p>20</text:p>
          </table:table-cell>
          <table:table-cell table:formula="of:=SUM([.R2:.R16])" office:value-type="float" office:value="20">
            <text:p>20</text:p>
          </table:table-cell>
          <table:table-cell table:formula="of:=SUM([.S2:.S16])" office:value-type="float" office:value="20.36">
            <text:p>20.36</text:p>
          </table:table-cell>
          <table:table-cell table:formula="of:=SUM([.T2:.T16])" office:value-type="float" office:value="19.68">
            <text:p>19.68</text:p>
          </table:table-cell>
          <table:table-cell table:formula="of:=SUM([.U2:.U16])" office:value-type="float" office:value="19.48">
            <text:p>19.48</text:p>
          </table:table-cell>
          <table:table-cell table:number-columns-repeated="1003"/>
        </table:table-row>
        <table:table-row table:style-name="ro1">
          <table:table-cell office:value-type="string">
            <text:p>CI of percentage of overlapping nodes is 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4">
          <table:table-cell office:value-type="string">
            <text:p>Average Number of claiming clusters is = 6.88038</text:p>
          </table:table-cell>
          <table:table-cell/>
          <table:table-cell office:value-type="string">
            <text:p>-nan</text:p>
          </table:table-cell>
          <table:table-cell office:value-type="float" office:value="2.75215">
            <text:p>2.75215</text:p>
          </table:table-cell>
          <table:table-cell table:number-columns-repeated="2"/>
          <table:table-cell office:value-type="float" office:value="2.75132">
            <text:p>2.75132</text:p>
          </table:table-cell>
          <table:table-cell/>
          <table:table-cell table:number-columns-repeated="2" table:style-name="ce7" office:value-type="string">
            <text:p>8.96831e-44</text:p>
          </table:table-cell>
          <table:table-cell table:style-name="ce7" office:value-type="string">
            <text:p>5.60519e-45</text:p>
          </table:table-cell>
          <table:table-cell table:number-columns-repeated="1013"/>
        </table:table-row>
        <table:table-row table:style-name="ro4">
          <table:table-cell office:value-type="string">
            <text:p>CI of average number of claiming clusters is 0.244922</text:p>
          </table:table-cell>
          <table:table-cell/>
          <table:table-cell office:value-type="string">
            <text:p>-nan</text:p>
          </table:table-cell>
          <table:table-cell office:value-type="float" office:value="0.244922">
            <text:p>0.244922</text:p>
          </table:table-cell>
          <table:table-cell table:number-columns-repeated="2"/>
          <table:table-cell office:value-type="float" office:value="0.244884">
            <text:p>0.244884</text:p>
          </table:table-cell>
          <table:table-cell/>
          <table:table-cell table:number-columns-repeated="2" table:style-name="ce7" office:value-type="string">
            <text:p>2.48589e-44</text:p>
          </table:table-cell>
          <table:table-cell table:style-name="ce7" office:value-type="string">
            <text:p>1.55368e-45</text:p>
          </table:table-cell>
          <table:table-cell table:number-columns-repeated="1013"/>
        </table:table-row>
        <table:table-row table:style-name="ro1">
          <table:table-cell table:number-columns-repeated="13"/>
          <table:table-cell table:formula="of:=[.N1]" office:value-type="float" office:value="0">
            <text:p>0</text:p>
          </table:table-cell>
          <table:table-cell table:formula="of:=[.O1]" office:value-type="string" office:string-value="ROSS">
            <text:p>ROSS</text:p>
          </table:table-cell>
          <table:table-cell table:formula="of:=[.P1]" office:value-type="string" office:string-value="ROSS-3">
            <text:p>ROSS-3</text:p>
          </table:table-cell>
          <table:table-cell table:formula="of:=[.Q1]" office:value-type="string" office:string-value="ROSS-greedy">
            <text:p>ROSS-greedy</text:p>
          </table:table-cell>
          <table:table-cell table:formula="of:=[.R1]" office:value-type="string" office:string-value="ROSS-3-greedy">
            <text:p>ROSS-3-greedy</text:p>
          </table:table-cell>
          <table:table-cell table:formula="of:=[.S1]" office:value-type="string" office:string-value="SOC">
            <text:p>SOC</text:p>
          </table:table-cell>
          <table:table-cell table:formula="of:=[.T1]" office:value-type="string" office:string-value="Centralized-0.7">
            <text:p>Centralized-0.7</text:p>
          </table:table-cell>
          <table:table-cell table:formula="of:=[.U1]" office:value-type="string" office:string-value="Centralized-0.5">
            <text:p>Centralized-0.5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2]" office:value-type="float" office:value="0">
            <text:p>0</text:p>
          </table:table-cell>
          <table:table-cell table:formula="of:=[.O2]" office:value-type="float" office:value="0">
            <text:p>0</text:p>
          </table:table-cell>
          <table:table-cell table:formula="of:=[.P2]" office:value-type="float" office:value="0">
            <text:p>0</text:p>
          </table:table-cell>
          <table:table-cell table:formula="of:=[.Q2]" office:value-type="float" office:value="0">
            <text:p>0</text:p>
          </table:table-cell>
          <table:table-cell table:formula="of:=[.R2]" office:value-type="float" office:value="0">
            <text:p>0</text:p>
          </table:table-cell>
          <table:table-cell table:formula="of:=[.S2]" office:value-type="float" office:value="0">
            <text:p>0</text:p>
          </table:table-cell>
          <table:table-cell table:formula="of:=[.T2]" office:value-type="float" office:value="0">
            <text:p>0</text:p>
          </table:table-cell>
          <table:table-cell table:formula="of:=[.U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3]" office:value-type="float" office:value="1">
            <text:p>1</text:p>
          </table:table-cell>
          <table:table-cell table:formula="of:=[.O3]/[.N3]" office:value-type="float" office:value="0.66">
            <text:p>0.66</text:p>
          </table:table-cell>
          <table:table-cell table:formula="of:=[.P3]/[.N3]" office:value-type="float" office:value="3.4">
            <text:p>3.4</text:p>
          </table:table-cell>
          <table:table-cell table:formula="of:=[.Q3]/[.N3]" office:value-type="float" office:value="0.48">
            <text:p>0.48</text:p>
          </table:table-cell>
          <table:table-cell table:formula="of:=[.R3]/[.N3]" office:value-type="float" office:value="1.86">
            <text:p>1.86</text:p>
          </table:table-cell>
          <table:table-cell table:formula="of:=[.S3]/[.N3]" office:value-type="float" office:value="1.98">
            <text:p>1.98</text:p>
          </table:table-cell>
          <table:table-cell table:formula="of:=20-[.T24]*2-[.T25]*3" office:value-type="float" office:value="0.319999999999997">
            <text:p>0.32</text:p>
          </table:table-cell>
          <table:table-cell table:formula="of:=20-[.U24]*2-[.U25]*3" office:value-type="float" office:value="0.52">
            <text:p>0.5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4]" office:value-type="float" office:value="2">
            <text:p>2</text:p>
          </table:table-cell>
          <table:table-cell table:formula="of:=[.O4]/[.N4]" office:value-type="float" office:value="0.54">
            <text:p>0.54</text:p>
          </table:table-cell>
          <table:table-cell table:formula="of:=[.P4]/[.N4]" office:value-type="float" office:value="2.66">
            <text:p>2.66</text:p>
          </table:table-cell>
          <table:table-cell table:formula="of:=[.Q4]/[.N4]" office:value-type="float" office:value="0.4">
            <text:p>0.4</text:p>
          </table:table-cell>
          <table:table-cell table:formula="of:=[.R4]/[.N4]" office:value-type="float" office:value="4.72">
            <text:p>4.72</text:p>
          </table:table-cell>
          <table:table-cell table:formula="of:=[.S4]/[.N4]" office:value-type="float" office:value="1">
            <text:p>1</text:p>
          </table:table-cell>
          <table:table-cell table:formula="of:=[.T4]/[.N4]" office:value-type="float" office:value="1.38">
            <text:p>1.38</text:p>
          </table:table-cell>
          <table:table-cell table:formula="of:=[.U4]/[.N4]" office:value-type="float" office:value="9.74">
            <text:p>9.74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5]" office:value-type="float" office:value="3">
            <text:p>3</text:p>
          </table:table-cell>
          <table:table-cell table:formula="of:=[.O5]/[.N5]" office:value-type="float" office:value="0.76">
            <text:p>0.76</text:p>
          </table:table-cell>
          <table:table-cell table:formula="of:=[.P5]/[.N5]" office:value-type="float" office:value="2">
            <text:p>2</text:p>
          </table:table-cell>
          <table:table-cell table:formula="of:=[.Q5]/[.N5]" office:value-type="float" office:value="0.96">
            <text:p>0.96</text:p>
          </table:table-cell>
          <table:table-cell table:formula="of:=[.R5]/[.N5]" office:value-type="float" office:value="2.42">
            <text:p>2.42</text:p>
          </table:table-cell>
          <table:table-cell table:formula="of:=[.S5]/[.N5]" office:value-type="float" office:value="0.54">
            <text:p>0.54</text:p>
          </table:table-cell>
          <table:table-cell table:formula="of:=[.T5]/[.N5]" office:value-type="float" office:value="5.64">
            <text:p>5.64</text:p>
          </table:table-cell>
          <table:table-cell table:formula="of:=[.U5]/[.N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6]" office:value-type="float" office:value="4">
            <text:p>4</text:p>
          </table:table-cell>
          <table:table-cell table:formula="of:=[.O6]/[.N6]" office:value-type="float" office:value="0.82">
            <text:p>0.82</text:p>
          </table:table-cell>
          <table:table-cell table:formula="of:=[.P6]/[.N6]" office:value-type="float" office:value="1.32">
            <text:p>1.32</text:p>
          </table:table-cell>
          <table:table-cell table:formula="of:=[.Q6]/[.N6]" office:value-type="float" office:value="0.92">
            <text:p>0.92</text:p>
          </table:table-cell>
          <table:table-cell table:formula="of:=[.R6]/[.N6]" office:value-type="float" office:value="0.36">
            <text:p>0.36</text:p>
          </table:table-cell>
          <table:table-cell table:formula="of:=[.S6]/[.N6]" office:value-type="float" office:value="0.36">
            <text:p>0.36</text:p>
          </table:table-cell>
          <table:table-cell table:formula="of:=[.T6]/[.N6]" office:value-type="float" office:value="0">
            <text:p>0</text:p>
          </table:table-cell>
          <table:table-cell table:formula="of:=[.U6]/[.N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7]" office:value-type="float" office:value="5">
            <text:p>5</text:p>
          </table:table-cell>
          <table:table-cell table:formula="of:=[.O7]/[.N7]" office:value-type="float" office:value="0.54">
            <text:p>0.54</text:p>
          </table:table-cell>
          <table:table-cell table:formula="of:=[.P7]/[.N7]" office:value-type="float" office:value="0">
            <text:p>0</text:p>
          </table:table-cell>
          <table:table-cell table:formula="of:=[.Q7]/[.N7]" office:value-type="float" office:value="0.86">
            <text:p>0.86</text:p>
          </table:table-cell>
          <table:table-cell table:formula="of:=[.R7]/[.N7]" office:value-type="float" office:value="0">
            <text:p>0</text:p>
          </table:table-cell>
          <table:table-cell table:formula="of:=[.S7]/[.N7]" office:value-type="float" office:value="0.34">
            <text:p>0.34</text:p>
          </table:table-cell>
          <table:table-cell table:formula="of:=[.T7]/[.N7]" office:value-type="float" office:value="0">
            <text:p>0</text:p>
          </table:table-cell>
          <table:table-cell table:formula="of:=[.U7]/[.N7]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table:formula="of:=[.B3]*[.B4]" office:value-type="float" office:value="130.852180039">
            <text:p>130.852180039</text:p>
          </table:table-cell>
          <table:table-cell table:number-columns-repeated="4"/>
          <table:table-cell table:formula="of:=[.G3]*[.G4]" office:value-type="float" office:value="101.732154588">
            <text:p>101.732154588</text:p>
          </table:table-cell>
          <table:table-cell/>
          <table:table-cell table:formula="of:=[.I3]*[.I4]" office:value-type="float" office:value="0">
            <text:p>0</text:p>
          </table:table-cell>
          <table:table-cell/>
          <table:table-cell table:formula="of:=[.K3]*[.K4]" office:value-type="float" office:value="137.077279144">
            <text:p>137.077279144</text:p>
          </table:table-cell>
          <table:table-cell table:number-columns-repeated="2"/>
          <table:table-cell table:formula="of:=[.N8]" office:value-type="float" office:value="6">
            <text:p>6</text:p>
          </table:table-cell>
          <table:table-cell table:formula="of:=[.O8]/[.N8]" office:value-type="float" office:value="0.54">
            <text:p>0.54</text:p>
          </table:table-cell>
          <table:table-cell table:formula="of:=[.P8]/[.N8]" office:value-type="float" office:value="0">
            <text:p>0</text:p>
          </table:table-cell>
          <table:table-cell table:formula="of:=[.Q8]/[.N8]" office:value-type="float" office:value="0.48">
            <text:p>0.48</text:p>
          </table:table-cell>
          <table:table-cell table:formula="of:=[.R8]/[.N8]" office:value-type="float" office:value="0">
            <text:p>0</text:p>
          </table:table-cell>
          <table:table-cell table:formula="of:=[.S8]/[.N8]" office:value-type="float" office:value="0.4">
            <text:p>0.4</text:p>
          </table:table-cell>
          <table:table-cell table:formula="of:=[.T8]/[.N8]" office:value-type="float" office:value="0">
            <text:p>0</text:p>
          </table:table-cell>
          <table:table-cell table:formula="of:=[.U8]/[.N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9]" office:value-type="float" office:value="7">
            <text:p>7</text:p>
          </table:table-cell>
          <table:table-cell table:formula="of:=[.O9]/[.N9]" office:value-type="float" office:value="0.42">
            <text:p>0.42</text:p>
          </table:table-cell>
          <table:table-cell table:formula="of:=[.P9]/[.N9]" office:value-type="float" office:value="0">
            <text:p>0</text:p>
          </table:table-cell>
          <table:table-cell table:formula="of:=[.Q9]/[.N9]" office:value-type="float" office:value="0.2">
            <text:p>0.2</text:p>
          </table:table-cell>
          <table:table-cell table:formula="of:=[.R9]/[.N9]" office:value-type="float" office:value="0">
            <text:p>0</text:p>
          </table:table-cell>
          <table:table-cell table:formula="of:=[.S9]/[.N9]" office:value-type="float" office:value="0.44">
            <text:p>0.44</text:p>
          </table:table-cell>
          <table:table-cell table:formula="of:=[.T9]/[.N9]" office:value-type="float" office:value="0">
            <text:p>0</text:p>
          </table:table-cell>
          <table:table-cell table:formula="of:=[.U9]/[.N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10]" office:value-type="float" office:value="8">
            <text:p>8</text:p>
          </table:table-cell>
          <table:table-cell table:formula="of:=[.O10]/[.N10]" office:value-type="float" office:value="0.3">
            <text:p>0.3</text:p>
          </table:table-cell>
          <table:table-cell table:formula="of:=[.P10]/[.N10]" office:value-type="float" office:value="0">
            <text:p>0</text:p>
          </table:table-cell>
          <table:table-cell table:formula="of:=[.Q10]/[.N10]" office:value-type="float" office:value="0.32">
            <text:p>0.32</text:p>
          </table:table-cell>
          <table:table-cell table:formula="of:=[.R10]/[.N10]" office:value-type="float" office:value="0">
            <text:p>0</text:p>
          </table:table-cell>
          <table:table-cell table:formula="of:=[.S10]/[.N10]" office:value-type="float" office:value="0.34">
            <text:p>0.34</text:p>
          </table:table-cell>
          <table:table-cell table:formula="of:=[.T10]/[.N10]" office:value-type="float" office:value="0">
            <text:p>0</text:p>
          </table:table-cell>
          <table:table-cell table:formula="of:=[.U10]/[.N1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11]" office:value-type="float" office:value="9">
            <text:p>9</text:p>
          </table:table-cell>
          <table:table-cell table:formula="of:=[.O11]/[.N11]" office:value-type="float" office:value="0.06">
            <text:p>0.06</text:p>
          </table:table-cell>
          <table:table-cell table:formula="of:=[.P11]/[.N11]" office:value-type="float" office:value="0">
            <text:p>0</text:p>
          </table:table-cell>
          <table:table-cell table:formula="of:=[.Q11]/[.N11]" office:value-type="float" office:value="0.06">
            <text:p>0.06</text:p>
          </table:table-cell>
          <table:table-cell table:formula="of:=[.R11]/[.N11]" office:value-type="float" office:value="0">
            <text:p>0</text:p>
          </table:table-cell>
          <table:table-cell table:formula="of:=[.S11]/[.N11]" office:value-type="float" office:value="0.14">
            <text:p>0.14</text:p>
          </table:table-cell>
          <table:table-cell table:formula="of:=[.T11]/[.N11]" office:value-type="float" office:value="0">
            <text:p>0</text:p>
          </table:table-cell>
          <table:table-cell table:formula="of:=[.U11]/[.N1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12]" office:value-type="float" office:value="10">
            <text:p>10</text:p>
          </table:table-cell>
          <table:table-cell table:formula="of:=[.O12]/[.N12]" office:value-type="float" office:value="0.02">
            <text:p>0.02</text:p>
          </table:table-cell>
          <table:table-cell table:formula="of:=[.P12]/[.N12]" office:value-type="float" office:value="0">
            <text:p>0</text:p>
          </table:table-cell>
          <table:table-cell table:formula="of:=[.Q12]/[.N12]" office:value-type="float" office:value="0">
            <text:p>0</text:p>
          </table:table-cell>
          <table:table-cell table:formula="of:=[.R12]/[.N12]" office:value-type="float" office:value="0">
            <text:p>0</text:p>
          </table:table-cell>
          <table:table-cell table:formula="of:=[.S12]/[.N12]" office:value-type="float" office:value="0.12">
            <text:p>0.12</text:p>
          </table:table-cell>
          <table:table-cell table:formula="of:=[.T12]/[.N12]" office:value-type="float" office:value="0">
            <text:p>0</text:p>
          </table:table-cell>
          <table:table-cell table:formula="of:=[.U12]/[.N1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formula="of:=[.N13]" office:value-type="float" office:value="11">
            <text:p>11</text:p>
          </table:table-cell>
          <table:table-cell table:formula="of:=[.O13]/[.N13]" office:value-type="float" office:value="0.04">
            <text:p>0.04</text:p>
          </table:table-cell>
          <table:table-cell table:formula="of:=[.P13]/[.N13]" office:value-type="float" office:value="0">
            <text:p>0</text:p>
          </table:table-cell>
          <table:table-cell table:formula="of:=[.Q13]/[.N13]" office:value-type="float" office:value="0">
            <text:p>0</text:p>
          </table:table-cell>
          <table:table-cell table:formula="of:=[.R13]/[.N13]" office:value-type="float" office:value="0">
            <text:p>0</text:p>
          </table:table-cell>
          <table:table-cell table:formula="of:=[.S13]/[.N13]" office:value-type="float" office:value="0.04">
            <text:p>0.04</text:p>
          </table:table-cell>
          <table:table-cell table:formula="of:=[.T13]/[.N13]" office:value-type="float" office:value="0">
            <text:p>0</text:p>
          </table:table-cell>
          <table:table-cell table:formula="of:=[.U13]/[.N1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SS-3</text:p>
          </table:table-cell>
          <table:table-cell office:value-type="string">
            <text:p>ROSS-3-greedy</text:p>
          </table:table-cell>
          <table:table-cell office:value-type="string">
            <text:p>SOC</text:p>
          </table:table-cell>
          <table:table-cell office:value-type="string">
            <text:p>Centralized-0.7</text:p>
          </table:table-cell>
          <table:table-cell table:formula="of:=[.J1]" office:value-type="string" office:string-value="Centralized-0.5">
            <text:p>Centralized-0.5</text:p>
          </table:table-cell>
          <table:table-cell table:formula="of:=['ROSS-basin-performance'.D26]" office:value-type="string" office:string-value="ROSS">
            <text:p>ROSS</text:p>
          </table:table-cell>
          <table:table-cell table:formula="of:=['ROSS-basin-performance'.E26]" office:value-type="string" office:string-value="ROSS-greedy">
            <text:p>ROSS-greedy</text:p>
          </table:table-cell>
          <table:table-cell table:formula="of:=['ROSS-basin-performance'.F26]" office:value-type="string" office:string-value="ROSS-3">
            <text:p>ROSS-3</text:p>
          </table:table-cell>
          <table:table-cell table:formula="of:=['ROSS-basin-performance'.G26]" office:value-type="string" office:string-value="ROSS-3-greedy">
            <text:p>ROSS-3-greedy</text:p>
          </table:table-cell>
          <table:table-cell table:formula="of:=[.N14]" office:value-type="float" office:value="12">
            <text:p>12</text:p>
          </table:table-cell>
          <table:table-cell table:formula="of:=[.O14]/[.N14]" office:value-type="float" office:value="0.02">
            <text:p>0.02</text:p>
          </table:table-cell>
          <table:table-cell table:formula="of:=[.P14]/[.N14]" office:value-type="float" office:value="0">
            <text:p>0</text:p>
          </table:table-cell>
          <table:table-cell table:formula="of:=[.Q14]/[.N14]" office:value-type="float" office:value="0.04">
            <text:p>0.04</text:p>
          </table:table-cell>
          <table:table-cell table:formula="of:=[.R14]/[.N14]" office:value-type="float" office:value="0">
            <text:p>0</text:p>
          </table:table-cell>
          <table:table-cell table:formula="of:=[.S14]/[.N14]" office:value-type="float" office:value="0.02">
            <text:p>0.02</text:p>
          </table:table-cell>
          <table:table-cell table:formula="of:=[.T14]/[.N14]" office:value-type="float" office:value="0">
            <text:p>0</text:p>
          </table:table-cell>
          <table:table-cell table:formula="of:=[.U14]/[.N14]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CCC per cluster(&gt;1)</text:p>
          </table:table-cell>
          <table:table-cell table:formula="of:=[.B2]" office:value-type="float" office:value="5.83871">
            <text:p>5.83871</text:p>
          </table:table-cell>
          <table:table-cell table:formula="of:=[.C2]" office:value-type="float" office:value="6.11695">
            <text:p>6.11695</text:p>
          </table:table-cell>
          <table:table-cell table:formula="of:=[.G2]" office:value-type="float" office:value="4.80041">
            <text:p>4.80041</text:p>
          </table:table-cell>
          <table:table-cell table:formula="of:=[.D2]" office:value-type="float" office:value="5.83483">
            <text:p>5.83483</text:p>
          </table:table-cell>
          <table:table-cell office:value-type="float" office:value="6.591">
            <text:p>6.591</text:p>
          </table:table-cell>
          <table:table-cell table:formula="of:=[.I2]" office:value-type="float" office:value="6.82369">
            <text:p>6.82369</text:p>
          </table:table-cell>
          <table:table-cell table:formula="of:=[.J2]" office:value-type="float" office:value="7.29778">
            <text:p>7.29778</text:p>
          </table:table-cell>
          <table:table-cell table:formula="of:=['ROSS-basin-performance'.D27]" office:value-type="float" office:value="5.95428">
            <text:p>5.95428</text:p>
          </table:table-cell>
          <table:table-cell table:formula="of:=['ROSS-basin-performance'.E27]" office:value-type="float" office:value="6.29364">
            <text:p>6.29364</text:p>
          </table:table-cell>
          <table:table-cell table:formula="of:=['ROSS-basin-performance'.F27]" office:value-type="float" office:value="5.73614">
            <text:p>5.73614</text:p>
          </table:table-cell>
          <table:table-cell table:formula="of:=['ROSS-basin-performance'.G27]" office:value-type="float" office:value="6.3535">
            <text:p>6.3535</text:p>
          </table:table-cell>
          <table:table-cell table:formula="of:=[.N15]" office:value-type="float" office:value="13">
            <text:p>13</text:p>
          </table:table-cell>
          <table:table-cell table:formula="of:=[.O15]/[.N15]" office:value-type="float" office:value="0">
            <text:p>0</text:p>
          </table:table-cell>
          <table:table-cell table:formula="of:=[.P15]/[.N15]" office:value-type="float" office:value="0">
            <text:p>0</text:p>
          </table:table-cell>
          <table:table-cell table:formula="of:=[.Q15]/[.N15]" office:value-type="float" office:value="0">
            <text:p>0</text:p>
          </table:table-cell>
          <table:table-cell table:formula="of:=[.R15]/[.N15]" office:value-type="float" office:value="0">
            <text:p>0</text:p>
          </table:table-cell>
          <table:table-cell table:formula="of:=[.S15]/[.N15]" office:value-type="float" office:value="0">
            <text:p>0</text:p>
          </table:table-cell>
          <table:table-cell table:formula="of:=[.T15]/[.N15]" office:value-type="float" office:value="0">
            <text:p>0</text:p>
          </table:table-cell>
          <table:table-cell table:formula="of:=[.U15]/[.N15]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number of clusters</text:p>
          </table:table-cell>
          <table:table-cell table:formula="of:=[.B5]" office:value-type="float" office:value="4.72">
            <text:p>4.72</text:p>
          </table:table-cell>
          <table:table-cell table:formula="of:=[.C5]" office:value-type="float" office:value="4.72">
            <text:p>4.72</text:p>
          </table:table-cell>
          <table:table-cell table:formula="of:=[.G5]" office:value-type="float" office:value="9.38">
            <text:p>9.38</text:p>
          </table:table-cell>
          <table:table-cell table:formula="of:=[.D5]" office:value-type="float" office:value="9.36">
            <text:p>9.36</text:p>
          </table:table-cell>
          <table:table-cell office:value-type="float" office:value="5.74">
            <text:p>5.74</text:p>
          </table:table-cell>
          <table:table-cell table:formula="of:=[.I5]" office:value-type="float" office:value="7.02">
            <text:p>7.02</text:p>
          </table:table-cell>
          <table:table-cell table:formula="of:=[.J5]" office:value-type="float" office:value="9.74">
            <text:p>9.74</text:p>
          </table:table-cell>
          <table:table-cell table:formula="of:=['ROSS-basin-performance'.D5]" office:value-type="float" office:value="6.3">
            <text:p>6.3</text:p>
          </table:table-cell>
          <table:table-cell table:formula="of:=['ROSS-basin-performance'.E5]" office:value-type="float" office:value="6.3">
            <text:p>6.3</text:p>
          </table:table-cell>
          <table:table-cell table:formula="of:=['ROSS-basin-performance'.F5]" office:value-type="float" office:value="7.98">
            <text:p>7.98</text:p>
          </table:table-cell>
          <table:table-cell table:formula="of:=['ROSS-basin-performance'.G5]" office:value-type="float" office:value="7.98">
            <text:p>7.98</text:p>
          </table:table-cell>
          <table:table-cell table:formula="of:=[.N16]" office:value-type="float" office:value="14">
            <text:p>14</text:p>
          </table:table-cell>
          <table:table-cell table:formula="of:=[.O16]/[.N16]" office:value-type="float" office:value="0">
            <text:p>0</text:p>
          </table:table-cell>
          <table:table-cell table:formula="of:=[.P16]/[.$N$3]" office:value-type="float" office:value="0">
            <text:p>0</text:p>
          </table:table-cell>
          <table:table-cell table:formula="of:=[.Q16]/[.N16]" office:value-type="float" office:value="0">
            <text:p>0</text:p>
          </table:table-cell>
          <table:table-cell table:formula="of:=[.R16]/[.N16]" office:value-type="float" office:value="0">
            <text:p>0</text:p>
          </table:table-cell>
          <table:table-cell table:formula="of:=[.S16]/[.N16]" office:value-type="float" office:value="0.02">
            <text:p>0.02</text:p>
          </table:table-cell>
          <table:table-cell table:formula="of:=[.T16]/[.N16]" office:value-type="float" office:value="0">
            <text:p>0</text:p>
          </table:table-cell>
          <table:table-cell table:formula="of:=[.U16]/[.N16]" office:value-type="float" office:value="0">
            <text:p>0</text:p>
          </table:table-cell>
          <table:table-cell table:number-columns-repeated="5"/>
          <table:table-cell office:value-type="string">
            <text:p>The number of nodes locating in clusters with different sizes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formula="of:=[.G35]+[.E11]/2" office:value-type="float" office:value="6.7066495">
            <text:p>6.7066495</text:p>
          </table:table-cell>
          <table:table-cell table:formula="of:=[.H35]+[.I11]/2" office:value-type="float" office:value="6.959248">
            <text:p>6.959248</text:p>
          </table:table-cell>
          <table:table-cell table:formula="of:=[.I35]+[.J11]/2" office:value-type="float" office:value="7.4853055">
            <text:p>7.4853055</text:p>
          </table:table-cell>
          <table:table-cell table:formula="of:=[.J35]+['ROSS-basin-performance'.D11]/2" office:value-type="float" office:value="6.1403615">
            <text:p>6.1403615</text:p>
          </table:table-cell>
          <table:table-cell table:formula="of:=[.K35]+['ROSS-basin-performance'.E11]/2" office:value-type="float" office:value="6.5122085">
            <text:p>6.5122085</text:p>
          </table:table-cell>
          <table:table-cell table:formula="of:=[.L35]+['ROSS-basin-performance'.F11]/2" office:value-type="float" office:value="5.908712">
            <text:p>5.908712</text:p>
          </table:table-cell>
          <table:table-cell table:formula="of:=[.M35]+['ROSS-basin-performance'.G11]/2" office:value-type="float" office:value="6.5722615">
            <text:p>6.572261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G35]-[.E11]/2" office:value-type="float" office:value="6.4753505">
            <text:p>6.4753505</text:p>
          </table:table-cell>
          <table:table-cell table:formula="of:=[.H35]-[.I11]/2" office:value-type="float" office:value="6.688132">
            <text:p>6.688132</text:p>
          </table:table-cell>
          <table:table-cell table:formula="of:=[.I35]-[.J11]/2" office:value-type="float" office:value="7.1102545">
            <text:p>7.1102545</text:p>
          </table:table-cell>
          <table:table-cell table:formula="of:=[.J35]-['ROSS-basin-performance'.D11]/2" office:value-type="float" office:value="5.7681985">
            <text:p>5.7681985</text:p>
          </table:table-cell>
          <table:table-cell table:formula="of:=[.K35]-['ROSS-basin-performance'.E11]/2" office:value-type="float" office:value="6.0750715">
            <text:p>6.0750715</text:p>
          </table:table-cell>
          <table:table-cell table:formula="of:=[.L35]-['ROSS-basin-performance'.F11]/2" office:value-type="float" office:value="5.563568">
            <text:p>5.563568</text:p>
          </table:table-cell>
          <table:table-cell table:formula="of:=[.M35]-['ROSS-basin-performance'.G11]/2" office:value-type="float" office:value="6.1347385">
            <text:p>6.1347385</text:p>
          </table:table-cell>
          <table:table-cell table:number-columns-repeated="13"/>
          <table:table-cell/>
          <table:table-cell office:value-type="string">
            <text:p>ROSS-DFA</text:p>
          </table:table-cell>
          <table:table-cell office:value-type="string">
            <text:p>ROSS-DGA</text:p>
          </table:table-cell>
          <table:table-cell office:value-type="string">
            <text:p>ROSS-3-DFA</text:p>
          </table:table-cell>
          <table:table-cell office:value-type="string">
            <text:p>ROSS-3-DGA</text:p>
          </table:table-cell>
          <table:table-cell office:value-type="string">
            <text:p>SOC</text:p>
          </table:table-cell>
          <table:table-cell office:value-type="string">
            <text:p>Centralized-3</text:p>
          </table:table-cell>
          <table:table-cell office:value-type="string">
            <text:p>Centralized-2</text:p>
          </table:table-cell>
          <table:table-cell/>
          <table:table-cell table:formula="of:=[.AA38]" office:value-type="float" office:value="0">
            <text:p>0</text:p>
          </table:table-cell>
          <table:table-cell table:formula="of:=[.AB38]" office:value-type="string" office:string-value="ROSS-DFA">
            <text:p>ROSS-DFA</text:p>
          </table:table-cell>
          <table:table-cell table:formula="of:=[.AC38]" office:value-type="string" office:string-value="ROSS-DGA">
            <text:p>ROSS-DGA</text:p>
          </table:table-cell>
          <table:table-cell table:formula="of:=[.AD38]" office:value-type="string" office:string-value="ROSS-3-DFA">
            <text:p>ROSS-3-DFA</text:p>
          </table:table-cell>
          <table:table-cell table:formula="of:=[.AE38]" office:value-type="string" office:string-value="ROSS-3-DGA">
            <text:p>ROSS-3-DGA</text:p>
          </table:table-cell>
          <table:table-cell table:formula="of:=[.AF38]" office:value-type="string" office:string-value="SOC">
            <text:p>SOC</text:p>
          </table:table-cell>
          <table:table-cell table:formula="of:=[.AG38]" office:value-type="string" office:string-value="Centralized-3">
            <text:p>Centralized-3</text:p>
          </table:table-cell>
          <table:table-cell table:formula="of:=[.AH38]" office:value-type="string" office:string-value="Centralized-2">
            <text:p>Centralized-2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48">
            <text:p>0.48</text:p>
          </table:table-cell>
          <table:table-cell office:value-type="float" office:value="3.4">
            <text:p>3.4</text:p>
          </table:table-cell>
          <table:table-cell office:value-type="float" office:value="1.86">
            <text:p>1.86</text:p>
          </table:table-cell>
          <table:table-cell office:value-type="float" office:value="1.98">
            <text:p>1.9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39]" office:value-type="float" office:value="1">
            <text:p>1</text:p>
          </table:table-cell>
          <table:table-cell table:formula="of:=[.AB39]" office:value-type="float" office:value="0.66">
            <text:p>0.66</text:p>
          </table:table-cell>
          <table:table-cell table:formula="of:=[.AC39]" office:value-type="float" office:value="0.48">
            <text:p>0.48</text:p>
          </table:table-cell>
          <table:table-cell table:formula="of:=[.AD39]" office:value-type="float" office:value="3.4">
            <text:p>3.4</text:p>
          </table:table-cell>
          <table:table-cell table:formula="of:=[.AE39]" office:value-type="float" office:value="1.86">
            <text:p>1.86</text:p>
          </table:table-cell>
          <table:table-cell table:formula="of:=[.AF39]" office:value-type="float" office:value="1.98">
            <text:p>1.98</text:p>
          </table:table-cell>
          <table:table-cell table:formula="of:=[.AG39]" office:value-type="float" office:value="0">
            <text:p>0</text:p>
          </table:table-cell>
          <table:table-cell table:formula="of:=[.AH39]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0.8">
            <text:p>0.8</text:p>
          </table:table-cell>
          <table:table-cell office:value-type="float" office:value="5.32">
            <text:p>5.32</text:p>
          </table:table-cell>
          <table:table-cell office:value-type="float" office:value="9.44">
            <text:p>9.44</text:p>
          </table:table-cell>
          <table:table-cell office:value-type="float" office:value="2">
            <text:p>2</text:p>
          </table:table-cell>
          <table:table-cell office:value-type="float" office:value="2.76">
            <text:p>2.76</text:p>
          </table:table-cell>
          <table:table-cell office:value-type="float" office:value="19.48">
            <text:p>19.48</text:p>
          </table:table-cell>
          <table:table-cell/>
          <table:table-cell table:formula="of:=[.AA40]" office:value-type="float" office:value="2">
            <text:p>2</text:p>
          </table:table-cell>
          <table:table-cell table:formula="of:=[.AK39]+[.AB40]" office:value-type="float" office:value="1.74">
            <text:p>1.74</text:p>
          </table:table-cell>
          <table:table-cell table:formula="of:=[.AL39]+[.AC40]" office:value-type="float" office:value="1.28">
            <text:p>1.28</text:p>
          </table:table-cell>
          <table:table-cell table:formula="of:=[.AM39]+[.AD40]" office:value-type="float" office:value="8.72">
            <text:p>8.72</text:p>
          </table:table-cell>
          <table:table-cell table:formula="of:=[.AN39]+[.AE40]" office:value-type="float" office:value="11.3">
            <text:p>11.3</text:p>
          </table:table-cell>
          <table:table-cell table:formula="of:=[.AO39]+[.AF40]" office:value-type="float" office:value="3.98">
            <text:p>3.98</text:p>
          </table:table-cell>
          <table:table-cell table:formula="of:=[.AP39]+[.AG40]" office:value-type="float" office:value="2.76">
            <text:p>2.76</text:p>
          </table:table-cell>
          <table:table-cell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table:style-name="ce6" office:value-type="float" office:value="3">
            <text:p>3</text:p>
          </table:table-cell>
          <table:table-cell table:style-name="ce6" office:value-type="float" office:value="2.28">
            <text:p>2.28</text:p>
          </table:table-cell>
          <table:table-cell table:style-name="ce6" office:value-type="float" office:value="2.88">
            <text:p>2.8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.26">
            <text:p>7.26</text:p>
          </table:table-cell>
          <table:table-cell table:style-name="ce6" office:value-type="float" office:value="1.62">
            <text:p>1.62</text:p>
          </table:table-cell>
          <table:table-cell table:style-name="ce6" office:value-type="float" office:value="16.92">
            <text:p>16.92</text:p>
          </table:table-cell>
          <table:table-cell table:style-name="ce6" office:value-type="float" office:value="0">
            <text:p>0</text:p>
          </table:table-cell>
          <table:table-cell/>
          <table:table-cell table:formula="of:=[.AA41]" office:value-type="float" office:value="3">
            <text:p>3</text:p>
          </table:table-cell>
          <table:table-cell table:formula="of:=[.AK40]+[.AB41]" office:value-type="float" office:value="4.02">
            <text:p>4.02</text:p>
          </table:table-cell>
          <table:table-cell table:formula="of:=[.AL40]+[.AC41]" office:value-type="float" office:value="4.16">
            <text:p>4.16</text:p>
          </table:table-cell>
          <table:table-cell table:formula="of:=[.AM40]+[.AD41]" office:value-type="float" office:value="14.72">
            <text:p>14.72</text:p>
          </table:table-cell>
          <table:table-cell table:formula="of:=[.AN40]+[.AE41]" office:value-type="float" office:value="18.56">
            <text:p>18.56</text:p>
          </table:table-cell>
          <table:table-cell table:formula="of:=[.AO40]+[.AF41]" office:value-type="float" office:value="5.6">
            <text:p>5.6</text:p>
          </table:table-cell>
          <table:table-cell table:number-columns-repeated="2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4">
            <text:p>4</text:p>
          </table:table-cell>
          <table:table-cell office:value-type="float" office:value="3.28">
            <text:p>3.28</text:p>
          </table:table-cell>
          <table:table-cell office:value-type="float" office:value="3.68">
            <text:p>3.68</text:p>
          </table:table-cell>
          <table:table-cell office:value-type="float" office:value="5.28">
            <text:p>5.28</text:p>
          </table:table-cell>
          <table:table-cell table:number-columns-repeated="2" office:value-type="float" office:value="1.44">
            <text:p>1.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2]" office:value-type="float" office:value="4">
            <text:p>4</text:p>
          </table:table-cell>
          <table:table-cell table:formula="of:=[.AK41]+[.AB42]" office:value-type="float" office:value="7.3">
            <text:p>7.3</text:p>
          </table:table-cell>
          <table:table-cell table:formula="of:=[.AL41]+[.AC42]" office:value-type="float" office:value="7.84">
            <text:p>7.84</text:p>
          </table:table-cell>
          <table:table-cell table:formula="of:=[.AM41]+[.AD42]" office:value-type="float" office:value="20">
            <text:p>20</text:p>
          </table:table-cell>
          <table:table-cell table:formula="of:=[.AN41]+[.AE42]" office:value-type="float" office:value="20">
            <text:p>20</text:p>
          </table:table-cell>
          <table:table-cell table:formula="of:=[.AO41]+[.AF42]" office:value-type="float" office:value="7.04">
            <text:p>7.04</text:p>
          </table:table-cell>
          <table:table-cell table:number-columns-repeated="2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4.3">
            <text:p>4.3</text:p>
          </table:table-cell>
          <table:table-cell table:number-columns-repeated="2"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3]" office:value-type="float" office:value="5">
            <text:p>5</text:p>
          </table:table-cell>
          <table:table-cell table:formula="of:=[.AK42]+[.AB43]" office:value-type="float" office:value="10">
            <text:p>10</text:p>
          </table:table-cell>
          <table:table-cell table:formula="of:=[.AL42]+[.AC43]" office:value-type="float" office:value="12.14">
            <text:p>12.14</text:p>
          </table:table-cell>
          <table:table-cell table:formula="of:=[.AM42]+[.AD43]" office:value-type="float" office:value="20">
            <text:p>20</text:p>
          </table:table-cell>
          <table:table-cell table:formula="of:=[.AN42]+[.AE43]" office:value-type="float" office:value="20">
            <text:p>20</text:p>
          </table:table-cell>
          <table:table-cell table:formula="of:=[.AO42]+[.AF43]" office:value-type="float" office:value="8.74">
            <text:p>8.74</text:p>
          </table:table-cell>
          <table:table-cell office:value-type="float" office:value="20">
            <text:p>20</text:p>
          </table:table-cell>
          <table:table-cell table:formula="of:=[.AQ42]+[.AH43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6">
            <text:p>6</text:p>
          </table:table-cell>
          <table:table-cell office:value-type="float" office:value="3.24">
            <text:p>3.24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4]" office:value-type="float" office:value="6">
            <text:p>6</text:p>
          </table:table-cell>
          <table:table-cell table:formula="of:=[.AK43]+[.AB44]" office:value-type="float" office:value="13.24">
            <text:p>13.24</text:p>
          </table:table-cell>
          <table:table-cell table:formula="of:=[.AL43]+[.AC44]" office:value-type="float" office:value="15.02">
            <text:p>15.02</text:p>
          </table:table-cell>
          <table:table-cell table:formula="of:=[.AM43]+[.AD44]" office:value-type="float" office:value="20">
            <text:p>20</text:p>
          </table:table-cell>
          <table:table-cell table:formula="of:=[.AN43]+[.AE44]" office:value-type="float" office:value="20">
            <text:p>20</text:p>
          </table:table-cell>
          <table:table-cell table:formula="of:=[.AO43]+[.AF44]" office:value-type="float" office:value="11.14">
            <text:p>11.14</text:p>
          </table:table-cell>
          <table:table-cell table:formula="of:=[.AP43]+[.AG44]" office:value-type="float" office:value="20">
            <text:p>20</text:p>
          </table:table-cell>
          <table:table-cell table:formula="of:=[.AQ43]+[.AH44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13"/>
          <table:table-cell office:value-type="string">
            <text:p>cluster size homogeneity!!!</text:p>
          </table:table-cell>
          <table:table-cell table:number-columns-repeated="12"/>
          <table:table-cell office:value-type="float" office:value="7">
            <text:p>7</text:p>
          </table:table-cell>
          <table:table-cell office:value-type="float" office:value="2.94">
            <text:p>2.94</text:p>
          </table:table-cell>
          <table:table-cell office:value-type="float" office:value="1.4">
            <text:p>1.4</text:p>
          </table:table-cell>
          <table:table-cell table:number-columns-repeated="2" office:value-type="float" office:value="0">
            <text:p>0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5]" office:value-type="float" office:value="7">
            <text:p>7</text:p>
          </table:table-cell>
          <table:table-cell table:formula="of:=[.AK44]+[.AB45]" office:value-type="float" office:value="16.18">
            <text:p>16.18</text:p>
          </table:table-cell>
          <table:table-cell table:formula="of:=[.AL44]+[.AC45]" office:value-type="float" office:value="16.42">
            <text:p>16.42</text:p>
          </table:table-cell>
          <table:table-cell table:formula="of:=[.AM44]+[.AD45]" office:value-type="float" office:value="20">
            <text:p>20</text:p>
          </table:table-cell>
          <table:table-cell table:formula="of:=[.AN44]+[.AE45]" office:value-type="float" office:value="20">
            <text:p>20</text:p>
          </table:table-cell>
          <table:table-cell table:formula="of:=[.AO44]+[.AF45]" office:value-type="float" office:value="14.22">
            <text:p>14.22</text:p>
          </table:table-cell>
          <table:table-cell table:formula="of:=[.AP44]+[.AG45]" office:value-type="float" office:value="20">
            <text:p>20</text:p>
          </table:table-cell>
          <table:table-cell table:formula="of:=[.AQ44]+[.AH45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table:style-name="ce4" office:value-type="float" office:value="8">
            <text:p>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6">
            <text:p>2.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.72">
            <text:p>2.72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formula="of:=[.AA46]" office:value-type="float" office:value="8">
            <text:p>8</text:p>
          </table:table-cell>
          <table:table-cell table:formula="of:=[.AK45]+[.AB46]" office:value-type="float" office:value="18.58">
            <text:p>18.58</text:p>
          </table:table-cell>
          <table:table-cell table:formula="of:=[.AL45]+[.AC46]" office:value-type="float" office:value="18.98">
            <text:p>18.98</text:p>
          </table:table-cell>
          <table:table-cell table:formula="of:=[.AM45]+[.AD46]" office:value-type="float" office:value="20">
            <text:p>20</text:p>
          </table:table-cell>
          <table:table-cell table:formula="of:=[.AN45]+[.AE46]" office:value-type="float" office:value="20">
            <text:p>20</text:p>
          </table:table-cell>
          <table:table-cell table:formula="of:=[.AO45]+[.AF46]" office:value-type="float" office:value="16.94">
            <text:p>16.94</text:p>
          </table:table-cell>
          <table:table-cell table:formula="of:=[.AP45]+[.AG46]" office:value-type="float" office:value="20">
            <text:p>20</text:p>
          </table:table-cell>
          <table:table-cell table:formula="of:=[.AQ45]+[.AH46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table:style-name="ce5" office:value-type="float" office:value="9">
            <text:p>9</text:p>
          </table:table-cell>
          <table:table-cell table:number-columns-repeated="2" table:style-name="ce5"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7]" office:value-type="float" office:value="9">
            <text:p>9</text:p>
          </table:table-cell>
          <table:table-cell table:formula="of:=[.AK46]+[.AB47]" office:value-type="float" office:value="19.12">
            <text:p>19.12</text:p>
          </table:table-cell>
          <table:table-cell table:formula="of:=[.AL46]+[.AC47]" office:value-type="float" office:value="19.52">
            <text:p>19.52</text:p>
          </table:table-cell>
          <table:table-cell table:formula="of:=[.AM46]+[.AD47]" office:value-type="float" office:value="20">
            <text:p>20</text:p>
          </table:table-cell>
          <table:table-cell table:formula="of:=[.AN46]+[.AE47]" office:value-type="float" office:value="20">
            <text:p>20</text:p>
          </table:table-cell>
          <table:table-cell table:formula="of:=[.AO46]+[.AF47]" office:value-type="float" office:value="18.2">
            <text:p>18.2</text:p>
          </table:table-cell>
          <table:table-cell table:formula="of:=[.AP46]+[.AG47]" office:value-type="float" office:value="20">
            <text:p>20</text:p>
          </table:table-cell>
          <table:table-cell table:formula="of:=[.AQ46]+[.AH47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8]" office:value-type="float" office:value="10">
            <text:p>10</text:p>
          </table:table-cell>
          <table:table-cell table:formula="of:=[.AK47]+[.AB48]" office:value-type="float" office:value="19.32">
            <text:p>19.32</text:p>
          </table:table-cell>
          <table:table-cell table:formula="of:=[.AL47]+[.AC48]" office:value-type="float" office:value="19.52">
            <text:p>19.52</text:p>
          </table:table-cell>
          <table:table-cell table:formula="of:=[.AM47]+[.AD48]" office:value-type="float" office:value="20">
            <text:p>20</text:p>
          </table:table-cell>
          <table:table-cell table:formula="of:=[.AN47]+[.AE48]" office:value-type="float" office:value="20">
            <text:p>20</text:p>
          </table:table-cell>
          <table:table-cell table:formula="of:=[.AO47]+[.AF48]" office:value-type="float" office:value="19.4">
            <text:p>19.4</text:p>
          </table:table-cell>
          <table:table-cell table:formula="of:=[.AP47]+[.AG48]" office:value-type="float" office:value="20">
            <text:p>20</text:p>
          </table:table-cell>
          <table:table-cell table:formula="of:=[.AQ47]+[.AH48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1">
            <text:p>11</text:p>
          </table:table-cell>
          <table:table-cell office:value-type="float" office:value="0.44">
            <text:p>0.44</text:p>
          </table:table-cell>
          <table:table-cell table:number-columns-repeated="3" office:value-type="float" office:value="0">
            <text:p>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49]" office:value-type="float" office:value="11">
            <text:p>11</text:p>
          </table:table-cell>
          <table:table-cell table:formula="of:=[.AK48]+[.AB49]" office:value-type="float" office:value="19.76">
            <text:p>19.76</text:p>
          </table:table-cell>
          <table:table-cell table:formula="of:=[.AL48]+[.AC49]" office:value-type="float" office:value="19.52">
            <text:p>19.52</text:p>
          </table:table-cell>
          <table:table-cell table:formula="of:=[.AM48]+[.AD49]" office:value-type="float" office:value="20">
            <text:p>20</text:p>
          </table:table-cell>
          <table:table-cell table:formula="of:=[.AN48]+[.AE49]" office:value-type="float" office:value="20">
            <text:p>20</text:p>
          </table:table-cell>
          <table:table-cell table:formula="of:=[.AO48]+[.AF49]" office:value-type="float" office:value="19.84">
            <text:p>19.84</text:p>
          </table:table-cell>
          <table:table-cell table:formula="of:=[.AP48]+[.AG49]" office:value-type="float" office:value="20">
            <text:p>20</text:p>
          </table:table-cell>
          <table:table-cell table:formula="of:=[.AQ48]+[.AH49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50]" office:value-type="float" office:value="12">
            <text:p>12</text:p>
          </table:table-cell>
          <table:table-cell table:formula="of:=[.AK49]+[.AB50]" office:value-type="float" office:value="20">
            <text:p>20</text:p>
          </table:table-cell>
          <table:table-cell table:formula="of:=[.AL49]+[.AC50]" office:value-type="float" office:value="20">
            <text:p>20</text:p>
          </table:table-cell>
          <table:table-cell table:formula="of:=[.AM49]+[.AD50]" office:value-type="float" office:value="20">
            <text:p>20</text:p>
          </table:table-cell>
          <table:table-cell table:formula="of:=[.AN49]+[.AE50]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AP49]+[.AG50]" office:value-type="float" office:value="20">
            <text:p>20</text:p>
          </table:table-cell>
          <table:table-cell table:formula="of:=[.AQ49]+[.AH50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AA51]" office:value-type="float" office:value="13">
            <text:p>13</text:p>
          </table:table-cell>
          <table:table-cell table:formula="of:=[.AK50]+[.AB51]" office:value-type="float" office:value="20">
            <text:p>20</text:p>
          </table:table-cell>
          <table:table-cell table:formula="of:=[.AL50]+[.AC51]" office:value-type="float" office:value="20">
            <text:p>20</text:p>
          </table:table-cell>
          <table:table-cell table:formula="of:=[.AM50]+[.AD51]" office:value-type="float" office:value="20">
            <text:p>20</text:p>
          </table:table-cell>
          <table:table-cell table:formula="of:=[.AN50]+[.AE51]" office:value-type="float" office:value="20">
            <text:p>20</text:p>
          </table:table-cell>
          <table:table-cell table:formula="of:=[.AO50]+[.AF51]" office:value-type="float" office:value="20">
            <text:p>20</text:p>
          </table:table-cell>
          <table:table-cell table:formula="of:=[.AP50]+[.AG51]" office:value-type="float" office:value="20">
            <text:p>20</text:p>
          </table:table-cell>
          <table:table-cell table:formula="of:=[.AQ50]+[.AH51]" office:value-type="float" office:value="20">
            <text:p>20</text:p>
          </table:table-cell>
          <table:table-cell table:number-columns-repeated="981"/>
        </table:table-row>
        <table:table-row table:style-name="ro1">
          <table:table-cell table:number-columns-repeated="26"/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A52]" office:value-type="float" office:value="14">
            <text:p>14</text:p>
          </table:table-cell>
          <table:table-cell table:formula="of:=[.AK51]+[.AB52]" office:value-type="float" office:value="20">
            <text:p>20</text:p>
          </table:table-cell>
          <table:table-cell table:formula="of:=[.AL51]+[.AC52]" office:value-type="float" office:value="20">
            <text:p>20</text:p>
          </table:table-cell>
          <table:table-cell table:formula="of:=[.AM51]+[.AD52]" office:value-type="float" office:value="20">
            <text:p>20</text:p>
          </table:table-cell>
          <table:table-cell table:formula="of:=[.AN51]+[.AE52]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AP51]+[.AG52]" office:value-type="float" office:value="20">
            <text:p>20</text:p>
          </table:table-cell>
          <table:table-cell table:formula="of:=[.AQ51]+[.AH52]" office:value-type="float" office:value="20">
            <text:p>20</text:p>
          </table:table-cell>
          <table:table-cell table:number-columns-repeated="98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6"/>
          <table:table-cell table:formula="of:=[.K34]" office:value-type="string" office:string-value="ROSS-greedy">
            <text:p>ROSS-greedy</text:p>
          </table:table-cell>
          <table:table-cell table:formula="of:=[.J34]" office:value-type="string" office:string-value="ROSS">
            <text:p>ROSS</text:p>
          </table:table-cell>
          <table:table-cell table:formula="of:=[.M34]" office:value-type="string" office:string-value="ROSS-3-greedy">
            <text:p>ROSS-3-greedy</text:p>
          </table:table-cell>
          <table:table-cell table:formula="of:=[.L34]" office:value-type="string" office:string-value="ROSS-3">
            <text:p>ROSS-3</text:p>
          </table:table-cell>
          <table:table-cell table:formula="of:=[.G34]" office:value-type="string" office:string-value="SOC">
            <text:p>SOC</text:p>
          </table:table-cell>
          <table:table-cell table:formula="of:=[.H34]" office:value-type="string" office:string-value="Centralized-0.7">
            <text:p>Centralized-0.7</text:p>
          </table:table-cell>
          <table:table-cell table:formula="of:=[.I34]" office:value-type="string" office:string-value="Centralized-0.5">
            <text:p>Centralized-0.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CCC per cluster(&gt;1)</text:p>
          </table:table-cell>
          <table:table-cell table:formula="of:=[.K35]" office:value-type="float" office:value="6.29364">
            <text:p>6.29364</text:p>
          </table:table-cell>
          <table:table-cell table:formula="of:=[.J35]" office:value-type="float" office:value="5.95428">
            <text:p>5.95428</text:p>
          </table:table-cell>
          <table:table-cell table:formula="of:=[.M35]" office:value-type="float" office:value="6.3535">
            <text:p>6.3535</text:p>
          </table:table-cell>
          <table:table-cell table:formula="of:=[.L35]" office:value-type="float" office:value="5.73614">
            <text:p>5.73614</text:p>
          </table:table-cell>
          <table:table-cell table:formula="of:=[.G35]" office:value-type="float" office:value="6.591">
            <text:p>6.591</text:p>
          </table:table-cell>
          <table:table-cell table:formula="of:=[.H35]" office:value-type="float" office:value="6.82369">
            <text:p>6.82369</text:p>
          </table:table-cell>
          <table:table-cell table:formula="of:=[.I35]" office:value-type="float" office:value="7.29778">
            <text:p>7.29778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number of clusters</text:p>
          </table:table-cell>
          <table:table-cell table:formula="of:=[.K36]" office:value-type="float" office:value="6.3">
            <text:p>6.3</text:p>
          </table:table-cell>
          <table:table-cell table:formula="of:=[.J36]" office:value-type="float" office:value="6.3">
            <text:p>6.3</text:p>
          </table:table-cell>
          <table:table-cell table:formula="of:=[.M36]" office:value-type="float" office:value="7.98">
            <text:p>7.98</text:p>
          </table:table-cell>
          <table:table-cell table:formula="of:=[.L36]" office:value-type="float" office:value="7.98">
            <text:p>7.98</text:p>
          </table:table-cell>
          <table:table-cell table:formula="of:=[.G36]" office:value-type="float" office:value="5.74">
            <text:p>5.74</text:p>
          </table:table-cell>
          <table:table-cell table:formula="of:=[.H36]" office:value-type="float" office:value="7.02">
            <text:p>7.02</text:p>
          </table:table-cell>
          <table:table-cell table:formula="of:=[.I36]" office:value-type="float" office:value="9.74">
            <text:p>9.74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K37]" office:value-type="float" office:value="6.5122085">
            <text:p>6.5122085</text:p>
          </table:table-cell>
          <table:table-cell table:formula="of:=[.J37]" office:value-type="float" office:value="6.1403615">
            <text:p>6.1403615</text:p>
          </table:table-cell>
          <table:table-cell table:formula="of:=[.M37]" office:value-type="float" office:value="6.5722615">
            <text:p>6.5722615</text:p>
          </table:table-cell>
          <table:table-cell table:formula="of:=[.L37]" office:value-type="float" office:value="5.908712">
            <text:p>5.908712</text:p>
          </table:table-cell>
          <table:table-cell table:formula="of:=[.G37]" office:value-type="float" office:value="6.7066495">
            <text:p>6.7066495</text:p>
          </table:table-cell>
          <table:table-cell table:formula="of:=[.H37]" office:value-type="float" office:value="6.959248">
            <text:p>6.959248</text:p>
          </table:table-cell>
          <table:table-cell table:formula="of:=[.I37]" office:value-type="float" office:value="7.4853055">
            <text:p>7.485305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K38]" office:value-type="float" office:value="6.0750715">
            <text:p>6.0750715</text:p>
          </table:table-cell>
          <table:table-cell table:formula="of:=[.J38]" office:value-type="float" office:value="5.7681985">
            <text:p>5.7681985</text:p>
          </table:table-cell>
          <table:table-cell table:formula="of:=[.M38]" office:value-type="float" office:value="6.1347385">
            <text:p>6.1347385</text:p>
          </table:table-cell>
          <table:table-cell table:formula="of:=[.L38]" office:value-type="float" office:value="5.563568">
            <text:p>5.563568</text:p>
          </table:table-cell>
          <table:table-cell table:formula="of:=[.G38]" office:value-type="float" office:value="6.4753505">
            <text:p>6.4753505</text:p>
          </table:table-cell>
          <table:table-cell table:formula="of:=[.H38]" office:value-type="float" office:value="6.688132">
            <text:p>6.688132</text:p>
          </table:table-cell>
          <table:table-cell table:formula="of:=[.I38]" office:value-type="float" office:value="7.1102545">
            <text:p>7.1102545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ss-basin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6" office:value-type="float" office:value="15">
            <text:p>15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8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 office:value-type="float" office:value="14">
            <text:p>14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4" office:value-type="float" office:value="8">
            <text:p>8</text:p>
          </table:table-cell>
          <table:table-cell table:number-columns-repeated="5" office:value-type="float" office:value="12">
            <text:p>12</text:p>
          </table:table-cell>
          <table:table-cell table:number-columns-repeated="5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1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5" office:value-type="float" office:value="9">
            <text:p>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7" office:value-type="float" office:value="12">
            <text:p>12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9">
            <text:p>9</text:p>
          </table:table-cell>
          <table:table-cell table:number-columns-repeated="7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9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7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8">
            <text:p>8</text:p>
          </table:table-cell>
          <table:table-cell table:number-columns-repeated="8" office:value-type="float" office:value="10">
            <text:p>1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7"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7">
            <text:p>17</text:p>
          </table:table-cell>
          <table:table-cell table:number-columns-repeated="7"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table:number-columns-repeated="11"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4">
            <text:p>14</text:p>
          </table:table-cell>
          <table:table-cell table:number-columns-repeated="5"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9">
            <text:p>9</text:p>
          </table:table-cell>
          <table:table-cell table:number-columns-repeated="6"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11"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8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6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5" office:value-type="float" office:value="10">
            <text:p>10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number-columns-repeated="4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4" office:value-type="float" office:value="9">
            <text:p>9</text:p>
          </table:table-cell>
          <table:table-cell table:number-columns-repeated="8"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0.96">
            <text:p>0.96</text:p>
          </table:table-cell>
          <table:table-cell table:formula="of:=AVERAGE([.B1:.B50])" office:value-type="float" office:value="1.08">
            <text:p>1.08</text:p>
          </table:table-cell>
          <table:table-cell table:formula="of:=AVERAGE([.C1:.C50])" office:value-type="float" office:value="1.34">
            <text:p>1.34</text:p>
          </table:table-cell>
          <table:table-cell table:formula="of:=AVERAGE([.D1:.D50])" office:value-type="float" office:value="1.7">
            <text:p>1.7</text:p>
          </table:table-cell>
          <table:table-cell table:formula="of:=AVERAGE([.E1:.E50])" office:value-type="float" office:value="2.36">
            <text:p>2.36</text:p>
          </table:table-cell>
          <table:table-cell table:formula="of:=AVERAGE([.F1:.F50])" office:value-type="float" office:value="3.24">
            <text:p>3.24</text:p>
          </table:table-cell>
          <table:table-cell table:formula="of:=AVERAGE([.G1:.G50])" office:value-type="float" office:value="4.18">
            <text:p>4.18</text:p>
          </table:table-cell>
          <table:table-cell table:formula="of:=AVERAGE([.H1:.H50])" office:value-type="float" office:value="5.96">
            <text:p>5.96</text:p>
          </table:table-cell>
          <table:table-cell table:formula="of:=AVERAGE([.I1:.I50])" office:value-type="float" office:value="7.56">
            <text:p>7.56</text:p>
          </table:table-cell>
          <table:table-cell table:formula="of:=AVERAGE([.J1:.J50])" office:value-type="float" office:value="8.04">
            <text:p>8.04</text:p>
          </table:table-cell>
          <table:table-cell table:formula="of:=AVERAGE([.K1:.K50])" office:value-type="float" office:value="9.16">
            <text:p>9.16</text:p>
          </table:table-cell>
          <table:table-cell table:formula="of:=AVERAGE([.L1:.L50])" office:value-type="float" office:value="10.5">
            <text:p>10.5</text:p>
          </table:table-cell>
          <table:table-cell table:formula="of:=AVERAGE([.M1:.M50])" office:value-type="float" office:value="10.98">
            <text:p>10.98</text:p>
          </table:table-cell>
          <table:table-cell table:formula="of:=AVERAGE([.N1:.N50])" office:value-type="float" office:value="11.92">
            <text:p>11.92</text:p>
          </table:table-cell>
          <table:table-cell table:formula="of:=AVERAGE([.O1:.O50])" office:value-type="float" office:value="13.54">
            <text:p>13.54</text:p>
          </table:table-cell>
          <table:table-cell table:formula="of:=AVERAGE([.P1:.P50])" office:value-type="float" office:value="14.2">
            <text:p>14.2</text:p>
          </table:table-cell>
          <table:table-cell table:formula="of:=AVERAGE([.Q1:.Q50])" office:value-type="float" office:value="15.08">
            <text:p>15.08</text:p>
          </table:table-cell>
          <table:table-cell table:formula="of:=AVERAGE([.R1:.R50])" office:value-type="float" office:value="15.76">
            <text:p>15.76</text:p>
          </table:table-cell>
          <table:table-cell table:formula="of:=AVERAGE([.S1:.S50])" office:value-type="float" office:value="16.06">
            <text:p>16.06</text:p>
          </table:table-cell>
          <table:table-cell table:formula="of:=AVERAGE([.T1:.T50])" office:value-type="float" office:value="16.48">
            <text:p>16.48</text:p>
          </table:table-cell>
        </table:table-row>
        <table:table-row table:style-name="ro1">
          <table:table-cell table:style-name="ce2" table:formula="of:=AVERAGE([.A1:.A50])" office:value-type="float" office:value="0.96">
            <text:p>0.96</text:p>
          </table:table-cell>
          <table:table-cell table:style-name="ce2" table:formula="of:=AVERAGE([.B1:.B50])" office:value-type="float" office:value="1.08">
            <text:p>1.08</text:p>
          </table:table-cell>
          <table:table-cell table:style-name="ce2" table:formula="of:=AVERAGE([.C1:.C50])" office:value-type="float" office:value="1.34">
            <text:p>1.34</text:p>
          </table:table-cell>
          <table:table-cell table:style-name="ce2" table:formula="of:=AVERAGE([.D1:.D50])" office:value-type="float" office:value="1.7">
            <text:p>1.7</text:p>
          </table:table-cell>
          <table:table-cell table:style-name="ce2" table:formula="of:=AVERAGE([.E1:.E50])" office:value-type="float" office:value="2.36">
            <text:p>2.36</text:p>
          </table:table-cell>
          <table:table-cell table:style-name="ce2" table:formula="of:=AVERAGE([.F1:.F50])" office:value-type="float" office:value="3.24">
            <text:p>3.24</text:p>
          </table:table-cell>
          <table:table-cell table:style-name="ce2" table:formula="of:=AVERAGE([.G1:.G50])" office:value-type="float" office:value="4.18">
            <text:p>4.18</text:p>
          </table:table-cell>
          <table:table-cell table:style-name="ce2" table:formula="of:=AVERAGE([.H1:.H50])" office:value-type="float" office:value="5.96">
            <text:p>5.96</text:p>
          </table:table-cell>
          <table:table-cell table:style-name="ce2" table:formula="of:=AVERAGE([.I1:.I50])" office:value-type="float" office:value="7.56">
            <text:p>7.56</text:p>
          </table:table-cell>
          <table:table-cell table:style-name="ce2" table:formula="of:=AVERAGE([.J1:.J50])" office:value-type="float" office:value="8.04">
            <text:p>8.04</text:p>
          </table:table-cell>
          <table:table-cell table:style-name="ce2" table:formula="of:=AVERAGE([.K1:.K50])" office:value-type="float" office:value="9.16">
            <text:p>9.16</text:p>
          </table:table-cell>
          <table:table-cell table:style-name="ce2" table:formula="of:=AVERAGE([.L1:.L50])" office:value-type="float" office:value="10.5">
            <text:p>10.5</text:p>
          </table:table-cell>
          <table:table-cell table:style-name="ce2" table:formula="of:=AVERAGE([.M1:.M50])" office:value-type="float" office:value="10.98">
            <text:p>10.98</text:p>
          </table:table-cell>
          <table:table-cell table:style-name="ce2" table:formula="of:=AVERAGE([.N1:.N50])" office:value-type="float" office:value="11.92">
            <text:p>11.92</text:p>
          </table:table-cell>
          <table:table-cell table:style-name="ce2" table:formula="of:=AVERAGE([.O1:.O50])" office:value-type="float" office:value="13.54">
            <text:p>13.54</text:p>
          </table:table-cell>
          <table:table-cell table:style-name="ce2" table:formula="of:=AVERAGE([.P1:.P50])" office:value-type="float" office:value="14.2">
            <text:p>14.2</text:p>
          </table:table-cell>
          <table:table-cell table:style-name="ce2" table:formula="of:=AVERAGE([.Q1:.Q50])" office:value-type="float" office:value="15.08">
            <text:p>15.08</text:p>
          </table:table-cell>
          <table:table-cell table:style-name="ce2" table:formula="of:=AVERAGE([.R1:.R50])" office:value-type="float" office:value="15.76">
            <text:p>15.76</text:p>
          </table:table-cell>
          <table:table-cell table:style-name="ce2" table:formula="of:=AVERAGE([.S1:.S50])" office:value-type="float" office:value="16.06">
            <text:p>16.06</text:p>
          </table:table-cell>
          <table:table-cell table:style-name="ce2" table:formula="of:=AVERAGE([.T1:.T50])" office:value-type="float" office:value="16.48">
            <text:p>16.48</text:p>
          </table:table-cell>
        </table:table-row>
        <table:table-row table:style-name="ro1">
          <table:table-cell table:style-name="ce2" table:formula="of:=STDEVP([.A1:.A49])" office:value-type="float" office:value="0.711656970373987">
            <text:p>0.7116569704</text:p>
          </table:table-cell>
          <table:table-cell table:style-name="ce2" table:formula="of:=STDEVP([.B1:.B49])" office:value-type="float" office:value="1.1140689031801">
            <text:p>1.1140689032</text:p>
          </table:table-cell>
          <table:table-cell table:style-name="ce2" table:formula="of:=STDEVP([.C1:.C49])" office:value-type="float" office:value="1.39075306427762">
            <text:p>1.3907530643</text:p>
          </table:table-cell>
          <table:table-cell table:style-name="ce2" table:formula="of:=STDEVP([.D1:.D49])" office:value-type="float" office:value="1.87577555805323">
            <text:p>1.8757755581</text:p>
          </table:table-cell>
          <table:table-cell table:style-name="ce2" table:formula="of:=STDEVP([.E1:.E49])" office:value-type="float" office:value="2.37068729852517">
            <text:p>2.3706872985</text:p>
          </table:table-cell>
          <table:table-cell table:style-name="ce2" table:formula="of:=STDEVP([.F1:.F49])" office:value-type="float" office:value="2.94005074372481">
            <text:p>2.9400507437</text:p>
          </table:table-cell>
          <table:table-cell table:style-name="ce2" table:formula="of:=STDEVP([.G1:.G49])" office:value-type="float" office:value="3.79723479477245">
            <text:p>3.7972347948</text:p>
          </table:table-cell>
          <table:table-cell table:style-name="ce2" table:formula="of:=STDEVP([.H1:.H49])" office:value-type="float" office:value="4.15003901468491">
            <text:p>4.1500390147</text:p>
          </table:table-cell>
          <table:table-cell table:style-name="ce2" table:formula="of:=STDEVP([.I1:.I49])" office:value-type="float" office:value="3.95286683116481">
            <text:p>3.9528668312</text:p>
          </table:table-cell>
          <table:table-cell table:style-name="ce2" table:formula="of:=STDEVP([.J1:.J49])" office:value-type="float" office:value="3.91879249394235">
            <text:p>3.9187924939</text:p>
          </table:table-cell>
          <table:table-cell table:style-name="ce2" table:formula="of:=STDEVP([.K1:.K49])" office:value-type="float" office:value="3.91411333705693">
            <text:p>3.9141133371</text:p>
          </table:table-cell>
          <table:table-cell table:style-name="ce2" table:formula="of:=STDEVP([.L1:.L49])" office:value-type="float" office:value="3.72592927173108">
            <text:p>3.7259292717</text:p>
          </table:table-cell>
          <table:table-cell table:style-name="ce2" table:formula="of:=STDEVP([.M1:.M49])" office:value-type="float" office:value="4.08326497972238">
            <text:p>4.0832649797</text:p>
          </table:table-cell>
          <table:table-cell table:style-name="ce2" table:formula="of:=STDEVP([.N1:.N49])" office:value-type="float" office:value="3.91038728214694">
            <text:p>3.9103872821</text:p>
          </table:table-cell>
          <table:table-cell table:style-name="ce2" table:formula="of:=STDEVP([.O1:.O49])" office:value-type="float" office:value="3.84973914205766">
            <text:p>3.8497391421</text:p>
          </table:table-cell>
          <table:table-cell table:style-name="ce2" table:formula="of:=STDEVP([.P1:.P49])" office:value-type="float" office:value="3.69776545872708">
            <text:p>3.6977654587</text:p>
          </table:table-cell>
          <table:table-cell table:style-name="ce2" table:formula="of:=STDEVP([.Q1:.Q49])" office:value-type="float" office:value="3.7305095328155">
            <text:p>3.7305095328</text:p>
          </table:table-cell>
          <table:table-cell table:style-name="ce2" table:formula="of:=STDEVP([.R1:.R49])" office:value-type="float" office:value="3.51316913215173">
            <text:p>3.5131691322</text:p>
          </table:table-cell>
          <table:table-cell table:style-name="ce2" table:formula="of:=STDEVP([.S1:.S49])" office:value-type="float" office:value="3.49045225955891">
            <text:p>3.4904522596</text:p>
          </table:table-cell>
          <table:table-cell table:style-name="ce2" table:formula="of:=STDEVP([.T1:.T49])" office:value-type="float" office:value="3.20661540267794">
            <text:p>3.2066154027</text:p>
          </table:table-cell>
        </table:table-row>
        <table:table-row table:style-name="ro1">
          <table:table-cell table:style-name="ce2" table:formula="of:=CONFIDENCE(0.05; [.A53]; 49)" office:value-type="float" office:value="0.199260290182843">
            <text:p>0.1992602902</text:p>
          </table:table-cell>
          <table:table-cell table:style-name="ce2" table:formula="of:=CONFIDENCE(0.05; [.B53]; 49)" office:value-type="float" office:value="0.311933560932718">
            <text:p>0.3119335609</text:p>
          </table:table-cell>
          <table:table-cell table:style-name="ce2" table:formula="of:=CONFIDENCE(0.05; [.C53]; 49)" office:value-type="float" office:value="0.389403702481836">
            <text:p>0.3894037025</text:p>
          </table:table-cell>
          <table:table-cell table:style-name="ce2" table:formula="of:=CONFIDENCE(0.05; [.D53]; 49)" office:value-type="float" office:value="0.525207505266408">
            <text:p>0.5252075053</text:p>
          </table:table-cell>
          <table:table-cell table:style-name="ce2" table:formula="of:=CONFIDENCE(0.05; [.E53]; 49)" office:value-type="float" office:value="0.663780246245128">
            <text:p>0.6637802462</text:p>
          </table:table-cell>
          <table:table-cell table:style-name="ce2" table:formula="of:=CONFIDENCE(0.05; [.F53]; 49)" office:value-type="float" office:value="0.823199081488689">
            <text:p>0.8231990815</text:p>
          </table:table-cell>
          <table:table-cell table:style-name="ce2" table:formula="of:=CONFIDENCE(0.05; [.G53]; 49)" office:value-type="float" office:value="1.06320620551376">
            <text:p>1.0632062055</text:p>
          </table:table-cell>
          <table:table-cell table:style-name="ce2" table:formula="of:=CONFIDENCE(0.05; [.H53]; 49)" office:value-type="float" office:value="1.16198957188836">
            <text:p>1.1619895719</text:p>
          </table:table-cell>
          <table:table-cell table:style-name="ce2" table:formula="of:=CONFIDENCE(0.05; [.I53]; 49)" office:value-type="float" office:value="1.10678237496657">
            <text:p>1.106782375</text:p>
          </table:table-cell>
          <table:table-cell table:style-name="ce2" table:formula="of:=CONFIDENCE(0.05; [.J53]; 49)" office:value-type="float" office:value="1.09724173585899">
            <text:p>1.0972417359</text:p>
          </table:table-cell>
          <table:table-cell table:style-name="ce2" table:formula="of:=CONFIDENCE(0.05; [.K53]; 49)" office:value-type="float" office:value="1.09593159600564">
            <text:p>1.095931596</text:p>
          </table:table-cell>
          <table:table-cell table:style-name="ce2" table:formula="of:=CONFIDENCE(0.05; [.L53]; 49)" office:value-type="float" office:value="1.04324102593378">
            <text:p>1.0432410259</text:p>
          </table:table-cell>
          <table:table-cell table:style-name="ce2" table:formula="of:=CONFIDENCE(0.05; [.M53]; 49)" office:value-type="float" office:value="1.14329318565565">
            <text:p>1.1432931857</text:p>
          </table:table-cell>
          <table:table-cell table:style-name="ce2" table:formula="of:=CONFIDENCE(0.05; [.N53]; 49)" office:value-type="float" office:value="1.09488831980164">
            <text:p>1.0948883198</text:p>
          </table:table-cell>
          <table:table-cell table:style-name="ce2" table:formula="of:=CONFIDENCE(0.05; [.O53]; 49)" office:value-type="float" office:value="1.07790715261531">
            <text:p>1.0779071526</text:p>
          </table:table-cell>
          <table:table-cell table:style-name="ce2" table:formula="of:=CONFIDENCE(0.05; [.P53]; 49)" office:value-type="float" office:value="1.03535530319733">
            <text:p>1.0353553032</text:p>
          </table:table-cell>
          <table:table-cell table:style-name="ce2" table:formula="of:=CONFIDENCE(0.05; [.Q53]; 49)" office:value-type="float" office:value="1.04452347547167">
            <text:p>1.0445234755</text:p>
          </table:table-cell>
          <table:table-cell table:style-name="ce2" table:formula="of:=CONFIDENCE(0.05; [.R53]; 49)" office:value-type="float" office:value="0.98366928151646">
            <text:p>0.9836692815</text:p>
          </table:table-cell>
          <table:table-cell table:style-name="ce2" table:formula="of:=CONFIDENCE(0.05; [.S53]; 49)" office:value-type="float" office:value="0.977308674070273">
            <text:p>0.9773086741</text:p>
          </table:table-cell>
          <table:table-cell table:style-name="ce2" table:formula="of:=CONFIDENCE(0.05; [.T53]; 49)" office:value-type="float" office:value="0.897835814502879">
            <text:p>0.8978358145</text:p>
          </table:table-cell>
        </table:table-row>
      </table:table>
      <table:table table:name="ROSS-basin-performance" table:style-name="ta1">
        <table:shapes>
          <draw:frame draw:z-index="0" draw:style-name="gr1" svg:width="6.2988in" svg:height="3.5429in" svg:x="10.235in" svg:y="2.3276in">
            <draw:object draw:notify-on-update-of-ranges="'ROSS-basin-performance'.M1:'ROSS-basin-performance'.M1 'ROSS-basin-performance'.M2:'ROSS-basin-performance'.M11 'ROSS-basin-performance'.N1:'ROSS-basin-performance'.N1 'ROSS-basin-performance'.N2:'ROSS-basin-performance'.N11 'ROSS-basin-performance'.O1:'ROSS-basin-performance'.O1 'ROSS-basin-performance'.O2:'ROSS-basin-performance'.O11 'ROSS-basin-performance'.P1:'ROSS-basin-performance'.P1 'ROSS-basin-performance'.P2:'ROSS-basin-performance'.P1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3"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SS-3</text:p>
          </table:table-cell>
          <table:table-cell office:value-type="string">
            <text:p>ROSS-3-greedy</text:p>
          </table:table-cell>
          <table:table-cell table:number-columns-repeated="3"/>
          <table:table-cell table:number-columns-repeated="2"/>
          <table:table-cell table:formula="of:=[.D1]" office:value-type="string" office:string-value="ROSS">
            <text:p>ROSS</text:p>
          </table:table-cell>
          <table:table-cell table:formula="of:=[.E1]" office:value-type="string" office:string-value="ROSS-greedy">
            <text:p>ROSS-greedy</text:p>
          </table:table-cell>
          <table:table-cell table:formula="of:=[.F1]" office:value-type="string" office:string-value="ROSS-3">
            <text:p>ROSS-3</text:p>
          </table:table-cell>
          <table:table-cell table:formula="of:=[.G1]" office:value-type="string" office:string-value="ROSS-3-greedy">
            <text:p>ROSS-3-greedy</text:p>
          </table:table-cell>
          <table:table-cell table:formula="of:=[.H1]" office:value-type="float" office:value="0">
            <text:p>0</text:p>
          </table:table-cell>
          <table:table-cell table:formula="of:=[.I1]" office:value-type="float" office:value="0">
            <text:p>0</text:p>
          </table:table-cell>
          <table:table-cell table:formula="of:=[.J1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verage_CCC(size&gt;1) = 5.95428</text:p>
          </table:table-cell>
          <table:table-cell table:number-columns-repeated="2"/>
          <table:table-cell office:value-type="float" office:value="5.95428">
            <text:p>5.95428</text:p>
          </table:table-cell>
          <table:table-cell office:value-type="float" office:value="6.29364">
            <text:p>6.29364</text:p>
          </table:table-cell>
          <table:table-cell office:value-type="float" office:value="5.73614">
            <text:p>5.73614</text:p>
          </table:table-cell>
          <table:table-cell office:value-type="float" office:value="6.3535">
            <text:p>6.3535</text:p>
          </table:table-cell>
          <table:table-cell table:number-columns-repeated="5"/>
          <table:table-cell table:number-columns-repeated="4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verage_CCC(size&gt;=1) = 7.19912</text:p>
          </table:table-cell>
          <table:table-cell table:number-columns-repeated="2"/>
          <table:table-cell office:value-type="float" office:value="7.19912">
            <text:p>7.19912</text:p>
          </table:table-cell>
          <table:table-cell office:value-type="float" office:value="7.24255">
            <text:p>7.24255</text:p>
          </table:table-cell>
          <table:table-cell office:value-type="float" office:value="7.26267">
            <text:p>7.26267</text:p>
          </table:table-cell>
          <table:table-cell office:value-type="float" office:value="7.2899">
            <text:p>7.2899</text:p>
          </table:table-cell>
          <table:table-cell table:number-columns-repeated="5"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1.64">
            <text:p>1.64</text:p>
          </table:table-cell>
          <table:table-cell office:value-type="float" office:value="0.94">
            <text:p>0.94</text:p>
          </table:table-cell>
          <table:table-cell table:number-columns-repeated="1008"/>
        </table:table-row>
        <table:table-row table:style-name="ro1">
          <table:table-cell office:value-type="string">
            <text:p>average_OCC = 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4.6">
            <text:p>4.6</text:p>
          </table:table-cell>
          <table:table-cell office:value-type="float" office:value="5.92">
            <text:p>5.92</text:p>
          </table:table-cell>
          <table:table-cell table:number-columns-repeated="1008"/>
        </table:table-row>
        <table:table-row table:style-name="ro1">
          <table:table-cell office:value-type="string">
            <text:p>number_clusters = 6.3</text:p>
          </table:table-cell>
          <table:table-cell table:number-columns-repeated="2"/>
          <table:table-cell table:number-columns-repeated="2" office:value-type="float" office:value="6.3">
            <text:p>6.3</text:p>
          </table:table-cell>
          <table:table-cell table:number-columns-repeated="2" office:value-type="float" office:value="7.98">
            <text:p>7.98</text:p>
          </table:table-cell>
          <table:table-cell table:number-columns-repeated="5"/>
          <table:table-cell office:value-type="float" office:value="5.04">
            <text:p>5.04</text:p>
          </table:table-cell>
          <table:table-cell office:value-type="float" office:value="5.58">
            <text:p>5.58</text:p>
          </table:table-cell>
          <table:table-cell office:value-type="float" office:value="7.2">
            <text:p>7.2</text:p>
          </table:table-cell>
          <table:table-cell office:value-type="float" office:value="9.54">
            <text:p>9.54</text:p>
          </table:table-cell>
          <table:table-cell table:number-columns-repeated="1008"/>
        </table:table-row>
        <table:table-row table:style-name="ro1">
          <table:table-cell office:value-type="string">
            <text:p>CI of number_clusters = 0.257052</text:p>
          </table:table-cell>
          <table:table-cell table:number-columns-repeated="2"/>
          <table:table-cell table:number-columns-repeated="2" office:value-type="float" office:value="0.257052">
            <text:p>0.257052</text:p>
          </table:table-cell>
          <table:table-cell table:number-columns-repeated="2" office:value-type="float" office:value="0.397837">
            <text:p>0.397837</text:p>
          </table:table-cell>
          <table:table-cell table:number-columns-repeated="5"/>
          <table:table-cell office:value-type="float" office:value="5.2">
            <text:p>5.2</text:p>
          </table:table-cell>
          <table:table-cell office:value-type="float" office:value="5.44">
            <text:p>5.44</text:p>
          </table:table-cell>
          <table:table-cell office:value-type="float" office:value="6.56">
            <text:p>6.56</text:p>
          </table:table-cell>
          <table:table-cell office:value-type="float" office:value="3.6">
            <text:p>3.6</text:p>
          </table:table-cell>
          <table:table-cell table:number-columns-repeated="1008"/>
        </table:table-row>
        <table:table-row table:style-name="ro1">
          <table:table-cell office:value-type="string">
            <text:p>average_size = 3.24095</text:p>
          </table:table-cell>
          <table:table-cell table:number-columns-repeated="2"/>
          <table:table-cell table:number-columns-repeated="2" office:value-type="float" office:value="3.24095">
            <text:p>3.24095</text:p>
          </table:table-cell>
          <table:table-cell table:number-columns-repeated="2" office:value-type="float" office:value="2.55097">
            <text:p>2.55097</text:p>
          </table:table-cell>
          <table:table-cell table:number-columns-repeated="5"/>
          <table:table-cell office:value-type="float" office:value="3.7">
            <text:p>3.7</text:p>
          </table:table-cell>
          <table:table-cell office:value-type="float" office:value="2.9">
            <text:p>2.9</text:p>
          </table:table-cell>
          <table:table-cell table:number-columns-repeated="1010"/>
        </table:table-row>
        <table:table-row table:style-name="ro1">
          <table:table-cell office:value-type="string">
            <text:p>average number of channels per node = 7.24</text:p>
          </table:table-cell>
          <table:table-cell table:number-columns-repeated="2"/>
          <table:table-cell table:number-columns-repeated="4" office:value-type="float" office:value="7.24">
            <text:p>7.24</text:p>
          </table:table-cell>
          <table:table-cell table:number-columns-repeated="5"/>
          <table:table-cell office:value-type="float" office:value="1.8">
            <text:p>1.8</text:p>
          </table:table-cell>
          <table:table-cell office:value-type="float" office:value="1.08">
            <text:p>1.08</text:p>
          </table:table-cell>
          <table:table-cell table:number-columns-repeated="1010"/>
        </table:table-row>
        <table:table-row table:style-name="ro1">
          <table:table-cell office:value-type="string">
            <text:p>CI of average cluster size(size&gt;1) = 0.369534</text:p>
          </table:table-cell>
          <table:table-cell table:number-columns-repeated="2"/>
          <table:table-cell table:number-columns-repeated="2" office:value-type="float" office:value="0.369534">
            <text:p>0.369534</text:p>
          </table:table-cell>
          <table:table-cell table:number-columns-repeated="2" office:value-type="float" office:value="0.180285">
            <text:p>0.180285</text:p>
          </table:table-cell>
          <table:table-cell table:number-columns-repeated="5"/>
          <table:table-cell office:value-type="float" office:value="0.56">
            <text:p>0.56</text:p>
          </table:table-cell>
          <table:table-cell office:value-type="float" office:value="0.98">
            <text:p>0.98</text:p>
          </table:table-cell>
          <table:table-cell table:number-columns-repeated="1010"/>
        </table:table-row>
        <table:table-row table:style-name="ro1">
          <table:table-cell office:value-type="string">
            <text:p>CI of average cluster size(size&gt;=1) = 0.348137</text:p>
          </table:table-cell>
          <table:table-cell table:number-columns-repeated="2"/>
          <table:table-cell office:value-type="float" office:value="0.348137">
            <text:p>0.348137</text:p>
          </table:table-cell>
          <table:table-cell office:value-type="float" office:value="0.361345">
            <text:p>0.361345</text:p>
          </table:table-cell>
          <table:table-cell office:value-type="float" office:value="0.362197">
            <text:p>0.362197</text:p>
          </table:table-cell>
          <table:table-cell office:value-type="float" office:value="0.369962">
            <text:p>0.369962</text:p>
          </table:table-cell>
          <table:table-cell table:number-columns-repeated="5"/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CI of average_CCC (size&gt;1)0.372163</text:p>
          </table:table-cell>
          <table:table-cell table:style-name="ce8" table:number-columns-repeated="2"/>
          <table:table-cell table:style-name="ce8" office:value-type="float" office:value="0.372163">
            <text:p>0.372163</text:p>
          </table:table-cell>
          <table:table-cell table:style-name="ce8" office:value-type="float" office:value="0.437137">
            <text:p>0.437137</text:p>
          </table:table-cell>
          <table:table-cell table:style-name="ce8" office:value-type="float" office:value="0.345144">
            <text:p>0.345144</text:p>
          </table:table-cell>
          <table:table-cell table:style-name="ce8" office:value-type="float" office:value="0.437523">
            <text:p>0.437523</text:p>
          </table:table-cell>
          <table:table-cell table:style-name="ce8" table:number-columns-repeated="5"/>
          <table:table-cell table:number-columns-repeated="2" table:style-name="ce8" office:value-type="float" office:value="0.18">
            <text:p>0.18</text:p>
          </table:table-cell>
          <table:table-cell table:style-name="ce8" table:number-columns-repeated="1010"/>
        </table:table-row>
        <table:table-row table:style-name="ro1">
          <table:table-cell office:value-type="string">
            <text:p>CI of average_CCC (size&gt;=1)0.348137</text:p>
          </table:table-cell>
          <table:table-cell table:number-columns-repeated="2"/>
          <table:table-cell office:value-type="float" office:value="0.348137">
            <text:p>0.348137</text:p>
          </table:table-cell>
          <table:table-cell office:value-type="float" office:value="0.361345">
            <text:p>0.361345</text:p>
          </table:table-cell>
          <table:table-cell office:value-type="float" office:value="0.362197">
            <text:p>0.362197</text:p>
          </table:table-cell>
          <table:table-cell office:value-type="float" office:value="0.369962">
            <text:p>0.369962</text:p>
          </table:table-cell>
          <table:table-cell table:number-columns-repeated="1017"/>
        </table:table-row>
        <table:table-row table:style-name="ro1">
          <table:table-cell office:value-type="string">
            <text:p>CI of average_OCC = 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Average of products of size and number of ICC in the network is 138.68</text:p>
          </table:table-cell>
          <table:table-cell table:number-columns-repeated="2"/>
          <table:table-cell office:value-type="float" office:value="138.68">
            <text:p>138.68</text:p>
          </table:table-cell>
          <table:table-cell office:value-type="float" office:value="138.36">
            <text:p>138.36</text:p>
          </table:table-cell>
          <table:table-cell office:value-type="float" office:value="143.58">
            <text:p>143.58</text:p>
          </table:table-cell>
          <table:table-cell office:value-type="float" office:value="142.34">
            <text:p>142.34</text:p>
          </table:table-cell>
          <table:table-cell table:number-columns-repeated="1017"/>
        </table:table-row>
        <table:table-row table:style-name="ro1">
          <table:table-cell office:value-type="string">
            <text:p>CI of products of size and number of ICC in the network is 2.58601</text:p>
          </table:table-cell>
          <table:table-cell table:number-columns-repeated="2"/>
          <table:table-cell office:value-type="float" office:value="2.58601">
            <text:p>2.58601</text:p>
          </table:table-cell>
          <table:table-cell office:value-type="float" office:value="2.52832">
            <text:p>2.52832</text:p>
          </table:table-cell>
          <table:table-cell office:value-type="float" office:value="1.98299">
            <text:p>1.98299</text:p>
          </table:table-cell>
          <table:table-cell office:value-type="float" office:value="1.97211">
            <text:p>1.97211</text:p>
          </table:table-cell>
          <table:table-cell table:number-columns-repeated="1017"/>
        </table:table-row>
        <table:table-row table:style-name="ro1">
          <table:table-cell office:value-type="string">
            <text:p>average number of neighbors over 50 runs =4.838</text:p>
          </table:table-cell>
          <table:table-cell table:number-columns-repeated="2"/>
          <table:table-cell table:number-columns-repeated="4" office:value-type="float" office:value="4.838">
            <text:p>4.838</text:p>
          </table:table-cell>
          <table:table-cell table:number-columns-repeated="1017"/>
        </table:table-row>
        <table:table-row table:style-name="ro1">
          <table:table-cell office:value-type="string">
            <text:p>average percentage of overlapping nodes is = 0.319</text:p>
          </table:table-cell>
          <table:table-cell table:number-columns-repeated="2"/>
          <table:table-cell table:number-columns-repeated="2" office:value-type="float" office:value="0.319">
            <text:p>0.319</text:p>
          </table:table-cell>
          <table:table-cell table:number-columns-repeated="2" office:value-type="float" office:value="0.293">
            <text:p>0.293</text:p>
          </table:table-cell>
          <table:table-cell table:number-columns-repeated="1017"/>
        </table:table-row>
        <table:table-row table:style-name="ro1">
          <table:table-cell office:value-type="string">
            <text:p>CI of percentage of overlapping nodes is 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7"/>
        </table:table-row>
        <table:table-row table:style-name="ro4">
          <table:table-cell office:value-type="string">
            <text:p>Average Number of claiming clusters is = 5.1678</text:p>
          </table:table-cell>
          <table:table-cell table:number-columns-repeated="2"/>
          <table:table-cell table:number-columns-repeated="2" office:value-type="float" office:value="2.06712">
            <text:p>2.06712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1017"/>
        </table:table-row>
        <table:table-row table:style-name="ro4">
          <table:table-cell office:value-type="string">
            <text:p>CI of average number of claiming clusters is 0.03043</text:p>
          </table:table-cell>
          <table:table-cell table:number-columns-repeated="2"/>
          <table:table-cell table:number-columns-repeated="2" office:value-type="float" office:value="0.03043">
            <text:p>0.03043</text:p>
          </table:table-cell>
          <table:table-cell office:value-type="string">
            <text:p>-nan</text:p>
          </table:table-cell>
          <table:table-cell office:value-type="string">
            <text:p>-n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47.94">
            <text:p>47.94</text:p>
          </table:table-cell>
          <table:table-cell office:value-type="float" office:value="0">
            <text:p>0</text:p>
          </table:table-cell>
          <table:table-cell office:value-type="float" office:value="53.78">
            <text:p>53.78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3"/>
          <table:table-cell table:formula="of:=[.D1]" office:value-type="string" office:string-value="ROSS">
            <text:p>ROSS</text:p>
          </table:table-cell>
          <table:table-cell table:formula="of:=[.E1]" office:value-type="string" office:string-value="ROSS-greedy">
            <text:p>ROSS-greedy</text:p>
          </table:table-cell>
          <table:table-cell table:formula="of:=[.F1]" office:value-type="string" office:string-value="ROSS-3">
            <text:p>ROSS-3</text:p>
          </table:table-cell>
          <table:table-cell table:formula="of:=[.G1]" office:value-type="string" office:string-value="ROSS-3-greedy">
            <text:p>ROSS-3-greed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2]" office:value-type="float" office:value="5.95428">
            <text:p>5.95428</text:p>
          </table:table-cell>
          <table:table-cell table:formula="of:=[.E2]" office:value-type="float" office:value="6.29364">
            <text:p>6.29364</text:p>
          </table:table-cell>
          <table:table-cell table:formula="of:=[.F2]" office:value-type="float" office:value="5.73614">
            <text:p>5.73614</text:p>
          </table:table-cell>
          <table:table-cell table:formula="of:=[.G2]" office:value-type="float" office:value="6.3535">
            <text:p>6.3535</text:p>
          </table:table-cell>
          <table:table-cell table:number-columns-repeated="1017"/>
        </table:table-row>
      </table:table>
      <table:table table:name="ross-basin-greedy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 office:value-type="float" office:value="11">
            <text:p>11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9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7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8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10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4"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table:number-columns-repeated="5" office:value-type="float" office:value="8">
            <text:p>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16">
            <text:p>16</text:p>
          </table:table-cell>
          <table:table-cell table:number-columns-repeated="6" office:value-type="float" office:value="20">
            <text:p>2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6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8">
            <text:p>8</text:p>
          </table:table-cell>
          <table:table-cell table:number-columns-repeated="7" office:value-type="float" office:value="15">
            <text:p>1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9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8">
            <text:p>8</text:p>
          </table:table-cell>
          <table:table-cell table:number-columns-repeated="8" office:value-type="float" office:value="10">
            <text:p>1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14">
            <text:p>14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5">
            <text:p>15</text:p>
          </table:table-cell>
          <table:table-cell table:number-columns-repeated="7"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9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8">
            <text:p>8</text:p>
          </table:table-cell>
          <table:table-cell table:number-columns-repeated="4" office:value-type="float" office:value="13">
            <text:p>13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table:number-columns-repeated="11"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11">
            <text:p>11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11"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3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  <table:table-cell table:number-columns-repeated="7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5" office:value-type="float" office:value="9">
            <text:p>9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11">
            <text:p>11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2"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4" office:value-type="float" office:value="7">
            <text:p>7</text:p>
          </table:table-cell>
          <table:table-cell table:number-columns-repeated="8"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0.72">
            <text:p>0.72</text:p>
          </table:table-cell>
          <table:table-cell table:formula="of:=AVERAGE([.B1:.B50])" office:value-type="float" office:value="0.86">
            <text:p>0.86</text:p>
          </table:table-cell>
          <table:table-cell table:formula="of:=AVERAGE([.C1:.C50])" office:value-type="float" office:value="1.12">
            <text:p>1.12</text:p>
          </table:table-cell>
          <table:table-cell table:formula="of:=AVERAGE([.D1:.D50])" office:value-type="float" office:value="1.42">
            <text:p>1.42</text:p>
          </table:table-cell>
          <table:table-cell table:formula="of:=AVERAGE([.E1:.E50])" office:value-type="float" office:value="2.04">
            <text:p>2.04</text:p>
          </table:table-cell>
          <table:table-cell table:formula="of:=AVERAGE([.F1:.F50])" office:value-type="float" office:value="2.86">
            <text:p>2.86</text:p>
          </table:table-cell>
          <table:table-cell table:formula="of:=AVERAGE([.G1:.G50])" office:value-type="float" office:value="3.7">
            <text:p>3.7</text:p>
          </table:table-cell>
          <table:table-cell table:formula="of:=AVERAGE([.H1:.H50])" office:value-type="float" office:value="5.6">
            <text:p>5.6</text:p>
          </table:table-cell>
          <table:table-cell table:formula="of:=AVERAGE([.I1:.I50])" office:value-type="float" office:value="7.6">
            <text:p>7.6</text:p>
          </table:table-cell>
          <table:table-cell table:formula="of:=AVERAGE([.J1:.J50])" office:value-type="float" office:value="8.24">
            <text:p>8.24</text:p>
          </table:table-cell>
          <table:table-cell table:formula="of:=AVERAGE([.K1:.K50])" office:value-type="float" office:value="9.32">
            <text:p>9.32</text:p>
          </table:table-cell>
          <table:table-cell table:formula="of:=AVERAGE([.L1:.L50])" office:value-type="float" office:value="10.46">
            <text:p>10.46</text:p>
          </table:table-cell>
          <table:table-cell table:formula="of:=AVERAGE([.M1:.M50])" office:value-type="float" office:value="10.98">
            <text:p>10.98</text:p>
          </table:table-cell>
          <table:table-cell table:formula="of:=AVERAGE([.N1:.N50])" office:value-type="float" office:value="11.96">
            <text:p>11.96</text:p>
          </table:table-cell>
          <table:table-cell table:formula="of:=AVERAGE([.O1:.O50])" office:value-type="float" office:value="13.54">
            <text:p>13.54</text:p>
          </table:table-cell>
          <table:table-cell table:formula="of:=AVERAGE([.P1:.P50])" office:value-type="float" office:value="14.18">
            <text:p>14.18</text:p>
          </table:table-cell>
          <table:table-cell table:formula="of:=AVERAGE([.Q1:.Q50])" office:value-type="float" office:value="15.02">
            <text:p>15.02</text:p>
          </table:table-cell>
          <table:table-cell table:formula="of:=AVERAGE([.R1:.R50])" office:value-type="float" office:value="15.6">
            <text:p>15.6</text:p>
          </table:table-cell>
          <table:table-cell table:formula="of:=AVERAGE([.S1:.S50])" office:value-type="float" office:value="15.88">
            <text:p>15.88</text:p>
          </table:table-cell>
          <table:table-cell table:formula="of:=AVERAGE([.T1:.T50])" office:value-type="float" office:value="16.34">
            <text:p>16.34</text:p>
          </table:table-cell>
        </table:table-row>
        <table:table-row table:style-name="ro1">
          <table:table-cell table:style-name="ce2" table:formula="of:=AVERAGE([.A1:.A50])" office:value-type="float" office:value="0.72">
            <text:p>0.72</text:p>
          </table:table-cell>
          <table:table-cell table:style-name="ce2" table:formula="of:=AVERAGE([.B1:.B50])" office:value-type="float" office:value="0.86">
            <text:p>0.86</text:p>
          </table:table-cell>
          <table:table-cell table:style-name="ce2" table:formula="of:=AVERAGE([.C1:.C50])" office:value-type="float" office:value="1.12">
            <text:p>1.12</text:p>
          </table:table-cell>
          <table:table-cell table:style-name="ce2" table:formula="of:=AVERAGE([.D1:.D50])" office:value-type="float" office:value="1.42">
            <text:p>1.42</text:p>
          </table:table-cell>
          <table:table-cell table:style-name="ce2" table:formula="of:=AVERAGE([.E1:.E50])" office:value-type="float" office:value="2.04">
            <text:p>2.04</text:p>
          </table:table-cell>
          <table:table-cell table:style-name="ce2" table:formula="of:=AVERAGE([.F1:.F50])" office:value-type="float" office:value="2.86">
            <text:p>2.86</text:p>
          </table:table-cell>
          <table:table-cell table:style-name="ce2" table:formula="of:=AVERAGE([.G1:.G50])" office:value-type="float" office:value="3.7">
            <text:p>3.7</text:p>
          </table:table-cell>
          <table:table-cell table:style-name="ce2" table:formula="of:=AVERAGE([.H1:.H50])" office:value-type="float" office:value="5.6">
            <text:p>5.6</text:p>
          </table:table-cell>
          <table:table-cell table:style-name="ce2" table:formula="of:=AVERAGE([.I1:.I50])" office:value-type="float" office:value="7.6">
            <text:p>7.6</text:p>
          </table:table-cell>
          <table:table-cell table:style-name="ce2" table:formula="of:=AVERAGE([.J1:.J50])" office:value-type="float" office:value="8.24">
            <text:p>8.24</text:p>
          </table:table-cell>
          <table:table-cell table:style-name="ce2" table:formula="of:=AVERAGE([.K1:.K50])" office:value-type="float" office:value="9.32">
            <text:p>9.32</text:p>
          </table:table-cell>
          <table:table-cell table:style-name="ce2" table:formula="of:=AVERAGE([.L1:.L50])" office:value-type="float" office:value="10.46">
            <text:p>10.46</text:p>
          </table:table-cell>
          <table:table-cell table:style-name="ce2" table:formula="of:=AVERAGE([.M1:.M50])" office:value-type="float" office:value="10.98">
            <text:p>10.98</text:p>
          </table:table-cell>
          <table:table-cell table:style-name="ce2" table:formula="of:=AVERAGE([.N1:.N50])" office:value-type="float" office:value="11.96">
            <text:p>11.96</text:p>
          </table:table-cell>
          <table:table-cell table:style-name="ce2" table:formula="of:=AVERAGE([.O1:.O50])" office:value-type="float" office:value="13.54">
            <text:p>13.54</text:p>
          </table:table-cell>
          <table:table-cell table:style-name="ce2" table:formula="of:=AVERAGE([.P1:.P50])" office:value-type="float" office:value="14.18">
            <text:p>14.18</text:p>
          </table:table-cell>
          <table:table-cell table:style-name="ce2" table:formula="of:=AVERAGE([.Q1:.Q50])" office:value-type="float" office:value="15.02">
            <text:p>15.02</text:p>
          </table:table-cell>
          <table:table-cell table:style-name="ce2" table:formula="of:=AVERAGE([.R1:.R50])" office:value-type="float" office:value="15.6">
            <text:p>15.6</text:p>
          </table:table-cell>
          <table:table-cell table:style-name="ce2" table:formula="of:=AVERAGE([.S1:.S50])" office:value-type="float" office:value="15.88">
            <text:p>15.88</text:p>
          </table:table-cell>
          <table:table-cell table:style-name="ce2" table:formula="of:=AVERAGE([.T1:.T50])" office:value-type="float" office:value="16.34">
            <text:p>16.34</text:p>
          </table:table-cell>
        </table:table-row>
        <table:table-row table:style-name="ro1">
          <table:table-cell table:style-name="ce2" table:formula="of:=STDEVP([.A1:.A49])" office:value-type="float" office:value="0.70578026390982">
            <text:p>0.7057802639</text:p>
          </table:table-cell>
          <table:table-cell table:style-name="ce2" table:formula="of:=STDEVP([.B1:.B49])" office:value-type="float" office:value="1.36047618877543">
            <text:p>1.3604761888</text:p>
          </table:table-cell>
          <table:table-cell table:style-name="ce2" table:formula="of:=STDEVP([.C1:.C49])" office:value-type="float" office:value="1.63188757564929">
            <text:p>1.6318875756</text:p>
          </table:table-cell>
          <table:table-cell table:style-name="ce2" table:formula="of:=STDEVP([.D1:.D49])" office:value-type="float" office:value="1.91576027799205">
            <text:p>1.915760278</text:p>
          </table:table-cell>
          <table:table-cell table:style-name="ce2" table:formula="of:=STDEVP([.E1:.E49])" office:value-type="float" office:value="2.36435419558543">
            <text:p>2.3643541956</text:p>
          </table:table-cell>
          <table:table-cell table:style-name="ce2" table:formula="of:=STDEVP([.F1:.F49])" office:value-type="float" office:value="2.80402519029432">
            <text:p>2.8040251903</text:p>
          </table:table-cell>
          <table:table-cell table:style-name="ce2" table:formula="of:=STDEVP([.G1:.G49])" office:value-type="float" office:value="3.52701243873958">
            <text:p>3.5270124387</text:p>
          </table:table-cell>
          <table:table-cell table:style-name="ce2" table:formula="of:=STDEVP([.H1:.H49])" office:value-type="float" office:value="4.432660578037">
            <text:p>4.432660578</text:p>
          </table:table-cell>
          <table:table-cell table:style-name="ce2" table:formula="of:=STDEVP([.I1:.I49])" office:value-type="float" office:value="4.19426235882949">
            <text:p>4.1942623588</text:p>
          </table:table-cell>
          <table:table-cell table:style-name="ce2" table:formula="of:=STDEVP([.J1:.J49])" office:value-type="float" office:value="4.1367704356963">
            <text:p>4.1367704357</text:p>
          </table:table-cell>
          <table:table-cell table:style-name="ce2" table:formula="of:=STDEVP([.K1:.K49])" office:value-type="float" office:value="4.25890546014474">
            <text:p>4.2589054601</text:p>
          </table:table-cell>
          <table:table-cell table:style-name="ce2" table:formula="of:=STDEVP([.L1:.L49])" office:value-type="float" office:value="4.26691698904727">
            <text:p>4.266916989</text:p>
          </table:table-cell>
          <table:table-cell table:style-name="ce2" table:formula="of:=STDEVP([.M1:.M49])" office:value-type="float" office:value="4.37287462505661">
            <text:p>4.3728746251</text:p>
          </table:table-cell>
          <table:table-cell table:style-name="ce2" table:formula="of:=STDEVP([.N1:.N49])" office:value-type="float" office:value="4.04483411881497">
            <text:p>4.0448341188</text:p>
          </table:table-cell>
          <table:table-cell table:style-name="ce2" table:formula="of:=STDEVP([.O1:.O49])" office:value-type="float" office:value="3.98006276648449">
            <text:p>3.9800627665</text:p>
          </table:table-cell>
          <table:table-cell table:style-name="ce2" table:formula="of:=STDEVP([.P1:.P49])" office:value-type="float" office:value="3.87368228055196">
            <text:p>3.8736822806</text:p>
          </table:table-cell>
          <table:table-cell table:style-name="ce2" table:formula="of:=STDEVP([.Q1:.Q49])" office:value-type="float" office:value="3.83586616309248">
            <text:p>3.8358661631</text:p>
          </table:table-cell>
          <table:table-cell table:style-name="ce2" table:formula="of:=STDEVP([.R1:.R49])" office:value-type="float" office:value="3.60907274529063">
            <text:p>3.6090727453</text:p>
          </table:table-cell>
          <table:table-cell table:style-name="ce2" table:formula="of:=STDEVP([.S1:.S49])" office:value-type="float" office:value="3.42844994925704">
            <text:p>3.4284499493</text:p>
          </table:table-cell>
          <table:table-cell table:style-name="ce2" table:formula="of:=STDEVP([.T1:.T49])" office:value-type="float" office:value="3.10874677948239">
            <text:p>3.1087467795</text:p>
          </table:table-cell>
        </table:table-row>
        <table:table-row table:style-name="ro1">
          <table:table-cell table:style-name="ce2" table:formula="of:=CONFIDENCE(0.05; [.A53]; 49)" office:value-type="float" office:value="0.197614842608917">
            <text:p>0.1976148426</text:p>
          </table:table-cell>
          <table:table-cell table:style-name="ce2" table:formula="of:=CONFIDENCE(0.05; [.B53]; 49)" office:value-type="float" office:value="0.380926333117735">
            <text:p>0.3809263331</text:p>
          </table:table-cell>
          <table:table-cell table:style-name="ce2" table:formula="of:=CONFIDENCE(0.05; [.C53]; 49)" office:value-type="float" office:value="0.456920125012999">
            <text:p>0.456920125</text:p>
          </table:table-cell>
          <table:table-cell table:style-name="ce2" table:formula="of:=CONFIDENCE(0.05; [.D53]; 49)" office:value-type="float" office:value="0.536403021125267">
            <text:p>0.5364030211</text:p>
          </table:table-cell>
          <table:table-cell table:style-name="ce2" table:formula="of:=CONFIDENCE(0.05; [.E53]; 49)" office:value-type="float" office:value="0.66200701000623">
            <text:p>0.66200701</text:p>
          </table:table-cell>
          <table:table-cell table:style-name="ce2" table:formula="of:=CONFIDENCE(0.05; [.F53]; 49)" office:value-type="float" office:value="0.785112626388562">
            <text:p>0.7851126264</text:p>
          </table:table-cell>
          <table:table-cell table:style-name="ce2" table:formula="of:=CONFIDENCE(0.05; [.G53]; 49)" office:value-type="float" office:value="0.987545336136338">
            <text:p>0.9875453361</text:p>
          </table:table-cell>
          <table:table-cell table:style-name="ce2" table:formula="of:=CONFIDENCE(0.05; [.H53]; 49)" office:value-type="float" office:value="1.24112215552043">
            <text:p>1.2411221555</text:p>
          </table:table-cell>
          <table:table-cell table:style-name="ce2" table:formula="of:=CONFIDENCE(0.05; [.I53]; 49)" office:value-type="float" office:value="1.17437188071683">
            <text:p>1.1743718807</text:p>
          </table:table-cell>
          <table:table-cell table:style-name="ce2" table:formula="of:=CONFIDENCE(0.05; [.J53]; 49)" office:value-type="float" office:value="1.15827443803926">
            <text:p>1.158274438</text:p>
          </table:table-cell>
          <table:table-cell table:style-name="ce2" table:formula="of:=CONFIDENCE(0.05; [.K53]; 49)" office:value-type="float" office:value="1.1924716164921">
            <text:p>1.1924716165</text:p>
          </table:table-cell>
          <table:table-cell table:style-name="ce2" table:formula="of:=CONFIDENCE(0.05; [.L53]; 49)" office:value-type="float" office:value="1.19471480336496">
            <text:p>1.1947148034</text:p>
          </table:table-cell>
          <table:table-cell table:style-name="ce2" table:formula="of:=CONFIDENCE(0.05; [.M53]; 49)" office:value-type="float" office:value="1.22438239628858">
            <text:p>1.2243823963</text:p>
          </table:table-cell>
          <table:table-cell table:style-name="ce2" table:formula="of:=CONFIDENCE(0.05; [.N53]; 49)" office:value-type="float" office:value="1.13253274233088">
            <text:p>1.1325327423</text:p>
          </table:table-cell>
          <table:table-cell table:style-name="ce2" table:formula="of:=CONFIDENCE(0.05; [.O53]; 49)" office:value-type="float" office:value="1.11439709693121">
            <text:p>1.1143970969</text:p>
          </table:table-cell>
          <table:table-cell table:style-name="ce2" table:formula="of:=CONFIDENCE(0.05; [.P53]; 49)" office:value-type="float" office:value="1.08461110820469">
            <text:p>1.0846111082</text:p>
          </table:table-cell>
          <table:table-cell table:style-name="ce2" table:formula="of:=CONFIDENCE(0.05; [.Q53]; 49)" office:value-type="float" office:value="1.07402278988244">
            <text:p>1.0740227899</text:p>
          </table:table-cell>
          <table:table-cell table:style-name="ce2" table:formula="of:=CONFIDENCE(0.05; [.R53]; 49)" office:value-type="float" office:value="1.01052179976496">
            <text:p>1.0105217998</text:p>
          </table:table-cell>
          <table:table-cell table:style-name="ce2" table:formula="of:=CONFIDENCE(0.05; [.S53]; 49)" office:value-type="float" office:value="0.95994834619171">
            <text:p>0.9599483462</text:p>
          </table:table-cell>
          <table:table-cell table:style-name="ce2" table:formula="of:=CONFIDENCE(0.05; [.T53]; 49)" office:value-type="float" office:value="0.870433103548622">
            <text:p>0.8704331035</text:p>
          </table:table-cell>
        </table:table-row>
      </table:table>
      <table:table table:name="ross-basin-3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10">
            <text:p>10</text:p>
          </table:table-cell>
          <table:table-cell table:number-columns-repeated="8"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9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7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3">
            <text:p>13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5"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13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11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10"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4" office:value-type="float" office:value="16">
            <text:p>16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10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7" office:value-type="float" office:value="11">
            <text:p>11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7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9">
            <text:p>9</text:p>
          </table:table-cell>
          <table:table-cell table:number-columns-repeated="8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5">
            <text:p>15</text:p>
          </table:table-cell>
          <table:table-cell table:number-columns-repeated="7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table:number-columns-repeated="8"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13">
            <text:p>13</text:p>
          </table:table-cell>
          <table:table-cell table:number-columns-repeated="12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2">
            <text:p>12</text:p>
          </table:table-cell>
          <table:table-cell table:number-columns-repeated="5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3"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9">
            <text:p>9</text:p>
          </table:table-cell>
          <table:table-cell table:number-columns-repeated="6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table:number-columns-repeated="5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9" office:value-type="float" office:value="16">
            <text:p>16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5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8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3">
            <text:p>13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5" office:value-type="float" office:value="11">
            <text:p>11</text:p>
          </table:table-cell>
          <table:table-cell table:number-columns-repeated="4" office:value-type="float" office:value="17">
            <text:p>17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2"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table:number-columns-repeated="4" office:value-type="float" office:value="6">
            <text:p>6</text:p>
          </table:table-cell>
          <table:table-cell table:number-columns-repeated="8"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1.64">
            <text:p>1.64</text:p>
          </table:table-cell>
          <table:table-cell table:formula="of:=AVERAGE([.B1:.B50])" office:value-type="float" office:value="1.64">
            <text:p>1.64</text:p>
          </table:table-cell>
          <table:table-cell table:formula="of:=AVERAGE([.C1:.C50])" office:value-type="float" office:value="1.72">
            <text:p>1.72</text:p>
          </table:table-cell>
          <table:table-cell table:formula="of:=AVERAGE([.D1:.D50])" office:value-type="float" office:value="1.98">
            <text:p>1.98</text:p>
          </table:table-cell>
          <table:table-cell table:formula="of:=AVERAGE([.E1:.E50])" office:value-type="float" office:value="2.5">
            <text:p>2.5</text:p>
          </table:table-cell>
          <table:table-cell table:formula="of:=AVERAGE([.F1:.F50])" office:value-type="float" office:value="3.26">
            <text:p>3.26</text:p>
          </table:table-cell>
          <table:table-cell table:formula="of:=AVERAGE([.G1:.G50])" office:value-type="float" office:value="4.02">
            <text:p>4.02</text:p>
          </table:table-cell>
          <table:table-cell table:formula="of:=AVERAGE([.H1:.H50])" office:value-type="float" office:value="5.3">
            <text:p>5.3</text:p>
          </table:table-cell>
          <table:table-cell table:formula="of:=AVERAGE([.I1:.I50])" office:value-type="float" office:value="6.96">
            <text:p>6.96</text:p>
          </table:table-cell>
          <table:table-cell table:formula="of:=AVERAGE([.J1:.J50])" office:value-type="float" office:value="7.26">
            <text:p>7.26</text:p>
          </table:table-cell>
          <table:table-cell table:formula="of:=AVERAGE([.K1:.K50])" office:value-type="float" office:value="8.2">
            <text:p>8.2</text:p>
          </table:table-cell>
          <table:table-cell table:formula="of:=AVERAGE([.L1:.L50])" office:value-type="float" office:value="9.5">
            <text:p>9.5</text:p>
          </table:table-cell>
          <table:table-cell table:formula="of:=AVERAGE([.M1:.M50])" office:value-type="float" office:value="10.12">
            <text:p>10.12</text:p>
          </table:table-cell>
          <table:table-cell table:formula="of:=AVERAGE([.N1:.N50])" office:value-type="float" office:value="11.1">
            <text:p>11.1</text:p>
          </table:table-cell>
          <table:table-cell table:formula="of:=AVERAGE([.O1:.O50])" office:value-type="float" office:value="12.74">
            <text:p>12.74</text:p>
          </table:table-cell>
          <table:table-cell table:formula="of:=AVERAGE([.P1:.P50])" office:value-type="float" office:value="13.4">
            <text:p>13.4</text:p>
          </table:table-cell>
          <table:table-cell table:formula="of:=AVERAGE([.Q1:.Q50])" office:value-type="float" office:value="14.26">
            <text:p>14.26</text:p>
          </table:table-cell>
          <table:table-cell table:formula="of:=AVERAGE([.R1:.R50])" office:value-type="float" office:value="15.1">
            <text:p>15.1</text:p>
          </table:table-cell>
          <table:table-cell table:formula="of:=AVERAGE([.S1:.S50])" office:value-type="float" office:value="15.58">
            <text:p>15.58</text:p>
          </table:table-cell>
          <table:table-cell table:formula="of:=AVERAGE([.T1:.T50])" office:value-type="float" office:value="16.08">
            <text:p>16.08</text:p>
          </table:table-cell>
        </table:table-row>
        <table:table-row table:style-name="ro1">
          <table:table-cell table:style-name="ce2" table:formula="of:=AVERAGE([.A1:.A50])" office:value-type="float" office:value="1.64">
            <text:p>1.64</text:p>
          </table:table-cell>
          <table:table-cell table:style-name="ce2" table:formula="of:=AVERAGE([.B1:.B50])" office:value-type="float" office:value="1.64">
            <text:p>1.64</text:p>
          </table:table-cell>
          <table:table-cell table:style-name="ce2" table:formula="of:=AVERAGE([.C1:.C50])" office:value-type="float" office:value="1.72">
            <text:p>1.72</text:p>
          </table:table-cell>
          <table:table-cell table:style-name="ce2" table:formula="of:=AVERAGE([.D1:.D50])" office:value-type="float" office:value="1.98">
            <text:p>1.98</text:p>
          </table:table-cell>
          <table:table-cell table:style-name="ce2" table:formula="of:=AVERAGE([.E1:.E50])" office:value-type="float" office:value="2.5">
            <text:p>2.5</text:p>
          </table:table-cell>
          <table:table-cell table:style-name="ce2" table:formula="of:=AVERAGE([.F1:.F50])" office:value-type="float" office:value="3.26">
            <text:p>3.26</text:p>
          </table:table-cell>
          <table:table-cell table:style-name="ce2" table:formula="of:=AVERAGE([.G1:.G50])" office:value-type="float" office:value="4.02">
            <text:p>4.02</text:p>
          </table:table-cell>
          <table:table-cell table:style-name="ce2" table:formula="of:=AVERAGE([.H1:.H50])" office:value-type="float" office:value="5.3">
            <text:p>5.3</text:p>
          </table:table-cell>
          <table:table-cell table:style-name="ce2" table:formula="of:=AVERAGE([.I1:.I50])" office:value-type="float" office:value="6.96">
            <text:p>6.96</text:p>
          </table:table-cell>
          <table:table-cell table:style-name="ce2" table:formula="of:=AVERAGE([.J1:.J50])" office:value-type="float" office:value="7.26">
            <text:p>7.26</text:p>
          </table:table-cell>
          <table:table-cell table:style-name="ce2" table:formula="of:=AVERAGE([.K1:.K50])" office:value-type="float" office:value="8.2">
            <text:p>8.2</text:p>
          </table:table-cell>
          <table:table-cell table:style-name="ce2" table:formula="of:=AVERAGE([.L1:.L50])" office:value-type="float" office:value="9.5">
            <text:p>9.5</text:p>
          </table:table-cell>
          <table:table-cell table:style-name="ce2" table:formula="of:=AVERAGE([.M1:.M50])" office:value-type="float" office:value="10.12">
            <text:p>10.12</text:p>
          </table:table-cell>
          <table:table-cell table:style-name="ce2" table:formula="of:=AVERAGE([.N1:.N50])" office:value-type="float" office:value="11.1">
            <text:p>11.1</text:p>
          </table:table-cell>
          <table:table-cell table:style-name="ce2" table:formula="of:=AVERAGE([.O1:.O50])" office:value-type="float" office:value="12.74">
            <text:p>12.74</text:p>
          </table:table-cell>
          <table:table-cell table:style-name="ce2" table:formula="of:=AVERAGE([.P1:.P50])" office:value-type="float" office:value="13.4">
            <text:p>13.4</text:p>
          </table:table-cell>
          <table:table-cell table:style-name="ce2" table:formula="of:=AVERAGE([.Q1:.Q50])" office:value-type="float" office:value="14.26">
            <text:p>14.26</text:p>
          </table:table-cell>
          <table:table-cell table:style-name="ce2" table:formula="of:=AVERAGE([.R1:.R50])" office:value-type="float" office:value="15.1">
            <text:p>15.1</text:p>
          </table:table-cell>
          <table:table-cell table:style-name="ce2" table:formula="of:=AVERAGE([.S1:.S50])" office:value-type="float" office:value="15.58">
            <text:p>15.58</text:p>
          </table:table-cell>
          <table:table-cell table:style-name="ce2" table:formula="of:=AVERAGE([.T1:.T50])" office:value-type="float" office:value="16.08">
            <text:p>16.08</text:p>
          </table:table-cell>
        </table:table-row>
        <table:table-row table:style-name="ro1">
          <table:table-cell table:style-name="ce2" table:formula="of:=STDEVP([.A1:.A49])" office:value-type="float" office:value="1.24037317543043">
            <text:p>1.2403731754</text:p>
          </table:table-cell>
          <table:table-cell table:style-name="ce2" table:formula="of:=STDEVP([.B1:.B49])" office:value-type="float" office:value="1.24037317543043">
            <text:p>1.2403731754</text:p>
          </table:table-cell>
          <table:table-cell table:style-name="ce2" table:formula="of:=STDEVP([.C1:.C49])" office:value-type="float" office:value="1.32480264221367">
            <text:p>1.3248026422</text:p>
          </table:table-cell>
          <table:table-cell table:style-name="ce2" table:formula="of:=STDEVP([.D1:.D49])" office:value-type="float" office:value="1.63494736754039">
            <text:p>1.6349473675</text:p>
          </table:table-cell>
          <table:table-cell table:style-name="ce2" table:formula="of:=STDEVP([.E1:.E49])" office:value-type="float" office:value="1.93909771758689">
            <text:p>1.9390977176</text:p>
          </table:table-cell>
          <table:table-cell table:style-name="ce2" table:formula="of:=STDEVP([.F1:.F49])" office:value-type="float" office:value="2.64189171555813">
            <text:p>2.6418917156</text:p>
          </table:table-cell>
          <table:table-cell table:style-name="ce2" table:formula="of:=STDEVP([.G1:.G49])" office:value-type="float" office:value="3.22242248376746">
            <text:p>3.2224224838</text:p>
          </table:table-cell>
          <table:table-cell table:style-name="ce2" table:formula="of:=STDEVP([.H1:.H49])" office:value-type="float" office:value="3.49164529109375">
            <text:p>3.4916452911</text:p>
          </table:table-cell>
          <table:table-cell table:style-name="ce2" table:formula="of:=STDEVP([.I1:.I49])" office:value-type="float" office:value="3.85449644663773">
            <text:p>3.8544964466</text:p>
          </table:table-cell>
          <table:table-cell table:style-name="ce2" table:formula="of:=STDEVP([.J1:.J49])" office:value-type="float" office:value="3.75909282169902">
            <text:p>3.7590928217</text:p>
          </table:table-cell>
          <table:table-cell table:style-name="ce2" table:formula="of:=STDEVP([.K1:.K49])" office:value-type="float" office:value="3.8611899726636">
            <text:p>3.8611899727</text:p>
          </table:table-cell>
          <table:table-cell table:style-name="ce2" table:formula="of:=STDEVP([.L1:.L49])" office:value-type="float" office:value="3.96475517930427">
            <text:p>3.9647551793</text:p>
          </table:table-cell>
          <table:table-cell table:style-name="ce2" table:formula="of:=STDEVP([.M1:.M49])" office:value-type="float" office:value="4.27140468220744">
            <text:p>4.2714046822</text:p>
          </table:table-cell>
          <table:table-cell table:style-name="ce2" table:formula="of:=STDEVP([.N1:.N49])" office:value-type="float" office:value="4.06322379256974">
            <text:p>4.0632237926</text:p>
          </table:table-cell>
          <table:table-cell table:style-name="ce2" table:formula="of:=STDEVP([.O1:.O49])" office:value-type="float" office:value="3.82901959867628">
            <text:p>3.8290195987</text:p>
          </table:table-cell>
          <table:table-cell table:style-name="ce2" table:formula="of:=STDEVP([.P1:.P49])" office:value-type="float" office:value="3.92112997848897">
            <text:p>3.9211299785</text:p>
          </table:table-cell>
          <table:table-cell table:style-name="ce2" table:formula="of:=STDEVP([.Q1:.Q49])" office:value-type="float" office:value="3.951391448255">
            <text:p>3.9513914483</text:p>
          </table:table-cell>
          <table:table-cell table:style-name="ce2" table:formula="of:=STDEVP([.R1:.R49])" office:value-type="float" office:value="3.53962515987025">
            <text:p>3.5396251599</text:p>
          </table:table-cell>
          <table:table-cell table:style-name="ce2" table:formula="of:=STDEVP([.S1:.S49])" office:value-type="float" office:value="3.35091849008552">
            <text:p>3.3509184901</text:p>
          </table:table-cell>
          <table:table-cell table:style-name="ce2" table:formula="of:=STDEVP([.T1:.T49])" office:value-type="float" office:value="2.95545155222531">
            <text:p>2.9554515522</text:p>
          </table:table-cell>
        </table:table-row>
        <table:table-row table:style-name="ro1">
          <table:table-cell table:style-name="ce2" table:formula="of:=CONFIDENCE(0.05; [.A53]; 49)" office:value-type="float" office:value="0.347298107319032">
            <text:p>0.3472981073</text:p>
          </table:table-cell>
          <table:table-cell table:style-name="ce2" table:formula="of:=CONFIDENCE(0.05; [.B53]; 49)" office:value-type="float" office:value="0.347298107319032">
            <text:p>0.3472981073</text:p>
          </table:table-cell>
          <table:table-cell table:style-name="ce2" table:formula="of:=CONFIDENCE(0.05; [.C53]; 49)" office:value-type="float" office:value="0.370937923623186">
            <text:p>0.3709379236</text:p>
          </table:table-cell>
          <table:table-cell table:style-name="ce2" table:formula="of:=CONFIDENCE(0.05; [.D53]; 49)" office:value-type="float" office:value="0.457776850999675">
            <text:p>0.457776851</text:p>
          </table:table-cell>
          <table:table-cell table:style-name="ce2" table:formula="of:=CONFIDENCE(0.05; [.E53]; 49)" office:value-type="float" office:value="0.542937384139161">
            <text:p>0.5429373841</text:p>
          </table:table-cell>
          <table:table-cell table:style-name="ce2" table:formula="of:=CONFIDENCE(0.05; [.F53]; 49)" office:value-type="float" office:value="0.739716087649811">
            <text:p>0.7397160876</text:p>
          </table:table-cell>
          <table:table-cell table:style-name="ce2" table:formula="of:=CONFIDENCE(0.05; [.G53]; 49)" office:value-type="float" office:value="0.902261715879475">
            <text:p>0.9022617159</text:p>
          </table:table-cell>
          <table:table-cell table:style-name="ce2" table:formula="of:=CONFIDENCE(0.05; [.H53]; 49)" office:value-type="float" office:value="0.977642716761803">
            <text:p>0.9776427168</text:p>
          </table:table-cell>
          <table:table-cell table:style-name="ce2" table:formula="of:=CONFIDENCE(0.05; [.I53]; 49)" office:value-type="float" office:value="1.07923917342108">
            <text:p>1.0792391734</text:p>
          </table:table-cell>
          <table:table-cell table:style-name="ce2" table:formula="of:=CONFIDENCE(0.05; [.J53]; 49)" office:value-type="float" office:value="1.05252664929616">
            <text:p>1.0525266493</text:p>
          </table:table-cell>
          <table:table-cell table:style-name="ce2" table:formula="of:=CONFIDENCE(0.05; [.K53]; 49)" office:value-type="float" office:value="1.08111332626969">
            <text:p>1.0811133263</text:p>
          </table:table-cell>
          <table:table-cell table:style-name="ce2" table:formula="of:=CONFIDENCE(0.05; [.L53]; 49)" office:value-type="float" office:value="1.11011105127929">
            <text:p>1.1101110513</text:p>
          </table:table-cell>
          <table:table-cell table:style-name="ce2" table:formula="of:=CONFIDENCE(0.05; [.M53]; 49)" office:value-type="float" office:value="1.19597133436033">
            <text:p>1.1959713344</text:p>
          </table:table-cell>
          <table:table-cell table:style-name="ce2" table:formula="of:=CONFIDENCE(0.05; [.N53]; 49)" office:value-type="float" office:value="1.13768175636613">
            <text:p>1.1376817564</text:p>
          </table:table-cell>
          <table:table-cell table:style-name="ce2" table:formula="of:=CONFIDENCE(0.05; [.O53]; 49)" office:value-type="float" office:value="1.07210578707193">
            <text:p>1.0721057871</text:p>
          </table:table-cell>
          <table:table-cell table:style-name="ce2" table:formula="of:=CONFIDENCE(0.05; [.P53]; 49)" office:value-type="float" office:value="1.09789621950553">
            <text:p>1.0978962195</text:p>
          </table:table-cell>
          <table:table-cell table:style-name="ce2" table:formula="of:=CONFIDENCE(0.05; [.Q53]; 49)" office:value-type="float" office:value="1.10636927534277">
            <text:p>1.1063692753</text:p>
          </table:table-cell>
          <table:table-cell table:style-name="ce2" table:formula="of:=CONFIDENCE(0.05; [.R53]; 49)" office:value-type="float" office:value="0.991076833159646">
            <text:p>0.9910768332</text:p>
          </table:table-cell>
          <table:table-cell table:style-name="ce2" table:formula="of:=CONFIDENCE(0.05; [.S53]; 49)" office:value-type="float" office:value="0.938239936528136">
            <text:p>0.9382399365</text:p>
          </table:table-cell>
          <table:table-cell table:style-name="ce2" table:formula="of:=CONFIDENCE(0.05; [.T53]; 49)" office:value-type="float" office:value="0.827511228630659">
            <text:p>0.8275112286</text:p>
          </table:table-cell>
        </table:table-row>
      </table:table>
      <table:table table:name="ross-basin-3-greedy" table:style-name="ta1">
        <table:table-column table:style-name="co1" table:number-columns-repeated="20" table:default-cell-style-name="Default"/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11">
            <text:p>11</text:p>
          </table:table-cell>
          <table:table-cell table:number-columns-repeated="8"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7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7" office:value-type="float" office:value="15">
            <text:p>1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5" office:value-type="float" office:value="16">
            <text:p>16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5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6" office:value-type="float" office:value="16">
            <text:p>1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6" office:value-type="float" office:value="12">
            <text:p>12</text:p>
          </table:table-cell>
        </table:table-row>
        <table:table-row table:style-name="ro1">
          <table:table-cell table:number-columns-repeated="13" office:value-type="float" office:value="2">
            <text:p>2</text:p>
          </table:table-cell>
          <table:table-cell table:number-columns-repeated="4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11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9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7">
            <text:p>17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8">
            <text:p>8</text:p>
          </table:table-cell>
          <table:table-cell table:number-columns-repeated="8" office:value-type="float" office:value="10">
            <text:p>1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table:number-columns-repeated="5"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8"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12">
            <text:p>12</text:p>
          </table:table-cell>
          <table:table-cell table:number-columns-repeated="5" office:value-type="float" office:value="17">
            <text:p>17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10"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2">
            <text:p>12</text:p>
          </table:table-cell>
          <table:table-cell table:number-columns-repeated="5"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7" office:value-type="float" office:value="7">
            <text:p>7</text:p>
          </table:table-cell>
          <table:table-cell table:number-columns-repeated="6" office:value-type="float" office:value="12">
            <text:p>12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5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17">
            <text:p>17</text:p>
          </table:table-cell>
        </table:table-row>
        <table:table-row table:style-name="ro1">
          <table:table-cell table:number-columns-repeated="9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11">
            <text:p>1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5" office:value-type="float" office:value="11">
            <text:p>11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 table:number-columns-repeated="8"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7"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number-columns-repeated="9"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5" office:value-type="float" office:value="11">
            <text:p>11</text:p>
          </table:table-cell>
          <table:table-cell table:number-columns-repeated="9" office:value-type="float" office:value="15">
            <text:p>15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10">
            <text:p>10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2"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7"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7"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8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formula="of:=AVERAGE([.A1:.A50])" office:value-type="float" office:value="0.94">
            <text:p>0.94</text:p>
          </table:table-cell>
          <table:table-cell table:formula="of:=AVERAGE([.B1:.B50])" office:value-type="float" office:value="0.94">
            <text:p>0.94</text:p>
          </table:table-cell>
          <table:table-cell table:formula="of:=AVERAGE([.C1:.C50])" office:value-type="float" office:value="1.02">
            <text:p>1.02</text:p>
          </table:table-cell>
          <table:table-cell table:formula="of:=AVERAGE([.D1:.D50])" office:value-type="float" office:value="1.28">
            <text:p>1.28</text:p>
          </table:table-cell>
          <table:table-cell table:formula="of:=AVERAGE([.E1:.E50])" office:value-type="float" office:value="1.84">
            <text:p>1.84</text:p>
          </table:table-cell>
          <table:table-cell table:formula="of:=AVERAGE([.F1:.F50])" office:value-type="float" office:value="2.58">
            <text:p>2.58</text:p>
          </table:table-cell>
          <table:table-cell table:formula="of:=AVERAGE([.G1:.G50])" office:value-type="float" office:value="3.58">
            <text:p>3.58</text:p>
          </table:table-cell>
          <table:table-cell table:formula="of:=AVERAGE([.H1:.H50])" office:value-type="float" office:value="4.88">
            <text:p>4.88</text:p>
          </table:table-cell>
          <table:table-cell table:formula="of:=AVERAGE([.I1:.I50])" office:value-type="float" office:value="6.64">
            <text:p>6.64</text:p>
          </table:table-cell>
          <table:table-cell table:formula="of:=AVERAGE([.J1:.J50])" office:value-type="float" office:value="7">
            <text:p>7</text:p>
          </table:table-cell>
          <table:table-cell table:formula="of:=AVERAGE([.K1:.K50])" office:value-type="float" office:value="7.84">
            <text:p>7.84</text:p>
          </table:table-cell>
          <table:table-cell table:formula="of:=AVERAGE([.L1:.L50])" office:value-type="float" office:value="9.18">
            <text:p>9.18</text:p>
          </table:table-cell>
          <table:table-cell table:formula="of:=AVERAGE([.M1:.M50])" office:value-type="float" office:value="9.86">
            <text:p>9.86</text:p>
          </table:table-cell>
          <table:table-cell table:formula="of:=AVERAGE([.N1:.N50])" office:value-type="float" office:value="10.8">
            <text:p>10.8</text:p>
          </table:table-cell>
          <table:table-cell table:formula="of:=AVERAGE([.O1:.O50])" office:value-type="float" office:value="12.5">
            <text:p>12.5</text:p>
          </table:table-cell>
          <table:table-cell table:formula="of:=AVERAGE([.P1:.P50])" office:value-type="float" office:value="12.96">
            <text:p>12.96</text:p>
          </table:table-cell>
          <table:table-cell table:formula="of:=AVERAGE([.Q1:.Q50])" office:value-type="float" office:value="13.68">
            <text:p>13.68</text:p>
          </table:table-cell>
          <table:table-cell table:formula="of:=AVERAGE([.R1:.R50])" office:value-type="float" office:value="14.6">
            <text:p>14.6</text:p>
          </table:table-cell>
          <table:table-cell table:formula="of:=AVERAGE([.S1:.S50])" office:value-type="float" office:value="15.1">
            <text:p>15.1</text:p>
          </table:table-cell>
          <table:table-cell table:formula="of:=AVERAGE([.T1:.T50])" office:value-type="float" office:value="15.7">
            <text:p>15.7</text:p>
          </table:table-cell>
        </table:table-row>
        <table:table-row table:style-name="ro1">
          <table:table-cell table:style-name="ce2" table:formula="of:=AVERAGE([.A1:.A50])" office:value-type="float" office:value="0.94">
            <text:p>0.94</text:p>
          </table:table-cell>
          <table:table-cell table:style-name="ce2" table:formula="of:=AVERAGE([.B1:.B50])" office:value-type="float" office:value="0.94">
            <text:p>0.94</text:p>
          </table:table-cell>
          <table:table-cell table:style-name="ce2" table:formula="of:=AVERAGE([.C1:.C50])" office:value-type="float" office:value="1.02">
            <text:p>1.02</text:p>
          </table:table-cell>
          <table:table-cell table:style-name="ce2" table:formula="of:=AVERAGE([.D1:.D50])" office:value-type="float" office:value="1.28">
            <text:p>1.28</text:p>
          </table:table-cell>
          <table:table-cell table:style-name="ce2" table:formula="of:=AVERAGE([.E1:.E50])" office:value-type="float" office:value="1.84">
            <text:p>1.84</text:p>
          </table:table-cell>
          <table:table-cell table:style-name="ce2" table:formula="of:=AVERAGE([.F1:.F50])" office:value-type="float" office:value="2.58">
            <text:p>2.58</text:p>
          </table:table-cell>
          <table:table-cell table:style-name="ce2" table:formula="of:=AVERAGE([.G1:.G50])" office:value-type="float" office:value="3.58">
            <text:p>3.58</text:p>
          </table:table-cell>
          <table:table-cell table:style-name="ce2" table:formula="of:=AVERAGE([.H1:.H50])" office:value-type="float" office:value="4.88">
            <text:p>4.88</text:p>
          </table:table-cell>
          <table:table-cell table:style-name="ce2" table:formula="of:=AVERAGE([.I1:.I50])" office:value-type="float" office:value="6.64">
            <text:p>6.64</text:p>
          </table:table-cell>
          <table:table-cell table:style-name="ce2" table:formula="of:=AVERAGE([.J1:.J50])" office:value-type="float" office:value="7">
            <text:p>7</text:p>
          </table:table-cell>
          <table:table-cell table:style-name="ce2" table:formula="of:=AVERAGE([.K1:.K50])" office:value-type="float" office:value="7.84">
            <text:p>7.84</text:p>
          </table:table-cell>
          <table:table-cell table:style-name="ce2" table:formula="of:=AVERAGE([.L1:.L50])" office:value-type="float" office:value="9.18">
            <text:p>9.18</text:p>
          </table:table-cell>
          <table:table-cell table:style-name="ce2" table:formula="of:=AVERAGE([.M1:.M50])" office:value-type="float" office:value="9.86">
            <text:p>9.86</text:p>
          </table:table-cell>
          <table:table-cell table:style-name="ce2" table:formula="of:=AVERAGE([.N1:.N50])" office:value-type="float" office:value="10.8">
            <text:p>10.8</text:p>
          </table:table-cell>
          <table:table-cell table:style-name="ce2" table:formula="of:=AVERAGE([.O1:.O50])" office:value-type="float" office:value="12.5">
            <text:p>12.5</text:p>
          </table:table-cell>
          <table:table-cell table:style-name="ce2" table:formula="of:=AVERAGE([.P1:.P50])" office:value-type="float" office:value="12.96">
            <text:p>12.96</text:p>
          </table:table-cell>
          <table:table-cell table:style-name="ce2" table:formula="of:=AVERAGE([.Q1:.Q50])" office:value-type="float" office:value="13.68">
            <text:p>13.68</text:p>
          </table:table-cell>
          <table:table-cell table:style-name="ce2" table:formula="of:=AVERAGE([.R1:.R50])" office:value-type="float" office:value="14.6">
            <text:p>14.6</text:p>
          </table:table-cell>
          <table:table-cell table:style-name="ce2" table:formula="of:=AVERAGE([.S1:.S50])" office:value-type="float" office:value="15.1">
            <text:p>15.1</text:p>
          </table:table-cell>
          <table:table-cell table:style-name="ce2" table:formula="of:=AVERAGE([.T1:.T50])" office:value-type="float" office:value="15.7">
            <text:p>15.7</text:p>
          </table:table-cell>
        </table:table-row>
        <table:table-row table:style-name="ro1">
          <table:table-cell table:style-name="ce2" table:formula="of:=STDEVP([.A1:.A49])" office:value-type="float" office:value="0.876838818732279">
            <text:p>0.8768388187</text:p>
          </table:table-cell>
          <table:table-cell table:style-name="ce2" table:formula="of:=STDEVP([.B1:.B49])" office:value-type="float" office:value="0.876838818732279">
            <text:p>0.8768388187</text:p>
          </table:table-cell>
          <table:table-cell table:style-name="ce2" table:formula="of:=STDEVP([.C1:.C49])" office:value-type="float" office:value="0.96890428330361">
            <text:p>0.9689042833</text:p>
          </table:table-cell>
          <table:table-cell table:style-name="ce2" table:formula="of:=STDEVP([.D1:.D49])" office:value-type="float" office:value="1.22516987916764">
            <text:p>1.2251698792</text:p>
          </table:table-cell>
          <table:table-cell table:style-name="ce2" table:formula="of:=STDEVP([.E1:.E49])" office:value-type="float" office:value="1.78824893002488">
            <text:p>1.78824893</text:p>
          </table:table-cell>
          <table:table-cell table:style-name="ce2" table:formula="of:=STDEVP([.F1:.F49])" office:value-type="float" office:value="2.33795975373383">
            <text:p>2.3379597537</text:p>
          </table:table-cell>
          <table:table-cell table:style-name="ce2" table:formula="of:=STDEVP([.G1:.G49])" office:value-type="float" office:value="3.04266482645516">
            <text:p>3.0426648265</text:p>
          </table:table-cell>
          <table:table-cell table:style-name="ce2" table:formula="of:=STDEVP([.H1:.H49])" office:value-type="float" office:value="3.37099369631934">
            <text:p>3.3709936963</text:p>
          </table:table-cell>
          <table:table-cell table:style-name="ce2" table:formula="of:=STDEVP([.I1:.I49])" office:value-type="float" office:value="3.45940942012169">
            <text:p>3.4594094201</text:p>
          </table:table-cell>
          <table:table-cell table:style-name="ce2" table:formula="of:=STDEVP([.J1:.J49])" office:value-type="float" office:value="3.30372803190396">
            <text:p>3.3037280319</text:p>
          </table:table-cell>
          <table:table-cell table:style-name="ce2" table:formula="of:=STDEVP([.K1:.K49])" office:value-type="float" office:value="3.63654916038796">
            <text:p>3.6365491604</text:p>
          </table:table-cell>
          <table:table-cell table:style-name="ce2" table:formula="of:=STDEVP([.L1:.L49])" office:value-type="float" office:value="3.80304356511782">
            <text:p>3.8030435651</text:p>
          </table:table-cell>
          <table:table-cell table:style-name="ce2" table:formula="of:=STDEVP([.M1:.M49])" office:value-type="float" office:value="4.17475405605784">
            <text:p>4.1747540561</text:p>
          </table:table-cell>
          <table:table-cell table:style-name="ce2" table:formula="of:=STDEVP([.N1:.N49])" office:value-type="float" office:value="4.12820370208572">
            <text:p>4.1282037021</text:p>
          </table:table-cell>
          <table:table-cell table:style-name="ce2" table:formula="of:=STDEVP([.O1:.O49])" office:value-type="float" office:value="3.9785974686535">
            <text:p>3.9785974687</text:p>
          </table:table-cell>
          <table:table-cell table:style-name="ce2" table:formula="of:=STDEVP([.P1:.P49])" office:value-type="float" office:value="3.9331142565532">
            <text:p>3.9331142566</text:p>
          </table:table-cell>
          <table:table-cell table:style-name="ce2" table:formula="of:=STDEVP([.Q1:.Q49])" office:value-type="float" office:value="3.93787660251178">
            <text:p>3.9378766025</text:p>
          </table:table-cell>
          <table:table-cell table:style-name="ce2" table:formula="of:=STDEVP([.R1:.R49])" office:value-type="float" office:value="3.4824484055225">
            <text:p>3.4824484055</text:p>
          </table:table-cell>
          <table:table-cell table:style-name="ce2" table:formula="of:=STDEVP([.S1:.S49])" office:value-type="float" office:value="3.38061701891407">
            <text:p>3.3806170189</text:p>
          </table:table-cell>
          <table:table-cell table:style-name="ce2" table:formula="of:=STDEVP([.T1:.T49])" office:value-type="float" office:value="2.97483545441446">
            <text:p>2.9748354544</text:p>
          </table:table-cell>
        </table:table-row>
        <table:table-row table:style-name="ro1">
          <table:table-cell table:style-name="ce2" table:formula="of:=CONFIDENCE(0.05; [.A53]; 49)" office:value-type="float" office:value="0.245510357851702">
            <text:p>0.2455103579</text:p>
          </table:table-cell>
          <table:table-cell table:style-name="ce2" table:formula="of:=CONFIDENCE(0.05; [.B53]; 49)" office:value-type="float" office:value="0.245510357851702">
            <text:p>0.2455103579</text:p>
          </table:table-cell>
          <table:table-cell table:style-name="ce2" table:formula="of:=CONFIDENCE(0.05; [.C53]; 49)" office:value-type="float" office:value="0.27128821424881">
            <text:p>0.2712882142</text:p>
          </table:table-cell>
          <table:table-cell table:style-name="ce2" table:formula="of:=CONFIDENCE(0.05; [.D53]; 49)" office:value-type="float" office:value="0.34304126258741">
            <text:p>0.3430412626</text:p>
          </table:table-cell>
          <table:table-cell table:style-name="ce2" table:formula="of:=CONFIDENCE(0.05; [.E53]; 49)" office:value-type="float" office:value="0.50070049974872">
            <text:p>0.5007004997</text:p>
          </table:table-cell>
          <table:table-cell table:style-name="ce2" table:formula="of:=CONFIDENCE(0.05; [.F53]; 49)" office:value-type="float" office:value="0.654616702088919">
            <text:p>0.6546167021</text:p>
          </table:table-cell>
          <table:table-cell table:style-name="ce2" table:formula="of:=CONFIDENCE(0.05; [.G53]; 49)" office:value-type="float" office:value="0.851930496696991">
            <text:p>0.8519304967</text:p>
          </table:table-cell>
          <table:table-cell table:style-name="ce2" table:formula="of:=CONFIDENCE(0.05; [.H53]; 49)" office:value-type="float" office:value="0.943860890985352">
            <text:p>0.943860891</text:p>
          </table:table-cell>
          <table:table-cell table:style-name="ce2" table:formula="of:=CONFIDENCE(0.05; [.I53]; 49)" office:value-type="float" office:value="0.968616838745299">
            <text:p>0.9686168387</text:p>
          </table:table-cell>
          <table:table-cell table:style-name="ce2" table:formula="of:=CONFIDENCE(0.05; [.J53]; 49)" office:value-type="float" office:value="0.925026851035308">
            <text:p>0.925026851</text:p>
          </table:table-cell>
          <table:table-cell table:style-name="ce2" table:formula="of:=CONFIDENCE(0.05; [.K53]; 49)" office:value-type="float" office:value="1.01821505462425">
            <text:p>1.0182150546</text:p>
          </table:table-cell>
          <table:table-cell table:style-name="ce2" table:formula="of:=CONFIDENCE(0.05; [.L53]; 49)" office:value-type="float" office:value="1.06483263132396">
            <text:p>1.0648326313</text:p>
          </table:table-cell>
          <table:table-cell table:style-name="ce2" table:formula="of:=CONFIDENCE(0.05; [.M53]; 49)" office:value-type="float" office:value="1.16890965631227">
            <text:p>1.1689096563</text:p>
          </table:table-cell>
          <table:table-cell table:style-name="ce2" table:formula="of:=CONFIDENCE(0.05; [.N53]; 49)" office:value-type="float" office:value="1.1558757967047">
            <text:p>1.1558757967</text:p>
          </table:table-cell>
          <table:table-cell table:style-name="ce2" table:formula="of:=CONFIDENCE(0.05; [.O53]; 49)" office:value-type="float" office:value="1.11398682107758">
            <text:p>1.1139868211</text:p>
          </table:table-cell>
          <table:table-cell table:style-name="ce2" table:formula="of:=CONFIDENCE(0.05; [.P53]; 49)" office:value-type="float" office:value="1.10125175570361">
            <text:p>1.1012517557</text:p>
          </table:table-cell>
          <table:table-cell table:style-name="ce2" table:formula="of:=CONFIDENCE(0.05; [.Q53]; 49)" office:value-type="float" office:value="1.10258518806943">
            <text:p>1.1025851881</text:p>
          </table:table-cell>
          <table:table-cell table:style-name="ce2" table:formula="of:=CONFIDENCE(0.05; [.R53]; 49)" office:value-type="float" office:value="0.975067636120433">
            <text:p>0.9750676361</text:p>
          </table:table-cell>
          <table:table-cell table:style-name="ce2" table:formula="of:=CONFIDENCE(0.05; [.S53]; 49)" office:value-type="float" office:value="0.946555371799247">
            <text:p>0.9465553718</text:p>
          </table:table-cell>
          <table:table-cell table:style-name="ce2" table:formula="of:=CONFIDENCE(0.05; [.T53]; 49)" office:value-type="float" office:value="0.832938621512171">
            <text:p>0.8329386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</meta:initial-creator>
    <meta:creation-date>2014-07-23T19:51:58</meta:creation-date>
    <dc:date>2015-05-08T21:11:55</dc:date>
    <dc:creator>di </dc:creator>
    <meta:editing-duration>PT5H24M40S</meta:editing-duration>
    <meta:editing-cycles>34</meta:editing-cycles>
    <meta:generator>LibreOffice/3.5$Linux_x86 LibreOffice_project/350m1$Build-2</meta:generator>
    <meta:document-statistic meta:table-count="24" meta:cell-count="1938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survival ratio</text:p>
        </chart:title>
        <chart:legend chart:legend-position="end" svg:x="12.274cm" svg:y="2.956cm" style:legend-expansion="high" chart:style-name="ch3"/>
        <chart:plot-area chart:style-name="ch4" table:cell-range-address="'ross-20'.L55:'ross-20'.V61" chart:data-source-has-labels="both" svg:x="0.77cm" svg:y="1.635cm" svg:width="10.865cm" svg:height="6.204cm">
          <chartooo:coordinate-region svg:x="1.391cm" svg:y="1.835cm" svg:width="10.057cm" svg:height="5.357cm"/>
          <chart:axis chart:dimension="x" chart:name="primary-x" chart:style-name="ch5" chartooo:axis-type="auto">
            <chartooo:date-scale/>
            <chart:title svg:x="4.65cm" svg:y="8.019cm" chart:style-name="ch6">
              <text:p>number of added PR</text:p>
            </chart:title>
            <chart:categories table:cell-range-address="'ross-20'.M55:'ross-20'.V5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ross-20'.M56:'ross-20'.V56" chart:label-cell-address="'ross-20'.L56:'ross-20'.L56" chart:class="chart:line">
            <chart:data-point chart:repeated="10"/>
          </chart:series>
          <chart:series chart:style-name="ch9" chart:values-cell-range-address="'ross-20'.M57:'ross-20'.V57" chart:label-cell-address="'ross-20'.L57:'ross-20'.L57" chart:class="chart:line">
            <chart:data-point chart:repeated="10"/>
          </chart:series>
          <chart:series chart:style-name="ch10" chart:values-cell-range-address="'ross-20'.M58:'ross-20'.V58" chart:label-cell-address="'ross-20'.L58:'ross-20'.L58" chart:class="chart:line">
            <chart:data-point chart:repeated="10"/>
          </chart:series>
          <chart:series chart:style-name="ch11" chart:values-cell-range-address="'ross-20'.M59:'ross-20'.V59" chart:label-cell-address="'ross-20'.L59:'ross-20'.L59" chart:class="chart:line">
            <chart:data-point chart:repeated="10"/>
          </chart:series>
          <chart:series chart:style-name="ch12" chart:values-cell-range-address="'ross-20'.M60:'ross-20'.V60" chart:label-cell-address="'ross-20'.L60:'ross-20'.L60" chart:class="chart:line">
            <chart:data-point chart:repeated="10"/>
          </chart:series>
          <chart:series chart:style-name="ch13" chart:values-cell-range-address="'ross-20'.M61:'ross-20'.V61" chart:label-cell-address="'ross-20'.L61:'ross-20'.L6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ross-20'.M55:'ross-20'.V5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SS</text:p>
                <draw:g>
                  <svg:desc>'ross-20'.L56:'ross-20'.L56</svg:desc>
                </draw:g>
              </table:table-cell>
              <table:table-cell office:value-type="float" office:value="0.62">
                <text:p>0.62</text:p>
                <draw:g>
                  <svg:desc>'ross-20'.M56:'ross-20'.V56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1.26">
                <text:p>1.26</text:p>
              </table:table-cell>
              <table:table-cell office:value-type="float" office:value="2.08">
                <text:p>2.08</text:p>
              </table:table-cell>
              <table:table-cell office:value-type="float" office:value="3.02">
                <text:p>3.02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6.46">
                <text:p>6.46</text:p>
              </table:table-cell>
              <table:table-cell office:value-type="float" office:value="8.32">
                <text:p>8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SS_4</text:p>
                <draw:g>
                  <svg:desc>'ross-20'.L57:'ross-20'.L57</svg:desc>
                </draw:g>
              </table:table-cell>
              <table:table-cell office:value-type="float" office:value="2.08">
                <text:p>2.08</text:p>
                <draw:g>
                  <svg:desc>'ross-20'.M57:'ross-20'.V57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2.16">
                <text:p>2.16</text:p>
              </table:table-cell>
              <table:table-cell office:value-type="float" office:value="2.24">
                <text:p>2.24</text:p>
              </table:table-cell>
              <table:table-cell office:value-type="float" office:value="2.82">
                <text:p>2.82</text:p>
              </table:table-cell>
              <table:table-cell office:value-type="float" office:value="3.8">
                <text:p>3.8</text:p>
              </table:table-cell>
              <table:table-cell office:value-type="float" office:value="4.38">
                <text:p>4.38</text:p>
              </table:table-cell>
              <table:table-cell office:value-type="float" office:value="5.58">
                <text:p>5.58</text:p>
              </table:table-cell>
              <table:table-cell office:value-type="float" office:value="7.08">
                <text:p>7.08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ROSS_3</text:p>
                <draw:g>
                  <svg:desc>'ross-20'.L58:'ross-20'.L58</svg:desc>
                </draw:g>
              </table:table-cell>
              <table:table-cell office:value-type="float" office:value="3.42">
                <text:p>3.42</text:p>
                <draw:g>
                  <svg:desc>'ross-20'.M58:'ross-20'.V58</svg:desc>
                </draw:g>
              </table:table-cell>
              <table:table-cell office:value-type="float" office:value="3.42">
                <text:p>3.42</text:p>
              </table:table-cell>
              <table:table-cell office:value-type="float" office:value="3.48">
                <text:p>3.48</text:p>
              </table:table-cell>
              <table:table-cell office:value-type="float" office:value="3.56">
                <text:p>3.56</text:p>
              </table:table-cell>
              <table:table-cell office:value-type="float" office:value="3.74">
                <text:p>3.74</text:p>
              </table:table-cell>
              <table:table-cell office:value-type="float" office:value="4.5">
                <text:p>4.5</text:p>
              </table:table-cell>
              <table:table-cell office:value-type="float" office:value="4.9">
                <text:p>4.9</text:p>
              </table:table-cell>
              <table:table-cell office:value-type="float" office:value="5.88">
                <text:p>5.88</text:p>
              </table:table-cell>
              <table:table-cell office:value-type="float" office:value="7.16">
                <text:p>7.1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SS_2</text:p>
                <draw:g>
                  <svg:desc>'ross-20'.L59:'ross-20'.L59</svg:desc>
                </draw:g>
              </table:table-cell>
              <table:table-cell office:value-type="float" office:value="5.76">
                <text:p>5.76</text:p>
                <draw:g>
                  <svg:desc>'ross-20'.M59:'ross-20'.V59</svg:desc>
                </draw:g>
              </table:table-cell>
              <table:table-cell office:value-type="float" office:value="5.76">
                <text:p>5.76</text:p>
              </table:table-cell>
              <table:table-cell office:value-type="float" office:value="5.82">
                <text:p>5.82</text:p>
              </table:table-cell>
              <table:table-cell office:value-type="float" office:value="5.88">
                <text:p>5.88</text:p>
              </table:table-cell>
              <table:table-cell office:value-type="float" office:value="5.96">
                <text:p>5.96</text:p>
              </table:table-cell>
              <table:table-cell office:value-type="float" office:value="6.42">
                <text:p>6.42</text:p>
              </table:table-cell>
              <table:table-cell office:value-type="float" office:value="6.66">
                <text:p>6.66</text:p>
              </table:table-cell>
              <table:table-cell office:value-type="float" office:value="7.6">
                <text:p>7.6</text:p>
              </table:table-cell>
              <table:table-cell office:value-type="float" office:value="8.64">
                <text:p>8.64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SOC</text:p>
                <draw:g>
                  <svg:desc>'ross-20'.L60:'ross-20'.L60</svg:desc>
                </draw:g>
              </table:table-cell>
              <table:table-cell office:value-type="float" office:value="1.98">
                <text:p>1.98</text:p>
                <draw:g>
                  <svg:desc>'ross-20'.M60:'ross-20'.V60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">
                <text:p>2.6</text:p>
              </table:table-cell>
              <table:table-cell office:value-type="float" office:value="3.22">
                <text:p>3.22</text:p>
              </table:table-cell>
              <table:table-cell office:value-type="float" office:value="4.02">
                <text:p>4.02</text:p>
              </table:table-cell>
              <table:table-cell office:value-type="float" office:value="5.52">
                <text:p>5.52</text:p>
              </table:table-cell>
              <table:table-cell office:value-type="float" office:value="6.24">
                <text:p>6.24</text:p>
              </table:table-cell>
              <table:table-cell office:value-type="float" office:value="8.24">
                <text:p>8.24</text:p>
              </table:table-cell>
              <table:table-cell office:value-type="float" office:value="10.34">
                <text:p>10.3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Centralized_0.7</text:p>
                <draw:g>
                  <svg:desc>'ross-20'.L61:'ross-20'.L61</svg:desc>
                </draw:g>
              </table:table-cell>
              <table:table-cell office:value-type="float" office:value="0">
                <text:p>0</text:p>
                <draw:g>
                  <svg:desc>'ross-20'.M61:'ross-20'.V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72">
                <text:p>0.72</text:p>
              </table:table-cell>
              <table:table-cell office:value-type="float" office:value="1.86">
                <text:p>1.86</text:p>
              </table:table-cell>
              <table:table-cell office:value-type="float" office:value="2.9">
                <text:p>2.9</text:p>
              </table:table-cell>
              <table:table-cell office:value-type="float" office:value="3.68">
                <text:p>3.68</text:p>
              </table:table-cell>
              <table:table-cell office:value-type="float" office:value="5.38">
                <text:p>5.38</text:p>
              </table:table-cell>
              <table:table-cell office:value-type="float" office:value="7.44">
                <text:p>7.44</text:p>
              </table:table-cell>
              <table:table-cell office:value-type="float" office:value="8.16">
                <text:p>8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7cm" svg:y="3.454cm" style:legend-expansion="high" chart:style-name="ch2"/>
        <chart:plot-area chart:style-name="ch3" table:cell-range-address="'ROSS-basin-performance'.M1:'ROSS-basin-performance'.P11" chart:data-source-has-labels="row" svg:x="0.77cm" svg:y="0.855cm" svg:width="10.838cm" svg:height="7.545cm">
          <chartooo:coordinate-region svg:x="1.391cm" svg:y="1.054cm" svg:width="10.0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OSS-basin-performance'.M2:'ROSS-basin-performance'.M11" chart:label-cell-address="'ROSS-basin-performance'.M1:'ROSS-basin-performance'.M1" chart:class="chart:line">
            <chart:data-point chart:repeated="10"/>
          </chart:series>
          <chart:series chart:style-name="ch7" chart:values-cell-range-address="'ROSS-basin-performance'.N2:'ROSS-basin-performance'.N11" chart:label-cell-address="'ROSS-basin-performance'.N1:'ROSS-basin-performance'.N1" chart:class="chart:line">
            <chart:data-point chart:repeated="10"/>
          </chart:series>
          <chart:series chart:style-name="ch8" chart:values-cell-range-address="'ROSS-basin-performance'.O2:'ROSS-basin-performance'.O11" chart:label-cell-address="'ROSS-basin-performance'.O1:'ROSS-basin-performance'.O1" chart:class="chart:line">
            <chart:data-point chart:repeated="10"/>
          </chart:series>
          <chart:series chart:style-name="ch9" chart:values-cell-range-address="'ROSS-basin-performance'.P2:'ROSS-basin-performance'.P11" chart:label-cell-address="'ROSS-basin-performance'.P1:'ROSS-basin-performance'.P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</text:p>
                <draw:g>
                  <svg:desc>'ROSS-basin-performance'.M1:'ROSS-basin-performance'.M1</svg:desc>
                </draw:g>
              </table:table-cell>
              <table:table-cell office:value-type="string">
                <text:p>ROSS-greedy</text:p>
                <draw:g>
                  <svg:desc>'ROSS-basin-performance'.N1:'ROSS-basin-performance'.N1</svg:desc>
                </draw:g>
              </table:table-cell>
              <table:table-cell office:value-type="string">
                <text:p>ROSS-3</text:p>
                <draw:g>
                  <svg:desc>'ROSS-basin-performance'.O1:'ROSS-basin-performance'.O1</svg:desc>
                </draw:g>
              </table:table-cell>
              <table:table-cell office:value-type="string">
                <text:p>ROSS-3-greedy</text:p>
                <draw:g>
                  <svg:desc>'ROSS-basin-performance'.P1:'ROSS-basin-performance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OSS-basin-performance'.M2:'ROSS-basin-performance'.M11</svg:desc>
                </draw:g>
              </table:table-cell>
              <table:table-cell office:value-type="float" office:value="0">
                <text:p>0</text:p>
                <draw:g>
                  <svg:desc>'ROSS-basin-performance'.N2:'ROSS-basin-performance'.N11</svg:desc>
                </draw:g>
              </table:table-cell>
              <table:table-cell office:value-type="float" office:value="0">
                <text:p>0</text:p>
                <draw:g>
                  <svg:desc>'ROSS-basin-performance'.O2:'ROSS-basin-performance'.O11</svg:desc>
                </draw:g>
              </table:table-cell>
              <table:table-cell office:value-type="float" office:value="0">
                <text:p>0</text:p>
                <draw:g>
                  <svg:desc>'ROSS-basin-performance'.P2:'ROSS-basin-performance'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72">
                <text:p>0.72</text:p>
              </table:table-cell>
              <table:table-cell office:value-type="float" office:value="1.64">
                <text:p>1.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2.8">
                <text:p>2.8</text:p>
              </table:table-cell>
              <table:table-cell office:value-type="float" office:value="4.6">
                <text:p>4.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4">
                <text:p>5.04</text:p>
              </table:table-cell>
              <table:table-cell office:value-type="float" office:value="5.58">
                <text:p>5.58</text:p>
              </table:table-cell>
              <table:table-cell office:value-type="float" office:value="7.2">
                <text:p>7.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44">
                <text:p>5.44</text:p>
              </table:table-cell>
              <table:table-cell office:value-type="float" office:value="6.56">
                <text:p>6.5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62cm" svg:y="0.316cm" chart:style-name="ch2">
          <text:p>Distribution of CRs residing in clusters with different sizes</text:p>
        </chart:title>
        <chart:legend chart:legend-position="end" svg:x="14.874cm" svg:y="1.462cm" style:legend-expansion="high" chart:style-name="ch3"/>
        <chart:plot-area chart:style-name="ch4" table:cell-range-address="performances.AA38:performances.AH50" chart:data-source-has-labels="both" svg:x="0.77cm" svg:y="1.635cm" svg:width="13.465cm" svg:height="6.765cm">
          <chartooo:coordinate-region svg:x="3.138cm" svg:y="1.635cm" svg:width="10.659cm" svg:height="6.118cm"/>
          <chart:axis chart:dimension="x" chart:name="primary-x" chart:style-name="ch5" chartooo:axis-type="auto">
            <chartooo:date-scale/>
            <chart:categories table:cell-range-address="performances.AB38:performances.AH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formances.AB39:performances.AH39" chart:label-cell-address="performances.AA39:performances.AA39" chart:class="chart:bar">
            <chart:data-point chart:repeated="7"/>
          </chart:series>
          <chart:series chart:style-name="ch9" chart:values-cell-range-address="performances.AB40:performances.AH40" chart:label-cell-address="performances.AA40:performances.AA40" chart:class="chart:bar">
            <chart:data-point chart:repeated="7"/>
          </chart:series>
          <chart:series chart:style-name="ch10" chart:values-cell-range-address="performances.AB41:performances.AH41" chart:label-cell-address="performances.AA41:performances.AA41" chart:class="chart:bar">
            <chart:data-point chart:repeated="7"/>
          </chart:series>
          <chart:series chart:style-name="ch11" chart:values-cell-range-address="performances.AB42:performances.AH42" chart:label-cell-address="performances.AA42:performances.AA42" chart:class="chart:bar">
            <chart:data-point chart:repeated="7"/>
          </chart:series>
          <chart:series chart:style-name="ch12" chart:values-cell-range-address="performances.AB43:performances.AH43" chart:label-cell-address="performances.AA43:performances.AA43" chart:class="chart:bar">
            <chart:data-point chart:repeated="7"/>
          </chart:series>
          <chart:series chart:style-name="ch13" chart:values-cell-range-address="performances.AB44:performances.AH44" chart:label-cell-address="performances.AA44:performances.AA44" chart:class="chart:bar">
            <chart:data-point chart:repeated="7"/>
          </chart:series>
          <chart:series chart:style-name="ch14" chart:values-cell-range-address="performances.AB45:performances.AH45" chart:label-cell-address="performances.AA45:performances.AA45" chart:class="chart:bar">
            <chart:data-point chart:repeated="7"/>
          </chart:series>
          <chart:series chart:style-name="ch15" chart:values-cell-range-address="performances.AB46:performances.AH46" chart:label-cell-address="performances.AA46:performances.AA46" chart:class="chart:bar">
            <chart:data-point chart:repeated="7"/>
          </chart:series>
          <chart:series chart:style-name="ch16" chart:values-cell-range-address="performances.AB47:performances.AH47" chart:label-cell-address="performances.AA47:performances.AA47" chart:class="chart:bar">
            <chart:data-point chart:repeated="7"/>
          </chart:series>
          <chart:series chart:style-name="ch17" chart:values-cell-range-address="performances.AB48:performances.AH48" chart:label-cell-address="performances.AA48:performances.AA48" chart:class="chart:bar">
            <chart:data-point chart:repeated="7"/>
          </chart:series>
          <chart:series chart:style-name="ch18" chart:values-cell-range-address="performances.AB49:performances.AH49" chart:label-cell-address="performances.AA49:performances.AA49" chart:class="chart:bar">
            <chart:data-point chart:repeated="7"/>
          </chart:series>
          <chart:series chart:style-name="ch19" chart:values-cell-range-address="performances.AB50:performances.AH50" chart:label-cell-address="performances.AA50:performances.AA50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s.AB38:performances.AH38</svg:desc>
                </draw:g>
              </table:table-cell>
              <table:table-cell office:value-type="string">
                <text:p>ROSS-DGA</text:p>
              </table:table-cell>
              <table:table-cell office:value-type="string">
                <text:p>ROSS-3-DFA</text:p>
              </table:table-cell>
              <table:table-cell office:value-type="string">
                <text:p>ROSS-3-DGA</text:p>
              </table:table-cell>
              <table:table-cell office:value-type="string">
                <text:p>SOC</text:p>
              </table:table-cell>
              <table:table-cell office:value-type="string">
                <text:p>Centralized-3</text:p>
              </table:table-cell>
              <table:table-cell office:value-type="string">
                <text:p>Centralized-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s.AA39:performances.AA39</svg:desc>
                </draw:g>
              </table:table-cell>
              <table:table-cell office:value-type="float" office:value="0.66">
                <text:p>0.66</text:p>
                <draw:g>
                  <svg:desc>performances.AB39:performances.AH39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3.4">
                <text:p>3.4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performances.AA40:performances.AA40</svg:desc>
                </draw:g>
              </table:table-cell>
              <table:table-cell office:value-type="float" office:value="1.08">
                <text:p>1.08</text:p>
                <draw:g>
                  <svg:desc>performances.AB40:performances.AH40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5.32">
                <text:p>5.32</text:p>
              </table:table-cell>
              <table:table-cell office:value-type="float" office:value="9.44">
                <text:p>9.44</text:p>
              </table:table-cell>
              <table:table-cell office:value-type="float" office:value="2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3</text:p>
                <draw:g>
                  <svg:desc>performances.AA41:performances.AA41</svg:desc>
                </draw:g>
              </table:table-cell>
              <table:table-cell office:value-type="float" office:value="2.28">
                <text:p>2.28</text:p>
                <draw:g>
                  <svg:desc>performances.AB41:performances.AH41</svg:desc>
                </draw:g>
              </table:table-cell>
              <table:table-cell office:value-type="float" office:value="2.88">
                <text:p>2.88</text:p>
              </table:table-cell>
              <table:table-cell office:value-type="float" office:value="6">
                <text:p>6</text:p>
              </table:table-cell>
              <table:table-cell office:value-type="float" office:value="7.26">
                <text:p>7.26</text:p>
              </table:table-cell>
              <table:table-cell office:value-type="float" office:value="1.62">
                <text:p>1.62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performances.AA42:performances.AA42</svg:desc>
                </draw:g>
              </table:table-cell>
              <table:table-cell office:value-type="float" office:value="3.28">
                <text:p>3.28</text:p>
                <draw:g>
                  <svg:desc>performances.AB42:performances.AH42</svg:desc>
                </draw:g>
              </table:table-cell>
              <table:table-cell office:value-type="float" office:value="3.68">
                <text:p>3.68</text:p>
              </table:table-cell>
              <table:table-cell office:value-type="float" office:value="5.28">
                <text:p>5.28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performances.AA43:performances.AA43</svg:desc>
                </draw:g>
              </table:table-cell>
              <table:table-cell office:value-type="float" office:value="2.7">
                <text:p>2.7</text:p>
                <draw:g>
                  <svg:desc>performances.AB43:performances.AH43</svg:desc>
                </draw:g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performances.AA44:performances.AA44</svg:desc>
                </draw:g>
              </table:table-cell>
              <table:table-cell office:value-type="float" office:value="3.24">
                <text:p>3.24</text:p>
                <draw:g>
                  <svg:desc>performances.AB44:performances.AH44</svg:desc>
                </draw:g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performances.AA45:performances.AA45</svg:desc>
                </draw:g>
              </table:table-cell>
              <table:table-cell office:value-type="float" office:value="2.94">
                <text:p>2.94</text:p>
                <draw:g>
                  <svg:desc>performances.AB45:performances.AH4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performances.AA46:performances.AA46</svg:desc>
                </draw:g>
              </table:table-cell>
              <table:table-cell office:value-type="float" office:value="2.4">
                <text:p>2.4</text:p>
                <draw:g>
                  <svg:desc>performances.AB46:performances.AH46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performances.AA47:performances.AA47</svg:desc>
                </draw:g>
              </table:table-cell>
              <table:table-cell office:value-type="float" office:value="0.54">
                <text:p>0.54</text:p>
                <draw:g>
                  <svg:desc>performances.AB47:performances.AH47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performances.AA48:performances.AA48</svg:desc>
                </draw:g>
              </table:table-cell>
              <table:table-cell office:value-type="float" office:value="0.2">
                <text:p>0.2</text:p>
                <draw:g>
                  <svg:desc>performances.AB48:performances.AH4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performances.AA49:performances.AA49</svg:desc>
                </draw:g>
              </table:table-cell>
              <table:table-cell office:value-type="float" office:value="0.44">
                <text:p>0.44</text:p>
                <draw:g>
                  <svg:desc>performances.AB49:performances.AH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performances.AA50:performances.AA50</svg:desc>
                </draw:g>
              </table:table-cell>
              <table:table-cell office:value-type="float" office:value="0.24">
                <text:p>0.24</text:p>
                <draw:g>
                  <svg:desc>performances.AB50:performances.AH50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952cm" style:legend-expansion="high" chart:style-name="ch2"/>
        <chart:plot-area chart:style-name="ch3" table:cell-range-address="performances.G34:performances.M36" chart:data-source-has-labels="row" svg:x="0.77cm" svg:y="0.855cm" svg:width="12.697cm" svg:height="7.545cm">
          <chartooo:coordinate-region svg:x="1.391cm" svg:y="1.054cm" svg:width="11.669cm" svg:height="6.301cm"/>
          <chart:axis chart:dimension="x" chart:name="primary-x" chart:style-name="ch4" chartooo:axis-type="auto">
            <chartooo:date-scale/>
            <chart:categories table:cell-range-address="performances.G34:performances.M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s.G35:performances.M35" chart:class="chart:bar">
            <chart:data-point chart:repeated="7"/>
          </chart:series>
          <chart:series chart:style-name="ch8" chart:values-cell-range-address="performances.G36:performances.M3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</text:p>
                <draw:g>
                  <svg:desc>performances.G34:performances.M34</svg:desc>
                </draw:g>
              </table:table-cell>
              <table:table-cell office:value-type="string">
                <text:p>Centralized-0.7</text:p>
              </table:table-cell>
              <table:table-cell office:value-type="string">
                <text:p>Centralized-0.5</text:p>
              </table:table-cell>
              <table:table-cell office:value-type="string">
                <text:p>ROSS</text:p>
              </table:table-cell>
              <table:table-cell office:value-type="string">
                <text:p>ROSS-greedy</text:p>
              </table:table-cell>
              <table:table-cell office:value-type="string">
                <text:p>ROSS-3</text:p>
              </table:table-cell>
              <table:table-cell office:value-type="string">
                <text:p>ROSS-3-greedy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6.591">
                <text:p>6.591</text:p>
                <draw:g>
                  <svg:desc>performances.G35:performances.M35</svg:desc>
                </draw:g>
              </table:table-cell>
              <table:table-cell office:value-type="float" office:value="6.82369">
                <text:p>6.82369</text:p>
              </table:table-cell>
              <table:table-cell office:value-type="float" office:value="7.29778">
                <text:p>7.29778</text:p>
              </table:table-cell>
              <table:table-cell office:value-type="float" office:value="5.95428">
                <text:p>5.95428</text:p>
              </table:table-cell>
              <table:table-cell office:value-type="float" office:value="6.29364">
                <text:p>6.29364</text:p>
              </table:table-cell>
              <table:table-cell office:value-type="float" office:value="5.73614">
                <text:p>5.73614</text:p>
              </table:table-cell>
              <table:table-cell office:value-type="float" office:value="6.3535">
                <text:p>6.3535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5.74">
                <text:p>5.74</text:p>
                <draw:g>
                  <svg:desc>performances.G36:performances.M36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9.74">
                <text:p>9.74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  <table:table-cell office:value-type="float" office:value="7.98">
                <text:p>7.98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4cm" svg:y="0.964cm" style:legend-expansion="high" chart:style-name="ch2"/>
        <chart:plot-area chart:style-name="ch3" table:cell-range-address="performances.AA38:performances.AH52" chart:data-source-has-labels="both" svg:x="0.77cm" svg:y="0.855cm" svg:width="13.465cm" svg:height="7.545cm">
          <chartooo:coordinate-region svg:x="1.894cm" svg:y="1.054cm" svg:width="12.167cm" svg:height="6.301cm"/>
          <chart:axis chart:dimension="x" chart:name="primary-x" chart:style-name="ch4" chartooo:axis-type="auto">
            <chartooo:date-scale/>
            <chart:categories table:cell-range-address="performances.AB38:performances.AH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s.AB39:performances.AH39" chart:label-cell-address="performances.AA39:performances.AA39" chart:class="chart:bar">
            <chart:data-point chart:repeated="7"/>
          </chart:series>
          <chart:series chart:style-name="ch8" chart:values-cell-range-address="performances.AB40:performances.AH40" chart:label-cell-address="performances.AA40:performances.AA40" chart:class="chart:bar">
            <chart:data-point chart:repeated="7"/>
          </chart:series>
          <chart:series chart:style-name="ch9" chart:values-cell-range-address="performances.AB41:performances.AH41" chart:label-cell-address="performances.AA41:performances.AA41" chart:class="chart:bar">
            <chart:data-point chart:repeated="7"/>
          </chart:series>
          <chart:series chart:style-name="ch10" chart:values-cell-range-address="performances.AB42:performances.AH42" chart:label-cell-address="performances.AA42:performances.AA42" chart:class="chart:bar">
            <chart:data-point chart:repeated="7"/>
          </chart:series>
          <chart:series chart:style-name="ch11" chart:values-cell-range-address="performances.AB43:performances.AH43" chart:label-cell-address="performances.AA43:performances.AA43" chart:class="chart:bar">
            <chart:data-point chart:repeated="7"/>
          </chart:series>
          <chart:series chart:style-name="ch12" chart:values-cell-range-address="performances.AB44:performances.AH44" chart:label-cell-address="performances.AA44:performances.AA44" chart:class="chart:bar">
            <chart:data-point chart:repeated="7"/>
          </chart:series>
          <chart:series chart:style-name="ch13" chart:values-cell-range-address="performances.AB45:performances.AH45" chart:label-cell-address="performances.AA45:performances.AA45" chart:class="chart:bar">
            <chart:data-point chart:repeated="7"/>
          </chart:series>
          <chart:series chart:style-name="ch14" chart:values-cell-range-address="performances.AB46:performances.AH46" chart:label-cell-address="performances.AA46:performances.AA46" chart:class="chart:bar">
            <chart:data-point chart:repeated="7"/>
          </chart:series>
          <chart:series chart:style-name="ch15" chart:values-cell-range-address="performances.AB47:performances.AH47" chart:label-cell-address="performances.AA47:performances.AA47" chart:class="chart:bar">
            <chart:data-point chart:repeated="7"/>
          </chart:series>
          <chart:series chart:style-name="ch16" chart:values-cell-range-address="performances.AB48:performances.AH48" chart:label-cell-address="performances.AA48:performances.AA48" chart:class="chart:bar">
            <chart:data-point chart:repeated="7"/>
          </chart:series>
          <chart:series chart:style-name="ch17" chart:values-cell-range-address="performances.AB49:performances.AH49" chart:label-cell-address="performances.AA49:performances.AA49" chart:class="chart:bar">
            <chart:data-point chart:repeated="7"/>
          </chart:series>
          <chart:series chart:style-name="ch18" chart:values-cell-range-address="performances.AB50:performances.AH50" chart:label-cell-address="performances.AA50:performances.AA50" chart:class="chart:bar">
            <chart:data-point chart:repeated="7"/>
          </chart:series>
          <chart:series chart:style-name="ch7" chart:values-cell-range-address="performances.AB51:performances.AH51" chart:label-cell-address="performances.AA51:performances.AA51" chart:class="chart:bar">
            <chart:data-point chart:repeated="7"/>
          </chart:series>
          <chart:series chart:style-name="ch8" chart:values-cell-range-address="performances.AB52:performances.AH52" chart:label-cell-address="performances.AA52:performances.AA52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s.AB38:performances.AH38</svg:desc>
                </draw:g>
              </table:table-cell>
              <table:table-cell office:value-type="string">
                <text:p>ROSS-DGA</text:p>
              </table:table-cell>
              <table:table-cell office:value-type="string">
                <text:p>ROSS-3-DFA</text:p>
              </table:table-cell>
              <table:table-cell office:value-type="string">
                <text:p>ROSS-3-DGA</text:p>
              </table:table-cell>
              <table:table-cell office:value-type="string">
                <text:p>SOC</text:p>
              </table:table-cell>
              <table:table-cell office:value-type="string">
                <text:p>Centralized-3</text:p>
              </table:table-cell>
              <table:table-cell office:value-type="string">
                <text:p>Centralized-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s.AA39:performances.AA39</svg:desc>
                </draw:g>
              </table:table-cell>
              <table:table-cell office:value-type="float" office:value="0.66">
                <text:p>0.66</text:p>
                <draw:g>
                  <svg:desc>performances.AB39:performances.AH39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3.4">
                <text:p>3.4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performances.AA40:performances.AA40</svg:desc>
                </draw:g>
              </table:table-cell>
              <table:table-cell office:value-type="float" office:value="1.08">
                <text:p>1.08</text:p>
                <draw:g>
                  <svg:desc>performances.AB40:performances.AH40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5.32">
                <text:p>5.32</text:p>
              </table:table-cell>
              <table:table-cell office:value-type="float" office:value="9.44">
                <text:p>9.44</text:p>
              </table:table-cell>
              <table:table-cell office:value-type="float" office:value="2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3</text:p>
                <draw:g>
                  <svg:desc>performances.AA41:performances.AA41</svg:desc>
                </draw:g>
              </table:table-cell>
              <table:table-cell office:value-type="float" office:value="2.28">
                <text:p>2.28</text:p>
                <draw:g>
                  <svg:desc>performances.AB41:performances.AH41</svg:desc>
                </draw:g>
              </table:table-cell>
              <table:table-cell office:value-type="float" office:value="2.88">
                <text:p>2.88</text:p>
              </table:table-cell>
              <table:table-cell office:value-type="float" office:value="6">
                <text:p>6</text:p>
              </table:table-cell>
              <table:table-cell office:value-type="float" office:value="7.26">
                <text:p>7.26</text:p>
              </table:table-cell>
              <table:table-cell office:value-type="float" office:value="1.62">
                <text:p>1.62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performances.AA42:performances.AA42</svg:desc>
                </draw:g>
              </table:table-cell>
              <table:table-cell office:value-type="float" office:value="3.28">
                <text:p>3.28</text:p>
                <draw:g>
                  <svg:desc>performances.AB42:performances.AH42</svg:desc>
                </draw:g>
              </table:table-cell>
              <table:table-cell office:value-type="float" office:value="3.68">
                <text:p>3.68</text:p>
              </table:table-cell>
              <table:table-cell office:value-type="float" office:value="5.28">
                <text:p>5.28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performances.AA43:performances.AA43</svg:desc>
                </draw:g>
              </table:table-cell>
              <table:table-cell office:value-type="float" office:value="2.7">
                <text:p>2.7</text:p>
                <draw:g>
                  <svg:desc>performances.AB43:performances.AH43</svg:desc>
                </draw:g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performances.AA44:performances.AA44</svg:desc>
                </draw:g>
              </table:table-cell>
              <table:table-cell office:value-type="float" office:value="3.24">
                <text:p>3.24</text:p>
                <draw:g>
                  <svg:desc>performances.AB44:performances.AH44</svg:desc>
                </draw:g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performances.AA45:performances.AA45</svg:desc>
                </draw:g>
              </table:table-cell>
              <table:table-cell office:value-type="float" office:value="2.94">
                <text:p>2.94</text:p>
                <draw:g>
                  <svg:desc>performances.AB45:performances.AH4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performances.AA46:performances.AA46</svg:desc>
                </draw:g>
              </table:table-cell>
              <table:table-cell office:value-type="float" office:value="2.4">
                <text:p>2.4</text:p>
                <draw:g>
                  <svg:desc>performances.AB46:performances.AH46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performances.AA47:performances.AA47</svg:desc>
                </draw:g>
              </table:table-cell>
              <table:table-cell office:value-type="float" office:value="0.54">
                <text:p>0.54</text:p>
                <draw:g>
                  <svg:desc>performances.AB47:performances.AH47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performances.AA48:performances.AA48</svg:desc>
                </draw:g>
              </table:table-cell>
              <table:table-cell office:value-type="float" office:value="0.2">
                <text:p>0.2</text:p>
                <draw:g>
                  <svg:desc>performances.AB48:performances.AH4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performances.AA49:performances.AA49</svg:desc>
                </draw:g>
              </table:table-cell>
              <table:table-cell office:value-type="float" office:value="0.44">
                <text:p>0.44</text:p>
                <draw:g>
                  <svg:desc>performances.AB49:performances.AH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performances.AA50:performances.AA50</svg:desc>
                </draw:g>
              </table:table-cell>
              <table:table-cell office:value-type="float" office:value="0.24">
                <text:p>0.24</text:p>
                <draw:g>
                  <svg:desc>performances.AB50:performances.AH50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performances.AA51:performances.AA51</svg:desc>
                </draw:g>
              </table:table-cell>
              <table:table-cell office:value-type="float" office:value="0">
                <text:p>0</text:p>
                <draw:g>
                  <svg:desc>performances.AB51:performances.AH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performances.AA52:performances.AA52</svg:desc>
                </draw:g>
              </table:table-cell>
              <table:table-cell office:value-type="float" office:value="0">
                <text:p>0</text:p>
                <draw:g>
                  <svg:desc>performances.AB52:performances.AH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4.201cm" style:legend-expansion="high" chart:style-name="ch2"/>
        <chart:plot-area chart:style-name="ch3" table:cell-range-address="performances.G67:performances.M68" chart:data-source-has-labels="row" svg:x="0.77cm" svg:y="0.855cm" svg:width="12.697cm" svg:height="7.545cm">
          <chartooo:coordinate-region svg:x="1.206cm" svg:y="1.054cm" svg:width="11.901cm" svg:height="6.301cm"/>
          <chart:axis chart:dimension="x" chart:name="primary-x" chart:style-name="ch4" chartooo:axis-type="auto">
            <chartooo:date-scale/>
            <chart:categories table:cell-range-address="performances.G67:performances.M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s.G68:performances.M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greedy</text:p>
                <draw:g>
                  <svg:desc>performances.G67:performances.M67</svg:desc>
                </draw:g>
              </table:table-cell>
              <table:table-cell office:value-type="string">
                <text:p>ROSS</text:p>
              </table:table-cell>
              <table:table-cell office:value-type="string">
                <text:p>ROSS-3-greedy</text:p>
              </table:table-cell>
              <table:table-cell office:value-type="string">
                <text:p>ROSS-3</text:p>
              </table:table-cell>
              <table:table-cell office:value-type="string">
                <text:p>SOC</text:p>
              </table:table-cell>
              <table:table-cell office:value-type="string">
                <text:p>Centralized-0.7</text:p>
              </table:table-cell>
              <table:table-cell office:value-type="string">
                <text:p>Centralized-0.5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6.29364">
                <text:p>6.29364</text:p>
                <draw:g>
                  <svg:desc>performances.G68:performances.M68</svg:desc>
                </draw:g>
              </table:table-cell>
              <table:table-cell office:value-type="float" office:value="5.95428">
                <text:p>5.95428</text:p>
              </table:table-cell>
              <table:table-cell office:value-type="float" office:value="6.3535">
                <text:p>6.3535</text:p>
              </table:table-cell>
              <table:table-cell office:value-type="float" office:value="5.73614">
                <text:p>5.73614</text:p>
              </table:table-cell>
              <table:table-cell office:value-type="float" office:value="6.591">
                <text:p>6.591</text:p>
              </table:table-cell>
              <table:table-cell office:value-type="float" office:value="6.82369">
                <text:p>6.82369</text:p>
              </table:table-cell>
              <table:table-cell office:value-type="float" office:value="7.29778">
                <text:p>7.297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5cm" svg:y="2.707cm" style:legend-expansion="high" chart:style-name="ch2"/>
        <chart:plot-area chart:style-name="ch3" table:cell-range-address="comparison.A8:comparison.K14" chart:data-source-has-labels="column" svg:x="0.77cm" svg:y="0.855cm" svg:width="11.976cm" svg:height="7.545cm">
          <chartooo:coordinate-region svg:x="1.391cm" svg:y="1.054cm" svg:width="11.16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arison.B8:comparison.K8" chart:label-cell-address="comparison.A8:comparison.A8" chart:class="chart:line">
            <chart:data-point chart:repeated="10"/>
          </chart:series>
          <chart:series chart:style-name="ch7" chart:values-cell-range-address="comparison.B9:comparison.K9" chart:label-cell-address="comparison.A9:comparison.A9" chart:class="chart:line">
            <chart:data-point chart:repeated="10"/>
          </chart:series>
          <chart:series chart:style-name="ch8" chart:values-cell-range-address="comparison.B10:comparison.K10" chart:label-cell-address="comparison.A10:comparison.A10" chart:class="chart:line">
            <chart:data-point chart:repeated="10"/>
          </chart:series>
          <chart:series chart:style-name="ch9" chart:values-cell-range-address="comparison.B11:comparison.K11" chart:label-cell-address="comparison.A11:comparison.A11" chart:class="chart:line">
            <chart:data-point chart:repeated="10"/>
          </chart:series>
          <chart:series chart:style-name="ch10" chart:values-cell-range-address="comparison.B12:comparison.K12" chart:label-cell-address="comparison.A12:comparison.A12" chart:class="chart:line">
            <chart:data-point chart:repeated="10"/>
          </chart:series>
          <chart:series chart:style-name="ch11" chart:values-cell-range-address="comparison.B13:comparison.K13" chart:label-cell-address="comparison.A13:comparison.A13" chart:class="chart:line">
            <chart:data-point chart:repeated="10"/>
          </chart:series>
          <chart:series chart:style-name="ch12" chart:values-cell-range-address="comparison.B14:comparison.K14" chart:label-cell-address="comparison.A14:comparison.A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OC</text:p>
                <draw:g>
                  <svg:desc>comparison.A8:comparison.A8</svg:desc>
                </draw:g>
              </table:table-cell>
              <table:table-cell office:value-type="float" office:value="19.66">
                <text:p>19.66</text:p>
                <draw:g>
                  <svg:desc>comparison.B8:comparison.K8</svg:desc>
                </draw:g>
              </table:table-cell>
              <table:table-cell office:value-type="float" office:value="19.66">
                <text:p>19.66</text:p>
              </table:table-cell>
              <table:table-cell office:value-type="float" office:value="20.02">
                <text:p>20.02</text:p>
              </table:table-cell>
              <table:table-cell office:value-type="float" office:value="20.76">
                <text:p>20.76</text:p>
              </table:table-cell>
              <table:table-cell office:value-type="float" office:value="22.72">
                <text:p>22.72</text:p>
              </table:table-cell>
              <table:table-cell office:value-type="float" office:value="25.64">
                <text:p>25.64</text:p>
              </table:table-cell>
              <table:table-cell office:value-type="float" office:value="28.26">
                <text:p>28.26</text:p>
              </table:table-cell>
              <table:table-cell office:value-type="float" office:value="32.02">
                <text:p>32.02</text:p>
              </table:table-cell>
              <table:table-cell office:value-type="float" office:value="36.12">
                <text:p>36.12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ROSS</text:p>
                <draw:g>
                  <svg:desc>comparison.A9:comparison.A9</svg:desc>
                </draw:g>
              </table:table-cell>
              <table:table-cell office:value-type="float" office:value="12.08">
                <text:p>12.08</text:p>
                <draw:g>
                  <svg:desc>comparison.B9:comparison.K9</svg:desc>
                </draw:g>
              </table:table-cell>
              <table:table-cell office:value-type="float" office:value="12.08">
                <text:p>12.08</text:p>
              </table:table-cell>
              <table:table-cell office:value-type="float" office:value="12.7">
                <text:p>12.7</text:p>
              </table:table-cell>
              <table:table-cell office:value-type="float" office:value="13.72">
                <text:p>13.72</text:p>
              </table:table-cell>
              <table:table-cell office:value-type="float" office:value="16">
                <text:p>16</text:p>
              </table:table-cell>
              <table:table-cell office:value-type="float" office:value="18.88">
                <text:p>18.88</text:p>
              </table:table-cell>
              <table:table-cell office:value-type="float" office:value="21.46">
                <text:p>21.46</text:p>
              </table:table-cell>
              <table:table-cell office:value-type="float" office:value="25.18">
                <text:p>25.18</text:p>
              </table:table-cell>
              <table:table-cell office:value-type="float" office:value="29.26">
                <text:p>29.26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ROSS-2</text:p>
                <draw:g>
                  <svg:desc>comparison.A10:comparison.A10</svg:desc>
                </draw:g>
              </table:table-cell>
              <table:table-cell office:value-type="float" office:value="19.88">
                <text:p>19.88</text:p>
                <draw:g>
                  <svg:desc>comparison.B10:comparison.K10</svg:desc>
                </draw:g>
              </table:table-cell>
              <table:table-cell office:value-type="float" office:value="19.88">
                <text:p>19.88</text:p>
              </table:table-cell>
              <table:table-cell office:value-type="float" office:value="20.1">
                <text:p>20.1</text:p>
              </table:table-cell>
              <table:table-cell office:value-type="float" office:value="20.86">
                <text:p>20.86</text:p>
              </table:table-cell>
              <table:table-cell office:value-type="float" office:value="21.78">
                <text:p>21.78</text:p>
              </table:table-cell>
              <table:table-cell office:value-type="float" office:value="23.24">
                <text:p>23.24</text:p>
              </table:table-cell>
              <table:table-cell office:value-type="float" office:value="24.46">
                <text:p>24.46</text:p>
              </table:table-cell>
              <table:table-cell office:value-type="float" office:value="26.98">
                <text:p>26.98</text:p>
              </table:table-cell>
              <table:table-cell office:value-type="float" office:value="30.02">
                <text:p>30.02</text:p>
              </table:table-cell>
              <table:table-cell office:value-type="float" office:value="33.08">
                <text:p>33.08</text:p>
              </table:table-cell>
            </table:table-row>
            <table:table-row>
              <table:table-cell office:value-type="string">
                <text:p>ROSS-3</text:p>
                <draw:g>
                  <svg:desc>comparison.A11:comparison.A11</svg:desc>
                </draw:g>
              </table:table-cell>
              <table:table-cell office:value-type="float" office:value="13.24">
                <text:p>13.24</text:p>
                <draw:g>
                  <svg:desc>comparison.B11:comparison.K11</svg:desc>
                </draw:g>
              </table:table-cell>
              <table:table-cell office:value-type="float" office:value="13.24">
                <text:p>13.24</text:p>
              </table:table-cell>
              <table:table-cell office:value-type="float" office:value="13.64">
                <text:p>13.64</text:p>
              </table:table-cell>
              <table:table-cell office:value-type="float" office:value="14.5">
                <text:p>14.5</text:p>
              </table:table-cell>
              <table:table-cell office:value-type="float" office:value="16.34">
                <text:p>16.34</text:p>
              </table:table-cell>
              <table:table-cell office:value-type="float" office:value="18.56">
                <text:p>18.56</text:p>
              </table:table-cell>
              <table:table-cell office:value-type="float" office:value="20.54">
                <text:p>20.54</text:p>
              </table:table-cell>
              <table:table-cell office:value-type="float" office:value="23.8">
                <text:p>23.8</text:p>
              </table:table-cell>
              <table:table-cell office:value-type="float" office:value="27.38">
                <text:p>27.38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ROSS-4</text:p>
                <draw:g>
                  <svg:desc>comparison.A12:comparison.A12</svg:desc>
                </draw:g>
              </table:table-cell>
              <table:table-cell office:value-type="float" office:value="12.32">
                <text:p>12.32</text:p>
                <draw:g>
                  <svg:desc>comparison.B12:comparison.K12</svg:desc>
                </draw:g>
              </table:table-cell>
              <table:table-cell office:value-type="float" office:value="12.32">
                <text:p>12.32</text:p>
              </table:table-cell>
              <table:table-cell office:value-type="float" office:value="12.94">
                <text:p>12.94</text:p>
              </table:table-cell>
              <table:table-cell office:value-type="float" office:value="13.94">
                <text:p>13.94</text:p>
              </table:table-cell>
              <table:table-cell office:value-type="float" office:value="16.22">
                <text:p>16.22</text:p>
              </table:table-cell>
              <table:table-cell office:value-type="float" office:value="18.84">
                <text:p>18.84</text:p>
              </table:table-cell>
              <table:table-cell office:value-type="float" office:value="21.4">
                <text:p>21.4</text:p>
              </table:table-cell>
              <table:table-cell office:value-type="float" office:value="24.94">
                <text:p>24.94</text:p>
              </table:table-cell>
              <table:table-cell office:value-type="float" office:value="29.14">
                <text:p>29.14</text:p>
              </table:table-cell>
              <table:table-cell office:value-type="float" office:value="32.66">
                <text:p>32.66</text:p>
              </table:table-cell>
            </table:table-row>
            <table:table-row>
              <table:table-cell office:value-type="string">
                <text:p>ROSS-5</text:p>
                <draw:g>
                  <svg:desc>comparison.A13:comparison.A13</svg:desc>
                </draw:g>
              </table:table-cell>
              <table:table-cell office:value-type="float" office:value="12.08">
                <text:p>12.08</text:p>
                <draw:g>
                  <svg:desc>comparison.B13:comparison.K13</svg:desc>
                </draw:g>
              </table:table-cell>
              <table:table-cell office:value-type="float" office:value="12.08">
                <text:p>12.08</text:p>
              </table:table-cell>
              <table:table-cell office:value-type="float" office:value="12.7">
                <text:p>12.7</text:p>
              </table:table-cell>
              <table:table-cell office:value-type="float" office:value="13.72">
                <text:p>13.72</text:p>
              </table:table-cell>
              <table:table-cell office:value-type="float" office:value="16">
                <text:p>16</text:p>
              </table:table-cell>
              <table:table-cell office:value-type="float" office:value="18.74">
                <text:p>18.74</text:p>
              </table:table-cell>
              <table:table-cell office:value-type="float" office:value="21.42">
                <text:p>21.42</text:p>
              </table:table-cell>
              <table:table-cell office:value-type="float" office:value="25.14">
                <text:p>25.14</text:p>
              </table:table-cell>
              <table:table-cell office:value-type="float" office:value="29.22">
                <text:p>29.22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ROSS-6</text:p>
                <draw:g>
                  <svg:desc>comparison.A14:comparison.A14</svg:desc>
                </draw:g>
              </table:table-cell>
              <table:table-cell office:value-type="float" office:value="12.08">
                <text:p>12.08</text:p>
                <draw:g>
                  <svg:desc>comparison.B14:comparison.K14</svg:desc>
                </draw:g>
              </table:table-cell>
              <table:table-cell office:value-type="float" office:value="12.08">
                <text:p>12.08</text:p>
              </table:table-cell>
              <table:table-cell office:value-type="float" office:value="12.7">
                <text:p>12.7</text:p>
              </table:table-cell>
              <table:table-cell office:value-type="float" office:value="13.72">
                <text:p>13.72</text:p>
              </table:table-cell>
              <table:table-cell office:value-type="float" office:value="16">
                <text:p>16</text:p>
              </table:table-cell>
              <table:table-cell office:value-type="float" office:value="18.88">
                <text:p>18.88</text:p>
              </table:table-cell>
              <table:table-cell office:value-type="float" office:value="21.46">
                <text:p>21.46</text:p>
              </table:table-cell>
              <table:table-cell office:value-type="float" office:value="25.18">
                <text:p>25.18</text:p>
              </table:table-cell>
              <table:table-cell office:value-type="float" office:value="29.26">
                <text:p>29.26</text:p>
              </table:table-cell>
              <table:table-cell office:value-type="float" office:value="32.72">
                <text:p>3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3cm" svg:y="3.703cm" style:legend-expansion="high" chart:style-name="ch2"/>
        <chart:plot-area chart:style-name="ch3" table:cell-range-address="'ross-20'.L62:'ross-20'.V64" chart:data-source-has-labels="column" svg:x="0.77cm" svg:y="0.855cm" svg:width="10.494cm" svg:height="7.545cm">
          <chartooo:coordinate-region svg:x="1.497cm" svg:y="1.054cm" svg:width="9.5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oss-20'.M62:'ross-20'.V62" chart:label-cell-address="'ross-20'.L62:'ross-20'.L62" chart:class="chart:line">
            <chart:data-point chart:repeated="10"/>
          </chart:series>
          <chart:series chart:style-name="ch7" chart:values-cell-range-address="'ross-20'.M63:'ross-20'.V63" chart:label-cell-address="'ross-20'.L63:'ross-20'.L63" chart:class="chart:line">
            <chart:data-point chart:repeated="10"/>
          </chart:series>
          <chart:series chart:style-name="ch8" chart:values-cell-range-address="'ross-20'.M64:'ross-20'.V64" chart:label-cell-address="'ross-20'.L64:'ross-20'.L6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SS/centralized</text:p>
                <draw:g>
                  <svg:desc>'ross-20'.L62:'ross-20'.L62</svg:desc>
                </draw:g>
              </table:table-cell>
              <table:table-cell office:value-type="float" office:value="0.969">
                <text:p>0.969</text:p>
                <draw:g>
                  <svg:desc>'ross-20'.M62:'ross-20'.V62</svg:desc>
                </draw:g>
              </table:table-cell>
              <table:table-cell office:value-type="float" office:value="0.969">
                <text:p>0.969</text:p>
              </table:table-cell>
              <table:table-cell office:value-type="float" office:value="0.954175152749491">
                <text:p>0.954175152749491</text:p>
              </table:table-cell>
              <table:table-cell office:value-type="float" office:value="0.929460580912863">
                <text:p>0.929460580912863</text:p>
              </table:table-cell>
              <table:table-cell office:value-type="float" office:value="0.936052921719956">
                <text:p>0.936052921719956</text:p>
              </table:table-cell>
              <table:table-cell office:value-type="float" office:value="0.91812865497076">
                <text:p>0.91812865497076</text:p>
              </table:table-cell>
              <table:table-cell office:value-type="float" office:value="0.925245098039216">
                <text:p>0.925245098039216</text:p>
              </table:table-cell>
              <table:table-cell office:value-type="float" office:value="0.926128590971272">
                <text:p>0.926128590971272</text:p>
              </table:table-cell>
              <table:table-cell office:value-type="float" office:value="0.929936305732484">
                <text:p>0.929936305732484</text:p>
              </table:table-cell>
              <table:table-cell office:value-type="float" office:value="0.929054054054054">
                <text:p>0.929054054054054</text:p>
              </table:table-cell>
            </table:table-row>
            <table:table-row>
              <table:table-cell office:value-type="string">
                <text:p>Soc/centralized</text:p>
                <draw:g>
                  <svg:desc>'ross-20'.L63:'ross-20'.L63</svg:desc>
                </draw:g>
              </table:table-cell>
              <table:table-cell office:value-type="float" office:value="0.901">
                <text:p>0.901</text:p>
                <draw:g>
                  <svg:desc>'ross-20'.M63:'ross-20'.V63</svg:desc>
                </draw:g>
              </table:table-cell>
              <table:table-cell office:value-type="float" office:value="0.901">
                <text:p>0.901</text:p>
              </table:table-cell>
              <table:table-cell office:value-type="float" office:value="0.885947046843177">
                <text:p>0.885947046843177</text:p>
              </table:table-cell>
              <table:table-cell office:value-type="float" office:value="0.870331950207469">
                <text:p>0.870331950207469</text:p>
              </table:table-cell>
              <table:table-cell office:value-type="float" office:value="0.880926130099228">
                <text:p>0.880926130099228</text:p>
              </table:table-cell>
              <table:table-cell office:value-type="float" office:value="0.846783625730994">
                <text:p>0.846783625730994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.80437756497948">
                <text:p>0.80437756497948</text:p>
              </table:table-cell>
              <table:table-cell office:value-type="float" office:value="0.769108280254777">
                <text:p>0.769108280254777</text:p>
              </table:table-cell>
              <table:table-cell office:value-type="float" office:value="0.746621621621622">
                <text:p>0.746621621621622</text:p>
              </table:table-cell>
            </table:table-row>
            <table:table-row>
              <table:table-cell office:value-type="string">
                <text:p>centralized</text:p>
                <draw:g>
                  <svg:desc>'ross-20'.L64:'ross-20'.L64</svg:desc>
                </draw:g>
              </table:table-cell>
              <table:table-cell office:value-type="float" office:value="1">
                <text:p>1</text:p>
                <draw:g>
                  <svg:desc>'ross-20'.M64:'ross-20'.V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18cm" svg:height="16.399cm" xlink:href=".." xlink:type="simple" chart:class="chart:line" chart:style-name="ch1">
        <chart:title svg:x="7.224cm" svg:y="0.463cm" chart:style-name="ch2">
          <text:p>Number of unclustered CRs</text:p>
        </chart:title>
        <chart:legend svg:x="14.246cm" svg:y="9.622cm" style:legend-expansion="custom" chartooo:width="3.542cm" chartooo:height="4.071cm" style:legend-expansion-aspect-ratio="0.870056497175141" chart:style-name="ch3"/>
        <chart:plot-area chart:style-name="ch4" table:cell-range-address="'ross-20'.L70:'ross-20'.AG77" chart:data-source-has-labels="both" svg:x="0.851cm" svg:y="2.373cm" svg:width="18.419cm" svg:height="12.494cm">
          <chartooo:coordinate-region svg:x="1.472cm" svg:y="2.572cm" svg:width="17.518cm" svg:height="11.648cm"/>
          <chart:axis chart:dimension="x" chart:name="primary-x" chart:style-name="ch5" chartooo:axis-type="auto">
            <chartooo:date-scale/>
            <chart:title svg:x="8.905cm" svg:y="15.194cm" chart:style-name="ch6">
              <text:p>Number of PRs</text:p>
            </chart:title>
            <chart:categories table:cell-range-address="'ross-20'.M70:'ross-20'.AG70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ross-20'.M71:'ross-20'.AG71" chart:label-cell-address="'ross-20'.L71:'ross-20'.L71" chart:class="chart:line">
            <chart:data-point chart:repeated="21"/>
          </chart:series>
          <chart:series chart:style-name="ch9" chart:values-cell-range-address="'ross-20'.M72:'ross-20'.AG72" chart:label-cell-address="'ross-20'.L72:'ross-20'.L72" chart:class="chart:line">
            <chart:data-point chart:repeated="21"/>
          </chart:series>
          <chart:series chart:style-name="ch10" chart:values-cell-range-address="'ross-20'.M73:'ross-20'.AG73" chart:label-cell-address="'ross-20'.L73:'ross-20'.L73" chart:class="chart:line">
            <chart:data-point chart:repeated="21"/>
          </chart:series>
          <chart:series chart:style-name="ch11" chart:values-cell-range-address="'ross-20'.M74:'ross-20'.AG74" chart:label-cell-address="'ross-20'.L74:'ross-20'.L74" chart:class="chart:line">
            <chart:data-point chart:repeated="21"/>
          </chart:series>
          <chart:series chart:style-name="ch12" chart:values-cell-range-address="'ross-20'.M75:'ross-20'.AG75" chart:label-cell-address="'ross-20'.L75:'ross-20'.L75" chart:class="chart:line">
            <chart:data-point chart:repeated="21"/>
          </chart:series>
          <chart:series chart:style-name="ch13" chart:values-cell-range-address="'ross-20'.M76:'ross-20'.AG76" chart:label-cell-address="'ross-20'.L76:'ross-20'.L76" chart:class="chart:line">
            <chart:data-point chart:repeated="21"/>
          </chart:series>
          <chart:series chart:style-name="ch14" chart:values-cell-range-address="'ross-20'.M77:'ross-20'.AG77" chart:label-cell-address="'ross-20'.L77:'ross-20'.L77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ross-20'.M70:'ross-20'.AG70</svg:desc>
                </draw:g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30</text:p>
              </table:table-cell>
              <table:table-cell office:value-type="float" office:value="130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ROSS</text:p>
                <draw:g>
                  <svg:desc>'ross-20'.L71:'ross-20'.L71</svg:desc>
                </draw:g>
              </table:table-cell>
              <table:table-cell office:value-type="float" office:value="0.66">
                <text:p>0.66</text:p>
                <draw:g>
                  <svg:desc>'ross-20'.M71:'ross-20'.AG71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1.26">
                <text:p>1.26</text:p>
              </table:table-cell>
              <table:table-cell office:value-type="float" office:value="2.08">
                <text:p>2.08</text:p>
              </table:table-cell>
              <table:table-cell office:value-type="float" office:value="3.02">
                <text:p>3.02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6.46">
                <text:p>6.46</text:p>
              </table:table-cell>
              <table:table-cell office:value-type="float" office:value="8.32">
                <text:p>8.32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86">
                <text:p>11.86</text:p>
              </table:table-cell>
              <table:table-cell office:value-type="float" office:value="12.38">
                <text:p>12.38</text:p>
              </table:table-cell>
              <table:table-cell office:value-type="float" office:value="13.54">
                <text:p>13.54</text:p>
              </table:table-cell>
              <table:table-cell office:value-type="float" office:value="15.4">
                <text:p>15.4</text:p>
              </table:table-cell>
              <table:table-cell office:value-type="float" office:value="16.26">
                <text:p>16.26</text:p>
              </table:table-cell>
              <table:table-cell office:value-type="float" office:value="16.82">
                <text:p>16.82</text:p>
              </table:table-cell>
              <table:table-cell office:value-type="float" office:value="16.96">
                <text:p>16.96</text:p>
              </table:table-cell>
              <table:table-cell office:value-type="float" office:value="17.24">
                <text:p>17.24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ROSS_3</text:p>
                <draw:g>
                  <svg:desc>'ross-20'.L72:'ross-20'.L72</svg:desc>
                </draw:g>
              </table:table-cell>
              <table:table-cell office:value-type="float" office:value="3.4">
                <text:p>3.4</text:p>
                <draw:g>
                  <svg:desc>'ross-20'.M72:'ross-20'.AG72</svg:desc>
                </draw:g>
              </table:table-cell>
              <table:table-cell office:value-type="float" office:value="3.42">
                <text:p>3.42</text:p>
              </table:table-cell>
              <table:table-cell office:value-type="float" office:value="3.42">
                <text:p>3.42</text:p>
              </table:table-cell>
              <table:table-cell office:value-type="float" office:value="3.48">
                <text:p>3.48</text:p>
              </table:table-cell>
              <table:table-cell office:value-type="float" office:value="3.56">
                <text:p>3.56</text:p>
              </table:table-cell>
              <table:table-cell office:value-type="float" office:value="3.74">
                <text:p>3.74</text:p>
              </table:table-cell>
              <table:table-cell office:value-type="float" office:value="4.5">
                <text:p>4.5</text:p>
              </table:table-cell>
              <table:table-cell office:value-type="float" office:value="4.9">
                <text:p>4.9</text:p>
              </table:table-cell>
              <table:table-cell office:value-type="float" office:value="5.88">
                <text:p>5.88</text:p>
              </table:table-cell>
              <table:table-cell office:value-type="float" office:value="7.16">
                <text:p>7.16</text:p>
              </table:table-cell>
              <table:table-cell office:value-type="float" office:value="7.7">
                <text:p>7.7</text:p>
              </table:table-cell>
              <table:table-cell office:value-type="float" office:value="8.6">
                <text:p>8.6</text:p>
              </table:table-cell>
              <table:table-cell office:value-type="float" office:value="9.84">
                <text:p>9.84</text:p>
              </table:table-cell>
              <table:table-cell office:value-type="float" office:value="10.52">
                <text:p>10.52</text:p>
              </table:table-cell>
              <table:table-cell office:value-type="float" office:value="11.3">
                <text:p>11.3</text:p>
              </table:table-cell>
              <table:table-cell office:value-type="float" office:value="12.74">
                <text:p>12.74</text:p>
              </table:table-cell>
              <table:table-cell office:value-type="float" office:value="13.54">
                <text:p>13.54</text:p>
              </table:table-cell>
              <table:table-cell office:value-type="float" office:value="14.42">
                <text:p>14.42</text:p>
              </table:table-cell>
              <table:table-cell office:value-type="float" office:value="14.82">
                <text:p>14.82</text:p>
              </table:table-cell>
              <table:table-cell office:value-type="float" office:value="15.26">
                <text:p>15.26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SOC</text:p>
                <draw:g>
                  <svg:desc>'ross-20'.L73:'ross-20'.L73</svg:desc>
                </draw:g>
              </table:table-cell>
              <table:table-cell office:value-type="float" office:value="1.98">
                <text:p>1.98</text:p>
                <draw:g>
                  <svg:desc>'ross-20'.M73:'ross-20'.AG73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2.6">
                <text:p>2.6</text:p>
              </table:table-cell>
              <table:table-cell office:value-type="float" office:value="3.22">
                <text:p>3.22</text:p>
              </table:table-cell>
              <table:table-cell office:value-type="float" office:value="4.02">
                <text:p>4.02</text:p>
              </table:table-cell>
              <table:table-cell office:value-type="float" office:value="5.52">
                <text:p>5.52</text:p>
              </table:table-cell>
              <table:table-cell office:value-type="float" office:value="6.24">
                <text:p>6.24</text:p>
              </table:table-cell>
              <table:table-cell office:value-type="float" office:value="8.24">
                <text:p>8.24</text:p>
              </table:table-cell>
              <table:table-cell office:value-type="float" office:value="10.34">
                <text:p>10.34</text:p>
              </table:table-cell>
              <table:table-cell office:value-type="float" office:value="11.16">
                <text:p>11.16</text:p>
              </table:table-cell>
              <table:table-cell office:value-type="float" office:value="12.18">
                <text:p>12.18</text:p>
              </table:table-cell>
              <table:table-cell office:value-type="float" office:value="13.8">
                <text:p>13.8</text:p>
              </table:table-cell>
              <table:table-cell office:value-type="float" office:value="14.42">
                <text:p>14.42</text:p>
              </table:table-cell>
              <table:table-cell office:value-type="float" office:value="15.78">
                <text:p>15.78</text:p>
              </table:table-cell>
              <table:table-cell office:value-type="float" office:value="17.1">
                <text:p>17.1</text:p>
              </table:table-cell>
              <table:table-cell office:value-type="float" office:value="17.52">
                <text:p>17.52</text:p>
              </table:table-cell>
              <table:table-cell office:value-type="float" office:value="17.94">
                <text:p>17.94</text:p>
              </table:table-cell>
              <table:table-cell office:value-type="float" office:value="18.06">
                <text:p>18.06</text:p>
              </table:table-cell>
              <table:table-cell office:value-type="float" office:value="18.26">
                <text:p>18.26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Centralized_0.7</text:p>
                <draw:g>
                  <svg:desc>'ross-20'.L74:'ross-20'.L74</svg:desc>
                </draw:g>
              </table:table-cell>
              <table:table-cell office:value-type="float" office:value="0">
                <text:p>0</text:p>
                <draw:g>
                  <svg:desc>'ross-20'.M74:'ross-20'.AG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72">
                <text:p>0.72</text:p>
              </table:table-cell>
              <table:table-cell office:value-type="float" office:value="1.86">
                <text:p>1.86</text:p>
              </table:table-cell>
              <table:table-cell office:value-type="float" office:value="2.9">
                <text:p>2.9</text:p>
              </table:table-cell>
              <table:table-cell office:value-type="float" office:value="3.68">
                <text:p>3.68</text:p>
              </table:table-cell>
              <table:table-cell office:value-type="float" office:value="5.38">
                <text:p>5.38</text:p>
              </table:table-cell>
              <table:table-cell office:value-type="float" office:value="7.44">
                <text:p>7.44</text:p>
              </table:table-cell>
              <table:table-cell office:value-type="float" office:value="8.16">
                <text:p>8.16</text:p>
              </table:table-cell>
              <table:table-cell office:value-type="float" office:value="9.18">
                <text:p>9.18</text:p>
              </table:table-cell>
              <table:table-cell office:value-type="float" office:value="10.74">
                <text:p>10.74</text:p>
              </table:table-cell>
              <table:table-cell office:value-type="float" office:value="11.44">
                <text:p>11.44</text:p>
              </table:table-cell>
              <table:table-cell office:value-type="float" office:value="12.9">
                <text:p>12.9</text:p>
              </table:table-cell>
              <table:table-cell office:value-type="float" office:value="14.3">
                <text:p>14.3</text:p>
              </table:table-cell>
              <table:table-cell office:value-type="float" office:value="15.18">
                <text:p>15.18</text:p>
              </table:table-cell>
              <table:table-cell office:value-type="float" office:value="16.12">
                <text:p>16.12</text:p>
              </table:table-cell>
              <table:table-cell office:value-type="float" office:value="16.66">
                <text:p>16.66</text:p>
              </table:table-cell>
              <table:table-cell office:value-type="float" office:value="16.96">
                <text:p>16.9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Ross-greedy</text:p>
                <draw:g>
                  <svg:desc>'ross-20'.L75:'ross-20'.L75</svg:desc>
                </draw:g>
              </table:table-cell>
              <table:table-cell office:value-type="float" office:value="0.48">
                <text:p>0.48</text:p>
                <draw:g>
                  <svg:desc>'ross-20'.M75:'ross-20'.AG75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1.06">
                <text:p>1.06</text:p>
              </table:table-cell>
              <table:table-cell office:value-type="float" office:value="1.74">
                <text:p>1.74</text:p>
              </table:table-cell>
              <table:table-cell office:value-type="float" office:value="2.88">
                <text:p>2.88</text:p>
              </table:table-cell>
              <table:table-cell office:value-type="float" office:value="4.18">
                <text:p>4.18</text:p>
              </table:table-cell>
              <table:table-cell office:value-type="float" office:value="4.92">
                <text:p>4.92</text:p>
              </table:table-cell>
              <table:table-cell office:value-type="float" office:value="6.34">
                <text:p>6.34</text:p>
              </table:table-cell>
              <table:table-cell office:value-type="float" office:value="8.18">
                <text:p>8.18</text:p>
              </table:table-cell>
              <table:table-cell office:value-type="float" office:value="8.8">
                <text:p>8.8</text:p>
              </table:table-cell>
              <table:table-cell office:value-type="float" office:value="9.9">
                <text:p>9.9</text:p>
              </table:table-cell>
              <table:table-cell office:value-type="float" office:value="11.5">
                <text:p>11.5</text:p>
              </table:table-cell>
              <table:table-cell office:value-type="float" office:value="11.88">
                <text:p>11.88</text:p>
              </table:table-cell>
              <table:table-cell office:value-type="float" office:value="12.8">
                <text:p>12.8</text:p>
              </table:table-cell>
              <table:table-cell office:value-type="float" office:value="14.62">
                <text:p>14.62</text:p>
              </table:table-cell>
              <table:table-cell office:value-type="float" office:value="15.52">
                <text:p>15.52</text:p>
              </table:table-cell>
              <table:table-cell office:value-type="float" office:value="16.3">
                <text:p>16.3</text:p>
              </table:table-cell>
              <table:table-cell office:value-type="float" office:value="16.58">
                <text:p>16.58</text:p>
              </table:table-cell>
              <table:table-cell office:value-type="float" office:value="16.92">
                <text:p>16.92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ROSS-3-greedy</text:p>
                <draw:g>
                  <svg:desc>'ross-20'.L76:'ross-20'.L76</svg:desc>
                </draw:g>
              </table:table-cell>
              <table:table-cell office:value-type="float" office:value="1.86">
                <text:p>1.86</text:p>
                <draw:g>
                  <svg:desc>'ross-20'.M76:'ross-20'.AG76</svg:desc>
                </draw:g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2.32">
                <text:p>2.32</text:p>
              </table:table-cell>
              <table:table-cell office:value-type="float" office:value="3.28">
                <text:p>3.28</text:p>
              </table:table-cell>
              <table:table-cell office:value-type="float" office:value="3.84">
                <text:p>3.84</text:p>
              </table:table-cell>
              <table:table-cell office:value-type="float" office:value="4.72">
                <text:p>4.72</text:p>
              </table:table-cell>
              <table:table-cell office:value-type="float" office:value="6.08">
                <text:p>6.08</text:p>
              </table:table-cell>
              <table:table-cell office:value-type="float" office:value="6.96">
                <text:p>6.96</text:p>
              </table:table-cell>
              <table:table-cell office:value-type="float" office:value="8.04">
                <text:p>8.04</text:p>
              </table:table-cell>
              <table:table-cell office:value-type="float" office:value="9.72">
                <text:p>9.72</text:p>
              </table:table-cell>
              <table:table-cell office:value-type="float" office:value="10.46">
                <text:p>10.46</text:p>
              </table:table-cell>
              <table:table-cell office:value-type="float" office:value="11.4">
                <text:p>11.4</text:p>
              </table:table-cell>
              <table:table-cell office:value-type="float" office:value="12.84">
                <text:p>12.84</text:p>
              </table:table-cell>
              <table:table-cell office:value-type="float" office:value="13.56">
                <text:p>13.56</text:p>
              </table:table-cell>
              <table:table-cell office:value-type="float" office:value="14.62">
                <text:p>14.62</text:p>
              </table:table-cell>
              <table:table-cell office:value-type="float" office:value="15.24">
                <text:p>15.24</text:p>
              </table:table-cell>
              <table:table-cell office:value-type="float" office:value="15.74">
                <text:p>15.74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Centralized_0.5</text:p>
                <draw:g>
                  <svg:desc>'ross-20'.L77:'ross-20'.L77</svg:desc>
                </draw:g>
              </table:table-cell>
              <table:table-cell office:value-type="float" office:value="0">
                <text:p>0</text:p>
                <draw:g>
                  <svg:desc>'ross-20'.M77:'ross-20'.AG7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48">
                <text:p>0.48</text:p>
              </table:table-cell>
              <table:table-cell office:value-type="float" office:value="0.92">
                <text:p>0.92</text:p>
              </table:table-cell>
              <table:table-cell office:value-type="float" office:value="1.56">
                <text:p>1.56</text:p>
              </table:table-cell>
              <table:table-cell office:value-type="float" office:value="2.68">
                <text:p>2.68</text:p>
              </table:table-cell>
              <table:table-cell office:value-type="float" office:value="3.92">
                <text:p>3.92</text:p>
              </table:table-cell>
              <table:table-cell office:value-type="float" office:value="4.68">
                <text:p>4.68</text:p>
              </table:table-cell>
              <table:table-cell office:value-type="float" office:value="5.6">
                <text:p>5.6</text:p>
              </table:table-cell>
              <table:table-cell office:value-type="float" office:value="6.96">
                <text:p>6.96</text:p>
              </table:table-cell>
              <table:table-cell office:value-type="float" office:value="7.76">
                <text:p>7.76</text:p>
              </table:table-cell>
              <table:table-cell office:value-type="float" office:value="8.68">
                <text:p>8.68</text:p>
              </table:table-cell>
              <table:table-cell office:value-type="float" office:value="10.04">
                <text:p>10.04</text:p>
              </table:table-cell>
              <table:table-cell office:value-type="float" office:value="10.8">
                <text:p>10.8</text:p>
              </table:table-cell>
              <table:table-cell office:value-type="float" office:value="12.04">
                <text:p>12.04</text:p>
              </table:table-cell>
              <table:table-cell office:value-type="float" office:value="12.88">
                <text:p>12.88</text:p>
              </table:table-cell>
              <table:table-cell office:value-type="float" office:value="13.28">
                <text:p>13.2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136cm" xlink:href=".." xlink:type="simple" chart:class="chart:bar" chart:style-name="ch1">
        <chart:legend chart:legend-position="top" svg:x="4.504cm" svg:y="0.723cm" style:legend-expansion="wide" chart:style-name="ch2"/>
        <chart:plot-area chart:style-name="ch3" table:cell-range-address="performances.B34:performances.I36" chart:data-source-has-labels="both" svg:x="0.77cm" svg:y="1.524cm" svg:width="14.59cm" svg:height="7.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cm" svg:y="1.524cm" svg:width="13.871cm" svg:height="6.9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erformances.C34:performances.I3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erformances.C35:performances.I35" chart:label-cell-address="performances.B35:performances.B35" chart:class="chart:bar">
            <chart:data-point chart:repeated="7"/>
          </chart:series>
          <chart:series chart:style-name="ch8" chart:values-cell-range-address="performances.C36:performances.I36" chart:label-cell-address="performances.B36:performances.B3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</text:p>
                <draw:g>
                  <svg:desc>performances.C34:performances.I34</svg:desc>
                </draw:g>
              </table:table-cell>
              <table:table-cell office:value-type="string">
                <text:p>ROSS-greedy</text:p>
              </table:table-cell>
              <table:table-cell office:value-type="string">
                <text:p>ROSS-3</text:p>
              </table:table-cell>
              <table:table-cell office:value-type="string">
                <text:p>ROSS-3-greedy</text:p>
              </table:table-cell>
              <table:table-cell office:value-type="string">
                <text:p>SOC</text:p>
              </table:table-cell>
              <table:table-cell office:value-type="string">
                <text:p>Centralized-0.7</text:p>
              </table:table-cell>
              <table:table-cell office:value-type="string">
                <text:p>Centralized-0.5</text:p>
              </table:table-cell>
            </table:table-row>
          </table:table-header-rows>
          <table:table-rows>
            <table:table-row>
              <table:table-cell office:value-type="string">
                <text:p>CCC per cluster(&gt;1)</text:p>
                <draw:g>
                  <svg:desc>performances.B35:performances.B35</svg:desc>
                </draw:g>
              </table:table-cell>
              <table:table-cell office:value-type="float" office:value="5.83871">
                <text:p>5.83871</text:p>
                <draw:g>
                  <svg:desc>performances.C35:performances.I35</svg:desc>
                </draw:g>
              </table:table-cell>
              <table:table-cell office:value-type="float" office:value="6.11695">
                <text:p>6.11695</text:p>
              </table:table-cell>
              <table:table-cell office:value-type="float" office:value="4.80041">
                <text:p>4.80041</text:p>
              </table:table-cell>
              <table:table-cell office:value-type="float" office:value="5.83483">
                <text:p>5.83483</text:p>
              </table:table-cell>
              <table:table-cell office:value-type="float" office:value="6.591">
                <text:p>6.591</text:p>
              </table:table-cell>
              <table:table-cell office:value-type="float" office:value="6.82369">
                <text:p>6.82369</text:p>
              </table:table-cell>
              <table:table-cell office:value-type="float" office:value="7.29778">
                <text:p>7.29778</text:p>
              </table:table-cell>
            </table:table-row>
            <table:table-row>
              <table:table-cell office:value-type="string">
                <text:p>number of clusters</text:p>
                <draw:g>
                  <svg:desc>performances.B36:performances.B36</svg:desc>
                </draw:g>
              </table:table-cell>
              <table:table-cell office:value-type="float" office:value="4.72">
                <text:p>4.72</text:p>
                <draw:g>
                  <svg:desc>performances.C36:performances.I36</svg:desc>
                </draw:g>
              </table:table-cell>
              <table:table-cell office:value-type="float" office:value="4.72">
                <text:p>4.72</text:p>
              </table:table-cell>
              <table:table-cell office:value-type="float" office:value="9.38">
                <text:p>9.38</text:p>
              </table:table-cell>
              <table:table-cell office:value-type="float" office:value="9.36">
                <text:p>9.36</text:p>
              </table:table-cell>
              <table:table-cell office:value-type="float" office:value="5.74">
                <text:p>5.74</text:p>
              </table:table-cell>
              <table:table-cell office:value-type="float" office:value="7.02">
                <text:p>7.02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2cm" svg:height="16.394cm" xlink:href=".." xlink:type="simple" chart:class="chart:line" chart:style-name="ch1">
        <chart:title svg:x="7.001cm" svg:y="0.463cm" chart:style-name="ch2">
          <text:p>Number of unclustered CRs</text:p>
        </chart:title>
        <chart:legend svg:x="11.321cm" svg:y="9.599cm" style:legend-expansion="custom" chartooo:width="5.993cm" chartooo:height="4.064cm" style:legend-expansion-aspect-ratio="1.47465551181102" chart:style-name="ch3"/>
        <chart:plot-area chart:style-name="ch4" table:cell-range-address="'ross-20'.M70:'ross-20'.AG74 'ross-20'.L70:'ross-20'.L74 'ross-20'.L76:'ross-20'.AG76" chart:data-source-has-labels="both" svg:x="0.515cm" svg:y="1.944cm" svg:width="17.823cm" svg:height="13.543cm">
          <chartooo:coordinate-region svg:x="1.136cm" svg:y="2.144cm" svg:width="16.922cm" svg:height="12.696cm"/>
          <chart:axis chart:dimension="x" chart:name="primary-x" chart:style-name="ch5" chartooo:axis-type="auto">
            <chartooo:date-scale/>
            <chart:title svg:x="8.231cm" svg:y="15.814cm" chart:style-name="ch6">
              <text:p>Number of  PRs</text:p>
            </chart:title>
            <chart:categories table:cell-range-address="'ross-20'.M70:'ross-20'.AG70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ross-20'.M71:'ross-20'.AG71" chart:label-cell-address="'ross-20'.L71:'ross-20'.L71" chart:class="chart:line">
            <chart:data-point chart:repeated="21"/>
          </chart:series>
          <chart:series chart:style-name="ch9" chart:values-cell-range-address="'ross-20'.M72:'ross-20'.AG72" chart:label-cell-address="'ross-20'.L72:'ross-20'.L72" chart:class="chart:line">
            <chart:data-point chart:repeated="21"/>
          </chart:series>
          <chart:series chart:style-name="ch10" chart:values-cell-range-address="'ross-20'.M73:'ross-20'.AG73" chart:label-cell-address="'ross-20'.L73:'ross-20'.L73" chart:class="chart:line">
            <chart:data-point chart:repeated="21"/>
          </chart:series>
          <chart:series chart:style-name="ch11" chart:values-cell-range-address="'ross-20'.M74:'ross-20'.AG74" chart:label-cell-address="'ross-20'.L74:'ross-20'.L74" chart:class="chart:line">
            <chart:data-point chart:repeated="21"/>
          </chart:series>
          <chart:series chart:style-name="ch12" chart:values-cell-range-address="'ross-20'.M76:'ross-20'.AG76" chart:label-cell-address="'ross-20'.L76:'ross-20'.L76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ross-20'.M70:'ross-20'.AG70</svg:desc>
                </draw:g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30</text:p>
              </table:table-cell>
              <table:table-cell office:value-type="float" office:value="130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ROSS</text:p>
                <draw:g>
                  <svg:desc>'ross-20'.L71:'ross-20'.L71</svg:desc>
                </draw:g>
              </table:table-cell>
              <table:table-cell office:value-type="float" office:value="0.66">
                <text:p>0.66</text:p>
                <draw:g>
                  <svg:desc>'ross-20'.M71:'ross-20'.AG71</svg:desc>
                </draw:g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1.26">
                <text:p>1.26</text:p>
              </table:table-cell>
              <table:table-cell office:value-type="float" office:value="2.08">
                <text:p>2.08</text:p>
              </table:table-cell>
              <table:table-cell office:value-type="float" office:value="3.02">
                <text:p>3.02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6.46">
                <text:p>6.46</text:p>
              </table:table-cell>
              <table:table-cell office:value-type="float" office:value="8.32">
                <text:p>8.32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86">
                <text:p>11.86</text:p>
              </table:table-cell>
              <table:table-cell office:value-type="float" office:value="12.38">
                <text:p>12.38</text:p>
              </table:table-cell>
              <table:table-cell office:value-type="float" office:value="13.54">
                <text:p>13.54</text:p>
              </table:table-cell>
              <table:table-cell office:value-type="float" office:value="15.4">
                <text:p>15.4</text:p>
              </table:table-cell>
              <table:table-cell office:value-type="float" office:value="16.26">
                <text:p>16.26</text:p>
              </table:table-cell>
              <table:table-cell office:value-type="float" office:value="16.82">
                <text:p>16.82</text:p>
              </table:table-cell>
              <table:table-cell office:value-type="float" office:value="16.96">
                <text:p>16.96</text:p>
              </table:table-cell>
              <table:table-cell office:value-type="float" office:value="17.24">
                <text:p>17.24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ROSS_3</text:p>
                <draw:g>
                  <svg:desc>'ross-20'.L72:'ross-20'.L72</svg:desc>
                </draw:g>
              </table:table-cell>
              <table:table-cell office:value-type="float" office:value="3.4">
                <text:p>3.4</text:p>
                <draw:g>
                  <svg:desc>'ross-20'.M72:'ross-20'.AG72</svg:desc>
                </draw:g>
              </table:table-cell>
              <table:table-cell office:value-type="float" office:value="3.42">
                <text:p>3.42</text:p>
              </table:table-cell>
              <table:table-cell office:value-type="float" office:value="3.42">
                <text:p>3.42</text:p>
              </table:table-cell>
              <table:table-cell office:value-type="float" office:value="3.48">
                <text:p>3.48</text:p>
              </table:table-cell>
              <table:table-cell office:value-type="float" office:value="3.56">
                <text:p>3.56</text:p>
              </table:table-cell>
              <table:table-cell office:value-type="float" office:value="3.74">
                <text:p>3.74</text:p>
              </table:table-cell>
              <table:table-cell office:value-type="float" office:value="4.5">
                <text:p>4.5</text:p>
              </table:table-cell>
              <table:table-cell office:value-type="float" office:value="4.9">
                <text:p>4.9</text:p>
              </table:table-cell>
              <table:table-cell office:value-type="float" office:value="5.88">
                <text:p>5.88</text:p>
              </table:table-cell>
              <table:table-cell office:value-type="float" office:value="7.16">
                <text:p>7.16</text:p>
              </table:table-cell>
              <table:table-cell office:value-type="float" office:value="7.7">
                <text:p>7.7</text:p>
              </table:table-cell>
              <table:table-cell office:value-type="float" office:value="8.6">
                <text:p>8.6</text:p>
              </table:table-cell>
              <table:table-cell office:value-type="float" office:value="9.84">
                <text:p>9.84</text:p>
              </table:table-cell>
              <table:table-cell office:value-type="float" office:value="10.52">
                <text:p>10.52</text:p>
              </table:table-cell>
              <table:table-cell office:value-type="float" office:value="11.3">
                <text:p>11.3</text:p>
              </table:table-cell>
              <table:table-cell office:value-type="float" office:value="12.74">
                <text:p>12.74</text:p>
              </table:table-cell>
              <table:table-cell office:value-type="float" office:value="13.54">
                <text:p>13.54</text:p>
              </table:table-cell>
              <table:table-cell office:value-type="float" office:value="14.42">
                <text:p>14.42</text:p>
              </table:table-cell>
              <table:table-cell office:value-type="float" office:value="14.82">
                <text:p>14.82</text:p>
              </table:table-cell>
              <table:table-cell office:value-type="float" office:value="15.26">
                <text:p>15.26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SOC</text:p>
                <draw:g>
                  <svg:desc>'ross-20'.L73:'ross-20'.L73</svg:desc>
                </draw:g>
              </table:table-cell>
              <table:table-cell office:value-type="float" office:value="1.98">
                <text:p>1.98</text:p>
                <draw:g>
                  <svg:desc>'ross-20'.M73:'ross-20'.AG73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2.6">
                <text:p>2.6</text:p>
              </table:table-cell>
              <table:table-cell office:value-type="float" office:value="3.22">
                <text:p>3.22</text:p>
              </table:table-cell>
              <table:table-cell office:value-type="float" office:value="4.02">
                <text:p>4.02</text:p>
              </table:table-cell>
              <table:table-cell office:value-type="float" office:value="5.52">
                <text:p>5.52</text:p>
              </table:table-cell>
              <table:table-cell office:value-type="float" office:value="6.24">
                <text:p>6.24</text:p>
              </table:table-cell>
              <table:table-cell office:value-type="float" office:value="8.24">
                <text:p>8.24</text:p>
              </table:table-cell>
              <table:table-cell office:value-type="float" office:value="10.34">
                <text:p>10.34</text:p>
              </table:table-cell>
              <table:table-cell office:value-type="float" office:value="11.16">
                <text:p>11.16</text:p>
              </table:table-cell>
              <table:table-cell office:value-type="float" office:value="12.18">
                <text:p>12.18</text:p>
              </table:table-cell>
              <table:table-cell office:value-type="float" office:value="13.8">
                <text:p>13.8</text:p>
              </table:table-cell>
              <table:table-cell office:value-type="float" office:value="14.42">
                <text:p>14.42</text:p>
              </table:table-cell>
              <table:table-cell office:value-type="float" office:value="15.78">
                <text:p>15.78</text:p>
              </table:table-cell>
              <table:table-cell office:value-type="float" office:value="17.1">
                <text:p>17.1</text:p>
              </table:table-cell>
              <table:table-cell office:value-type="float" office:value="17.52">
                <text:p>17.52</text:p>
              </table:table-cell>
              <table:table-cell office:value-type="float" office:value="17.94">
                <text:p>17.94</text:p>
              </table:table-cell>
              <table:table-cell office:value-type="float" office:value="18.06">
                <text:p>18.06</text:p>
              </table:table-cell>
              <table:table-cell office:value-type="float" office:value="18.26">
                <text:p>18.26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Centralized_0.7</text:p>
                <draw:g>
                  <svg:desc>'ross-20'.L74:'ross-20'.L74</svg:desc>
                </draw:g>
              </table:table-cell>
              <table:table-cell office:value-type="float" office:value="0">
                <text:p>0</text:p>
                <draw:g>
                  <svg:desc>'ross-20'.M74:'ross-20'.AG7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72">
                <text:p>0.72</text:p>
              </table:table-cell>
              <table:table-cell office:value-type="float" office:value="1.86">
                <text:p>1.86</text:p>
              </table:table-cell>
              <table:table-cell office:value-type="float" office:value="2.9">
                <text:p>2.9</text:p>
              </table:table-cell>
              <table:table-cell office:value-type="float" office:value="3.68">
                <text:p>3.68</text:p>
              </table:table-cell>
              <table:table-cell office:value-type="float" office:value="5.38">
                <text:p>5.38</text:p>
              </table:table-cell>
              <table:table-cell office:value-type="float" office:value="7.44">
                <text:p>7.44</text:p>
              </table:table-cell>
              <table:table-cell office:value-type="float" office:value="8.16">
                <text:p>8.16</text:p>
              </table:table-cell>
              <table:table-cell office:value-type="float" office:value="9.18">
                <text:p>9.18</text:p>
              </table:table-cell>
              <table:table-cell office:value-type="float" office:value="10.74">
                <text:p>10.74</text:p>
              </table:table-cell>
              <table:table-cell office:value-type="float" office:value="11.44">
                <text:p>11.44</text:p>
              </table:table-cell>
              <table:table-cell office:value-type="float" office:value="12.9">
                <text:p>12.9</text:p>
              </table:table-cell>
              <table:table-cell office:value-type="float" office:value="14.3">
                <text:p>14.3</text:p>
              </table:table-cell>
              <table:table-cell office:value-type="float" office:value="15.18">
                <text:p>15.18</text:p>
              </table:table-cell>
              <table:table-cell office:value-type="float" office:value="16.12">
                <text:p>16.12</text:p>
              </table:table-cell>
              <table:table-cell office:value-type="float" office:value="16.66">
                <text:p>16.66</text:p>
              </table:table-cell>
              <table:table-cell office:value-type="float" office:value="16.96">
                <text:p>16.9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ROSS-3-greedy</text:p>
                <draw:g>
                  <svg:desc>'ross-20'.L76:'ross-20'.L76</svg:desc>
                </draw:g>
              </table:table-cell>
              <table:table-cell office:value-type="float" office:value="1.86">
                <text:p>1.86</text:p>
                <draw:g>
                  <svg:desc>'ross-20'.M76:'ross-20'.AG76</svg:desc>
                </draw:g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2.32">
                <text:p>2.32</text:p>
              </table:table-cell>
              <table:table-cell office:value-type="float" office:value="3.28">
                <text:p>3.28</text:p>
              </table:table-cell>
              <table:table-cell office:value-type="float" office:value="3.84">
                <text:p>3.84</text:p>
              </table:table-cell>
              <table:table-cell office:value-type="float" office:value="4.72">
                <text:p>4.72</text:p>
              </table:table-cell>
              <table:table-cell office:value-type="float" office:value="6.08">
                <text:p>6.08</text:p>
              </table:table-cell>
              <table:table-cell office:value-type="float" office:value="6.96">
                <text:p>6.96</text:p>
              </table:table-cell>
              <table:table-cell office:value-type="float" office:value="8.04">
                <text:p>8.04</text:p>
              </table:table-cell>
              <table:table-cell office:value-type="float" office:value="9.72">
                <text:p>9.72</text:p>
              </table:table-cell>
              <table:table-cell office:value-type="float" office:value="10.46">
                <text:p>10.46</text:p>
              </table:table-cell>
              <table:table-cell office:value-type="float" office:value="11.4">
                <text:p>11.4</text:p>
              </table:table-cell>
              <table:table-cell office:value-type="float" office:value="12.84">
                <text:p>12.84</text:p>
              </table:table-cell>
              <table:table-cell office:value-type="float" office:value="13.56">
                <text:p>13.56</text:p>
              </table:table-cell>
              <table:table-cell office:value-type="float" office:value="14.62">
                <text:p>14.62</text:p>
              </table:table-cell>
              <table:table-cell office:value-type="float" office:value="15.24">
                <text:p>15.24</text:p>
              </table:table-cell>
              <table:table-cell office:value-type="float" office:value="15.74">
                <text:p>15.74</text:p>
              </table:table-cell>
              <table:table-cell office:value-type="float" office:value="16.26">
                <text:p>16.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62cm" svg:y="0.316cm" chart:style-name="ch2">
          <text:p>Distribution of CRs residing in clusters with different sizes</text:p>
        </chart:title>
        <chart:legend svg:x="8.794cm" svg:y="2.247cm" style:legend-expansion="custom" chartooo:width="3.542cm" chartooo:height="3.586cm" style:legend-expansion-aspect-ratio="0.987730061349693" chart:style-name="ch3"/>
        <chart:plot-area chart:style-name="ch4" table:cell-range-address="performances.N1:performances.U16" chart:data-source-has-labels="both" svg:x="2.137cm" svg:y="1.56cm" svg:width="11.721cm" svg:height="6.986cm">
          <chartooo:coordinate-region svg:x="2.758cm" svg:y="1.76cm" svg:width="10.913cm" svg:height="6.139cm"/>
          <chart:axis chart:dimension="x" chart:name="primary-x" chart:style-name="ch5" chartooo:axis-type="auto">
            <chartooo:date-scale/>
            <chart:title svg:x="7.093cm" svg:y="8.44cm" chart:style-name="ch6">
              <text:p>Cluster size</text:p>
            </chart:title>
            <chart:categories table:cell-range-address="performances.N2:performances.N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erformances.O2:performances.O16" chart:label-cell-address="performances.O1:performances.O1" chart:class="chart:line">
            <chart:data-point chart:repeated="15"/>
          </chart:series>
          <chart:series chart:style-name="ch9" chart:values-cell-range-address="performances.P2:performances.P16" chart:label-cell-address="performances.P1:performances.P1" chart:class="chart:line">
            <chart:data-point chart:repeated="15"/>
          </chart:series>
          <chart:series chart:style-name="ch10" chart:values-cell-range-address="performances.Q2:performances.Q16" chart:label-cell-address="performances.Q1:performances.Q1" chart:class="chart:line">
            <chart:data-point chart:repeated="15"/>
          </chart:series>
          <chart:series chart:style-name="ch11" chart:values-cell-range-address="performances.R2:performances.R16" chart:label-cell-address="performances.R1:performances.R1" chart:class="chart:line">
            <chart:data-point chart:repeated="15"/>
          </chart:series>
          <chart:series chart:style-name="ch12" chart:values-cell-range-address="performances.S2:performances.S16" chart:label-cell-address="performances.S1:performances.S1" chart:class="chart:line">
            <chart:data-point chart:repeated="15"/>
          </chart:series>
          <chart:series chart:style-name="ch13" chart:values-cell-range-address="performances.T2:performances.T16" chart:label-cell-address="performances.T1:performances.T1" chart:class="chart:line">
            <chart:data-point chart:repeated="15"/>
          </chart:series>
          <chart:series chart:style-name="ch14" chart:values-cell-range-address="performances.U2:performances.U16" chart:label-cell-address="performances.U1:performances.U1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</text:p>
                <draw:g>
                  <svg:desc>performances.O1:performances.O1</svg:desc>
                </draw:g>
              </table:table-cell>
              <table:table-cell office:value-type="string">
                <text:p>ROSS-3</text:p>
                <draw:g>
                  <svg:desc>performances.P1:performances.P1</svg:desc>
                </draw:g>
              </table:table-cell>
              <table:table-cell office:value-type="string">
                <text:p>ROSS-greedy</text:p>
                <draw:g>
                  <svg:desc>performances.Q1:performances.Q1</svg:desc>
                </draw:g>
              </table:table-cell>
              <table:table-cell office:value-type="string">
                <text:p>ROSS-3-greedy</text:p>
                <draw:g>
                  <svg:desc>performances.R1:performances.R1</svg:desc>
                </draw:g>
              </table:table-cell>
              <table:table-cell office:value-type="string">
                <text:p>SOC</text:p>
                <draw:g>
                  <svg:desc>performances.S1:performances.S1</svg:desc>
                </draw:g>
              </table:table-cell>
              <table:table-cell office:value-type="string">
                <text:p>Centralized-0.7</text:p>
                <draw:g>
                  <svg:desc>performances.T1:performances.T1</svg:desc>
                </draw:g>
              </table:table-cell>
              <table:table-cell office:value-type="string">
                <text:p>Centralized-0.5</text:p>
                <draw:g>
                  <svg:desc>performances.U1:performances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erformances.N2:performances.N16</svg:desc>
                </draw:g>
              </table:table-cell>
              <table:table-cell office:value-type="float" office:value="0">
                <text:p>0</text:p>
                <draw:g>
                  <svg:desc>performances.O2:performances.O16</svg:desc>
                </draw:g>
              </table:table-cell>
              <table:table-cell office:value-type="float" office:value="0">
                <text:p>0</text:p>
                <draw:g>
                  <svg:desc>performances.P2:performances.P16</svg:desc>
                </draw:g>
              </table:table-cell>
              <table:table-cell office:value-type="float" office:value="0">
                <text:p>0</text:p>
                <draw:g>
                  <svg:desc>performances.Q2:performances.Q16</svg:desc>
                </draw:g>
              </table:table-cell>
              <table:table-cell office:value-type="float" office:value="0">
                <text:p>0</text:p>
                <draw:g>
                  <svg:desc>performances.R2:performances.R16</svg:desc>
                </draw:g>
              </table:table-cell>
              <table:table-cell office:value-type="float" office:value="0">
                <text:p>0</text:p>
                <draw:g>
                  <svg:desc>performances.S2:performances.S16</svg:desc>
                </draw:g>
              </table:table-cell>
              <table:table-cell office:value-type="float" office:value="0">
                <text:p>0</text:p>
                <draw:g>
                  <svg:desc>performances.T2:performances.T16</svg:desc>
                </draw:g>
              </table:table-cell>
              <table:table-cell office:value-type="float" office:value="0">
                <text:p>0</text:p>
                <draw:g>
                  <svg:desc>performances.U2:performances.U1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  <table:table-cell office:value-type="float" office:value="3.4">
                <text:p>3.4</text:p>
              </table:table-cell>
              <table:table-cell office:value-type="float" office:value="0.48">
                <text:p>0.48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5.32">
                <text:p>5.32</text:p>
              </table:table-cell>
              <table:table-cell office:value-type="float" office:value="0.8">
                <text:p>0.8</text:p>
              </table:table-cell>
              <table:table-cell office:value-type="float" office:value="9.44">
                <text:p>9.44</text:p>
              </table:table-cell>
              <table:table-cell office:value-type="float" office:value="2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8">
                <text:p>2.28</text:p>
              </table:table-cell>
              <table:table-cell office:value-type="float" office:value="6">
                <text:p>6</text:p>
              </table:table-cell>
              <table:table-cell office:value-type="float" office:value="2.88">
                <text:p>2.88</text:p>
              </table:table-cell>
              <table:table-cell office:value-type="float" office:value="7.26">
                <text:p>7.26</text:p>
              </table:table-cell>
              <table:table-cell office:value-type="float" office:value="1.62">
                <text:p>1.62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8">
                <text:p>3.28</text:p>
              </table:table-cell>
              <table:table-cell office:value-type="float" office:value="5.28">
                <text:p>5.28</text:p>
              </table:table-cell>
              <table:table-cell office:value-type="float" office:value="3.68">
                <text:p>3.68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Number of clusters with different sizes</text:p>
        </chart:title>
        <chart:legend chart:legend-position="end" svg:x="12.247cm" svg:y="2.707cm" style:legend-expansion="high" chart:style-name="ch3"/>
        <chart:plot-area chart:style-name="ch4" table:cell-range-address="performances.N21:performances.U36" chart:data-source-has-labels="both" svg:x="1.331cm" svg:y="1.635cm" svg:width="10.277cm" svg:height="6.204cm">
          <chartooo:coordinate-region svg:x="1.952cm" svg:y="1.835cm" svg:width="9.469cm" svg:height="5.357cm"/>
          <chart:axis chart:dimension="x" chart:name="primary-x" chart:style-name="ch5" chartooo:axis-type="auto">
            <chartooo:date-scale/>
            <chart:title svg:x="5.406cm" svg:y="8.019cm" chart:style-name="ch6">
              <text:p>Clusters sizes</text:p>
            </chart:title>
            <chart:categories table:cell-range-address="performances.N22:performances.N36"/>
          </chart:axis>
          <chart:axis chart:dimension="y" chart:name="primary-y" chart:style-name="ch5">
            <chart:title svg:x="0.451cm" svg:y="6.144cm" chart:style-name="ch7">
              <text:p>Number of clusters</text:p>
            </chart:title>
            <chart:grid chart:style-name="ch8" chart:class="major"/>
          </chart:axis>
          <chart:series chart:style-name="ch9" chart:values-cell-range-address="performances.O22:performances.O36" chart:label-cell-address="performances.O21:performances.O21" chart:class="chart:line">
            <chart:data-point chart:repeated="15"/>
          </chart:series>
          <chart:series chart:style-name="ch10" chart:values-cell-range-address="performances.P22:performances.P36" chart:label-cell-address="performances.P21:performances.P21" chart:class="chart:line">
            <chart:data-point chart:repeated="15"/>
          </chart:series>
          <chart:series chart:style-name="ch11" chart:values-cell-range-address="performances.Q22:performances.Q36" chart:label-cell-address="performances.Q21:performances.Q21" chart:class="chart:line">
            <chart:data-point chart:repeated="15"/>
          </chart:series>
          <chart:series chart:style-name="ch12" chart:values-cell-range-address="performances.R22:performances.R36" chart:label-cell-address="performances.R21:performances.R21" chart:class="chart:line">
            <chart:data-point chart:repeated="15"/>
          </chart:series>
          <chart:series chart:style-name="ch13" chart:values-cell-range-address="performances.S22:performances.S36" chart:label-cell-address="performances.S21:performances.S21" chart:class="chart:line">
            <chart:data-point chart:repeated="15"/>
          </chart:series>
          <chart:series chart:style-name="ch14" chart:values-cell-range-address="performances.T22:performances.T36" chart:label-cell-address="performances.T21:performances.T21" chart:class="chart:line">
            <chart:data-point chart:repeated="15"/>
          </chart:series>
          <chart:series chart:style-name="ch15" chart:values-cell-range-address="performances.U22:performances.U36" chart:label-cell-address="performances.U21:performances.U2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</text:p>
                <draw:g>
                  <svg:desc>performances.O21:performances.O21</svg:desc>
                </draw:g>
              </table:table-cell>
              <table:table-cell office:value-type="string">
                <text:p>ROSS-3</text:p>
                <draw:g>
                  <svg:desc>performances.P21:performances.P21</svg:desc>
                </draw:g>
              </table:table-cell>
              <table:table-cell office:value-type="string">
                <text:p>ROSS-greedy</text:p>
                <draw:g>
                  <svg:desc>performances.Q21:performances.Q21</svg:desc>
                </draw:g>
              </table:table-cell>
              <table:table-cell office:value-type="string">
                <text:p>ROSS-3-greedy</text:p>
                <draw:g>
                  <svg:desc>performances.R21:performances.R21</svg:desc>
                </draw:g>
              </table:table-cell>
              <table:table-cell office:value-type="string">
                <text:p>SOC</text:p>
                <draw:g>
                  <svg:desc>performances.S21:performances.S21</svg:desc>
                </draw:g>
              </table:table-cell>
              <table:table-cell office:value-type="string">
                <text:p>Centralized-0.7</text:p>
                <draw:g>
                  <svg:desc>performances.T21:performances.T21</svg:desc>
                </draw:g>
              </table:table-cell>
              <table:table-cell office:value-type="string">
                <text:p>Centralized-0.5</text:p>
                <draw:g>
                  <svg:desc>performances.U21:performances.U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erformances.N22:performances.N36</svg:desc>
                </draw:g>
              </table:table-cell>
              <table:table-cell office:value-type="float" office:value="0">
                <text:p>0</text:p>
                <draw:g>
                  <svg:desc>performances.O22:performances.O36</svg:desc>
                </draw:g>
              </table:table-cell>
              <table:table-cell office:value-type="float" office:value="0">
                <text:p>0</text:p>
                <draw:g>
                  <svg:desc>performances.P22:performances.P36</svg:desc>
                </draw:g>
              </table:table-cell>
              <table:table-cell office:value-type="float" office:value="0">
                <text:p>0</text:p>
                <draw:g>
                  <svg:desc>performances.Q22:performances.Q36</svg:desc>
                </draw:g>
              </table:table-cell>
              <table:table-cell office:value-type="float" office:value="0">
                <text:p>0</text:p>
                <draw:g>
                  <svg:desc>performances.R22:performances.R36</svg:desc>
                </draw:g>
              </table:table-cell>
              <table:table-cell office:value-type="float" office:value="0">
                <text:p>0</text:p>
                <draw:g>
                  <svg:desc>performances.S22:performances.S36</svg:desc>
                </draw:g>
              </table:table-cell>
              <table:table-cell office:value-type="float" office:value="0">
                <text:p>0</text:p>
                <draw:g>
                  <svg:desc>performances.T22:performances.T36</svg:desc>
                </draw:g>
              </table:table-cell>
              <table:table-cell office:value-type="float" office:value="0">
                <text:p>0</text:p>
                <draw:g>
                  <svg:desc>performances.U22:performances.U3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  <table:table-cell office:value-type="float" office:value="3.4">
                <text:p>3.4</text:p>
              </table:table-cell>
              <table:table-cell office:value-type="float" office:value="0.48">
                <text:p>0.48</text:p>
              </table:table-cell>
              <table:table-cell office:value-type="float" office:value="1.86">
                <text:p>1.86</text:p>
              </table:table-cell>
              <table:table-cell office:value-type="float" office:value="1.98">
                <text:p>1.98</text:p>
              </table:table-cell>
              <table:table-cell office:value-type="float" office:value="0.319999999999997">
                <text:p>0.3199999999999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4">
                <text:p>0.54</text:p>
              </table:table-cell>
              <table:table-cell office:value-type="float" office:value="2.66">
                <text:p>2.66</text:p>
              </table:table-cell>
              <table:table-cell office:value-type="float" office:value="0.4">
                <text:p>0.4</text:p>
              </table:table-cell>
              <table:table-cell office:value-type="float" office:value="4.72">
                <text:p>4.72</text:p>
              </table:table-cell>
              <table:table-cell office:value-type="float" office:value="1">
                <text:p>1</text:p>
              </table:table-cell>
              <table:table-cell office:value-type="float" office:value="1.38">
                <text:p>1.38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2.42">
                <text:p>2.42</text:p>
              </table:table-cell>
              <table:table-cell office:value-type="float" office:value="0.54">
                <text:p>0.54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2">
                <text:p>0.82</text:p>
              </table:table-cell>
              <table:table-cell office:value-type="float" office:value="1.32">
                <text:p>1.32</text:p>
              </table:table-cell>
              <table:table-cell office:value-type="float" office:value="0.92">
                <text:p>0.92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4cm" svg:height="13.559cm" xlink:href=".." xlink:type="simple" chart:class="chart:line" chart:style-name="ch1">
        <chart:legend chart:legend-position="end" svg:x="19.572cm" svg:y="4.986cm" style:legend-expansion="high" chart:style-name="ch2"/>
        <chart:plot-area chart:style-name="ch3" table:cell-range-address="'ross-20'.L82:'ross-20'.AG88" chart:data-source-has-labels="column" svg:x="0.916cm" svg:y="1.219cm" svg:width="17.724cm" svg:height="11.649cm">
          <chartooo:coordinate-region svg:x="1.537cm" svg:y="1.419cm" svg:width="16.916cm" svg:height="10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oss-20'.M82:'ross-20'.AG82" chart:label-cell-address="'ross-20'.L82:'ross-20'.L82" chart:class="chart:line">
            <chart:data-point chart:repeated="21"/>
          </chart:series>
          <chart:series chart:style-name="ch7" chart:values-cell-range-address="'ross-20'.M83:'ross-20'.AG83" chart:label-cell-address="'ross-20'.L83:'ross-20'.L83" chart:class="chart:line">
            <chart:data-point chart:repeated="21"/>
          </chart:series>
          <chart:series chart:style-name="ch8" chart:values-cell-range-address="'ross-20'.M84:'ross-20'.AG84" chart:label-cell-address="'ross-20'.L84:'ross-20'.L84" chart:class="chart:line">
            <chart:data-point chart:repeated="21"/>
          </chart:series>
          <chart:series chart:style-name="ch9" chart:values-cell-range-address="'ross-20'.M85:'ross-20'.AG85" chart:label-cell-address="'ross-20'.L85:'ross-20'.L85" chart:class="chart:line">
            <chart:data-point chart:repeated="21"/>
          </chart:series>
          <chart:series chart:style-name="ch10" chart:values-cell-range-address="'ross-20'.M86:'ross-20'.AG86" chart:label-cell-address="'ross-20'.L86:'ross-20'.L86" chart:class="chart:line">
            <chart:data-point chart:repeated="21"/>
          </chart:series>
          <chart:series chart:style-name="ch11" chart:values-cell-range-address="'ross-20'.M87:'ross-20'.AG87" chart:label-cell-address="'ross-20'.L87:'ross-20'.L87" chart:class="chart:line">
            <chart:data-point chart:repeated="21"/>
          </chart:series>
          <chart:series chart:style-name="ch12" chart:values-cell-range-address="'ross-20'.M88:'ross-20'.AG88" chart:label-cell-address="'ross-20'.L88:'ross-20'.L88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SS</text:p>
                <draw:g>
                  <svg:desc>'ross-20'.L82:'ross-20'.L82</svg:desc>
                </draw:g>
              </table:table-cell>
              <table:table-cell office:value-type="float" office:value="NaN">
                <text:p>NaN</text:p>
                <draw:g>
                  <svg:desc>'ross-20'.M82:'ross-20'.AG82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  <table:table-cell office:value-type="float" office:value="1.34">
                <text:p>1.34</text:p>
              </table:table-cell>
              <table:table-cell office:value-type="float" office:value="1.7">
                <text:p>1.7</text:p>
              </table:table-cell>
              <table:table-cell office:value-type="float" office:value="2.36">
                <text:p>2.36</text:p>
              </table:table-cell>
              <table:table-cell office:value-type="float" office:value="3.24">
                <text:p>3.24</text:p>
              </table:table-cell>
              <table:table-cell office:value-type="float" office:value="4.18">
                <text:p>4.18</text:p>
              </table:table-cell>
              <table:table-cell office:value-type="float" office:value="5.96">
                <text:p>5.96</text:p>
              </table:table-cell>
              <table:table-cell office:value-type="float" office:value="7.56">
                <text:p>7.56</text:p>
              </table:table-cell>
              <table:table-cell office:value-type="float" office:value="8.04">
                <text:p>8.04</text:p>
              </table:table-cell>
              <table:table-cell office:value-type="float" office:value="9.16">
                <text:p>9.16</text:p>
              </table:table-cell>
              <table:table-cell office:value-type="float" office:value="10.5">
                <text:p>10.5</text:p>
              </table:table-cell>
              <table:table-cell office:value-type="float" office:value="10.98">
                <text:p>10.98</text:p>
              </table:table-cell>
              <table:table-cell office:value-type="float" office:value="11.92">
                <text:p>11.92</text:p>
              </table:table-cell>
              <table:table-cell office:value-type="float" office:value="13.54">
                <text:p>13.54</text:p>
              </table:table-cell>
              <table:table-cell office:value-type="float" office:value="14.2">
                <text:p>14.2</text:p>
              </table:table-cell>
              <table:table-cell office:value-type="float" office:value="15.08">
                <text:p>15.08</text:p>
              </table:table-cell>
              <table:table-cell office:value-type="float" office:value="15.76">
                <text:p>15.76</text:p>
              </table:table-cell>
              <table:table-cell office:value-type="float" office:value="16.06">
                <text:p>16.06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Ross-greedy</text:p>
                <draw:g>
                  <svg:desc>'ross-20'.L83:'ross-20'.L83</svg:desc>
                </draw:g>
              </table:table-cell>
              <table:table-cell office:value-type="float" office:value="NaN">
                <text:p>NaN</text:p>
                <draw:g>
                  <svg:desc>'ross-20'.M83:'ross-20'.AG83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0.86">
                <text:p>0.86</text:p>
              </table:table-cell>
              <table:table-cell office:value-type="float" office:value="1.12">
                <text:p>1.12</text:p>
              </table:table-cell>
              <table:table-cell office:value-type="float" office:value="1.42">
                <text:p>1.42</text:p>
              </table:table-cell>
              <table:table-cell office:value-type="float" office:value="2.04">
                <text:p>2.04</text:p>
              </table:table-cell>
              <table:table-cell office:value-type="float" office:value="2.86">
                <text:p>2.86</text:p>
              </table:table-cell>
              <table:table-cell office:value-type="float" office:value="3.7">
                <text:p>3.7</text:p>
              </table:table-cell>
              <table:table-cell office:value-type="float" office:value="5.6">
                <text:p>5.6</text:p>
              </table:table-cell>
              <table:table-cell office:value-type="float" office:value="7.6">
                <text:p>7.6</text:p>
              </table:table-cell>
              <table:table-cell office:value-type="float" office:value="8.24">
                <text:p>8.24</text:p>
              </table:table-cell>
              <table:table-cell office:value-type="float" office:value="9.32">
                <text:p>9.32</text:p>
              </table:table-cell>
              <table:table-cell office:value-type="float" office:value="10.46">
                <text:p>10.46</text:p>
              </table:table-cell>
              <table:table-cell office:value-type="float" office:value="10.98">
                <text:p>10.98</text:p>
              </table:table-cell>
              <table:table-cell office:value-type="float" office:value="11.96">
                <text:p>11.96</text:p>
              </table:table-cell>
              <table:table-cell office:value-type="float" office:value="13.54">
                <text:p>13.54</text:p>
              </table:table-cell>
              <table:table-cell office:value-type="float" office:value="14.18">
                <text:p>14.18</text:p>
              </table:table-cell>
              <table:table-cell office:value-type="float" office:value="15.02">
                <text:p>15.02</text:p>
              </table:table-cell>
              <table:table-cell office:value-type="float" office:value="15.6">
                <text:p>15.6</text:p>
              </table:table-cell>
              <table:table-cell office:value-type="float" office:value="15.88">
                <text:p>15.88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ROSS_3</text:p>
                <draw:g>
                  <svg:desc>'ross-20'.L84:'ross-20'.L84</svg:desc>
                </draw:g>
              </table:table-cell>
              <table:table-cell office:value-type="float" office:value="NaN">
                <text:p>NaN</text:p>
                <draw:g>
                  <svg:desc>'ross-20'.M84:'ross-20'.AG84</svg:desc>
                </draw:g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1.72">
                <text:p>1.72</text:p>
              </table:table-cell>
              <table:table-cell office:value-type="float" office:value="1.98">
                <text:p>1.98</text:p>
              </table:table-cell>
              <table:table-cell office:value-type="float" office:value="2.5">
                <text:p>2.5</text:p>
              </table:table-cell>
              <table:table-cell office:value-type="float" office:value="3.26">
                <text:p>3.26</text:p>
              </table:table-cell>
              <table:table-cell office:value-type="float" office:value="4.02">
                <text:p>4.02</text:p>
              </table:table-cell>
              <table:table-cell office:value-type="float" office:value="5.3">
                <text:p>5.3</text:p>
              </table:table-cell>
              <table:table-cell office:value-type="float" office:value="6.96">
                <text:p>6.96</text:p>
              </table:table-cell>
              <table:table-cell office:value-type="float" office:value="7.26">
                <text:p>7.26</text:p>
              </table:table-cell>
              <table:table-cell office:value-type="float" office:value="8.2">
                <text:p>8.2</text:p>
              </table:table-cell>
              <table:table-cell office:value-type="float" office:value="9.5">
                <text:p>9.5</text:p>
              </table:table-cell>
              <table:table-cell office:value-type="float" office:value="10.12">
                <text:p>10.12</text:p>
              </table:table-cell>
              <table:table-cell office:value-type="float" office:value="11.1">
                <text:p>11.1</text:p>
              </table:table-cell>
              <table:table-cell office:value-type="float" office:value="12.74">
                <text:p>12.74</text:p>
              </table:table-cell>
              <table:table-cell office:value-type="float" office:value="13.4">
                <text:p>13.4</text:p>
              </table:table-cell>
              <table:table-cell office:value-type="float" office:value="14.26">
                <text:p>14.26</text:p>
              </table:table-cell>
              <table:table-cell office:value-type="float" office:value="15.1">
                <text:p>15.1</text:p>
              </table:table-cell>
              <table:table-cell office:value-type="float" office:value="15.58">
                <text:p>15.58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ROSS-3-greedy</text:p>
                <draw:g>
                  <svg:desc>'ross-20'.L85:'ross-20'.L85</svg:desc>
                </draw:g>
              </table:table-cell>
              <table:table-cell office:value-type="float" office:value="NaN">
                <text:p>NaN</text:p>
                <draw:g>
                  <svg:desc>'ross-20'.M85:'ross-20'.AG85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1.02">
                <text:p>1.02</text:p>
              </table:table-cell>
              <table:table-cell office:value-type="float" office:value="1.28">
                <text:p>1.28</text:p>
              </table:table-cell>
              <table:table-cell office:value-type="float" office:value="1.84">
                <text:p>1.84</text:p>
              </table:table-cell>
              <table:table-cell office:value-type="float" office:value="2.58">
                <text:p>2.58</text:p>
              </table:table-cell>
              <table:table-cell office:value-type="float" office:value="3.58">
                <text:p>3.58</text:p>
              </table:table-cell>
              <table:table-cell office:value-type="float" office:value="4.88">
                <text:p>4.88</text:p>
              </table:table-cell>
              <table:table-cell office:value-type="float" office:value="6.64">
                <text:p>6.64</text:p>
              </table:table-cell>
              <table:table-cell office:value-type="float" office:value="7">
                <text:p>7</text:p>
              </table:table-cell>
              <table:table-cell office:value-type="float" office:value="7.84">
                <text:p>7.84</text:p>
              </table:table-cell>
              <table:table-cell office:value-type="float" office:value="9.18">
                <text:p>9.18</text:p>
              </table:table-cell>
              <table:table-cell office:value-type="float" office:value="9.86">
                <text:p>9.86</text:p>
              </table:table-cell>
              <table:table-cell office:value-type="float" office:value="10.8">
                <text:p>10.8</text:p>
              </table:table-cell>
              <table:table-cell office:value-type="float" office:value="12.5">
                <text:p>12.5</text:p>
              </table:table-cell>
              <table:table-cell office:value-type="float" office:value="12.96">
                <text:p>12.96</text:p>
              </table:table-cell>
              <table:table-cell office:value-type="float" office:value="13.68">
                <text:p>13.68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SOC</text:p>
                <draw:g>
                  <svg:desc>'ross-20'.L86:'ross-20'.L86</svg:desc>
                </draw:g>
              </table:table-cell>
              <table:table-cell office:value-type="float" office:value="1.98">
                <text:p>1.98</text:p>
                <draw:g>
                  <svg:desc>'ross-20'.M86:'ross-20'.AG86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2.6">
                <text:p>2.6</text:p>
              </table:table-cell>
              <table:table-cell office:value-type="float" office:value="3.22">
                <text:p>3.22</text:p>
              </table:table-cell>
              <table:table-cell office:value-type="float" office:value="4.02">
                <text:p>4.02</text:p>
              </table:table-cell>
              <table:table-cell office:value-type="float" office:value="5.52">
                <text:p>5.52</text:p>
              </table:table-cell>
              <table:table-cell office:value-type="float" office:value="6.24">
                <text:p>6.24</text:p>
              </table:table-cell>
              <table:table-cell office:value-type="float" office:value="8.24">
                <text:p>8.24</text:p>
              </table:table-cell>
              <table:table-cell office:value-type="float" office:value="10.34">
                <text:p>10.34</text:p>
              </table:table-cell>
              <table:table-cell office:value-type="float" office:value="11.16">
                <text:p>11.16</text:p>
              </table:table-cell>
              <table:table-cell office:value-type="float" office:value="12.18">
                <text:p>12.18</text:p>
              </table:table-cell>
              <table:table-cell office:value-type="float" office:value="13.8">
                <text:p>13.8</text:p>
              </table:table-cell>
              <table:table-cell office:value-type="float" office:value="14.42">
                <text:p>14.42</text:p>
              </table:table-cell>
              <table:table-cell office:value-type="float" office:value="15.78">
                <text:p>15.78</text:p>
              </table:table-cell>
              <table:table-cell office:value-type="float" office:value="17.1">
                <text:p>17.1</text:p>
              </table:table-cell>
              <table:table-cell office:value-type="float" office:value="17.52">
                <text:p>17.52</text:p>
              </table:table-cell>
              <table:table-cell office:value-type="float" office:value="17.94">
                <text:p>17.94</text:p>
              </table:table-cell>
              <table:table-cell office:value-type="float" office:value="18.06">
                <text:p>18.06</text:p>
              </table:table-cell>
              <table:table-cell office:value-type="float" office:value="18.26">
                <text:p>18.26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Centralized_0.7</text:p>
                <draw:g>
                  <svg:desc>'ross-20'.L87:'ross-20'.L87</svg:desc>
                </draw:g>
              </table:table-cell>
              <table:table-cell office:value-type="float" office:value="0">
                <text:p>0</text:p>
                <draw:g>
                  <svg:desc>'ross-20'.M87:'ross-20'.AG8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72">
                <text:p>0.72</text:p>
              </table:table-cell>
              <table:table-cell office:value-type="float" office:value="1.86">
                <text:p>1.86</text:p>
              </table:table-cell>
              <table:table-cell office:value-type="float" office:value="2.9">
                <text:p>2.9</text:p>
              </table:table-cell>
              <table:table-cell office:value-type="float" office:value="3.68">
                <text:p>3.68</text:p>
              </table:table-cell>
              <table:table-cell office:value-type="float" office:value="5.38">
                <text:p>5.38</text:p>
              </table:table-cell>
              <table:table-cell office:value-type="float" office:value="7.44">
                <text:p>7.44</text:p>
              </table:table-cell>
              <table:table-cell office:value-type="float" office:value="8.16">
                <text:p>8.16</text:p>
              </table:table-cell>
              <table:table-cell office:value-type="float" office:value="9.18">
                <text:p>9.18</text:p>
              </table:table-cell>
              <table:table-cell office:value-type="float" office:value="10.74">
                <text:p>10.74</text:p>
              </table:table-cell>
              <table:table-cell office:value-type="float" office:value="11.44">
                <text:p>11.44</text:p>
              </table:table-cell>
              <table:table-cell office:value-type="float" office:value="12.9">
                <text:p>12.9</text:p>
              </table:table-cell>
              <table:table-cell office:value-type="float" office:value="14.3">
                <text:p>14.3</text:p>
              </table:table-cell>
              <table:table-cell office:value-type="float" office:value="15.18">
                <text:p>15.18</text:p>
              </table:table-cell>
              <table:table-cell office:value-type="float" office:value="16.12">
                <text:p>16.12</text:p>
              </table:table-cell>
              <table:table-cell office:value-type="float" office:value="16.66">
                <text:p>16.66</text:p>
              </table:table-cell>
              <table:table-cell office:value-type="float" office:value="16.96">
                <text:p>16.9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Centralized_0.5</text:p>
                <draw:g>
                  <svg:desc>'ross-20'.L88:'ross-20'.L88</svg:desc>
                </draw:g>
              </table:table-cell>
              <table:table-cell office:value-type="float" office:value="0">
                <text:p>0</text:p>
                <draw:g>
                  <svg:desc>'ross-20'.M88:'ross-20'.AG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48">
                <text:p>0.48</text:p>
              </table:table-cell>
              <table:table-cell office:value-type="float" office:value="0.92">
                <text:p>0.92</text:p>
              </table:table-cell>
              <table:table-cell office:value-type="float" office:value="1.56">
                <text:p>1.56</text:p>
              </table:table-cell>
              <table:table-cell office:value-type="float" office:value="2.68">
                <text:p>2.68</text:p>
              </table:table-cell>
              <table:table-cell office:value-type="float" office:value="3.92">
                <text:p>3.92</text:p>
              </table:table-cell>
              <table:table-cell office:value-type="float" office:value="4.68">
                <text:p>4.68</text:p>
              </table:table-cell>
              <table:table-cell office:value-type="float" office:value="5.6">
                <text:p>5.6</text:p>
              </table:table-cell>
              <table:table-cell office:value-type="float" office:value="6.96">
                <text:p>6.96</text:p>
              </table:table-cell>
              <table:table-cell office:value-type="float" office:value="7.76">
                <text:p>7.76</text:p>
              </table:table-cell>
              <table:table-cell office:value-type="float" office:value="8.68">
                <text:p>8.68</text:p>
              </table:table-cell>
              <table:table-cell office:value-type="float" office:value="10.04">
                <text:p>10.04</text:p>
              </table:table-cell>
              <table:table-cell office:value-type="float" office:value="10.8">
                <text:p>10.8</text:p>
              </table:table-cell>
              <table:table-cell office:value-type="float" office:value="12.04">
                <text:p>12.04</text:p>
              </table:table-cell>
              <table:table-cell office:value-type="float" office:value="12.88">
                <text:p>12.88</text:p>
              </table:table-cell>
              <table:table-cell office:value-type="float" office:value="13.28">
                <text:p>13.2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